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2.39487" calcext:value-type="float">
            <text:p>2.39487</text:p>
          </table:table-cell>
          <table:table-cell office:value-type="float" office:value="12.34" calcext:value-type="float">
            <text:p>12.34</text:p>
          </table:table-cell>
          <table:table-cell/>
          <table:table-cell office:value-type="float" office:value="2.58795" calcext:value-type="float">
            <text:p>2.58795</text:p>
          </table:table-cell>
          <table:table-cell office:value-type="float" office:value="14.2125" calcext:value-type="float">
            <text:p>14.2125</text:p>
          </table:table-cell>
        </table:table-row>
        <table:table-row table:style-name="ro1">
          <table:table-cell office:value-type="float" office:value="2.55813" calcext:value-type="float">
            <text:p>2.55813</text:p>
          </table:table-cell>
          <table:table-cell office:value-type="float" office:value="12.4375" calcext:value-type="float">
            <text:p>12.4375</text:p>
          </table:table-cell>
          <table:table-cell/>
          <table:table-cell office:value-type="float" office:value="3.44213" calcext:value-type="float">
            <text:p>3.44213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.57675" calcext:value-type="float">
            <text:p>3.57675</text:p>
          </table:table-cell>
          <table:table-cell office:value-type="float" office:value="12.8025" calcext:value-type="float">
            <text:p>12.8025</text:p>
          </table:table-cell>
          <table:table-cell/>
          <table:table-cell office:value-type="float" office:value="4.45219" calcext:value-type="float">
            <text:p>4.45219</text:p>
          </table:table-cell>
          <table:table-cell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4.60698" calcext:value-type="float">
            <text:p>4.60698</text:p>
          </table:table-cell>
          <table:table-cell office:value-type="float" office:value="13.165" calcext:value-type="float">
            <text:p>13.165</text:p>
          </table:table-cell>
          <table:table-cell/>
          <table:table-cell office:value-type="float" office:value="5.49651" calcext:value-type="float">
            <text:p>5.49651</text:p>
          </table:table-cell>
          <table:table-cell office:value-type="float" office:value="13.7325" calcext:value-type="float">
            <text:p>13.7325</text:p>
          </table:table-cell>
        </table:table-row>
        <table:table-row table:style-name="ro1">
          <table:table-cell office:value-type="float" office:value="5.58266" calcext:value-type="float">
            <text:p>5.58266</text:p>
          </table:table-cell>
          <table:table-cell office:value-type="float" office:value="13.2475" calcext:value-type="float">
            <text:p>13.2475</text:p>
          </table:table-cell>
          <table:table-cell/>
          <table:table-cell office:value-type="float" office:value="6.5128" calcext:value-type="float">
            <text:p>6.5128</text:p>
          </table:table-cell>
          <table:table-cell office:value-type="float" office:value="14.43" calcext:value-type="float">
            <text:p>14.43</text:p>
          </table:table-cell>
        </table:table-row>
        <table:table-row table:style-name="ro1">
          <table:table-cell office:value-type="float" office:value="6.59556" calcext:value-type="float">
            <text:p>6.59556</text:p>
          </table:table-cell>
          <table:table-cell office:value-type="float" office:value="13.06" calcext:value-type="float">
            <text:p>13.06</text:p>
          </table:table-cell>
          <table:table-cell/>
          <table:table-cell office:value-type="float" office:value="7.49563" calcext:value-type="float">
            <text:p>7.49563</text:p>
          </table:table-cell>
          <table:table-cell office:value-type="float" office:value="14.1725" calcext:value-type="float">
            <text:p>14.1725</text:p>
          </table:table-cell>
        </table:table-row>
        <table:table-row table:style-name="ro1">
          <table:table-cell office:value-type="float" office:value="7.66821" calcext:value-type="float">
            <text:p>7.66821</text:p>
          </table:table-cell>
          <table:table-cell office:value-type="float" office:value="13.275" calcext:value-type="float">
            <text:p>13.275</text:p>
          </table:table-cell>
          <table:table-cell/>
          <table:table-cell office:value-type="float" office:value="8.53178" calcext:value-type="float">
            <text:p>8.53178</text:p>
          </table:table-cell>
          <table:table-cell office:value-type="float" office:value="14.2275" calcext:value-type="float">
            <text:p>14.2275</text:p>
          </table:table-cell>
        </table:table-row>
        <table:table-row table:style-name="ro1">
          <table:table-cell office:value-type="float" office:value="8.62718" calcext:value-type="float">
            <text:p>8.62718</text:p>
          </table:table-cell>
          <table:table-cell office:value-type="float" office:value="14.7425" calcext:value-type="float">
            <text:p>14.7425</text:p>
          </table:table-cell>
          <table:table-cell/>
          <table:table-cell office:value-type="float" office:value="9.53905" calcext:value-type="float">
            <text:p>9.53905</text:p>
          </table:table-cell>
          <table:table-cell office:value-type="float" office:value="9.9375" calcext:value-type="float">
            <text:p>9.9375</text:p>
          </table:table-cell>
        </table:table-row>
        <table:table-row table:style-name="ro1">
          <table:table-cell office:value-type="float" office:value="9.6136" calcext:value-type="float">
            <text:p>9.6136</text:p>
          </table:table-cell>
          <table:table-cell office:value-type="float" office:value="15.7925" calcext:value-type="float">
            <text:p>15.7925</text:p>
          </table:table-cell>
          <table:table-cell/>
          <table:table-cell office:value-type="float" office:value="10.5776" calcext:value-type="float">
            <text:p>10.5776</text:p>
          </table:table-cell>
          <table:table-cell office:value-type="float" office:value="9.965" calcext:value-type="float">
            <text:p>9.965</text:p>
          </table:table-cell>
        </table:table-row>
        <table:table-row table:style-name="ro1">
          <table:table-cell office:value-type="float" office:value="10.6825" calcext:value-type="float">
            <text:p>10.6825</text:p>
          </table:table-cell>
          <table:table-cell office:value-type="float" office:value="16.8975" calcext:value-type="float">
            <text:p>16.8975</text:p>
          </table:table-cell>
          <table:table-cell/>
          <table:table-cell office:value-type="float" office:value="11.5651" calcext:value-type="float">
            <text:p>11.5651</text:p>
          </table:table-cell>
          <table:table-cell office:value-type="float" office:value="10.1225" calcext:value-type="float">
            <text:p>10.1225</text:p>
          </table:table-cell>
        </table:table-row>
        <table:table-row table:style-name="ro1">
          <table:table-cell office:value-type="float" office:value="11.6908" calcext:value-type="float">
            <text:p>11.6908</text:p>
          </table:table-cell>
          <table:table-cell office:value-type="float" office:value="18.4725" calcext:value-type="float">
            <text:p>18.4725</text:p>
          </table:table-cell>
          <table:table-cell/>
          <table:table-cell office:value-type="float" office:value="12.5771" calcext:value-type="float">
            <text:p>12.5771</text:p>
          </table:table-cell>
          <table:table-cell office:value-type="float" office:value="10.3075" calcext:value-type="float">
            <text:p>10.3075</text:p>
          </table:table-cell>
        </table:table-row>
        <table:table-row table:style-name="ro1">
          <table:table-cell office:value-type="float" office:value="12.6651" calcext:value-type="float">
            <text:p>12.6651</text:p>
          </table:table-cell>
          <table:table-cell office:value-type="float" office:value="19.585" calcext:value-type="float">
            <text:p>19.585</text:p>
          </table:table-cell>
          <table:table-cell/>
          <table:table-cell office:value-type="float" office:value="13.6117" calcext:value-type="float">
            <text:p>13.6117</text:p>
          </table:table-cell>
          <table:table-cell office:value-type="float" office:value="10.155" calcext:value-type="float">
            <text:p>10.155</text:p>
          </table:table-cell>
        </table:table-row>
        <table:table-row table:style-name="ro1">
          <table:table-cell office:value-type="float" office:value="13.721" calcext:value-type="float">
            <text:p>13.721</text:p>
          </table:table-cell>
          <table:table-cell office:value-type="float" office:value="22.6625" calcext:value-type="float">
            <text:p>22.6625</text:p>
          </table:table-cell>
          <table:table-cell/>
          <table:table-cell office:value-type="float" office:value="14.6855" calcext:value-type="float">
            <text:p>14.6855</text:p>
          </table:table-cell>
          <table:table-cell office:value-type="float" office:value="10.245" calcext:value-type="float">
            <text:p>10.245</text:p>
          </table:table-cell>
        </table:table-row>
        <table:table-row table:style-name="ro1">
          <table:table-cell office:value-type="float" office:value="14.685" calcext:value-type="float">
            <text:p>14.685</text:p>
          </table:table-cell>
          <table:table-cell office:value-type="float" office:value="19.28" calcext:value-type="float">
            <text:p>19.28</text:p>
          </table:table-cell>
          <table:table-cell/>
          <table:table-cell office:value-type="float" office:value="15.6311" calcext:value-type="float">
            <text:p>15.6311</text:p>
          </table:table-cell>
          <table:table-cell office:value-type="float" office:value="10.265" calcext:value-type="float">
            <text:p>10.265</text:p>
          </table:table-cell>
        </table:table-row>
        <table:table-row table:style-name="ro1">
          <table:table-cell office:value-type="float" office:value="15.6788" calcext:value-type="float">
            <text:p>15.6788</text:p>
          </table:table-cell>
          <table:table-cell office:value-type="float" office:value="19.9425" calcext:value-type="float">
            <text:p>19.9425</text:p>
          </table:table-cell>
          <table:table-cell/>
          <table:table-cell office:value-type="float" office:value="16.648" calcext:value-type="float">
            <text:p>16.648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16.7841" calcext:value-type="float">
            <text:p>16.7841</text:p>
          </table:table-cell>
          <table:table-cell office:value-type="float" office:value="20.06" calcext:value-type="float">
            <text:p>20.06</text:p>
          </table:table-cell>
          <table:table-cell/>
          <table:table-cell office:value-type="float" office:value="17.6856" calcext:value-type="float">
            <text:p>17.6856</text:p>
          </table:table-cell>
          <table:table-cell office:value-type="float" office:value="10.3825" calcext:value-type="float">
            <text:p>10.3825</text:p>
          </table:table-cell>
        </table:table-row>
        <table:table-row table:style-name="ro1">
          <table:table-cell office:value-type="float" office:value="17.714" calcext:value-type="float">
            <text:p>17.714</text:p>
          </table:table-cell>
          <table:table-cell office:value-type="float" office:value="19.99" calcext:value-type="float">
            <text:p>19.99</text:p>
          </table:table-cell>
          <table:table-cell/>
          <table:table-cell office:value-type="float" office:value="18.6963" calcext:value-type="float">
            <text:p>18.6963</text:p>
          </table:table-cell>
          <table:table-cell office:value-type="float" office:value="10.475" calcext:value-type="float">
            <text:p>10.475</text:p>
          </table:table-cell>
        </table:table-row>
        <table:table-row table:style-name="ro1">
          <table:table-cell office:value-type="float" office:value="18.752" calcext:value-type="float">
            <text:p>18.752</text:p>
          </table:table-cell>
          <table:table-cell office:value-type="float" office:value="23.925" calcext:value-type="float">
            <text:p>23.925</text:p>
          </table:table-cell>
          <table:table-cell/>
          <table:table-cell office:value-type="float" office:value="19.6809" calcext:value-type="float">
            <text:p>19.6809</text:p>
          </table:table-cell>
          <table:table-cell office:value-type="float" office:value="10.5325" calcext:value-type="float">
            <text:p>10.5325</text:p>
          </table:table-cell>
        </table:table-row>
        <table:table-row table:style-name="ro1">
          <table:table-cell office:value-type="float" office:value="19.6933" calcext:value-type="float">
            <text:p>19.6933</text:p>
          </table:table-cell>
          <table:table-cell office:value-type="float" office:value="20.815" calcext:value-type="float">
            <text:p>20.815</text:p>
          </table:table-cell>
          <table:table-cell/>
          <table:table-cell office:value-type="float" office:value="20.7588" calcext:value-type="float">
            <text:p>20.7588</text:p>
          </table:table-cell>
          <table:table-cell office:value-type="float" office:value="10.5875" calcext:value-type="float">
            <text:p>10.5875</text:p>
          </table:table-cell>
        </table:table-row>
        <table:table-row table:style-name="ro1">
          <table:table-cell office:value-type="float" office:value="20.6742" calcext:value-type="float">
            <text:p>20.6742</text:p>
          </table:table-cell>
          <table:table-cell office:value-type="float" office:value="20.8125" calcext:value-type="float">
            <text:p>20.8125</text:p>
          </table:table-cell>
          <table:table-cell/>
          <table:table-cell office:value-type="float" office:value="21.7147" calcext:value-type="float">
            <text:p>21.7147</text:p>
          </table:table-cell>
          <table:table-cell office:value-type="float" office:value="10.675" calcext:value-type="float">
            <text:p>10.675</text:p>
          </table:table-cell>
        </table:table-row>
        <table:table-row table:style-name="ro1">
          <table:table-cell office:value-type="float" office:value="21.7652" calcext:value-type="float">
            <text:p>21.7652</text:p>
          </table:table-cell>
          <table:table-cell office:value-type="float" office:value="21.045" calcext:value-type="float">
            <text:p>21.045</text:p>
          </table:table-cell>
          <table:table-cell/>
          <table:table-cell office:value-type="float" office:value="22.7497" calcext:value-type="float">
            <text:p>22.7497</text:p>
          </table:table-cell>
          <table:table-cell office:value-type="float" office:value="10.7675" calcext:value-type="float">
            <text:p>10.7675</text:p>
          </table:table-cell>
        </table:table-row>
        <table:table-row table:style-name="ro1">
          <table:table-cell office:value-type="float" office:value="22.7251" calcext:value-type="float">
            <text:p>22.7251</text:p>
          </table:table-cell>
          <table:table-cell office:value-type="float" office:value="21.055" calcext:value-type="float">
            <text:p>21.055</text:p>
          </table:table-cell>
          <table:table-cell/>
          <table:table-cell office:value-type="float" office:value="23.7939" calcext:value-type="float">
            <text:p>23.7939</text:p>
          </table:table-cell>
          <table:table-cell office:value-type="float" office:value="10.8875" calcext:value-type="float">
            <text:p>10.8875</text:p>
          </table:table-cell>
        </table:table-row>
        <table:table-row table:style-name="ro1">
          <table:table-cell office:value-type="float" office:value="23.7657" calcext:value-type="float">
            <text:p>23.7657</text:p>
          </table:table-cell>
          <table:table-cell office:value-type="float" office:value="21.7725" calcext:value-type="float">
            <text:p>21.7725</text:p>
          </table:table-cell>
          <table:table-cell/>
          <table:table-cell office:value-type="float" office:value="24.7534" calcext:value-type="float">
            <text:p>24.7534</text:p>
          </table:table-cell>
          <table:table-cell office:value-type="float" office:value="11.1525" calcext:value-type="float">
            <text:p>11.1525</text:p>
          </table:table-cell>
        </table:table-row>
        <table:table-row table:style-name="ro1">
          <table:table-cell office:value-type="float" office:value="24.7581" calcext:value-type="float">
            <text:p>24.7581</text:p>
          </table:table-cell>
          <table:table-cell office:value-type="float" office:value="21.75" calcext:value-type="float">
            <text:p>21.75</text:p>
          </table:table-cell>
          <table:table-cell/>
          <table:table-cell office:value-type="float" office:value="25.7849" calcext:value-type="float">
            <text:p>25.7849</text:p>
          </table:table-cell>
          <table:table-cell office:value-type="float" office:value="11.495" calcext:value-type="float">
            <text:p>11.495</text:p>
          </table:table-cell>
        </table:table-row>
        <table:table-row table:style-name="ro1">
          <table:table-cell office:value-type="float" office:value="25.8008" calcext:value-type="float">
            <text:p>25.8008</text:p>
          </table:table-cell>
          <table:table-cell office:value-type="float" office:value="25.7175" calcext:value-type="float">
            <text:p>25.7175</text:p>
          </table:table-cell>
          <table:table-cell/>
          <table:table-cell office:value-type="float" office:value="26.7648" calcext:value-type="float">
            <text:p>26.7648</text:p>
          </table:table-cell>
          <table:table-cell office:value-type="float" office:value="11.8175" calcext:value-type="float">
            <text:p>11.8175</text:p>
          </table:table-cell>
        </table:table-row>
        <table:table-row table:style-name="ro1">
          <table:table-cell office:value-type="float" office:value="26.8033" calcext:value-type="float">
            <text:p>26.8033</text:p>
          </table:table-cell>
          <table:table-cell office:value-type="float" office:value="25.8125" calcext:value-type="float">
            <text:p>25.8125</text:p>
          </table:table-cell>
          <table:table-cell/>
          <table:table-cell office:value-type="float" office:value="27.8221" calcext:value-type="float">
            <text:p>27.8221</text:p>
          </table:table-cell>
          <table:table-cell office:value-type="float" office:value="12.175" calcext:value-type="float">
            <text:p>12.175</text:p>
          </table:table-cell>
        </table:table-row>
        <table:table-row table:style-name="ro1">
          <table:table-cell office:value-type="float" office:value="27.8292" calcext:value-type="float">
            <text:p>27.8292</text:p>
          </table:table-cell>
          <table:table-cell office:value-type="float" office:value="30.6975" calcext:value-type="float">
            <text:p>30.6975</text:p>
          </table:table-cell>
          <table:table-cell/>
          <table:table-cell office:value-type="float" office:value="28.8341" calcext:value-type="float">
            <text:p>28.8341</text:p>
          </table:table-cell>
          <table:table-cell office:value-type="float" office:value="12.615" calcext:value-type="float">
            <text:p>12.615</text:p>
          </table:table-cell>
        </table:table-row>
        <table:table-row table:style-name="ro1">
          <table:table-cell office:value-type="float" office:value="28.8503" calcext:value-type="float">
            <text:p>28.8503</text:p>
          </table:table-cell>
          <table:table-cell office:value-type="float" office:value="33.5525" calcext:value-type="float">
            <text:p>33.5525</text:p>
          </table:table-cell>
          <table:table-cell/>
          <table:table-cell office:value-type="float" office:value="29.8593" calcext:value-type="float">
            <text:p>29.8593</text:p>
          </table:table-cell>
          <table:table-cell office:value-type="float" office:value="13.935" calcext:value-type="float">
            <text:p>13.935</text:p>
          </table:table-cell>
        </table:table-row>
        <table:table-row table:style-name="ro1">
          <table:table-cell office:value-type="float" office:value="29.8385" calcext:value-type="float">
            <text:p>29.8385</text:p>
          </table:table-cell>
          <table:table-cell office:value-type="float" office:value="36.625" calcext:value-type="float">
            <text:p>36.625</text:p>
          </table:table-cell>
          <table:table-cell/>
          <table:table-cell office:value-type="float" office:value="30.8928" calcext:value-type="float">
            <text:p>30.8928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30.8735" calcext:value-type="float">
            <text:p>30.8735</text:p>
          </table:table-cell>
          <table:table-cell office:value-type="float" office:value="36.725" calcext:value-type="float">
            <text:p>36.725</text:p>
          </table:table-cell>
          <table:table-cell/>
          <table:table-cell office:value-type="float" office:value="31.9586" calcext:value-type="float">
            <text:p>31.9586</text:p>
          </table:table-cell>
          <table:table-cell office:value-type="float" office:value="14.5725" calcext:value-type="float">
            <text:p>14.5725</text:p>
          </table:table-cell>
        </table:table-row>
        <table:table-row table:style-name="ro1">
          <table:table-cell office:value-type="float" office:value="31.8479" calcext:value-type="float">
            <text:p>31.8479</text:p>
          </table:table-cell>
          <table:table-cell office:value-type="float" office:value="36.92" calcext:value-type="float">
            <text:p>36.92</text:p>
          </table:table-cell>
          <table:table-cell/>
          <table:table-cell office:value-type="float" office:value="32.9205" calcext:value-type="float">
            <text:p>32.9205</text:p>
          </table:table-cell>
          <table:table-cell office:value-type="float" office:value="19.9725" calcext:value-type="float">
            <text:p>19.9725</text:p>
          </table:table-cell>
        </table:table-row>
        <table:table-row table:style-name="ro1">
          <table:table-cell office:value-type="float" office:value="32.8422" calcext:value-type="float">
            <text:p>32.8422</text:p>
          </table:table-cell>
          <table:table-cell office:value-type="float" office:value="37.02" calcext:value-type="float">
            <text:p>37.02</text:p>
          </table:table-cell>
          <table:table-cell/>
          <table:table-cell office:value-type="float" office:value="33.8967" calcext:value-type="float">
            <text:p>33.8967</text:p>
          </table:table-cell>
          <table:table-cell office:value-type="float" office:value="19.63" calcext:value-type="float">
            <text:p>19.63</text:p>
          </table:table-cell>
        </table:table-row>
        <table:table-row table:style-name="ro1">
          <table:table-cell office:value-type="float" office:value="33.9144" calcext:value-type="float">
            <text:p>33.9144</text:p>
          </table:table-cell>
          <table:table-cell office:value-type="float" office:value="36.95" calcext:value-type="float">
            <text:p>36.95</text:p>
          </table:table-cell>
          <table:table-cell/>
          <table:table-cell office:value-type="float" office:value="34.9426" calcext:value-type="float">
            <text:p>34.94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.8545" calcext:value-type="float">
            <text:p>34.8545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float" office:value="35.9832" calcext:value-type="float">
            <text:p>35.9832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 office:value-type="float" office:value="35.8854" calcext:value-type="float">
            <text:p>35.8854</text:p>
          </table:table-cell>
          <table:table-cell office:value-type="float" office:value="36.94" calcext:value-type="float">
            <text:p>36.94</text:p>
          </table:table-cell>
          <table:table-cell/>
          <table:table-cell office:value-type="float" office:value="36.9441" calcext:value-type="float">
            <text:p>36.9441</text:p>
          </table:table-cell>
          <table:table-cell office:value-type="float" office:value="22.2075" calcext:value-type="float">
            <text:p>22.2075</text:p>
          </table:table-cell>
        </table:table-row>
        <table:table-row table:style-name="ro1">
          <table:table-cell office:value-type="float" office:value="36.9697" calcext:value-type="float">
            <text:p>36.9697</text:p>
          </table:table-cell>
          <table:table-cell office:value-type="float" office:value="36.95" calcext:value-type="float">
            <text:p>36.95</text:p>
          </table:table-cell>
          <table:table-cell/>
          <table:table-cell office:value-type="float" office:value="37.9658" calcext:value-type="float">
            <text:p>37.9658</text:p>
          </table:table-cell>
          <table:table-cell office:value-type="float" office:value="24.245" calcext:value-type="float">
            <text:p>24.245</text:p>
          </table:table-cell>
        </table:table-row>
        <table:table-row table:style-name="ro1">
          <table:table-cell office:value-type="float" office:value="37.9562" calcext:value-type="float">
            <text:p>37.9562</text:p>
          </table:table-cell>
          <table:table-cell office:value-type="float" office:value="36.92" calcext:value-type="float">
            <text:p>36.92</text:p>
          </table:table-cell>
          <table:table-cell/>
          <table:table-cell office:value-type="float" office:value="38.9806" calcext:value-type="float">
            <text:p>38.9806</text:p>
          </table:table-cell>
          <table:table-cell office:value-type="float" office:value="25.3225" calcext:value-type="float">
            <text:p>25.3225</text:p>
          </table:table-cell>
        </table:table-row>
        <table:table-row table:style-name="ro1">
          <table:table-cell office:value-type="float" office:value="38.9316" calcext:value-type="float">
            <text:p>38.9316</text:p>
          </table:table-cell>
          <table:table-cell office:value-type="float" office:value="36.9475" calcext:value-type="float">
            <text:p>36.9475</text:p>
          </table:table-cell>
          <table:table-cell/>
          <table:table-cell office:value-type="float" office:value="39.9935" calcext:value-type="float">
            <text:p>39.9935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float" office:value="40.0608" calcext:value-type="float">
            <text:p>40.0608</text:p>
          </table:table-cell>
          <table:table-cell office:value-type="float" office:value="36.915" calcext:value-type="float">
            <text:p>36.915</text:p>
          </table:table-cell>
          <table:table-cell/>
          <table:table-cell office:value-type="float" office:value="41.0241" calcext:value-type="float">
            <text:p>41.0241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float" office:value="41.0088" calcext:value-type="float">
            <text:p>41.0088</text:p>
          </table:table-cell>
          <table:table-cell office:value-type="float" office:value="37.15" calcext:value-type="float">
            <text:p>37.15</text:p>
          </table:table-cell>
          <table:table-cell/>
          <table:table-cell office:value-type="float" office:value="41.9815" calcext:value-type="float">
            <text:p>41.9815</text:p>
          </table:table-cell>
          <table:table-cell office:value-type="float" office:value="27.2975" calcext:value-type="float">
            <text:p>27.2975</text:p>
          </table:table-cell>
        </table:table-row>
        <table:table-row table:style-name="ro1">
          <table:table-cell office:value-type="float" office:value="42.13" calcext:value-type="float">
            <text:p>42.13</text:p>
          </table:table-cell>
          <table:table-cell office:value-type="float" office:value="37.2575" calcext:value-type="float">
            <text:p>37.2575</text:p>
          </table:table-cell>
          <table:table-cell/>
          <table:table-cell office:value-type="float" office:value="43.0372" calcext:value-type="float">
            <text:p>43.0372</text:p>
          </table:table-cell>
          <table:table-cell office:value-type="float" office:value="27.3425" calcext:value-type="float">
            <text:p>27.3425</text:p>
          </table:table-cell>
        </table:table-row>
        <table:table-row table:style-name="ro1">
          <table:table-cell office:value-type="float" office:value="43.1187" calcext:value-type="float">
            <text:p>43.1187</text:p>
          </table:table-cell>
          <table:table-cell office:value-type="float" office:value="38.1975" calcext:value-type="float">
            <text:p>38.1975</text:p>
          </table:table-cell>
          <table:table-cell/>
          <table:table-cell office:value-type="float" office:value="43.9755" calcext:value-type="float">
            <text:p>43.9755</text:p>
          </table:table-cell>
          <table:table-cell office:value-type="float" office:value="27.8675" calcext:value-type="float">
            <text:p>27.8675</text:p>
          </table:table-cell>
        </table:table-row>
        <table:table-row table:style-name="ro1">
          <table:table-cell office:value-type="float" office:value="44.0671" calcext:value-type="float">
            <text:p>44.0671</text:p>
          </table:table-cell>
          <table:table-cell office:value-type="float" office:value="38.3075" calcext:value-type="float">
            <text:p>38.3075</text:p>
          </table:table-cell>
          <table:table-cell/>
          <table:table-cell office:value-type="float" office:value="45.0881" calcext:value-type="float">
            <text:p>45.0881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45.1267" calcext:value-type="float">
            <text:p>45.1267</text:p>
          </table:table-cell>
          <table:table-cell office:value-type="float" office:value="38.9575" calcext:value-type="float">
            <text:p>38.9575</text:p>
          </table:table-cell>
          <table:table-cell/>
          <table:table-cell office:value-type="float" office:value="46.0993" calcext:value-type="float">
            <text:p>46.0993</text:p>
          </table:table-cell>
          <table:table-cell office:value-type="float" office:value="25.8425" calcext:value-type="float">
            <text:p>25.8425</text:p>
          </table:table-cell>
        </table:table-row>
        <table:table-row table:style-name="ro1">
          <table:table-cell office:value-type="float" office:value="46.116" calcext:value-type="float">
            <text:p>46.116</text:p>
          </table:table-cell>
          <table:table-cell office:value-type="float" office:value="38.85" calcext:value-type="float">
            <text:p>38.85</text:p>
          </table:table-cell>
          <table:table-cell/>
          <table:table-cell office:value-type="float" office:value="47.1377" calcext:value-type="float">
            <text:p>47.1377</text:p>
          </table:table-cell>
          <table:table-cell office:value-type="float" office:value="25.935" calcext:value-type="float">
            <text:p>25.935</text:p>
          </table:table-cell>
        </table:table-row>
        <table:table-row table:style-name="ro1">
          <table:table-cell office:value-type="float" office:value="47.1463" calcext:value-type="float">
            <text:p>47.1463</text:p>
          </table:table-cell>
          <table:table-cell office:value-type="float" office:value="39.1775" calcext:value-type="float">
            <text:p>39.1775</text:p>
          </table:table-cell>
          <table:table-cell/>
          <table:table-cell office:value-type="float" office:value="48.1468" calcext:value-type="float">
            <text:p>48.1468</text:p>
          </table:table-cell>
          <table:table-cell office:value-type="float" office:value="26.0325" calcext:value-type="float">
            <text:p>26.0325</text:p>
          </table:table-cell>
        </table:table-row>
        <table:table-row table:style-name="ro1">
          <table:table-cell office:value-type="float" office:value="48.3028" calcext:value-type="float">
            <text:p>48.3028</text:p>
          </table:table-cell>
          <table:table-cell office:value-type="float" office:value="41.145" calcext:value-type="float">
            <text:p>41.145</text:p>
          </table:table-cell>
          <table:table-cell/>
          <table:table-cell office:value-type="float" office:value="49.1618" calcext:value-type="float">
            <text:p>49.1618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49.2838" calcext:value-type="float">
            <text:p>49.2838</text:p>
          </table:table-cell>
          <table:table-cell office:value-type="float" office:value="41.12" calcext:value-type="float">
            <text:p>41.12</text:p>
          </table:table-cell>
          <table:table-cell/>
          <table:table-cell office:value-type="float" office:value="50.0776" calcext:value-type="float">
            <text:p>50.0776</text:p>
          </table:table-cell>
          <table:table-cell office:value-type="float" office:value="26.8025" calcext:value-type="float">
            <text:p>26.8025</text:p>
          </table:table-cell>
        </table:table-row>
        <table:table-row table:style-name="ro1">
          <table:table-cell office:value-type="float" office:value="50.1695" calcext:value-type="float">
            <text:p>50.1695</text:p>
          </table:table-cell>
          <table:table-cell office:value-type="float" office:value="41.3225" calcext:value-type="float">
            <text:p>41.3225</text:p>
          </table:table-cell>
          <table:table-cell/>
          <table:table-cell office:value-type="float" office:value="51.1312" calcext:value-type="float">
            <text:p>51.1312</text:p>
          </table:table-cell>
          <table:table-cell office:value-type="float" office:value="26.8325" calcext:value-type="float">
            <text:p>26.8325</text:p>
          </table:table-cell>
        </table:table-row>
        <table:table-row table:style-name="ro1">
          <table:table-cell office:value-type="float" office:value="51.2096" calcext:value-type="float">
            <text:p>51.2096</text:p>
          </table:table-cell>
          <table:table-cell office:value-type="float" office:value="41.0875" calcext:value-type="float">
            <text:p>41.0875</text:p>
          </table:table-cell>
          <table:table-cell/>
          <table:table-cell office:value-type="float" office:value="52.1039" calcext:value-type="float">
            <text:p>52.1039</text:p>
          </table:table-cell>
          <table:table-cell office:value-type="float" office:value="26.825" calcext:value-type="float">
            <text:p>26.825</text:p>
          </table:table-cell>
        </table:table-row>
        <table:table-row table:style-name="ro1">
          <table:table-cell office:value-type="float" office:value="52.1956" calcext:value-type="float">
            <text:p>52.1956</text:p>
          </table:table-cell>
          <table:table-cell office:value-type="float" office:value="43.965" calcext:value-type="float">
            <text:p>43.965</text:p>
          </table:table-cell>
          <table:table-cell/>
          <table:table-cell office:value-type="float" office:value="53.1584" calcext:value-type="float">
            <text:p>53.1584</text:p>
          </table:table-cell>
          <table:table-cell office:value-type="float" office:value="26.8225" calcext:value-type="float">
            <text:p>26.8225</text:p>
          </table:table-cell>
        </table:table-row>
        <table:table-row table:style-name="ro1">
          <table:table-cell office:value-type="float" office:value="53.2096" calcext:value-type="float">
            <text:p>53.2096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54.1614" calcext:value-type="float">
            <text:p>54.1614</text:p>
          </table:table-cell>
          <table:table-cell office:value-type="float" office:value="26.8175" calcext:value-type="float">
            <text:p>26.8175</text:p>
          </table:table-cell>
        </table:table-row>
        <table:table-row table:style-name="ro1">
          <table:table-cell office:value-type="float" office:value="54.2306" calcext:value-type="float">
            <text:p>54.2306</text:p>
          </table:table-cell>
          <table:table-cell office:value-type="float" office:value="44.215" calcext:value-type="float">
            <text:p>44.215</text:p>
          </table:table-cell>
          <table:table-cell/>
          <table:table-cell office:value-type="float" office:value="55.1764" calcext:value-type="float">
            <text:p>55.1764</text:p>
          </table:table-cell>
          <table:table-cell office:value-type="float" office:value="26.8225" calcext:value-type="float">
            <text:p>26.8225</text:p>
          </table:table-cell>
        </table:table-row>
        <table:table-row table:style-name="ro1">
          <table:table-cell office:value-type="float" office:value="55.2327" calcext:value-type="float">
            <text:p>55.2327</text:p>
          </table:table-cell>
          <table:table-cell office:value-type="float" office:value="44.2075" calcext:value-type="float">
            <text:p>44.2075</text:p>
          </table:table-cell>
          <table:table-cell/>
          <table:table-cell office:value-type="float" office:value="56.1998" calcext:value-type="float">
            <text:p>56.1998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float" office:value="56.2655" calcext:value-type="float">
            <text:p>56.2655</text:p>
          </table:table-cell>
          <table:table-cell office:value-type="float" office:value="44.2275" calcext:value-type="float">
            <text:p>44.2275</text:p>
          </table:table-cell>
          <table:table-cell/>
          <table:table-cell office:value-type="float" office:value="57.2192" calcext:value-type="float">
            <text:p>57.2192</text:p>
          </table:table-cell>
          <table:table-cell office:value-type="float" office:value="37.7175" calcext:value-type="float">
            <text:p>37.7175</text:p>
          </table:table-cell>
        </table:table-row>
        <table:table-row table:style-name="ro1">
          <table:table-cell office:value-type="float" office:value="57.2657" calcext:value-type="float">
            <text:p>57.2657</text:p>
          </table:table-cell>
          <table:table-cell office:value-type="float" office:value="44.8025" calcext:value-type="float">
            <text:p>44.8025</text:p>
          </table:table-cell>
          <table:table-cell/>
          <table:table-cell office:value-type="float" office:value="58.3134" calcext:value-type="float">
            <text:p>58.3134</text:p>
          </table:table-cell>
          <table:table-cell office:value-type="float" office:value="39.0025" calcext:value-type="float">
            <text:p>39.0025</text:p>
          </table:table-cell>
        </table:table-row>
        <table:table-row table:style-name="ro1">
          <table:table-cell office:value-type="float" office:value="58.2812" calcext:value-type="float">
            <text:p>58.281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9.2946" calcext:value-type="float">
            <text:p>59.2946</text:p>
          </table:table-cell>
          <table:table-cell office:value-type="float" office:value="40.045" calcext:value-type="float">
            <text:p>40.045</text:p>
          </table:table-cell>
        </table:table-row>
        <table:table-row table:style-name="ro1">
          <table:table-cell office:value-type="float" office:value="59.3418" calcext:value-type="float">
            <text:p>59.3418</text:p>
          </table:table-cell>
          <table:table-cell office:value-type="float" office:value="45.5525" calcext:value-type="float">
            <text:p>45.5525</text:p>
          </table:table-cell>
          <table:table-cell/>
          <table:table-cell office:value-type="float" office:value="60.3389" calcext:value-type="float">
            <text:p>60.3389</text:p>
          </table:table-cell>
          <table:table-cell office:value-type="float" office:value="39.5275" calcext:value-type="float">
            <text:p>39.5275</text:p>
          </table:table-cell>
        </table:table-row>
        <table:table-row table:style-name="ro1">
          <table:table-cell office:value-type="float" office:value="60.3432" calcext:value-type="float">
            <text:p>60.3432</text:p>
          </table:table-cell>
          <table:table-cell office:value-type="float" office:value="45.975" calcext:value-type="float">
            <text:p>45.975</text:p>
          </table:table-cell>
          <table:table-cell/>
          <table:table-cell office:value-type="float" office:value="61.3344" calcext:value-type="float">
            <text:p>61.3344</text:p>
          </table:table-cell>
          <table:table-cell office:value-type="float" office:value="39.47" calcext:value-type="float">
            <text:p>39.47</text:p>
          </table:table-cell>
        </table:table-row>
        <table:table-row table:style-name="ro1">
          <table:table-cell office:value-type="float" office:value="61.4114" calcext:value-type="float">
            <text:p>61.4114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62.34" calcext:value-type="float">
            <text:p>62.34</text:p>
          </table:table-cell>
          <table:table-cell office:value-type="float" office:value="39.465" calcext:value-type="float">
            <text:p>39.465</text:p>
          </table:table-cell>
        </table:table-row>
        <table:table-row table:style-name="ro1">
          <table:table-cell office:value-type="float" office:value="62.3273" calcext:value-type="float">
            <text:p>62.3273</text:p>
          </table:table-cell>
          <table:table-cell office:value-type="float" office:value="45.845" calcext:value-type="float">
            <text:p>45.845</text:p>
          </table:table-cell>
          <table:table-cell/>
          <table:table-cell office:value-type="float" office:value="63.4162" calcext:value-type="float">
            <text:p>63.4162</text:p>
          </table:table-cell>
          <table:table-cell office:value-type="float" office:value="40.215" calcext:value-type="float">
            <text:p>40.215</text:p>
          </table:table-cell>
        </table:table-row>
        <table:table-row table:style-name="ro1">
          <table:table-cell office:value-type="float" office:value="63.3683" calcext:value-type="float">
            <text:p>63.3683</text:p>
          </table:table-cell>
          <table:table-cell office:value-type="float" office:value="45.8425" calcext:value-type="float">
            <text:p>45.8425</text:p>
          </table:table-cell>
          <table:table-cell/>
          <table:table-cell office:value-type="float" office:value="64.4236" calcext:value-type="float">
            <text:p>64.4236</text:p>
          </table:table-cell>
          <table:table-cell office:value-type="float" office:value="42.575" calcext:value-type="float">
            <text:p>42.575</text:p>
          </table:table-cell>
        </table:table-row>
        <table:table-row table:style-name="ro1">
          <table:table-cell office:value-type="float" office:value="64.4578" calcext:value-type="float">
            <text:p>64.4578</text:p>
          </table:table-cell>
          <table:table-cell office:value-type="float" office:value="46.11" calcext:value-type="float">
            <text:p>46.11</text:p>
          </table:table-cell>
          <table:table-cell/>
          <table:table-cell office:value-type="float" office:value="65.4329" calcext:value-type="float">
            <text:p>65.4329</text:p>
          </table:table-cell>
          <table:table-cell office:value-type="float" office:value="42.965" calcext:value-type="float">
            <text:p>42.965</text:p>
          </table:table-cell>
        </table:table-row>
        <table:table-row table:style-name="ro1">
          <table:table-cell office:value-type="float" office:value="65.4783" calcext:value-type="float">
            <text:p>65.478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6.5014" calcext:value-type="float">
            <text:p>66.5014</text:p>
          </table:table-cell>
          <table:table-cell office:value-type="float" office:value="42.9725" calcext:value-type="float">
            <text:p>42.9725</text:p>
          </table:table-cell>
        </table:table-row>
        <table:table-row table:style-name="ro1">
          <table:table-cell office:value-type="float" office:value="66.4483" calcext:value-type="float">
            <text:p>66.4483</text:p>
          </table:table-cell>
          <table:table-cell office:value-type="float" office:value="48.15" calcext:value-type="float">
            <text:p>48.15</text:p>
          </table:table-cell>
          <table:table-cell/>
          <table:table-cell office:value-type="float" office:value="67.5118" calcext:value-type="float">
            <text:p>67.5118</text:p>
          </table:table-cell>
          <table:table-cell office:value-type="float" office:value="42.9775" calcext:value-type="float">
            <text:p>42.9775</text:p>
          </table:table-cell>
        </table:table-row>
        <table:table-row table:style-name="ro1">
          <table:table-cell office:value-type="float" office:value="67.4762" calcext:value-type="float">
            <text:p>67.4762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68.5776" calcext:value-type="float">
            <text:p>68.5776</text:p>
          </table:table-cell>
          <table:table-cell office:value-type="float" office:value="42.945" calcext:value-type="float">
            <text:p>42.945</text:p>
          </table:table-cell>
        </table:table-row>
        <table:table-row table:style-name="ro1">
          <table:table-cell office:value-type="float" office:value="68.4836" calcext:value-type="float">
            <text:p>68.4836</text:p>
          </table:table-cell>
          <table:table-cell office:value-type="float" office:value="50.1275" calcext:value-type="float">
            <text:p>50.1275</text:p>
          </table:table-cell>
          <table:table-cell/>
          <table:table-cell office:value-type="float" office:value="69.5382" calcext:value-type="float">
            <text:p>69.5382</text:p>
          </table:table-cell>
          <table:table-cell office:value-type="float" office:value="42.945" calcext:value-type="float">
            <text:p>42.945</text:p>
          </table:table-cell>
        </table:table-row>
        <table:table-row table:style-name="ro1">
          <table:table-cell office:value-type="float" office:value="69.5537" calcext:value-type="float">
            <text:p>69.5537</text:p>
          </table:table-cell>
          <table:table-cell office:value-type="float" office:value="50.1125" calcext:value-type="float">
            <text:p>50.1125</text:p>
          </table:table-cell>
          <table:table-cell/>
          <table:table-cell office:value-type="float" office:value="70.553" calcext:value-type="float">
            <text:p>70.553</text:p>
          </table:table-cell>
          <table:table-cell office:value-type="float" office:value="42.935" calcext:value-type="float">
            <text:p>42.935</text:p>
          </table:table-cell>
        </table:table-row>
        <table:table-row table:style-name="ro1">
          <table:table-cell office:value-type="float" office:value="70.5029" calcext:value-type="float">
            <text:p>70.5029</text:p>
          </table:table-cell>
          <table:table-cell office:value-type="float" office:value="50.115" calcext:value-type="float">
            <text:p>50.115</text:p>
          </table:table-cell>
          <table:table-cell/>
          <table:table-cell office:value-type="float" office:value="71.5277" calcext:value-type="float">
            <text:p>71.5277</text:p>
          </table:table-cell>
          <table:table-cell office:value-type="float" office:value="42.9075" calcext:value-type="float">
            <text:p>42.9075</text:p>
          </table:table-cell>
        </table:table-row>
        <table:table-row table:style-name="ro1">
          <table:table-cell office:value-type="float" office:value="71.5726" calcext:value-type="float">
            <text:p>71.5726</text:p>
          </table:table-cell>
          <table:table-cell office:value-type="float" office:value="50.11" calcext:value-type="float">
            <text:p>50.11</text:p>
          </table:table-cell>
          <table:table-cell/>
          <table:table-cell office:value-type="float" office:value="72.5304" calcext:value-type="float">
            <text:p>72.5304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 office:value-type="float" office:value="72.5117" calcext:value-type="float">
            <text:p>72.5117</text:p>
          </table:table-cell>
          <table:table-cell office:value-type="float" office:value="50.1125" calcext:value-type="float">
            <text:p>50.1125</text:p>
          </table:table-cell>
          <table:table-cell/>
          <table:table-cell office:value-type="float" office:value="73.5198" calcext:value-type="float">
            <text:p>73.5198</text:p>
          </table:table-cell>
          <table:table-cell office:value-type="float" office:value="42.95" calcext:value-type="float">
            <text:p>42.95</text:p>
          </table:table-cell>
        </table:table-row>
        <table:table-row table:style-name="ro1">
          <table:table-cell office:value-type="float" office:value="73.5251" calcext:value-type="float">
            <text:p>73.5251</text:p>
          </table:table-cell>
          <table:table-cell office:value-type="float" office:value="50.1075" calcext:value-type="float">
            <text:p>50.1075</text:p>
          </table:table-cell>
          <table:table-cell/>
          <table:table-cell office:value-type="float" office:value="74.554" calcext:value-type="float">
            <text:p>74.554</text:p>
          </table:table-cell>
          <table:table-cell office:value-type="float" office:value="42.9325" calcext:value-type="float">
            <text:p>42.9325</text:p>
          </table:table-cell>
        </table:table-row>
        <table:table-row table:style-name="ro1">
          <table:table-cell office:value-type="float" office:value="74.5108" calcext:value-type="float">
            <text:p>74.5108</text:p>
          </table:table-cell>
          <table:table-cell office:value-type="float" office:value="50.11" calcext:value-type="float">
            <text:p>50.11</text:p>
          </table:table-cell>
          <table:table-cell/>
          <table:table-cell office:value-type="float" office:value="75.5438" calcext:value-type="float">
            <text:p>75.54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.5734" calcext:value-type="float">
            <text:p>75.5734</text:p>
          </table:table-cell>
          <table:table-cell office:value-type="float" office:value="50.1075" calcext:value-type="float">
            <text:p>50.1075</text:p>
          </table:table-cell>
          <table:table-cell/>
          <table:table-cell office:value-type="float" office:value="76.5408" calcext:value-type="float">
            <text:p>76.5408</text:p>
          </table:table-cell>
          <table:table-cell office:value-type="float" office:value="42.9575" calcext:value-type="float">
            <text:p>42.9575</text:p>
          </table:table-cell>
        </table:table-row>
        <table:table-row table:style-name="ro1">
          <table:table-cell office:value-type="float" office:value="76.5723" calcext:value-type="float">
            <text:p>76.5723</text:p>
          </table:table-cell>
          <table:table-cell office:value-type="float" office:value="50.1125" calcext:value-type="float">
            <text:p>50.1125</text:p>
          </table:table-cell>
          <table:table-cell/>
          <table:table-cell office:value-type="float" office:value="77.5562" calcext:value-type="float">
            <text:p>77.5562</text:p>
          </table:table-cell>
          <table:table-cell office:value-type="float" office:value="43.505" calcext:value-type="float">
            <text:p>43.505</text:p>
          </table:table-cell>
        </table:table-row>
        <table:table-row table:style-name="ro1">
          <table:table-cell office:value-type="float" office:value="77.6977" calcext:value-type="float">
            <text:p>77.6977</text:p>
          </table:table-cell>
          <table:table-cell office:value-type="float" office:value="50.105" calcext:value-type="float">
            <text:p>50.105</text:p>
          </table:table-cell>
          <table:table-cell/>
          <table:table-cell office:value-type="float" office:value="78.5225" calcext:value-type="float">
            <text:p>78.5225</text:p>
          </table:table-cell>
          <table:table-cell office:value-type="float" office:value="44.53" calcext:value-type="float">
            <text:p>44.53</text:p>
          </table:table-cell>
        </table:table-row>
        <table:table-row table:style-name="ro1">
          <table:table-cell office:value-type="float" office:value="78.6573" calcext:value-type="float">
            <text:p>78.6573</text:p>
          </table:table-cell>
          <table:table-cell office:value-type="float" office:value="50.34" calcext:value-type="float">
            <text:p>50.34</text:p>
          </table:table-cell>
          <table:table-cell/>
          <table:table-cell office:value-type="float" office:value="79.6034" calcext:value-type="float">
            <text:p>79.6034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1">
          <table:table-cell office:value-type="float" office:value="79.7157" calcext:value-type="float">
            <text:p>79.7157</text:p>
          </table:table-cell>
          <table:table-cell office:value-type="float" office:value="51.1125" calcext:value-type="float">
            <text:p>51.1125</text:p>
          </table:table-cell>
          <table:table-cell/>
          <table:table-cell office:value-type="float" office:value="80.5464" calcext:value-type="float">
            <text:p>80.5464</text:p>
          </table:table-cell>
          <table:table-cell office:value-type="float" office:value="44.465" calcext:value-type="float">
            <text:p>44.465</text:p>
          </table:table-cell>
        </table:table-row>
        <table:table-row table:style-name="ro1">
          <table:table-cell office:value-type="float" office:value="80.6749" calcext:value-type="float">
            <text:p>80.6749</text:p>
          </table:table-cell>
          <table:table-cell office:value-type="float" office:value="52.0025" calcext:value-type="float">
            <text:p>52.0025</text:p>
          </table:table-cell>
          <table:table-cell/>
          <table:table-cell office:value-type="float" office:value="81.568" calcext:value-type="float">
            <text:p>81.568</text:p>
          </table:table-cell>
          <table:table-cell office:value-type="float" office:value="44.47" calcext:value-type="float">
            <text:p>44.47</text:p>
          </table:table-cell>
        </table:table-row>
        <table:table-row table:style-name="ro1">
          <table:table-cell office:value-type="float" office:value="81.7489" calcext:value-type="float">
            <text:p>81.7489</text:p>
          </table:table-cell>
          <table:table-cell office:value-type="float" office:value="53.6225" calcext:value-type="float">
            <text:p>53.6225</text:p>
          </table:table-cell>
          <table:table-cell/>
          <table:table-cell office:value-type="float" office:value="82.6083" calcext:value-type="float">
            <text:p>82.6083</text:p>
          </table:table-cell>
          <table:table-cell office:value-type="float" office:value="44.57" calcext:value-type="float">
            <text:p>44.57</text:p>
          </table:table-cell>
        </table:table-row>
        <table:table-row table:style-name="ro1">
          <table:table-cell office:value-type="float" office:value="82.7274" calcext:value-type="float">
            <text:p>82.7274</text:p>
          </table:table-cell>
          <table:table-cell office:value-type="float" office:value="54.5975" calcext:value-type="float">
            <text:p>54.5975</text:p>
          </table:table-cell>
          <table:table-cell/>
          <table:table-cell office:value-type="float" office:value="83.5944" calcext:value-type="float">
            <text:p>83.5944</text:p>
          </table:table-cell>
          <table:table-cell office:value-type="float" office:value="44.7125" calcext:value-type="float">
            <text:p>44.7125</text:p>
          </table:table-cell>
        </table:table-row>
        <table:table-row table:style-name="ro1">
          <table:table-cell office:value-type="float" office:value="83.6899" calcext:value-type="float">
            <text:p>83.6899</text:p>
          </table:table-cell>
          <table:table-cell office:value-type="float" office:value="54.45" calcext:value-type="float">
            <text:p>54.45</text:p>
          </table:table-cell>
          <table:table-cell/>
          <table:table-cell office:value-type="float" office:value="84.6345" calcext:value-type="float">
            <text:p>84.6345</text:p>
          </table:table-cell>
          <table:table-cell office:value-type="float" office:value="44.4725" calcext:value-type="float">
            <text:p>44.4725</text:p>
          </table:table-cell>
        </table:table-row>
        <table:table-row table:style-name="ro1">
          <table:table-cell office:value-type="float" office:value="84.7013" calcext:value-type="float">
            <text:p>84.7013</text:p>
          </table:table-cell>
          <table:table-cell office:value-type="float" office:value="54.94" calcext:value-type="float">
            <text:p>54.94</text:p>
          </table:table-cell>
          <table:table-cell/>
          <table:table-cell office:value-type="float" office:value="85.6304" calcext:value-type="float">
            <text:p>85.6304</text:p>
          </table:table-cell>
          <table:table-cell office:value-type="float" office:value="44.535" calcext:value-type="float">
            <text:p>44.535</text:p>
          </table:table-cell>
        </table:table-row>
        <table:table-row table:style-name="ro1">
          <table:table-cell office:value-type="float" office:value="85.681" calcext:value-type="float">
            <text:p>85.681</text:p>
          </table:table-cell>
          <table:table-cell office:value-type="float" office:value="55.015" calcext:value-type="float">
            <text:p>55.015</text:p>
          </table:table-cell>
          <table:table-cell/>
          <table:table-cell office:value-type="float" office:value="86.6899" calcext:value-type="float">
            <text:p>86.6899</text:p>
          </table:table-cell>
          <table:table-cell office:value-type="float" office:value="44.6775" calcext:value-type="float">
            <text:p>44.6775</text:p>
          </table:table-cell>
        </table:table-row>
        <table:table-row table:style-name="ro1">
          <table:table-cell office:value-type="float" office:value="86.7976" calcext:value-type="float">
            <text:p>86.7976</text:p>
          </table:table-cell>
          <table:table-cell office:value-type="float" office:value="54.97" calcext:value-type="float">
            <text:p>54.97</text:p>
          </table:table-cell>
          <table:table-cell/>
          <table:table-cell office:value-type="float" office:value="87.6519" calcext:value-type="float">
            <text:p>87.6519</text:p>
          </table:table-cell>
          <table:table-cell office:value-type="float" office:value="44.585" calcext:value-type="float">
            <text:p>44.585</text:p>
          </table:table-cell>
        </table:table-row>
        <table:table-row table:style-name="ro1">
          <table:table-cell office:value-type="float" office:value="87.7955" calcext:value-type="float">
            <text:p>87.7955</text:p>
          </table:table-cell>
          <table:table-cell office:value-type="float" office:value="54.9725" calcext:value-type="float">
            <text:p>54.9725</text:p>
          </table:table-cell>
          <table:table-cell/>
          <table:table-cell office:value-type="float" office:value="88.6753" calcext:value-type="float">
            <text:p>88.6753</text:p>
          </table:table-cell>
          <table:table-cell office:value-type="float" office:value="44.6425" calcext:value-type="float">
            <text:p>44.6425</text:p>
          </table:table-cell>
        </table:table-row>
        <table:table-row table:style-name="ro1">
          <table:table-cell office:value-type="float" office:value="88.8138" calcext:value-type="float">
            <text:p>88.8138</text:p>
          </table:table-cell>
          <table:table-cell office:value-type="float" office:value="54.9575" calcext:value-type="float">
            <text:p>54.9575</text:p>
          </table:table-cell>
          <table:table-cell/>
          <table:table-cell office:value-type="float" office:value="89.6926" calcext:value-type="float">
            <text:p>89.6926</text:p>
          </table:table-cell>
          <table:table-cell office:value-type="float" office:value="44.645" calcext:value-type="float">
            <text:p>44.645</text:p>
          </table:table-cell>
        </table:table-row>
        <table:table-row table:style-name="ro1">
          <table:table-cell office:value-type="float" office:value="89.8613" calcext:value-type="float">
            <text:p>89.8613</text:p>
          </table:table-cell>
          <table:table-cell office:value-type="float" office:value="54.955" calcext:value-type="float">
            <text:p>54.955</text:p>
          </table:table-cell>
          <table:table-cell/>
          <table:table-cell office:value-type="float" office:value="90.7337" calcext:value-type="float">
            <text:p>90.7337</text:p>
          </table:table-cell>
          <table:table-cell office:value-type="float" office:value="44.6825" calcext:value-type="float">
            <text:p>44.6825</text:p>
          </table:table-cell>
        </table:table-row>
        <table:table-row table:style-name="ro1">
          <table:table-cell office:value-type="float" office:value="90.8453" calcext:value-type="float">
            <text:p>90.8453</text:p>
          </table:table-cell>
          <table:table-cell office:value-type="float" office:value="54.96" calcext:value-type="float">
            <text:p>54.96</text:p>
          </table:table-cell>
          <table:table-cell/>
          <table:table-cell office:value-type="float" office:value="91.7571" calcext:value-type="float">
            <text:p>91.7571</text:p>
          </table:table-cell>
          <table:table-cell office:value-type="float" office:value="44.77" calcext:value-type="float">
            <text:p>44.77</text:p>
          </table:table-cell>
        </table:table-row>
        <table:table-row table:style-name="ro1">
          <table:table-cell office:value-type="float" office:value="91.8099" calcext:value-type="float">
            <text:p>91.8099</text:p>
          </table:table-cell>
          <table:table-cell office:value-type="float" office:value="54.9625" calcext:value-type="float">
            <text:p>54.9625</text:p>
          </table:table-cell>
          <table:table-cell/>
          <table:table-cell office:value-type="float" office:value="92.7586" calcext:value-type="float">
            <text:p>92.7586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92.8915" calcext:value-type="float">
            <text:p>92.8915</text:p>
          </table:table-cell>
          <table:table-cell office:value-type="float" office:value="54.955" calcext:value-type="float">
            <text:p>54.955</text:p>
          </table:table-cell>
          <table:table-cell/>
          <table:table-cell office:value-type="float" office:value="93.7188" calcext:value-type="float">
            <text:p>93.7188</text:p>
          </table:table-cell>
          <table:table-cell office:value-type="float" office:value="44.815" calcext:value-type="float">
            <text:p>44.815</text:p>
          </table:table-cell>
        </table:table-row>
        <table:table-row table:style-name="ro1">
          <table:table-cell office:value-type="float" office:value="93.8786" calcext:value-type="float">
            <text:p>93.8786</text:p>
          </table:table-cell>
          <table:table-cell office:value-type="float" office:value="59.025" calcext:value-type="float">
            <text:p>59.025</text:p>
          </table:table-cell>
          <table:table-cell/>
          <table:table-cell office:value-type="float" office:value="94.7051" calcext:value-type="float">
            <text:p>94.7051</text:p>
          </table:table-cell>
          <table:table-cell office:value-type="float" office:value="44.83" calcext:value-type="float">
            <text:p>44.83</text:p>
          </table:table-cell>
        </table:table-row>
        <table:table-row table:style-name="ro1">
          <table:table-cell office:value-type="float" office:value="94.8808" calcext:value-type="float">
            <text:p>94.8808</text:p>
          </table:table-cell>
          <table:table-cell office:value-type="float" office:value="59.445" calcext:value-type="float">
            <text:p>59.445</text:p>
          </table:table-cell>
          <table:table-cell/>
          <table:table-cell office:value-type="float" office:value="95.8143" calcext:value-type="float">
            <text:p>95.8143</text:p>
          </table:table-cell>
          <table:table-cell office:value-type="float" office:value="44.8675" calcext:value-type="float">
            <text:p>44.8675</text:p>
          </table:table-cell>
        </table:table-row>
        <table:table-row table:style-name="ro1">
          <table:table-cell office:value-type="float" office:value="95.9416" calcext:value-type="float">
            <text:p>95.9416</text:p>
          </table:table-cell>
          <table:table-cell office:value-type="float" office:value="59.6925" calcext:value-type="float">
            <text:p>59.6925</text:p>
          </table:table-cell>
          <table:table-cell/>
          <table:table-cell office:value-type="float" office:value="96.8174" calcext:value-type="float">
            <text:p>96.8174</text:p>
          </table:table-cell>
          <table:table-cell office:value-type="float" office:value="44.905" calcext:value-type="float">
            <text:p>44.905</text:p>
          </table:table-cell>
        </table:table-row>
        <table:table-row table:style-name="ro1">
          <table:table-cell office:value-type="float" office:value="96.9476" calcext:value-type="float">
            <text:p>96.9476</text:p>
          </table:table-cell>
          <table:table-cell office:value-type="float" office:value="59.7475" calcext:value-type="float">
            <text:p>59.7475</text:p>
          </table:table-cell>
          <table:table-cell/>
          <table:table-cell office:value-type="float" office:value="97.8838" calcext:value-type="float">
            <text:p>97.8838</text:p>
          </table:table-cell>
          <table:table-cell office:value-type="float" office:value="44.8925" calcext:value-type="float">
            <text:p>44.8925</text:p>
          </table:table-cell>
        </table:table-row>
        <table:table-row table:style-name="ro1">
          <table:table-cell office:value-type="float" office:value="97.9899" calcext:value-type="float">
            <text:p>97.9899</text:p>
          </table:table-cell>
          <table:table-cell office:value-type="float" office:value="59.8775" calcext:value-type="float">
            <text:p>59.8775</text:p>
          </table:table-cell>
          <table:table-cell/>
          <table:table-cell office:value-type="float" office:value="98.8519" calcext:value-type="float">
            <text:p>98.8519</text:p>
          </table:table-cell>
          <table:table-cell office:value-type="float" office:value="45.01" calcext:value-type="float">
            <text:p>45.01</text:p>
          </table:table-cell>
        </table:table-row>
        <table:table-row table:style-name="ro1">
          <table:table-cell office:value-type="float" office:value="98.934" calcext:value-type="float">
            <text:p>98.934</text:p>
          </table:table-cell>
          <table:table-cell office:value-type="float" office:value="60.015" calcext:value-type="float">
            <text:p>60.015</text:p>
          </table:table-cell>
          <table:table-cell/>
          <table:table-cell office:value-type="float" office:value="99.8519" calcext:value-type="float">
            <text:p>99.8519</text:p>
          </table:table-cell>
          <table:table-cell office:value-type="float" office:value="45.28" calcext:value-type="float">
            <text:p>45.28</text:p>
          </table:table-cell>
        </table:table-row>
        <table:table-row table:style-name="ro1">
          <table:table-cell office:value-type="float" office:value="100.032" calcext:value-type="float">
            <text:p>100.032</text:p>
          </table:table-cell>
          <table:table-cell office:value-type="float" office:value="60.0825" calcext:value-type="float">
            <text:p>60.0825</text:p>
          </table:table-cell>
          <table:table-cell/>
          <table:table-cell office:value-type="float" office:value="100.933" calcext:value-type="float">
            <text:p>100.933</text:p>
          </table:table-cell>
          <table:table-cell office:value-type="float" office:value="45.08" calcext:value-type="float">
            <text:p>45.08</text:p>
          </table:table-cell>
        </table:table-row>
        <table:table-row table:style-name="ro1">
          <table:table-cell office:value-type="float" office:value="101.214" calcext:value-type="float">
            <text:p>101.214</text:p>
          </table:table-cell>
          <table:table-cell office:value-type="float" office:value="60.11" calcext:value-type="float">
            <text:p>60.11</text:p>
          </table:table-cell>
          <table:table-cell/>
          <table:table-cell office:value-type="float" office:value="101.935" calcext:value-type="float">
            <text:p>101.935</text:p>
          </table:table-cell>
          <table:table-cell office:value-type="float" office:value="45.205" calcext:value-type="float">
            <text:p>45.205</text:p>
          </table:table-cell>
        </table:table-row>
        <table:table-row table:style-name="ro1">
          <table:table-cell office:value-type="float" office:value="101.954" calcext:value-type="float">
            <text:p>101.954</text:p>
          </table:table-cell>
          <table:table-cell office:value-type="float" office:value="60.095" calcext:value-type="float">
            <text:p>60.095</text:p>
          </table:table-cell>
          <table:table-cell/>
          <table:table-cell office:value-type="float" office:value="102.912" calcext:value-type="float">
            <text:p>102.912</text:p>
          </table:table-cell>
          <table:table-cell office:value-type="float" office:value="45.28" calcext:value-type="float">
            <text:p>45.28</text:p>
          </table:table-cell>
        </table:table-row>
        <table:table-row table:style-name="ro1">
          <table:table-cell office:value-type="float" office:value="103.052" calcext:value-type="float">
            <text:p>103.052</text:p>
          </table:table-cell>
          <table:table-cell office:value-type="float" office:value="60.175" calcext:value-type="float">
            <text:p>60.175</text:p>
          </table:table-cell>
          <table:table-cell/>
          <table:table-cell office:value-type="float" office:value="103.979" calcext:value-type="float">
            <text:p>103.979</text:p>
          </table:table-cell>
          <table:table-cell office:value-type="float" office:value="45.4475" calcext:value-type="float">
            <text:p>45.4475</text:p>
          </table:table-cell>
        </table:table-row>
        <table:table-row table:style-name="ro1">
          <table:table-cell office:value-type="float" office:value="104.001" calcext:value-type="float">
            <text:p>104.001</text:p>
          </table:table-cell>
          <table:table-cell office:value-type="float" office:value="60.245" calcext:value-type="float">
            <text:p>60.245</text:p>
          </table:table-cell>
          <table:table-cell/>
          <table:table-cell office:value-type="float" office:value="104.975" calcext:value-type="float">
            <text:p>104.975</text:p>
          </table:table-cell>
          <table:table-cell office:value-type="float" office:value="45.64" calcext:value-type="float">
            <text:p>45.64</text:p>
          </table:table-cell>
        </table:table-row>
        <table:table-row table:style-name="ro1">
          <table:table-cell office:value-type="float" office:value="105.041" calcext:value-type="float">
            <text:p>105.041</text:p>
          </table:table-cell>
          <table:table-cell office:value-type="float" office:value="60.335" calcext:value-type="float">
            <text:p>60.335</text:p>
          </table:table-cell>
          <table:table-cell/>
          <table:table-cell office:value-type="float" office:value="105.971" calcext:value-type="float">
            <text:p>105.971</text:p>
          </table:table-cell>
          <table:table-cell office:value-type="float" office:value="46.005" calcext:value-type="float">
            <text:p>46.005</text:p>
          </table:table-cell>
        </table:table-row>
        <table:table-row table:style-name="ro1">
          <table:table-cell office:value-type="float" office:value="106.083" calcext:value-type="float">
            <text:p>106.083</text:p>
          </table:table-cell>
          <table:table-cell office:value-type="float" office:value="60.3525" calcext:value-type="float">
            <text:p>60.3525</text:p>
          </table:table-cell>
          <table:table-cell/>
          <table:table-cell office:value-type="float" office:value="106.952" calcext:value-type="float">
            <text:p>106.952</text:p>
          </table:table-cell>
          <table:table-cell office:value-type="float" office:value="46.89" calcext:value-type="float">
            <text:p>46.89</text:p>
          </table:table-cell>
        </table:table-row>
        <table:table-row table:style-name="ro1">
          <table:table-cell office:value-type="float" office:value="107.075" calcext:value-type="float">
            <text:p>107.075</text:p>
          </table:table-cell>
          <table:table-cell office:value-type="float" office:value="60.4075" calcext:value-type="float">
            <text:p>60.4075</text:p>
          </table:table-cell>
          <table:table-cell/>
          <table:table-cell office:value-type="float" office:value="108.012" calcext:value-type="float">
            <text:p>108.012</text:p>
          </table:table-cell>
          <table:table-cell office:value-type="float" office:value="47.6375" calcext:value-type="float">
            <text:p>47.6375</text:p>
          </table:table-cell>
        </table:table-row>
        <table:table-row table:style-name="ro1">
          <table:table-cell office:value-type="float" office:value="108.047" calcext:value-type="float">
            <text:p>108.047</text:p>
          </table:table-cell>
          <table:table-cell office:value-type="float" office:value="60.4175" calcext:value-type="float">
            <text:p>60.4175</text:p>
          </table:table-cell>
          <table:table-cell/>
          <table:table-cell office:value-type="float" office:value="109.076" calcext:value-type="float">
            <text:p>109.076</text:p>
          </table:table-cell>
          <table:table-cell office:value-type="float" office:value="48.3425" calcext:value-type="float">
            <text:p>48.3425</text:p>
          </table:table-cell>
        </table:table-row>
        <table:table-row table:style-name="ro1">
          <table:table-cell office:value-type="float" office:value="109.155" calcext:value-type="float">
            <text:p>109.155</text:p>
          </table:table-cell>
          <table:table-cell office:value-type="float" office:value="60.4975" calcext:value-type="float">
            <text:p>60.4975</text:p>
          </table:table-cell>
          <table:table-cell/>
          <table:table-cell office:value-type="float" office:value="110.013" calcext:value-type="float">
            <text:p>110.013</text:p>
          </table:table-cell>
          <table:table-cell office:value-type="float" office:value="48.395" calcext:value-type="float">
            <text:p>48.395</text:p>
          </table:table-cell>
        </table:table-row>
        <table:table-row table:style-name="ro1">
          <table:table-cell office:value-type="float" office:value="110.071" calcext:value-type="float">
            <text:p>110.071</text:p>
          </table:table-cell>
          <table:table-cell office:value-type="float" office:value="60.6275" calcext:value-type="float">
            <text:p>60.6275</text:p>
          </table:table-cell>
          <table:table-cell/>
          <table:table-cell office:value-type="float" office:value="111.043" calcext:value-type="float">
            <text:p>111.043</text:p>
          </table:table-cell>
          <table:table-cell office:value-type="float" office:value="48.3675" calcext:value-type="float">
            <text:p>48.3675</text:p>
          </table:table-cell>
        </table:table-row>
        <table:table-row table:style-name="ro1">
          <table:table-cell office:value-type="float" office:value="111.101" calcext:value-type="float">
            <text:p>111.101</text:p>
          </table:table-cell>
          <table:table-cell office:value-type="float" office:value="60.73" calcext:value-type="float">
            <text:p>60.73</text:p>
          </table:table-cell>
          <table:table-cell/>
          <table:table-cell office:value-type="float" office:value="112.066" calcext:value-type="float">
            <text:p>112.066</text:p>
          </table:table-cell>
          <table:table-cell office:value-type="float" office:value="48.3725" calcext:value-type="float">
            <text:p>48.3725</text:p>
          </table:table-cell>
        </table:table-row>
        <table:table-row table:style-name="ro1">
          <table:table-cell office:value-type="float" office:value="112.091" calcext:value-type="float">
            <text:p>112.091</text:p>
          </table:table-cell>
          <table:table-cell office:value-type="float" office:value="60.765" calcext:value-type="float">
            <text:p>60.765</text:p>
          </table:table-cell>
          <table:table-cell/>
          <table:table-cell office:value-type="float" office:value="113.03" calcext:value-type="float">
            <text:p>113.03</text:p>
          </table:table-cell>
          <table:table-cell office:value-type="float" office:value="48.37" calcext:value-type="float">
            <text:p>48.37</text:p>
          </table:table-cell>
        </table:table-row>
        <table:table-row table:style-name="ro1">
          <table:table-cell office:value-type="float" office:value="113.119" calcext:value-type="float">
            <text:p>113.119</text:p>
          </table:table-cell>
          <table:table-cell office:value-type="float" office:value="60.895" calcext:value-type="float">
            <text:p>60.895</text:p>
          </table:table-cell>
          <table:table-cell/>
          <table:table-cell office:value-type="float" office:value="114.125" calcext:value-type="float">
            <text:p>114.125</text:p>
          </table:table-cell>
          <table:table-cell office:value-type="float" office:value="48.395" calcext:value-type="float">
            <text:p>48.395</text:p>
          </table:table-cell>
        </table:table-row>
        <table:table-row table:style-name="ro1">
          <table:table-cell office:value-type="float" office:value="114.127" calcext:value-type="float">
            <text:p>114.127</text:p>
          </table:table-cell>
          <table:table-cell office:value-type="float" office:value="60.925" calcext:value-type="float">
            <text:p>60.925</text:p>
          </table:table-cell>
          <table:table-cell/>
          <table:table-cell office:value-type="float" office:value="115.16" calcext:value-type="float">
            <text:p>115.16</text:p>
          </table:table-cell>
          <table:table-cell office:value-type="float" office:value="48.9575" calcext:value-type="float">
            <text:p>48.9575</text:p>
          </table:table-cell>
        </table:table-row>
        <table:table-row table:style-name="ro1">
          <table:table-cell office:value-type="float" office:value="115.105" calcext:value-type="float">
            <text:p>115.105</text:p>
          </table:table-cell>
          <table:table-cell office:value-type="float" office:value="61.055" calcext:value-type="float">
            <text:p>61.055</text:p>
          </table:table-cell>
          <table:table-cell/>
          <table:table-cell office:value-type="float" office:value="116.172" calcext:value-type="float">
            <text:p>116.172</text:p>
          </table:table-cell>
          <table:table-cell office:value-type="float" office:value="50.315" calcext:value-type="float">
            <text:p>50.315</text:p>
          </table:table-cell>
        </table:table-row>
        <table:table-row table:style-name="ro1">
          <table:table-cell office:value-type="float" office:value="116.142" calcext:value-type="float">
            <text:p>116.142</text:p>
          </table:table-cell>
          <table:table-cell office:value-type="float" office:value="61.2425" calcext:value-type="float">
            <text:p>61.2425</text:p>
          </table:table-cell>
          <table:table-cell/>
          <table:table-cell office:value-type="float" office:value="117.186" calcext:value-type="float">
            <text:p>117.186</text:p>
          </table:table-cell>
          <table:table-cell office:value-type="float" office:value="51.8075" calcext:value-type="float">
            <text:p>51.8075</text:p>
          </table:table-cell>
        </table:table-row>
        <table:table-row table:style-name="ro1">
          <table:table-cell office:value-type="float" office:value="117.112" calcext:value-type="float">
            <text:p>117.112</text:p>
          </table:table-cell>
          <table:table-cell office:value-type="float" office:value="61.45" calcext:value-type="float">
            <text:p>61.45</text:p>
          </table:table-cell>
          <table:table-cell/>
          <table:table-cell office:value-type="float" office:value="118.202" calcext:value-type="float">
            <text:p>118.202</text:p>
          </table:table-cell>
          <table:table-cell office:value-type="float" office:value="56.3025" calcext:value-type="float">
            <text:p>56.3025</text:p>
          </table:table-cell>
        </table:table-row>
        <table:table-row table:style-name="ro1">
          <table:table-cell office:value-type="float" office:value="118.112" calcext:value-type="float">
            <text:p>118.112</text:p>
          </table:table-cell>
          <table:table-cell office:value-type="float" office:value="61.6525" calcext:value-type="float">
            <text:p>61.6525</text:p>
          </table:table-cell>
          <table:table-cell/>
          <table:table-cell office:value-type="float" office:value="119.231" calcext:value-type="float">
            <text:p>119.231</text:p>
          </table:table-cell>
          <table:table-cell office:value-type="float" office:value="56.865" calcext:value-type="float">
            <text:p>56.865</text:p>
          </table:table-cell>
        </table:table-row>
        <table:table-row table:style-name="ro1">
          <table:table-cell office:value-type="float" office:value="119.17" calcext:value-type="float">
            <text:p>119.17</text:p>
          </table:table-cell>
          <table:table-cell office:value-type="float" office:value="61.9175" calcext:value-type="float">
            <text:p>61.9175</text:p>
          </table:table-cell>
          <table:table-cell/>
          <table:table-cell office:value-type="float" office:value="120.312" calcext:value-type="float">
            <text:p>120.312</text:p>
          </table:table-cell>
          <table:table-cell office:value-type="float" office:value="57.2975" calcext:value-type="float">
            <text:p>57.2975</text:p>
          </table:table-cell>
        </table:table-row>
        <table:table-row table:style-name="ro1">
          <table:table-cell office:value-type="float" office:value="120.153" calcext:value-type="float">
            <text:p>120.153</text:p>
          </table:table-cell>
          <table:table-cell office:value-type="float" office:value="62.485" calcext:value-type="float">
            <text:p>62.485</text:p>
          </table:table-cell>
          <table:table-cell/>
          <table:table-cell office:value-type="float" office:value="121.28" calcext:value-type="float">
            <text:p>121.28</text:p>
          </table:table-cell>
          <table:table-cell office:value-type="float" office:value="56.54" calcext:value-type="float">
            <text:p>56.54</text:p>
          </table:table-cell>
        </table:table-row>
        <table:table-row table:style-name="ro1">
          <table:table-cell office:value-type="float" office:value="121.169" calcext:value-type="float">
            <text:p>121.169</text:p>
          </table:table-cell>
          <table:table-cell office:value-type="float" office:value="63.195" calcext:value-type="float">
            <text:p>63.195</text:p>
          </table:table-cell>
          <table:table-cell/>
          <table:table-cell office:value-type="float" office:value="122.392" calcext:value-type="float">
            <text:p>122.392</text:p>
          </table:table-cell>
          <table:table-cell office:value-type="float" office:value="58.2925" calcext:value-type="float">
            <text:p>58.2925</text:p>
          </table:table-cell>
        </table:table-row>
        <table:table-row table:style-name="ro1">
          <table:table-cell office:value-type="float" office:value="122.149" calcext:value-type="float">
            <text:p>122.149</text:p>
          </table:table-cell>
          <table:table-cell office:value-type="float" office:value="63.1375" calcext:value-type="float">
            <text:p>63.1375</text:p>
          </table:table-cell>
          <table:table-cell/>
          <table:table-cell office:value-type="float" office:value="123.293" calcext:value-type="float">
            <text:p>123.293</text:p>
          </table:table-cell>
          <table:table-cell office:value-type="float" office:value="58.3775" calcext:value-type="float">
            <text:p>58.3775</text:p>
          </table:table-cell>
        </table:table-row>
        <table:table-row table:style-name="ro1">
          <table:table-cell office:value-type="float" office:value="123.195" calcext:value-type="float">
            <text:p>123.195</text:p>
          </table:table-cell>
          <table:table-cell office:value-type="float" office:value="63.1425" calcext:value-type="float">
            <text:p>63.1425</text:p>
          </table:table-cell>
          <table:table-cell/>
          <table:table-cell office:value-type="float" office:value="124.305" calcext:value-type="float">
            <text:p>124.305</text:p>
          </table:table-cell>
          <table:table-cell office:value-type="float" office:value="58.2925" calcext:value-type="float">
            <text:p>58.2925</text:p>
          </table:table-cell>
        </table:table-row>
        <table:table-row table:style-name="ro1">
          <table:table-cell office:value-type="float" office:value="124.159" calcext:value-type="float">
            <text:p>124.159</text:p>
          </table:table-cell>
          <table:table-cell office:value-type="float" office:value="63.14" calcext:value-type="float">
            <text:p>63.14</text:p>
          </table:table-cell>
          <table:table-cell/>
          <table:table-cell office:value-type="float" office:value="125.314" calcext:value-type="float">
            <text:p>125.314</text:p>
          </table:table-cell>
          <table:table-cell office:value-type="float" office:value="58.34" calcext:value-type="float">
            <text:p>58.34</text:p>
          </table:table-cell>
        </table:table-row>
        <table:table-row table:style-name="ro1">
          <table:table-cell office:value-type="float" office:value="125.126" calcext:value-type="float">
            <text:p>125.126</text:p>
          </table:table-cell>
          <table:table-cell office:value-type="float" office:value="63.14" calcext:value-type="float">
            <text:p>63.14</text:p>
          </table:table-cell>
          <table:table-cell/>
          <table:table-cell office:value-type="float" office:value="126.338" calcext:value-type="float">
            <text:p>126.338</text:p>
          </table:table-cell>
          <table:table-cell office:value-type="float" office:value="58.335" calcext:value-type="float">
            <text:p>58.335</text:p>
          </table:table-cell>
        </table:table-row>
        <table:table-row table:style-name="ro1">
          <table:table-cell office:value-type="float" office:value="126.204" calcext:value-type="float">
            <text:p>126.204</text:p>
          </table:table-cell>
          <table:table-cell office:value-type="float" office:value="63.14" calcext:value-type="float">
            <text:p>63.14</text:p>
          </table:table-cell>
          <table:table-cell/>
          <table:table-cell office:value-type="float" office:value="127.44" calcext:value-type="float">
            <text:p>127.44</text:p>
          </table:table-cell>
          <table:table-cell office:value-type="float" office:value="58.3425" calcext:value-type="float">
            <text:p>58.3425</text:p>
          </table:table-cell>
        </table:table-row>
        <table:table-row table:style-name="ro1">
          <table:table-cell office:value-type="float" office:value="127.235" calcext:value-type="float">
            <text:p>127.235</text:p>
          </table:table-cell>
          <table:table-cell office:value-type="float" office:value="64.3625" calcext:value-type="float">
            <text:p>64.3625</text:p>
          </table:table-cell>
          <table:table-cell/>
          <table:table-cell office:value-type="float" office:value="128.367" calcext:value-type="float">
            <text:p>128.367</text:p>
          </table:table-cell>
          <table:table-cell office:value-type="float" office:value="58.3275" calcext:value-type="float">
            <text:p>58.3275</text:p>
          </table:table-cell>
        </table:table-row>
        <table:table-row table:style-name="ro1">
          <table:table-cell office:value-type="float" office:value="128.184" calcext:value-type="float">
            <text:p>128.184</text:p>
          </table:table-cell>
          <table:table-cell office:value-type="float" office:value="66.78" calcext:value-type="float">
            <text:p>66.78</text:p>
          </table:table-cell>
          <table:table-cell/>
          <table:table-cell office:value-type="float" office:value="129.317" calcext:value-type="float">
            <text:p>129.317</text:p>
          </table:table-cell>
          <table:table-cell office:value-type="float" office:value="58.505" calcext:value-type="float">
            <text:p>58.505</text:p>
          </table:table-cell>
        </table:table-row>
        <table:table-row table:style-name="ro1">
          <table:table-cell office:value-type="float" office:value="129.182" calcext:value-type="float">
            <text:p>129.182</text:p>
          </table:table-cell>
          <table:table-cell office:value-type="float" office:value="66.82" calcext:value-type="float">
            <text:p>66.82</text:p>
          </table:table-cell>
          <table:table-cell/>
          <table:table-cell office:value-type="float" office:value="130.379" calcext:value-type="float">
            <text:p>130.379</text:p>
          </table:table-cell>
          <table:table-cell office:value-type="float" office:value="60.2525" calcext:value-type="float">
            <text:p>60.2525</text:p>
          </table:table-cell>
        </table:table-row>
        <table:table-row table:style-name="ro1">
          <table:table-cell office:value-type="float" office:value="130.183" calcext:value-type="float">
            <text:p>130.183</text:p>
          </table:table-cell>
          <table:table-cell office:value-type="float" office:value="66.8925" calcext:value-type="float">
            <text:p>66.8925</text:p>
          </table:table-cell>
          <table:table-cell/>
          <table:table-cell office:value-type="float" office:value="131.365" calcext:value-type="float">
            <text:p>131.365</text:p>
          </table:table-cell>
          <table:table-cell office:value-type="float" office:value="61.4625" calcext:value-type="float">
            <text:p>61.4625</text:p>
          </table:table-cell>
        </table:table-row>
        <table:table-row table:style-name="ro1">
          <table:table-cell office:value-type="float" office:value="131.196" calcext:value-type="float">
            <text:p>131.196</text:p>
          </table:table-cell>
          <table:table-cell office:value-type="float" office:value="67.025" calcext:value-type="float">
            <text:p>67.025</text:p>
          </table:table-cell>
          <table:table-cell/>
          <table:table-cell office:value-type="float" office:value="132.405" calcext:value-type="float">
            <text:p>132.405</text:p>
          </table:table-cell>
          <table:table-cell office:value-type="float" office:value="61.8025" calcext:value-type="float">
            <text:p>61.8025</text:p>
          </table:table-cell>
        </table:table-row>
        <table:table-row table:style-name="ro1">
          <table:table-cell office:value-type="float" office:value="132.24" calcext:value-type="float">
            <text:p>132.24</text:p>
          </table:table-cell>
          <table:table-cell office:value-type="float" office:value="67.115" calcext:value-type="float">
            <text:p>67.115</text:p>
          </table:table-cell>
          <table:table-cell/>
          <table:table-cell office:value-type="float" office:value="133.543" calcext:value-type="float">
            <text:p>133.543</text:p>
          </table:table-cell>
          <table:table-cell office:value-type="float" office:value="61.84" calcext:value-type="float">
            <text:p>61.84</text:p>
          </table:table-cell>
        </table:table-row>
        <table:table-row table:style-name="ro1">
          <table:table-cell office:value-type="float" office:value="133.233" calcext:value-type="float">
            <text:p>133.233</text:p>
          </table:table-cell>
          <table:table-cell office:value-type="float" office:value="67.1275" calcext:value-type="float">
            <text:p>67.1275</text:p>
          </table:table-cell>
          <table:table-cell/>
          <table:table-cell office:value-type="float" office:value="134.434" calcext:value-type="float">
            <text:p>134.434</text:p>
          </table:table-cell>
          <table:table-cell office:value-type="float" office:value="61.9425" calcext:value-type="float">
            <text:p>61.9425</text:p>
          </table:table-cell>
        </table:table-row>
        <table:table-row table:style-name="ro1">
          <table:table-cell office:value-type="float" office:value="134.222" calcext:value-type="float">
            <text:p>134.222</text:p>
          </table:table-cell>
          <table:table-cell office:value-type="float" office:value="67.1325" calcext:value-type="float">
            <text:p>67.1325</text:p>
          </table:table-cell>
          <table:table-cell/>
          <table:table-cell office:value-type="float" office:value="135.468" calcext:value-type="float">
            <text:p>135.468</text:p>
          </table:table-cell>
          <table:table-cell office:value-type="float" office:value="61.9025" calcext:value-type="float">
            <text:p>61.9025</text:p>
          </table:table-cell>
        </table:table-row>
        <table:table-row table:style-name="ro1">
          <table:table-cell office:value-type="float" office:value="135.286" calcext:value-type="float">
            <text:p>135.286</text:p>
          </table:table-cell>
          <table:table-cell office:value-type="float" office:value="67.6525" calcext:value-type="float">
            <text:p>67.6525</text:p>
          </table:table-cell>
          <table:table-cell/>
          <table:table-cell office:value-type="float" office:value="136.483" calcext:value-type="float">
            <text:p>136.483</text:p>
          </table:table-cell>
          <table:table-cell office:value-type="float" office:value="61.8925" calcext:value-type="float">
            <text:p>61.8925</text:p>
          </table:table-cell>
        </table:table-row>
        <table:table-row table:style-name="ro1">
          <table:table-cell office:value-type="float" office:value="136.294" calcext:value-type="float">
            <text:p>136.294</text:p>
          </table:table-cell>
          <table:table-cell office:value-type="float" office:value="68.8125" calcext:value-type="float">
            <text:p>68.8125</text:p>
          </table:table-cell>
          <table:table-cell/>
          <table:table-cell office:value-type="float" office:value="137.536" calcext:value-type="float">
            <text:p>137.536</text:p>
          </table:table-cell>
          <table:table-cell office:value-type="float" office:value="61.8925" calcext:value-type="float">
            <text:p>61.8925</text:p>
          </table:table-cell>
        </table:table-row>
        <table:table-row table:style-name="ro1">
          <table:table-cell office:value-type="float" office:value="137.383" calcext:value-type="float">
            <text:p>137.383</text:p>
          </table:table-cell>
          <table:table-cell office:value-type="float" office:value="71.225" calcext:value-type="float">
            <text:p>71.225</text:p>
          </table:table-cell>
          <table:table-cell/>
          <table:table-cell office:value-type="float" office:value="138.521" calcext:value-type="float">
            <text:p>138.521</text:p>
          </table:table-cell>
          <table:table-cell office:value-type="float" office:value="61.8825" calcext:value-type="float">
            <text:p>61.8825</text:p>
          </table:table-cell>
        </table:table-row>
        <table:table-row table:style-name="ro1">
          <table:table-cell office:value-type="float" office:value="138.349" calcext:value-type="float">
            <text:p>138.349</text:p>
          </table:table-cell>
          <table:table-cell office:value-type="float" office:value="73.4875" calcext:value-type="float">
            <text:p>73.4875</text:p>
          </table:table-cell>
          <table:table-cell/>
          <table:table-cell office:value-type="float" office:value="139.531" calcext:value-type="float">
            <text:p>139.531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1">
          <table:table-cell office:value-type="float" office:value="139.34" calcext:value-type="float">
            <text:p>139.34</text:p>
          </table:table-cell>
          <table:table-cell office:value-type="float" office:value="73.6275" calcext:value-type="float">
            <text:p>73.6275</text:p>
          </table:table-cell>
          <table:table-cell/>
          <table:table-cell office:value-type="float" office:value="140.552" calcext:value-type="float">
            <text:p>140.552</text:p>
          </table:table-cell>
          <table:table-cell office:value-type="float" office:value="61.9075" calcext:value-type="float">
            <text:p>61.9075</text:p>
          </table:table-cell>
        </table:table-row>
        <table:table-row table:style-name="ro1">
          <table:table-cell office:value-type="float" office:value="140.322" calcext:value-type="float">
            <text:p>140.322</text:p>
          </table:table-cell>
          <table:table-cell office:value-type="float" office:value="75.39" calcext:value-type="float">
            <text:p>75.39</text:p>
          </table:table-cell>
          <table:table-cell/>
          <table:table-cell office:value-type="float" office:value="141.565" calcext:value-type="float">
            <text:p>141.565</text:p>
          </table:table-cell>
          <table:table-cell office:value-type="float" office:value="61.9375" calcext:value-type="float">
            <text:p>61.9375</text:p>
          </table:table-cell>
        </table:table-row>
        <table:table-row table:style-name="ro1">
          <table:table-cell office:value-type="float" office:value="141.386" calcext:value-type="float">
            <text:p>141.386</text:p>
          </table:table-cell>
          <table:table-cell office:value-type="float" office:value="76.605" calcext:value-type="float">
            <text:p>76.605</text:p>
          </table:table-cell>
          <table:table-cell/>
          <table:table-cell office:value-type="float" office:value="142.59" calcext:value-type="float">
            <text:p>142.59</text:p>
          </table:table-cell>
          <table:table-cell office:value-type="float" office:value="61.89" calcext:value-type="float">
            <text:p>61.89</text:p>
          </table:table-cell>
        </table:table-row>
        <table:table-row table:style-name="ro1">
          <table:table-cell office:value-type="float" office:value="142.341" calcext:value-type="float">
            <text:p>142.341</text:p>
          </table:table-cell>
          <table:table-cell office:value-type="float" office:value="76.71" calcext:value-type="float">
            <text:p>76.71</text:p>
          </table:table-cell>
          <table:table-cell/>
          <table:table-cell office:value-type="float" office:value="143.581" calcext:value-type="float">
            <text:p>143.581</text:p>
          </table:table-cell>
          <table:table-cell office:value-type="float" office:value="61.905" calcext:value-type="float">
            <text:p>61.905</text:p>
          </table:table-cell>
        </table:table-row>
        <table:table-row table:style-name="ro1">
          <table:table-cell office:value-type="float" office:value="143.403" calcext:value-type="float">
            <text:p>143.403</text:p>
          </table:table-cell>
          <table:table-cell office:value-type="float" office:value="76.87" calcext:value-type="float">
            <text:p>76.87</text:p>
          </table:table-cell>
          <table:table-cell/>
          <table:table-cell office:value-type="float" office:value="144.647" calcext:value-type="float">
            <text:p>144.647</text:p>
          </table:table-cell>
          <table:table-cell office:value-type="float" office:value="61.9075" calcext:value-type="float">
            <text:p>61.9075</text:p>
          </table:table-cell>
        </table:table-row>
        <table:table-row table:style-name="ro1">
          <table:table-cell office:value-type="float" office:value="144.419" calcext:value-type="float">
            <text:p>144.419</text:p>
          </table:table-cell>
          <table:table-cell office:value-type="float" office:value="76.86" calcext:value-type="float">
            <text:p>76.86</text:p>
          </table:table-cell>
          <table:table-cell/>
          <table:table-cell office:value-type="float" office:value="145.697" calcext:value-type="float">
            <text:p>145.697</text:p>
          </table:table-cell>
          <table:table-cell office:value-type="float" office:value="61.9975" calcext:value-type="float">
            <text:p>61.9975</text:p>
          </table:table-cell>
        </table:table-row>
        <table:table-row table:style-name="ro1">
          <table:table-cell office:value-type="float" office:value="145.367" calcext:value-type="float">
            <text:p>145.367</text:p>
          </table:table-cell>
          <table:table-cell office:value-type="float" office:value="76.9275" calcext:value-type="float">
            <text:p>76.9275</text:p>
          </table:table-cell>
          <table:table-cell/>
          <table:table-cell office:value-type="float" office:value="146.684" calcext:value-type="float">
            <text:p>146.684</text:p>
          </table:table-cell>
          <table:table-cell office:value-type="float" office:value="61.895" calcext:value-type="float">
            <text:p>61.895</text:p>
          </table:table-cell>
        </table:table-row>
        <table:table-row table:style-name="ro1">
          <table:table-cell office:value-type="float" office:value="146.419" calcext:value-type="float">
            <text:p>146.419</text:p>
          </table:table-cell>
          <table:table-cell office:value-type="float" office:value="76.905" calcext:value-type="float">
            <text:p>76.905</text:p>
          </table:table-cell>
          <table:table-cell/>
          <table:table-cell office:value-type="float" office:value="147.736" calcext:value-type="float">
            <text:p>147.736</text:p>
          </table:table-cell>
          <table:table-cell office:value-type="float" office:value="61.9025" calcext:value-type="float">
            <text:p>61.9025</text:p>
          </table:table-cell>
        </table:table-row>
        <table:table-row table:style-name="ro1">
          <table:table-cell office:value-type="float" office:value="147.401" calcext:value-type="float">
            <text:p>147.40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48.816" calcext:value-type="float">
            <text:p>148.816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148.386" calcext:value-type="float">
            <text:p>148.386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149.841" calcext:value-type="float">
            <text:p>149.841</text:p>
          </table:table-cell>
          <table:table-cell office:value-type="float" office:value="61.885" calcext:value-type="float">
            <text:p>61.885</text:p>
          </table:table-cell>
        </table:table-row>
        <table:table-row table:style-name="ro1">
          <table:table-cell office:value-type="float" office:value="149.457" calcext:value-type="float">
            <text:p>149.457</text:p>
          </table:table-cell>
          <table:table-cell office:value-type="float" office:value="77.11" calcext:value-type="float">
            <text:p>77.11</text:p>
          </table:table-cell>
          <table:table-cell/>
          <table:table-cell office:value-type="float" office:value="150.831" calcext:value-type="float">
            <text:p>150.831</text:p>
          </table:table-cell>
          <table:table-cell office:value-type="float" office:value="61.9475" calcext:value-type="float">
            <text:p>61.9475</text:p>
          </table:table-cell>
        </table:table-row>
        <table:table-row table:style-name="ro1">
          <table:table-cell office:value-type="float" office:value="150.441" calcext:value-type="float">
            <text:p>150.441</text:p>
          </table:table-cell>
          <table:table-cell office:value-type="float" office:value="77.2475" calcext:value-type="float">
            <text:p>77.2475</text:p>
          </table:table-cell>
          <table:table-cell/>
          <table:table-cell office:value-type="float" office:value="151.886" calcext:value-type="float">
            <text:p>151.886</text:p>
          </table:table-cell>
          <table:table-cell office:value-type="float" office:value="61.9475" calcext:value-type="float">
            <text:p>61.9475</text:p>
          </table:table-cell>
        </table:table-row>
        <table:table-row table:style-name="ro1">
          <table:table-cell office:value-type="float" office:value="151.435" calcext:value-type="float">
            <text:p>151.435</text:p>
          </table:table-cell>
          <table:table-cell office:value-type="float" office:value="77.37" calcext:value-type="float">
            <text:p>77.37</text:p>
          </table:table-cell>
          <table:table-cell/>
          <table:table-cell office:value-type="float" office:value="152.944" calcext:value-type="float">
            <text:p>152.944</text:p>
          </table:table-cell>
          <table:table-cell office:value-type="float" office:value="61.92" calcext:value-type="float">
            <text:p>61.92</text:p>
          </table:table-cell>
        </table:table-row>
        <table:table-row table:style-name="ro1">
          <table:table-cell office:value-type="float" office:value="152.466" calcext:value-type="float">
            <text:p>152.466</text:p>
          </table:table-cell>
          <table:table-cell office:value-type="float" office:value="77.315" calcext:value-type="float">
            <text:p>77.315</text:p>
          </table:table-cell>
          <table:table-cell/>
          <table:table-cell office:value-type="float" office:value="153.859" calcext:value-type="float">
            <text:p>153.859</text:p>
          </table:table-cell>
          <table:table-cell office:value-type="float" office:value="61.86" calcext:value-type="float">
            <text:p>61.86</text:p>
          </table:table-cell>
        </table:table-row>
        <table:table-row table:style-name="ro1">
          <table:table-cell office:value-type="float" office:value="153.502" calcext:value-type="float">
            <text:p>153.502</text:p>
          </table:table-cell>
          <table:table-cell office:value-type="float" office:value="77.535" calcext:value-type="float">
            <text:p>77.535</text:p>
          </table:table-cell>
          <table:table-cell/>
          <table:table-cell office:value-type="float" office:value="155.006" calcext:value-type="float">
            <text:p>155.006</text:p>
          </table:table-cell>
          <table:table-cell office:value-type="float" office:value="61.8725" calcext:value-type="float">
            <text:p>61.8725</text:p>
          </table:table-cell>
        </table:table-row>
        <table:table-row table:style-name="ro1">
          <table:table-cell office:value-type="float" office:value="154.505" calcext:value-type="float">
            <text:p>154.505</text:p>
          </table:table-cell>
          <table:table-cell office:value-type="float" office:value="77.61" calcext:value-type="float">
            <text:p>77.61</text:p>
          </table:table-cell>
          <table:table-cell/>
          <table:table-cell office:value-type="float" office:value="155.983" calcext:value-type="float">
            <text:p>155.983</text:p>
          </table:table-cell>
          <table:table-cell office:value-type="float" office:value="61.92" calcext:value-type="float">
            <text:p>61.92</text:p>
          </table:table-cell>
        </table:table-row>
        <table:table-row table:style-name="ro1">
          <table:table-cell office:value-type="float" office:value="155.539" calcext:value-type="float">
            <text:p>155.539</text:p>
          </table:table-cell>
          <table:table-cell office:value-type="float" office:value="77.9075" calcext:value-type="float">
            <text:p>77.9075</text:p>
          </table:table-cell>
          <table:table-cell/>
          <table:table-cell office:value-type="float" office:value="157.005" calcext:value-type="float">
            <text:p>157.005</text:p>
          </table:table-cell>
          <table:table-cell office:value-type="float" office:value="61.9325" calcext:value-type="float">
            <text:p>61.9325</text:p>
          </table:table-cell>
        </table:table-row>
        <table:table-row table:style-name="ro1">
          <table:table-cell office:value-type="float" office:value="156.62" calcext:value-type="float">
            <text:p>156.62</text:p>
          </table:table-cell>
          <table:table-cell office:value-type="float" office:value="78.2425" calcext:value-type="float">
            <text:p>78.2425</text:p>
          </table:table-cell>
          <table:table-cell/>
          <table:table-cell office:value-type="float" office:value="157.97" calcext:value-type="float">
            <text:p>157.97</text:p>
          </table:table-cell>
          <table:table-cell office:value-type="float" office:value="61.945" calcext:value-type="float">
            <text:p>61.945</text:p>
          </table:table-cell>
        </table:table-row>
        <table:table-row table:style-name="ro1">
          <table:table-cell office:value-type="float" office:value="157.62" calcext:value-type="float">
            <text:p>157.62</text:p>
          </table:table-cell>
          <table:table-cell office:value-type="float" office:value="78.14" calcext:value-type="float">
            <text:p>78.14</text:p>
          </table:table-cell>
          <table:table-cell/>
          <table:table-cell office:value-type="float" office:value="159.029" calcext:value-type="float">
            <text:p>159.029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1">
          <table:table-cell office:value-type="float" office:value="158.597" calcext:value-type="float">
            <text:p>158.597</text:p>
          </table:table-cell>
          <table:table-cell office:value-type="float" office:value="78.24" calcext:value-type="float">
            <text:p>78.24</text:p>
          </table:table-cell>
          <table:table-cell/>
          <table:table-cell office:value-type="float" office:value="160.051" calcext:value-type="float">
            <text:p>160.051</text:p>
          </table:table-cell>
          <table:table-cell office:value-type="float" office:value="61.9275" calcext:value-type="float">
            <text:p>61.9275</text:p>
          </table:table-cell>
        </table:table-row>
        <table:table-row table:style-name="ro1">
          <table:table-cell office:value-type="float" office:value="159.583" calcext:value-type="float">
            <text:p>159.583</text:p>
          </table:table-cell>
          <table:table-cell office:value-type="float" office:value="78.2375" calcext:value-type="float">
            <text:p>78.2375</text:p>
          </table:table-cell>
          <table:table-cell/>
          <table:table-cell office:value-type="float" office:value="161.068" calcext:value-type="float">
            <text:p>161.068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1">
          <table:table-cell office:value-type="float" office:value="160.56" calcext:value-type="float">
            <text:p>160.56</text:p>
          </table:table-cell>
          <table:table-cell office:value-type="float" office:value="78.565" calcext:value-type="float">
            <text:p>78.565</text:p>
          </table:table-cell>
          <table:table-cell/>
          <table:table-cell office:value-type="float" office:value="162.118" calcext:value-type="float">
            <text:p>162.118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1">
          <table:table-cell office:value-type="float" office:value="161.625" calcext:value-type="float">
            <text:p>161.625</text:p>
          </table:table-cell>
          <table:table-cell office:value-type="float" office:value="78.2325" calcext:value-type="float">
            <text:p>78.2325</text:p>
          </table:table-cell>
          <table:table-cell/>
          <table:table-cell office:value-type="float" office:value="163.139" calcext:value-type="float">
            <text:p>163.139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>
          <table:table-cell office:value-type="float" office:value="162.614" calcext:value-type="float">
            <text:p>162.614</text:p>
          </table:table-cell>
          <table:table-cell office:value-type="float" office:value="78.1775" calcext:value-type="float">
            <text:p>78.1775</text:p>
          </table:table-cell>
          <table:table-cell/>
          <table:table-cell office:value-type="float" office:value="164.137" calcext:value-type="float">
            <text:p>164.137</text:p>
          </table:table-cell>
          <table:table-cell office:value-type="float" office:value="61.9525" calcext:value-type="float">
            <text:p>61.9525</text:p>
          </table:table-cell>
        </table:table-row>
        <table:table-row table:style-name="ro1">
          <table:table-cell office:value-type="float" office:value="163.588" calcext:value-type="float">
            <text:p>163.588</text:p>
          </table:table-cell>
          <table:table-cell office:value-type="float" office:value="78.165" calcext:value-type="float">
            <text:p>78.165</text:p>
          </table:table-cell>
          <table:table-cell/>
          <table:table-cell office:value-type="float" office:value="165.106" calcext:value-type="float">
            <text:p>165.106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1">
          <table:table-cell office:value-type="float" office:value="164.641" calcext:value-type="float">
            <text:p>164.641</text:p>
          </table:table-cell>
          <table:table-cell office:value-type="float" office:value="78.15" calcext:value-type="float">
            <text:p>78.15</text:p>
          </table:table-cell>
          <table:table-cell/>
          <table:table-cell office:value-type="float" office:value="166.059" calcext:value-type="float">
            <text:p>166.059</text:p>
          </table:table-cell>
          <table:table-cell office:value-type="float" office:value="62.0375" calcext:value-type="float">
            <text:p>62.0375</text:p>
          </table:table-cell>
        </table:table-row>
        <table:table-row table:style-name="ro1">
          <table:table-cell office:value-type="float" office:value="165.61" calcext:value-type="float">
            <text:p>165.61</text:p>
          </table:table-cell>
          <table:table-cell office:value-type="float" office:value="78.15" calcext:value-type="float">
            <text:p>78.15</text:p>
          </table:table-cell>
          <table:table-cell/>
          <table:table-cell office:value-type="float" office:value="167.077" calcext:value-type="float">
            <text:p>167.077</text:p>
          </table:table-cell>
          <table:table-cell office:value-type="float" office:value="62.475" calcext:value-type="float">
            <text:p>62.475</text:p>
          </table:table-cell>
        </table:table-row>
        <table:table-row table:style-name="ro1">
          <table:table-cell office:value-type="float" office:value="166.645" calcext:value-type="float">
            <text:p>166.645</text:p>
          </table:table-cell>
          <table:table-cell office:value-type="float" office:value="78.1475" calcext:value-type="float">
            <text:p>78.1475</text:p>
          </table:table-cell>
          <table:table-cell/>
          <table:table-cell office:value-type="float" office:value="168.06" calcext:value-type="float">
            <text:p>168.06</text:p>
          </table:table-cell>
          <table:table-cell office:value-type="float" office:value="63.015" calcext:value-type="float">
            <text:p>63.015</text:p>
          </table:table-cell>
        </table:table-row>
        <table:table-row table:style-name="ro1">
          <table:table-cell office:value-type="float" office:value="167.693" calcext:value-type="float">
            <text:p>167.693</text:p>
          </table:table-cell>
          <table:table-cell office:value-type="float" office:value="78.135" calcext:value-type="float">
            <text:p>78.135</text:p>
          </table:table-cell>
          <table:table-cell/>
          <table:table-cell office:value-type="float" office:value="169.158" calcext:value-type="float">
            <text:p>169.158</text:p>
          </table:table-cell>
          <table:table-cell office:value-type="float" office:value="63.61" calcext:value-type="float">
            <text:p>63.61</text:p>
          </table:table-cell>
        </table:table-row>
        <table:table-row table:style-name="ro1">
          <table:table-cell office:value-type="float" office:value="168.779" calcext:value-type="float">
            <text:p>168.779</text:p>
          </table:table-cell>
          <table:table-cell office:value-type="float" office:value="78.1375" calcext:value-type="float">
            <text:p>78.1375</text:p>
          </table:table-cell>
          <table:table-cell/>
          <table:table-cell office:value-type="float" office:value="170.227" calcext:value-type="float">
            <text:p>170.227</text:p>
          </table:table-cell>
          <table:table-cell office:value-type="float" office:value="63.6775" calcext:value-type="float">
            <text:p>63.6775</text:p>
          </table:table-cell>
        </table:table-row>
        <table:table-row table:style-name="ro1">
          <table:table-cell office:value-type="float" office:value="169.751" calcext:value-type="float">
            <text:p>169.751</text:p>
          </table:table-cell>
          <table:table-cell office:value-type="float" office:value="78.1425" calcext:value-type="float">
            <text:p>78.1425</text:p>
          </table:table-cell>
          <table:table-cell/>
          <table:table-cell office:value-type="float" office:value="171.233" calcext:value-type="float">
            <text:p>171.233</text:p>
          </table:table-cell>
          <table:table-cell office:value-type="float" office:value="63.605" calcext:value-type="float">
            <text:p>63.605</text:p>
          </table:table-cell>
        </table:table-row>
        <table:table-row table:style-name="ro1">
          <table:table-cell office:value-type="float" office:value="170.791" calcext:value-type="float">
            <text:p>170.791</text:p>
          </table:table-cell>
          <table:table-cell office:value-type="float" office:value="78.145" calcext:value-type="float">
            <text:p>78.145</text:p>
          </table:table-cell>
          <table:table-cell/>
          <table:table-cell office:value-type="float" office:value="172.26" calcext:value-type="float">
            <text:p>172.26</text:p>
          </table:table-cell>
          <table:table-cell office:value-type="float" office:value="64.1025" calcext:value-type="float">
            <text:p>64.1025</text:p>
          </table:table-cell>
        </table:table-row>
        <table:table-row table:style-name="ro1">
          <table:table-cell office:value-type="float" office:value="171.75" calcext:value-type="float">
            <text:p>171.75</text:p>
          </table:table-cell>
          <table:table-cell office:value-type="float" office:value="78.135" calcext:value-type="float">
            <text:p>78.135</text:p>
          </table:table-cell>
          <table:table-cell/>
          <table:table-cell office:value-type="float" office:value="173.331" calcext:value-type="float">
            <text:p>173.331</text:p>
          </table:table-cell>
          <table:table-cell office:value-type="float" office:value="64.3575" calcext:value-type="float">
            <text:p>64.3575</text:p>
          </table:table-cell>
        </table:table-row>
        <table:table-row table:style-name="ro1">
          <table:table-cell office:value-type="float" office:value="172.796" calcext:value-type="float">
            <text:p>172.796</text:p>
          </table:table-cell>
          <table:table-cell office:value-type="float" office:value="78.1375" calcext:value-type="float">
            <text:p>78.1375</text:p>
          </table:table-cell>
          <table:table-cell/>
          <table:table-cell office:value-type="float" office:value="174.32" calcext:value-type="float">
            <text:p>174.32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173.803" calcext:value-type="float">
            <text:p>173.803</text:p>
          </table:table-cell>
          <table:table-cell office:value-type="float" office:value="78.1375" calcext:value-type="float">
            <text:p>78.1375</text:p>
          </table:table-cell>
          <table:table-cell/>
          <table:table-cell office:value-type="float" office:value="175.376" calcext:value-type="float">
            <text:p>175.376</text:p>
          </table:table-cell>
          <table:table-cell office:value-type="float" office:value="63.6175" calcext:value-type="float">
            <text:p>63.6175</text:p>
          </table:table-cell>
        </table:table-row>
        <table:table-row table:style-name="ro1">
          <table:table-cell office:value-type="float" office:value="174.829" calcext:value-type="float">
            <text:p>174.829</text:p>
          </table:table-cell>
          <table:table-cell office:value-type="float" office:value="78.135" calcext:value-type="float">
            <text:p>78.135</text:p>
          </table:table-cell>
          <table:table-cell/>
          <table:table-cell office:value-type="float" office:value="176.364" calcext:value-type="float">
            <text:p>176.364</text:p>
          </table:table-cell>
          <table:table-cell office:value-type="float" office:value="63.6725" calcext:value-type="float">
            <text:p>63.6725</text:p>
          </table:table-cell>
        </table:table-row>
        <table:table-row table:style-name="ro1">
          <table:table-cell office:value-type="float" office:value="175.823" calcext:value-type="float">
            <text:p>175.823</text:p>
          </table:table-cell>
          <table:table-cell office:value-type="float" office:value="78.15" calcext:value-type="float">
            <text:p>78.15</text:p>
          </table:table-cell>
          <table:table-cell/>
          <table:table-cell office:value-type="float" office:value="177.335" calcext:value-type="float">
            <text:p>177.335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176.836" calcext:value-type="float">
            <text:p>176.836</text:p>
          </table:table-cell>
          <table:table-cell office:value-type="float" office:value="78.1475" calcext:value-type="float">
            <text:p>78.1475</text:p>
          </table:table-cell>
          <table:table-cell/>
          <table:table-cell office:value-type="float" office:value="178.38" calcext:value-type="float">
            <text:p>178.38</text:p>
          </table:table-cell>
          <table:table-cell office:value-type="float" office:value="66.255" calcext:value-type="float">
            <text:p>66.255</text:p>
          </table:table-cell>
        </table:table-row>
        <table:table-row table:style-name="ro1">
          <table:table-cell office:value-type="float" office:value="177.893" calcext:value-type="float">
            <text:p>177.893</text:p>
          </table:table-cell>
          <table:table-cell office:value-type="float" office:value="78.1475" calcext:value-type="float">
            <text:p>78.1475</text:p>
          </table:table-cell>
          <table:table-cell/>
          <table:table-cell office:value-type="float" office:value="179.37" calcext:value-type="float">
            <text:p>179.37</text:p>
          </table:table-cell>
          <table:table-cell office:value-type="float" office:value="66.78" calcext:value-type="float">
            <text:p>66.78</text:p>
          </table:table-cell>
        </table:table-row>
        <table:table-row table:style-name="ro1">
          <table:table-cell office:value-type="float" office:value="178.842" calcext:value-type="float">
            <text:p>178.842</text:p>
          </table:table-cell>
          <table:table-cell office:value-type="float" office:value="78.145" calcext:value-type="float">
            <text:p>78.145</text:p>
          </table:table-cell>
          <table:table-cell/>
          <table:table-cell office:value-type="float" office:value="180.459" calcext:value-type="float">
            <text:p>180.459</text:p>
          </table:table-cell>
          <table:table-cell office:value-type="float" office:value="66.8575" calcext:value-type="float">
            <text:p>66.8575</text:p>
          </table:table-cell>
        </table:table-row>
        <table:table-row table:style-name="ro1">
          <table:table-cell office:value-type="float" office:value="179.831" calcext:value-type="float">
            <text:p>179.831</text:p>
          </table:table-cell>
          <table:table-cell office:value-type="float" office:value="78.1475" calcext:value-type="float">
            <text:p>78.1475</text:p>
          </table:table-cell>
          <table:table-cell/>
          <table:table-cell office:value-type="float" office:value="181.407" calcext:value-type="float">
            <text:p>181.407</text:p>
          </table:table-cell>
          <table:table-cell office:value-type="float" office:value="67.08" calcext:value-type="float">
            <text:p>67.08</text:p>
          </table:table-cell>
        </table:table-row>
        <table:table-row table:style-name="ro1">
          <table:table-cell office:value-type="float" office:value="180.827" calcext:value-type="float">
            <text:p>180.827</text:p>
          </table:table-cell>
          <table:table-cell office:value-type="float" office:value="78.1525" calcext:value-type="float">
            <text:p>78.1525</text:p>
          </table:table-cell>
          <table:table-cell/>
          <table:table-cell office:value-type="float" office:value="182.386" calcext:value-type="float">
            <text:p>182.386</text:p>
          </table:table-cell>
          <table:table-cell office:value-type="float" office:value="66.9975" calcext:value-type="float">
            <text:p>66.9975</text:p>
          </table:table-cell>
        </table:table-row>
        <table:table-row table:style-name="ro1">
          <table:table-cell office:value-type="float" office:value="181.838" calcext:value-type="float">
            <text:p>181.838</text:p>
          </table:table-cell>
          <table:table-cell office:value-type="float" office:value="78.15" calcext:value-type="float">
            <text:p>78.15</text:p>
          </table:table-cell>
          <table:table-cell/>
          <table:table-cell office:value-type="float" office:value="183.476" calcext:value-type="float">
            <text:p>183.476</text:p>
          </table:table-cell>
          <table:table-cell office:value-type="float" office:value="64.2425" calcext:value-type="float">
            <text:p>64.2425</text:p>
          </table:table-cell>
        </table:table-row>
        <table:table-row table:style-name="ro1">
          <table:table-cell office:value-type="float" office:value="182.866" calcext:value-type="float">
            <text:p>182.866</text:p>
          </table:table-cell>
          <table:table-cell office:value-type="float" office:value="78.135" calcext:value-type="float">
            <text:p>78.135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64.4275" calcext:value-type="float">
            <text:p>64.4275</text:p>
          </table:table-cell>
        </table:table-row>
        <table:table-row table:style-name="ro1">
          <table:table-cell office:value-type="float" office:value="183.894" calcext:value-type="float">
            <text:p>183.894</text:p>
          </table:table-cell>
          <table:table-cell office:value-type="float" office:value="78.135" calcext:value-type="float">
            <text:p>78.135</text:p>
          </table:table-cell>
          <table:table-cell/>
          <table:table-cell office:value-type="float" office:value="185.466" calcext:value-type="float">
            <text:p>185.466</text:p>
          </table:table-cell>
          <table:table-cell office:value-type="float" office:value="64.425" calcext:value-type="float">
            <text:p>64.425</text:p>
          </table:table-cell>
        </table:table-row>
        <table:table-row table:style-name="ro1">
          <table:table-cell office:value-type="float" office:value="184.953" calcext:value-type="float">
            <text:p>184.953</text:p>
          </table:table-cell>
          <table:table-cell office:value-type="float" office:value="78.1325" calcext:value-type="float">
            <text:p>78.1325</text:p>
          </table:table-cell>
          <table:table-cell/>
          <table:table-cell office:value-type="float" office:value="186.448" calcext:value-type="float">
            <text:p>186.448</text:p>
          </table:table-cell>
          <table:table-cell office:value-type="float" office:value="64.7125" calcext:value-type="float">
            <text:p>64.7125</text:p>
          </table:table-cell>
        </table:table-row>
        <table:table-row table:style-name="ro1">
          <table:table-cell office:value-type="float" office:value="185.884" calcext:value-type="float">
            <text:p>185.884</text:p>
          </table:table-cell>
          <table:table-cell office:value-type="float" office:value="78.1325" calcext:value-type="float">
            <text:p>78.1325</text:p>
          </table:table-cell>
          <table:table-cell/>
          <table:table-cell office:value-type="float" office:value="187.361" calcext:value-type="float">
            <text:p>187.361</text:p>
          </table:table-cell>
          <table:table-cell office:value-type="float" office:value="64.6975" calcext:value-type="float">
            <text:p>64.6975</text:p>
          </table:table-cell>
        </table:table-row>
        <table:table-row table:style-name="ro1">
          <table:table-cell office:value-type="float" office:value="186.91" calcext:value-type="float">
            <text:p>186.91</text:p>
          </table:table-cell>
          <table:table-cell office:value-type="float" office:value="78.14" calcext:value-type="float">
            <text:p>78.14</text:p>
          </table:table-cell>
          <table:table-cell/>
          <table:table-cell office:value-type="float" office:value="188.36" calcext:value-type="float">
            <text:p>188.36</text:p>
          </table:table-cell>
          <table:table-cell office:value-type="float" office:value="65.185" calcext:value-type="float">
            <text:p>65.185</text:p>
          </table:table-cell>
        </table:table-row>
        <table:table-row table:style-name="ro1">
          <table:table-cell office:value-type="float" office:value="187.942" calcext:value-type="float">
            <text:p>187.942</text:p>
          </table:table-cell>
          <table:table-cell office:value-type="float" office:value="78.14" calcext:value-type="float">
            <text:p>78.14</text:p>
          </table:table-cell>
          <table:table-cell/>
          <table:table-cell office:value-type="float" office:value="189.447" calcext:value-type="float">
            <text:p>189.447</text:p>
          </table:table-cell>
          <table:table-cell office:value-type="float" office:value="65.1825" calcext:value-type="float">
            <text:p>65.1825</text:p>
          </table:table-cell>
        </table:table-row>
        <table:table-row table:style-name="ro1">
          <table:table-cell office:value-type="float" office:value="188.93" calcext:value-type="float">
            <text:p>188.93</text:p>
          </table:table-cell>
          <table:table-cell office:value-type="float" office:value="78.1425" calcext:value-type="float">
            <text:p>78.1425</text:p>
          </table:table-cell>
          <table:table-cell/>
          <table:table-cell office:value-type="float" office:value="190.396" calcext:value-type="float">
            <text:p>190.396</text:p>
          </table:table-cell>
          <table:table-cell office:value-type="float" office:value="65.1925" calcext:value-type="float">
            <text:p>65.19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8.1425" calcext:value-type="float">
            <text:p>78.1425</text:p>
          </table:table-cell>
          <table:table-cell/>
          <table:table-cell office:value-type="float" office:value="191.45" calcext:value-type="float">
            <text:p>191.45</text:p>
          </table:table-cell>
          <table:table-cell office:value-type="float" office:value="65.1925" calcext:value-type="float">
            <text:p>65.1925</text:p>
          </table:table-cell>
        </table:table-row>
        <table:table-row table:style-name="ro1">
          <table:table-cell office:value-type="float" office:value="190.976" calcext:value-type="float">
            <text:p>190.976</text:p>
          </table:table-cell>
          <table:table-cell office:value-type="float" office:value="78.15" calcext:value-type="float">
            <text:p>78.15</text:p>
          </table:table-cell>
          <table:table-cell/>
          <table:table-cell office:value-type="float" office:value="192.484" calcext:value-type="float">
            <text:p>192.484</text:p>
          </table:table-cell>
          <table:table-cell office:value-type="float" office:value="66.155" calcext:value-type="float">
            <text:p>66.155</text:p>
          </table:table-cell>
        </table:table-row>
        <table:table-row table:style-name="ro1">
          <table:table-cell office:value-type="float" office:value="192.016" calcext:value-type="float">
            <text:p>192.016</text:p>
          </table:table-cell>
          <table:table-cell office:value-type="float" office:value="78.1475" calcext:value-type="float">
            <text:p>78.1475</text:p>
          </table:table-cell>
          <table:table-cell/>
          <table:table-cell office:value-type="float" office:value="193.476" calcext:value-type="float">
            <text:p>193.476</text:p>
          </table:table-cell>
          <table:table-cell office:value-type="float" office:value="68.78" calcext:value-type="float">
            <text:p>68.78</text:p>
          </table:table-cell>
        </table:table-row>
        <table:table-row table:style-name="ro1">
          <table:table-cell office:value-type="float" office:value="193.06" calcext:value-type="float">
            <text:p>193.06</text:p>
          </table:table-cell>
          <table:table-cell office:value-type="float" office:value="78.125" calcext:value-type="float">
            <text:p>78.125</text:p>
          </table:table-cell>
          <table:table-cell/>
          <table:table-cell office:value-type="float" office:value="194.492" calcext:value-type="float">
            <text:p>194.492</text:p>
          </table:table-cell>
          <table:table-cell office:value-type="float" office:value="69.475" calcext:value-type="float">
            <text:p>69.475</text:p>
          </table:table-cell>
        </table:table-row>
        <table:table-row table:style-name="ro1">
          <table:table-cell office:value-type="float" office:value="194.188" calcext:value-type="float">
            <text:p>194.188</text:p>
          </table:table-cell>
          <table:table-cell office:value-type="float" office:value="78.1025" calcext:value-type="float">
            <text:p>78.1025</text:p>
          </table:table-cell>
          <table:table-cell/>
          <table:table-cell office:value-type="float" office:value="195.511" calcext:value-type="float">
            <text:p>195.511</text:p>
          </table:table-cell>
          <table:table-cell office:value-type="float" office:value="69.73" calcext:value-type="float">
            <text:p>69.73</text:p>
          </table:table-cell>
        </table:table-row>
        <table:table-row table:style-name="ro1">
          <table:table-cell office:value-type="float" office:value="195.114" calcext:value-type="float">
            <text:p>195.114</text:p>
          </table:table-cell>
          <table:table-cell office:value-type="float" office:value="79.055" calcext:value-type="float">
            <text:p>79.055</text:p>
          </table:table-cell>
          <table:table-cell/>
          <table:table-cell office:value-type="float" office:value="196.564" calcext:value-type="float">
            <text:p>196.564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196.221" calcext:value-type="float">
            <text:p>196.221</text:p>
          </table:table-cell>
          <table:table-cell office:value-type="float" office:value="79.3975" calcext:value-type="float">
            <text:p>79.3975</text:p>
          </table:table-cell>
          <table:table-cell/>
          <table:table-cell office:value-type="float" office:value="197.575" calcext:value-type="float">
            <text:p>197.575</text:p>
          </table:table-cell>
          <table:table-cell office:value-type="float" office:value="69.8875" calcext:value-type="float">
            <text:p>69.8875</text:p>
          </table:table-cell>
        </table:table-row>
        <table:table-row table:style-name="ro1">
          <table:table-cell office:value-type="float" office:value="197.175" calcext:value-type="float">
            <text:p>197.175</text:p>
          </table:table-cell>
          <table:table-cell office:value-type="float" office:value="79.2275" calcext:value-type="float">
            <text:p>79.2275</text:p>
          </table:table-cell>
          <table:table-cell/>
          <table:table-cell office:value-type="float" office:value="198.516" calcext:value-type="float">
            <text:p>198.516</text:p>
          </table:table-cell>
          <table:table-cell office:value-type="float" office:value="69.8975" calcext:value-type="float">
            <text:p>69.8975</text:p>
          </table:table-cell>
        </table:table-row>
        <table:table-row table:style-name="ro1">
          <table:table-cell office:value-type="float" office:value="198.237" calcext:value-type="float">
            <text:p>198.237</text:p>
          </table:table-cell>
          <table:table-cell office:value-type="float" office:value="79.44" calcext:value-type="float">
            <text:p>79.44</text:p>
          </table:table-cell>
          <table:table-cell/>
          <table:table-cell office:value-type="float" office:value="199.615" calcext:value-type="float">
            <text:p>199.615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199.166" calcext:value-type="float">
            <text:p>199.166</text:p>
          </table:table-cell>
          <table:table-cell office:value-type="float" office:value="79.35" calcext:value-type="float">
            <text:p>79.35</text:p>
          </table:table-cell>
          <table:table-cell/>
          <table:table-cell office:value-type="float" office:value="200.584" calcext:value-type="float">
            <text:p>200.584</text:p>
          </table:table-cell>
          <table:table-cell office:value-type="float" office:value="69.9025" calcext:value-type="float">
            <text:p>69.9025</text:p>
          </table:table-cell>
        </table:table-row>
        <table:table-row table:style-name="ro1">
          <table:table-cell office:value-type="float" office:value="200.195" calcext:value-type="float">
            <text:p>200.195</text:p>
          </table:table-cell>
          <table:table-cell office:value-type="float" office:value="79.8175" calcext:value-type="float">
            <text:p>79.8175</text:p>
          </table:table-cell>
          <table:table-cell/>
          <table:table-cell office:value-type="float" office:value="201.576" calcext:value-type="float">
            <text:p>201.576</text:p>
          </table:table-cell>
          <table:table-cell office:value-type="float" office:value="69.8975" calcext:value-type="float">
            <text:p>69.8975</text:p>
          </table:table-cell>
        </table:table-row>
        <table:table-row table:style-name="ro1">
          <table:table-cell office:value-type="float" office:value="201.202" calcext:value-type="float">
            <text:p>201.202</text:p>
          </table:table-cell>
          <table:table-cell office:value-type="float" office:value="79.9425" calcext:value-type="float">
            <text:p>79.9425</text:p>
          </table:table-cell>
          <table:table-cell/>
          <table:table-cell office:value-type="float" office:value="202.581" calcext:value-type="float">
            <text:p>202.581</text:p>
          </table:table-cell>
          <table:table-cell office:value-type="float" office:value="69.9025" calcext:value-type="float">
            <text:p>69.9025</text:p>
          </table:table-cell>
        </table:table-row>
        <table:table-row table:style-name="ro1">
          <table:table-cell office:value-type="float" office:value="202.218" calcext:value-type="float">
            <text:p>202.218</text:p>
          </table:table-cell>
          <table:table-cell office:value-type="float" office:value="80.0625" calcext:value-type="float">
            <text:p>80.0625</text:p>
          </table:table-cell>
          <table:table-cell/>
          <table:table-cell office:value-type="float" office:value="203.673" calcext:value-type="float">
            <text:p>203.673</text:p>
          </table:table-cell>
          <table:table-cell office:value-type="float" office:value="70.73" calcext:value-type="float">
            <text:p>70.73</text:p>
          </table:table-cell>
        </table:table-row>
        <table:table-row table:style-name="ro1">
          <table:table-cell office:value-type="float" office:value="203.336" calcext:value-type="float">
            <text:p>203.336</text:p>
          </table:table-cell>
          <table:table-cell office:value-type="float" office:value="81.0075" calcext:value-type="float">
            <text:p>81.0075</text:p>
          </table:table-cell>
          <table:table-cell/>
          <table:table-cell office:value-type="float" office:value="204.696" calcext:value-type="float">
            <text:p>204.696</text:p>
          </table:table-cell>
          <table:table-cell office:value-type="float" office:value="70.1875" calcext:value-type="float">
            <text:p>70.1875</text:p>
          </table:table-cell>
        </table:table-row>
        <table:table-row table:style-name="ro1">
          <table:table-cell office:value-type="float" office:value="204.279" calcext:value-type="float">
            <text:p>204.279</text:p>
          </table:table-cell>
          <table:table-cell office:value-type="float" office:value="81.4125" calcext:value-type="float">
            <text:p>81.4125</text:p>
          </table:table-cell>
          <table:table-cell/>
          <table:table-cell office:value-type="float" office:value="205.681" calcext:value-type="float">
            <text:p>205.681</text:p>
          </table:table-cell>
          <table:table-cell office:value-type="float" office:value="70.74" calcext:value-type="float">
            <text:p>70.74</text:p>
          </table:table-cell>
        </table:table-row>
        <table:table-row table:style-name="ro1">
          <table:table-cell office:value-type="float" office:value="205.275" calcext:value-type="float">
            <text:p>205.275</text:p>
          </table:table-cell>
          <table:table-cell office:value-type="float" office:value="81.4025" calcext:value-type="float">
            <text:p>81.4025</text:p>
          </table:table-cell>
          <table:table-cell/>
          <table:table-cell office:value-type="float" office:value="206.698" calcext:value-type="float">
            <text:p>206.698</text:p>
          </table:table-cell>
          <table:table-cell office:value-type="float" office:value="70.88" calcext:value-type="float">
            <text:p>70.88</text:p>
          </table:table-cell>
        </table:table-row>
        <table:table-row table:style-name="ro1">
          <table:table-cell office:value-type="float" office:value="206.336" calcext:value-type="float">
            <text:p>206.336</text:p>
          </table:table-cell>
          <table:table-cell office:value-type="float" office:value="81.9475" calcext:value-type="float">
            <text:p>81.9475</text:p>
          </table:table-cell>
          <table:table-cell/>
          <table:table-cell office:value-type="float" office:value="207.708" calcext:value-type="float">
            <text:p>207.708</text:p>
          </table:table-cell>
          <table:table-cell office:value-type="float" office:value="72.325" calcext:value-type="float">
            <text:p>72.325</text:p>
          </table:table-cell>
        </table:table-row>
        <table:table-row table:style-name="ro1">
          <table:table-cell office:value-type="float" office:value="207.312" calcext:value-type="float">
            <text:p>207.312</text:p>
          </table:table-cell>
          <table:table-cell office:value-type="float" office:value="82.355" calcext:value-type="float">
            <text:p>82.355</text:p>
          </table:table-cell>
          <table:table-cell/>
          <table:table-cell office:value-type="float" office:value="208.746" calcext:value-type="float">
            <text:p>208.746</text:p>
          </table:table-cell>
          <table:table-cell office:value-type="float" office:value="72.3175" calcext:value-type="float">
            <text:p>72.3175</text:p>
          </table:table-cell>
        </table:table-row>
        <table:table-row table:style-name="ro1">
          <table:table-cell office:value-type="float" office:value="208.333" calcext:value-type="float">
            <text:p>208.333</text:p>
          </table:table-cell>
          <table:table-cell office:value-type="float" office:value="82.58" calcext:value-type="float">
            <text:p>82.58</text:p>
          </table:table-cell>
          <table:table-cell/>
          <table:table-cell office:value-type="float" office:value="209.749" calcext:value-type="float">
            <text:p>209.749</text:p>
          </table:table-cell>
          <table:table-cell office:value-type="float" office:value="70.905" calcext:value-type="float">
            <text:p>70.905</text:p>
          </table:table-cell>
        </table:table-row>
        <table:table-row table:style-name="ro1">
          <table:table-cell office:value-type="float" office:value="209.352" calcext:value-type="float">
            <text:p>209.352</text:p>
          </table:table-cell>
          <table:table-cell office:value-type="float" office:value="82.985" calcext:value-type="float">
            <text:p>82.985</text:p>
          </table:table-cell>
          <table:table-cell/>
          <table:table-cell office:value-type="float" office:value="210.75" calcext:value-type="float">
            <text:p>210.75</text:p>
          </table:table-cell>
          <table:table-cell office:value-type="float" office:value="70.9025" calcext:value-type="float">
            <text:p>70.9025</text:p>
          </table:table-cell>
        </table:table-row>
        <table:table-row table:style-name="ro1">
          <table:table-cell office:value-type="float" office:value="210.35" calcext:value-type="float">
            <text:p>210.35</text:p>
          </table:table-cell>
          <table:table-cell office:value-type="float" office:value="84.1125" calcext:value-type="float">
            <text:p>84.1125</text:p>
          </table:table-cell>
          <table:table-cell/>
          <table:table-cell office:value-type="float" office:value="211.764" calcext:value-type="float">
            <text:p>211.764</text:p>
          </table:table-cell>
          <table:table-cell office:value-type="float" office:value="70.915" calcext:value-type="float">
            <text:p>70.915</text:p>
          </table:table-cell>
        </table:table-row>
        <table:table-row table:style-name="ro1">
          <table:table-cell office:value-type="float" office:value="211.49" calcext:value-type="float">
            <text:p>211.49</text:p>
          </table:table-cell>
          <table:table-cell office:value-type="float" office:value="84.37" calcext:value-type="float">
            <text:p>84.37</text:p>
          </table:table-cell>
          <table:table-cell/>
          <table:table-cell office:value-type="float" office:value="212.741" calcext:value-type="float">
            <text:p>212.741</text:p>
          </table:table-cell>
          <table:table-cell office:value-type="float" office:value="70.9325" calcext:value-type="float">
            <text:p>70.9325</text:p>
          </table:table-cell>
        </table:table-row>
        <table:table-row table:style-name="ro1">
          <table:table-cell office:value-type="float" office:value="212.526" calcext:value-type="float">
            <text:p>212.526</text:p>
          </table:table-cell>
          <table:table-cell office:value-type="float" office:value="84.09" calcext:value-type="float">
            <text:p>84.09</text:p>
          </table:table-cell>
          <table:table-cell/>
          <table:table-cell office:value-type="float" office:value="213.749" calcext:value-type="float">
            <text:p>213.749</text:p>
          </table:table-cell>
          <table:table-cell office:value-type="float" office:value="70.9475" calcext:value-type="float">
            <text:p>70.9475</text:p>
          </table:table-cell>
        </table:table-row>
        <table:table-row table:style-name="ro1">
          <table:table-cell office:value-type="float" office:value="213.429" calcext:value-type="float">
            <text:p>213.429</text:p>
          </table:table-cell>
          <table:table-cell office:value-type="float" office:value="84.015" calcext:value-type="float">
            <text:p>84.015</text:p>
          </table:table-cell>
          <table:table-cell/>
          <table:table-cell office:value-type="float" office:value="214.793" calcext:value-type="float">
            <text:p>214.793</text:p>
          </table:table-cell>
          <table:table-cell office:value-type="float" office:value="70.97" calcext:value-type="float">
            <text:p>70.97</text:p>
          </table:table-cell>
        </table:table-row>
        <table:table-row table:style-name="ro1">
          <table:table-cell office:value-type="float" office:value="214.438" calcext:value-type="float">
            <text:p>214.438</text:p>
          </table:table-cell>
          <table:table-cell office:value-type="float" office:value="84.16" calcext:value-type="float">
            <text:p>84.16</text:p>
          </table:table-cell>
          <table:table-cell/>
          <table:table-cell office:value-type="float" office:value="215.871" calcext:value-type="float">
            <text:p>215.871</text:p>
          </table:table-cell>
          <table:table-cell office:value-type="float" office:value="70.9875" calcext:value-type="float">
            <text:p>70.9875</text:p>
          </table:table-cell>
        </table:table-row>
        <table:table-row table:style-name="ro1">
          <table:table-cell office:value-type="float" office:value="215.543" calcext:value-type="float">
            <text:p>215.543</text:p>
          </table:table-cell>
          <table:table-cell office:value-type="float" office:value="84.1075" calcext:value-type="float">
            <text:p>84.1075</text:p>
          </table:table-cell>
          <table:table-cell/>
          <table:table-cell office:value-type="float" office:value="216.984" calcext:value-type="float">
            <text:p>216.984</text:p>
          </table:table-cell>
          <table:table-cell office:value-type="float" office:value="71.22" calcext:value-type="float">
            <text:p>71.22</text:p>
          </table:table-cell>
        </table:table-row>
        <table:table-row table:style-name="ro1">
          <table:table-cell office:value-type="float" office:value="216.535" calcext:value-type="float">
            <text:p>216.535</text:p>
          </table:table-cell>
          <table:table-cell office:value-type="float" office:value="84.0275" calcext:value-type="float">
            <text:p>84.0275</text:p>
          </table:table-cell>
          <table:table-cell/>
          <table:table-cell office:value-type="float" office:value="217.995" calcext:value-type="float">
            <text:p>217.995</text:p>
          </table:table-cell>
          <table:table-cell office:value-type="float" office:value="71.18" calcext:value-type="float">
            <text:p>71.18</text:p>
          </table:table-cell>
        </table:table-row>
        <table:table-row table:style-name="ro1">
          <table:table-cell office:value-type="float" office:value="217.503" calcext:value-type="float">
            <text:p>217.503</text:p>
          </table:table-cell>
          <table:table-cell office:value-type="float" office:value="84.135" calcext:value-type="float">
            <text:p>84.135</text:p>
          </table:table-cell>
          <table:table-cell/>
          <table:table-cell office:value-type="float" office:value="218.861" calcext:value-type="float">
            <text:p>218.861</text:p>
          </table:table-cell>
          <table:table-cell office:value-type="float" office:value="71.18" calcext:value-type="float">
            <text:p>71.18</text:p>
          </table:table-cell>
        </table:table-row>
        <table:table-row table:style-name="ro1">
          <table:table-cell office:value-type="float" office:value="218.585" calcext:value-type="float">
            <text:p>218.585</text:p>
          </table:table-cell>
          <table:table-cell office:value-type="float" office:value="84.0075" calcext:value-type="float">
            <text:p>84.0075</text:p>
          </table:table-cell>
          <table:table-cell/>
          <table:table-cell office:value-type="float" office:value="219.884" calcext:value-type="float">
            <text:p>219.884</text:p>
          </table:table-cell>
          <table:table-cell office:value-type="float" office:value="71.175" calcext:value-type="float">
            <text:p>71.175</text:p>
          </table:table-cell>
        </table:table-row>
        <table:table-row table:style-name="ro1">
          <table:table-cell office:value-type="float" office:value="219.514" calcext:value-type="float">
            <text:p>219.514</text:p>
          </table:table-cell>
          <table:table-cell office:value-type="float" office:value="84.015" calcext:value-type="float">
            <text:p>84.015</text:p>
          </table:table-cell>
          <table:table-cell/>
          <table:table-cell office:value-type="float" office:value="220.895" calcext:value-type="float">
            <text:p>220.895</text:p>
          </table:table-cell>
          <table:table-cell office:value-type="float" office:value="71.1725" calcext:value-type="float">
            <text:p>71.1725</text:p>
          </table:table-cell>
        </table:table-row>
        <table:table-row table:style-name="ro1">
          <table:table-cell office:value-type="float" office:value="220.586" calcext:value-type="float">
            <text:p>220.58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21.833" calcext:value-type="float">
            <text:p>221.833</text:p>
          </table:table-cell>
          <table:table-cell office:value-type="float" office:value="71.175" calcext:value-type="float">
            <text:p>71.175</text:p>
          </table:table-cell>
        </table:table-row>
        <table:table-row table:style-name="ro1">
          <table:table-cell office:value-type="float" office:value="221.573" calcext:value-type="float">
            <text:p>221.573</text:p>
          </table:table-cell>
          <table:table-cell office:value-type="float" office:value="84.145" calcext:value-type="float">
            <text:p>84.145</text:p>
          </table:table-cell>
          <table:table-cell/>
          <table:table-cell office:value-type="float" office:value="222.92" calcext:value-type="float">
            <text:p>222.92</text:p>
          </table:table-cell>
          <table:table-cell office:value-type="float" office:value="71.1725" calcext:value-type="float">
            <text:p>71.1725</text:p>
          </table:table-cell>
        </table:table-row>
        <table:table-row table:style-name="ro1">
          <table:table-cell office:value-type="float" office:value="222.518" calcext:value-type="float">
            <text:p>222.518</text:p>
          </table:table-cell>
          <table:table-cell office:value-type="float" office:value="84.1925" calcext:value-type="float">
            <text:p>84.1925</text:p>
          </table:table-cell>
          <table:table-cell/>
          <table:table-cell office:value-type="float" office:value="223.885" calcext:value-type="float">
            <text:p>223.885</text:p>
          </table:table-cell>
          <table:table-cell office:value-type="float" office:value="71.1725" calcext:value-type="float">
            <text:p>71.1725</text:p>
          </table:table-cell>
        </table:table-row>
        <table:table-row table:style-name="ro1">
          <table:table-cell office:value-type="float" office:value="223.606" calcext:value-type="float">
            <text:p>223.606</text:p>
          </table:table-cell>
          <table:table-cell office:value-type="float" office:value="84.1625" calcext:value-type="float">
            <text:p>84.1625</text:p>
          </table:table-cell>
          <table:table-cell/>
          <table:table-cell office:value-type="float" office:value="224.926" calcext:value-type="float">
            <text:p>224.926</text:p>
          </table:table-cell>
          <table:table-cell office:value-type="float" office:value="71.1775" calcext:value-type="float">
            <text:p>71.1775</text:p>
          </table:table-cell>
        </table:table-row>
        <table:table-row table:style-name="ro1">
          <table:table-cell office:value-type="float" office:value="224.574" calcext:value-type="float">
            <text:p>224.574</text:p>
          </table:table-cell>
          <table:table-cell office:value-type="float" office:value="84.23" calcext:value-type="float">
            <text:p>84.23</text:p>
          </table:table-cell>
          <table:table-cell/>
          <table:table-cell office:value-type="float" office:value="225.888" calcext:value-type="float">
            <text:p>225.888</text:p>
          </table:table-cell>
          <table:table-cell office:value-type="float" office:value="71.1725" calcext:value-type="float">
            <text:p>71.1725</text:p>
          </table:table-cell>
        </table:table-row>
        <table:table-row table:style-name="ro1">
          <table:table-cell office:value-type="float" office:value="225.882" calcext:value-type="float">
            <text:p>225.882</text:p>
          </table:table-cell>
          <table:table-cell office:value-type="float" office:value="84.205" calcext:value-type="float">
            <text:p>84.205</text:p>
          </table:table-cell>
          <table:table-cell/>
          <table:table-cell office:value-type="float" office:value="226.948" calcext:value-type="float">
            <text:p>226.948</text:p>
          </table:table-cell>
          <table:table-cell office:value-type="float" office:value="71.1675" calcext:value-type="float">
            <text:p>71.1675</text:p>
          </table:table-cell>
        </table:table-row>
        <table:table-row table:style-name="ro1">
          <table:table-cell office:value-type="float" office:value="226.607" calcext:value-type="float">
            <text:p>226.607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227.966" calcext:value-type="float">
            <text:p>227.966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float" office:value="227.634" calcext:value-type="float">
            <text:p>227.634</text:p>
          </table:table-cell>
          <table:table-cell office:value-type="float" office:value="84.185" calcext:value-type="float">
            <text:p>84.185</text:p>
          </table:table-cell>
          <table:table-cell/>
          <table:table-cell office:value-type="float" office:value="228.954" calcext:value-type="float">
            <text:p>228.954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float" office:value="228.587" calcext:value-type="float">
            <text:p>228.587</text:p>
          </table:table-cell>
          <table:table-cell office:value-type="float" office:value="84.225" calcext:value-type="float">
            <text:p>84.225</text:p>
          </table:table-cell>
          <table:table-cell/>
          <table:table-cell office:value-type="float" office:value="229.949" calcext:value-type="float">
            <text:p>229.949</text:p>
          </table:table-cell>
          <table:table-cell office:value-type="float" office:value="71.1625" calcext:value-type="float">
            <text:p>71.1625</text:p>
          </table:table-cell>
        </table:table-row>
        <table:table-row table:style-name="ro1">
          <table:table-cell office:value-type="float" office:value="229.635" calcext:value-type="float">
            <text:p>229.635</text:p>
          </table:table-cell>
          <table:table-cell office:value-type="float" office:value="84.185" calcext:value-type="float">
            <text:p>84.185</text:p>
          </table:table-cell>
          <table:table-cell/>
          <table:table-cell office:value-type="float" office:value="230.955" calcext:value-type="float">
            <text:p>230.955</text:p>
          </table:table-cell>
          <table:table-cell office:value-type="float" office:value="71.445" calcext:value-type="float">
            <text:p>71.445</text:p>
          </table:table-cell>
        </table:table-row>
        <table:table-row table:style-name="ro1">
          <table:table-cell office:value-type="float" office:value="230.587" calcext:value-type="float">
            <text:p>230.587</text:p>
          </table:table-cell>
          <table:table-cell office:value-type="float" office:value="84.1425" calcext:value-type="float">
            <text:p>84.1425</text:p>
          </table:table-cell>
          <table:table-cell/>
          <table:table-cell office:value-type="float" office:value="232.041" calcext:value-type="float">
            <text:p>232.041</text:p>
          </table:table-cell>
          <table:table-cell office:value-type="float" office:value="71.835" calcext:value-type="float">
            <text:p>71.835</text:p>
          </table:table-cell>
        </table:table-row>
        <table:table-row table:style-name="ro1">
          <table:table-cell office:value-type="float" office:value="231.611" calcext:value-type="float">
            <text:p>231.611</text:p>
          </table:table-cell>
          <table:table-cell office:value-type="float" office:value="84.1825" calcext:value-type="float">
            <text:p>84.1825</text:p>
          </table:table-cell>
          <table:table-cell/>
          <table:table-cell office:value-type="float" office:value="232.976" calcext:value-type="float">
            <text:p>232.976</text:p>
          </table:table-cell>
          <table:table-cell office:value-type="float" office:value="72.0675" calcext:value-type="float">
            <text:p>72.0675</text:p>
          </table:table-cell>
        </table:table-row>
        <table:table-row table:style-name="ro1">
          <table:table-cell office:value-type="float" office:value="232.587" calcext:value-type="float">
            <text:p>232.587</text:p>
          </table:table-cell>
          <table:table-cell office:value-type="float" office:value="84.1725" calcext:value-type="float">
            <text:p>84.1725</text:p>
          </table:table-cell>
          <table:table-cell/>
          <table:table-cell office:value-type="float" office:value="233.975" calcext:value-type="float">
            <text:p>233.975</text:p>
          </table:table-cell>
          <table:table-cell office:value-type="float" office:value="72.1425" calcext:value-type="float">
            <text:p>72.1425</text:p>
          </table:table-cell>
        </table:table-row>
        <table:table-row table:style-name="ro1">
          <table:table-cell office:value-type="float" office:value="233.656" calcext:value-type="float">
            <text:p>233.656</text:p>
          </table:table-cell>
          <table:table-cell office:value-type="float" office:value="84.1475" calcext:value-type="float">
            <text:p>84.1475</text:p>
          </table:table-cell>
          <table:table-cell/>
          <table:table-cell office:value-type="float" office:value="235.019" calcext:value-type="float">
            <text:p>235.019</text:p>
          </table:table-cell>
          <table:table-cell office:value-type="float" office:value="72.2075" calcext:value-type="float">
            <text:p>72.2075</text:p>
          </table:table-cell>
        </table:table-row>
        <table:table-row table:style-name="ro1">
          <table:table-cell office:value-type="float" office:value="234.607" calcext:value-type="float">
            <text:p>234.607</text:p>
          </table:table-cell>
          <table:table-cell office:value-type="float" office:value="84.1575" calcext:value-type="float">
            <text:p>84.1575</text:p>
          </table:table-cell>
          <table:table-cell/>
          <table:table-cell office:value-type="float" office:value="236.073" calcext:value-type="float">
            <text:p>236.073</text:p>
          </table:table-cell>
          <table:table-cell office:value-type="float" office:value="72.19" calcext:value-type="float">
            <text:p>72.19</text:p>
          </table:table-cell>
        </table:table-row>
        <table:table-row table:style-name="ro1">
          <table:table-cell office:value-type="float" office:value="235.602" calcext:value-type="float">
            <text:p>235.602</text:p>
          </table:table-cell>
          <table:table-cell office:value-type="float" office:value="84.165" calcext:value-type="float">
            <text:p>84.165</text:p>
          </table:table-cell>
          <table:table-cell/>
          <table:table-cell office:value-type="float" office:value="237.056" calcext:value-type="float">
            <text:p>237.056</text:p>
          </table:table-cell>
          <table:table-cell office:value-type="float" office:value="72.1925" calcext:value-type="float">
            <text:p>72.1925</text:p>
          </table:table-cell>
        </table:table-row>
        <table:table-row table:style-name="ro1">
          <table:table-cell office:value-type="float" office:value="236.619" calcext:value-type="float">
            <text:p>236.619</text:p>
          </table:table-cell>
          <table:table-cell office:value-type="float" office:value="84.1725" calcext:value-type="float">
            <text:p>84.1725</text:p>
          </table:table-cell>
          <table:table-cell/>
          <table:table-cell office:value-type="float" office:value="238.04" calcext:value-type="float">
            <text:p>238.04</text:p>
          </table:table-cell>
          <table:table-cell office:value-type="float" office:value="72.19" calcext:value-type="float">
            <text:p>72.19</text:p>
          </table:table-cell>
        </table:table-row>
        <table:table-row table:style-name="ro1">
          <table:table-cell office:value-type="float" office:value="237.624" calcext:value-type="float">
            <text:p>237.624</text:p>
          </table:table-cell>
          <table:table-cell office:value-type="float" office:value="84.17" calcext:value-type="float">
            <text:p>84.17</text:p>
          </table:table-cell>
          <table:table-cell/>
          <table:table-cell office:value-type="float" office:value="239.098" calcext:value-type="float">
            <text:p>239.098</text:p>
          </table:table-cell>
          <table:table-cell office:value-type="float" office:value="72.195" calcext:value-type="float">
            <text:p>72.195</text:p>
          </table:table-cell>
        </table:table-row>
        <table:table-row table:style-name="ro1">
          <table:table-cell office:value-type="float" office:value="238.638" calcext:value-type="float">
            <text:p>238.638</text:p>
          </table:table-cell>
          <table:table-cell office:value-type="float" office:value="84.16" calcext:value-type="float">
            <text:p>84.16</text:p>
          </table:table-cell>
          <table:table-cell/>
          <table:table-cell office:value-type="float" office:value="240.092" calcext:value-type="float">
            <text:p>240.092</text:p>
          </table:table-cell>
          <table:table-cell office:value-type="float" office:value="72.195" calcext:value-type="float">
            <text:p>72.195</text:p>
          </table:table-cell>
        </table:table-row>
        <table:table-row table:style-name="ro1">
          <table:table-cell office:value-type="float" office:value="239.687" calcext:value-type="float">
            <text:p>239.687</text:p>
          </table:table-cell>
          <table:table-cell office:value-type="float" office:value="84.1675" calcext:value-type="float">
            <text:p>84.1675</text:p>
          </table:table-cell>
          <table:table-cell/>
          <table:table-cell office:value-type="float" office:value="241.143" calcext:value-type="float">
            <text:p>241.143</text:p>
          </table:table-cell>
          <table:table-cell office:value-type="float" office:value="72.19" calcext:value-type="float">
            <text:p>72.19</text:p>
          </table:table-cell>
        </table:table-row>
        <table:table-row table:style-name="ro1">
          <table:table-cell office:value-type="float" office:value="240.646" calcext:value-type="float">
            <text:p>240.646</text:p>
          </table:table-cell>
          <table:table-cell office:value-type="float" office:value="84.175" calcext:value-type="float">
            <text:p>84.175</text:p>
          </table:table-cell>
          <table:table-cell/>
          <table:table-cell office:value-type="float" office:value="242.138" calcext:value-type="float">
            <text:p>242.138</text:p>
          </table:table-cell>
          <table:table-cell office:value-type="float" office:value="72.2975" calcext:value-type="float">
            <text:p>72.2975</text:p>
          </table:table-cell>
        </table:table-row>
        <table:table-row table:style-name="ro1">
          <table:table-cell office:value-type="float" office:value="241.67" calcext:value-type="float">
            <text:p>241.67</text:p>
          </table:table-cell>
          <table:table-cell office:value-type="float" office:value="84.1775" calcext:value-type="float">
            <text:p>84.1775</text:p>
          </table:table-cell>
          <table:table-cell/>
          <table:table-cell office:value-type="float" office:value="243.164" calcext:value-type="float">
            <text:p>243.164</text:p>
          </table:table-cell>
          <table:table-cell office:value-type="float" office:value="72.2025" calcext:value-type="float">
            <text:p>72.2025</text:p>
          </table:table-cell>
        </table:table-row>
        <table:table-row table:style-name="ro1">
          <table:table-cell office:value-type="float" office:value="242.799" calcext:value-type="float">
            <text:p>242.799</text:p>
          </table:table-cell>
          <table:table-cell office:value-type="float" office:value="84.18" calcext:value-type="float">
            <text:p>84.18</text:p>
          </table:table-cell>
          <table:table-cell/>
          <table:table-cell office:value-type="float" office:value="244.229" calcext:value-type="float">
            <text:p>244.229</text:p>
          </table:table-cell>
          <table:table-cell office:value-type="float" office:value="72.21" calcext:value-type="float">
            <text:p>72.21</text:p>
          </table:table-cell>
        </table:table-row>
        <table:table-row table:style-name="ro1">
          <table:table-cell office:value-type="float" office:value="243.741" calcext:value-type="float">
            <text:p>243.741</text:p>
          </table:table-cell>
          <table:table-cell office:value-type="float" office:value="84.17" calcext:value-type="float">
            <text:p>84.17</text:p>
          </table:table-cell>
          <table:table-cell/>
          <table:table-cell office:value-type="float" office:value="245.257" calcext:value-type="float">
            <text:p>245.257</text:p>
          </table:table-cell>
          <table:table-cell office:value-type="float" office:value="72.27" calcext:value-type="float">
            <text:p>72.27</text:p>
          </table:table-cell>
        </table:table-row>
        <table:table-row table:style-name="ro1">
          <table:table-cell office:value-type="float" office:value="244.747" calcext:value-type="float">
            <text:p>244.747</text:p>
          </table:table-cell>
          <table:table-cell office:value-type="float" office:value="84.17" calcext:value-type="float">
            <text:p>84.17</text:p>
          </table:table-cell>
          <table:table-cell/>
          <table:table-cell office:value-type="float" office:value="246.267" calcext:value-type="float">
            <text:p>246.267</text:p>
          </table:table-cell>
          <table:table-cell office:value-type="float" office:value="72.0925" calcext:value-type="float">
            <text:p>72.0925</text:p>
          </table:table-cell>
        </table:table-row>
        <table:table-row table:style-name="ro1">
          <table:table-cell office:value-type="float" office:value="245.711" calcext:value-type="float">
            <text:p>245.711</text:p>
          </table:table-cell>
          <table:table-cell office:value-type="float" office:value="84.165" calcext:value-type="float">
            <text:p>84.165</text:p>
          </table:table-cell>
          <table:table-cell/>
          <table:table-cell office:value-type="float" office:value="247.284" calcext:value-type="float">
            <text:p>247.284</text:p>
          </table:table-cell>
          <table:table-cell office:value-type="float" office:value="72.345" calcext:value-type="float">
            <text:p>72.345</text:p>
          </table:table-cell>
        </table:table-row>
        <table:table-row table:style-name="ro1">
          <table:table-cell office:value-type="float" office:value="246.716" calcext:value-type="float">
            <text:p>246.716</text:p>
          </table:table-cell>
          <table:table-cell office:value-type="float" office:value="84.17" calcext:value-type="float">
            <text:p>84.17</text:p>
          </table:table-cell>
          <table:table-cell/>
          <table:table-cell office:value-type="float" office:value="248.293" calcext:value-type="float">
            <text:p>248.293</text:p>
          </table:table-cell>
          <table:table-cell office:value-type="float" office:value="72.395" calcext:value-type="float">
            <text:p>72.395</text:p>
          </table:table-cell>
        </table:table-row>
        <table:table-row table:style-name="ro1">
          <table:table-cell office:value-type="float" office:value="247.771" calcext:value-type="float">
            <text:p>247.771</text:p>
          </table:table-cell>
          <table:table-cell office:value-type="float" office:value="84.1675" calcext:value-type="float">
            <text:p>84.1675</text:p>
          </table:table-cell>
          <table:table-cell/>
          <table:table-cell office:value-type="float" office:value="249.337" calcext:value-type="float">
            <text:p>249.337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248.748" calcext:value-type="float">
            <text:p>248.748</text:p>
          </table:table-cell>
          <table:table-cell office:value-type="float" office:value="84.17" calcext:value-type="float">
            <text:p>84.17</text:p>
          </table:table-cell>
          <table:table-cell/>
          <table:table-cell office:value-type="float" office:value="250.192" calcext:value-type="float">
            <text:p>250.192</text:p>
          </table:table-cell>
          <table:table-cell office:value-type="float" office:value="72.4275" calcext:value-type="float">
            <text:p>72.4275</text:p>
          </table:table-cell>
        </table:table-row>
        <table:table-row table:style-name="ro1">
          <table:table-cell office:value-type="float" office:value="249.791" calcext:value-type="float">
            <text:p>249.791</text:p>
          </table:table-cell>
          <table:table-cell office:value-type="float" office:value="84.1725" calcext:value-type="float">
            <text:p>84.1725</text:p>
          </table:table-cell>
          <table:table-cell/>
          <table:table-cell office:value-type="float" office:value="251.293" calcext:value-type="float">
            <text:p>251.293</text:p>
          </table:table-cell>
          <table:table-cell office:value-type="float" office:value="72.41" calcext:value-type="float">
            <text:p>72.41</text:p>
          </table:table-cell>
        </table:table-row>
        <table:table-row table:style-name="ro1">
          <table:table-cell office:value-type="float" office:value="250.825" calcext:value-type="float">
            <text:p>250.825</text:p>
          </table:table-cell>
          <table:table-cell office:value-type="float" office:value="84.1775" calcext:value-type="float">
            <text:p>84.1775</text:p>
          </table:table-cell>
          <table:table-cell/>
          <table:table-cell office:value-type="float" office:value="252.378" calcext:value-type="float">
            <text:p>252.378</text:p>
          </table:table-cell>
          <table:table-cell office:value-type="float" office:value="72.2925" calcext:value-type="float">
            <text:p>72.2925</text:p>
          </table:table-cell>
        </table:table-row>
        <table:table-row table:style-name="ro1">
          <table:table-cell office:value-type="float" office:value="251.795" calcext:value-type="float">
            <text:p>251.795</text:p>
          </table:table-cell>
          <table:table-cell office:value-type="float" office:value="84.1825" calcext:value-type="float">
            <text:p>84.1825</text:p>
          </table:table-cell>
          <table:table-cell/>
          <table:table-cell office:value-type="float" office:value="253.299" calcext:value-type="float">
            <text:p>253.299</text:p>
          </table:table-cell>
          <table:table-cell office:value-type="float" office:value="72.2375" calcext:value-type="float">
            <text:p>72.2375</text:p>
          </table:table-cell>
        </table:table-row>
        <table:table-row table:style-name="ro1">
          <table:table-cell office:value-type="float" office:value="252.781" calcext:value-type="float">
            <text:p>252.781</text:p>
          </table:table-cell>
          <table:table-cell office:value-type="float" office:value="84.26" calcext:value-type="float">
            <text:p>84.26</text:p>
          </table:table-cell>
          <table:table-cell/>
          <table:table-cell office:value-type="float" office:value="254.335" calcext:value-type="float">
            <text:p>254.335</text:p>
          </table:table-cell>
          <table:table-cell office:value-type="float" office:value="72.1525" calcext:value-type="float">
            <text:p>72.1525</text:p>
          </table:table-cell>
        </table:table-row>
        <table:table-row table:style-name="ro1">
          <table:table-cell office:value-type="float" office:value="253.875" calcext:value-type="float">
            <text:p>253.875</text:p>
          </table:table-cell>
          <table:table-cell office:value-type="float" office:value="84.645" calcext:value-type="float">
            <text:p>84.645</text:p>
          </table:table-cell>
          <table:table-cell/>
          <table:table-cell office:value-type="float" office:value="255.3" calcext:value-type="float">
            <text:p>255.3</text:p>
          </table:table-cell>
          <table:table-cell office:value-type="float" office:value="72.1325" calcext:value-type="float">
            <text:p>72.1325</text:p>
          </table:table-cell>
        </table:table-row>
        <table:table-row table:style-name="ro1">
          <table:table-cell office:value-type="float" office:value="254.914" calcext:value-type="float">
            <text:p>254.914</text:p>
          </table:table-cell>
          <table:table-cell office:value-type="float" office:value="84.8275" calcext:value-type="float">
            <text:p>84.8275</text:p>
          </table:table-cell>
          <table:table-cell/>
          <table:table-cell office:value-type="float" office:value="256.641" calcext:value-type="float">
            <text:p>256.641</text:p>
          </table:table-cell>
          <table:table-cell office:value-type="float" office:value="72.1275" calcext:value-type="float">
            <text:p>72.1275</text:p>
          </table:table-cell>
        </table:table-row>
        <table:table-row table:style-name="ro1">
          <table:table-cell office:value-type="float" office:value="255.939" calcext:value-type="float">
            <text:p>255.939</text:p>
          </table:table-cell>
          <table:table-cell office:value-type="float" office:value="84.83" calcext:value-type="float">
            <text:p>84.83</text:p>
          </table:table-cell>
          <table:table-cell/>
          <table:table-cell office:value-type="float" office:value="257.357" calcext:value-type="float">
            <text:p>257.357</text:p>
          </table:table-cell>
          <table:table-cell office:value-type="float" office:value="72.145" calcext:value-type="float">
            <text:p>72.145</text:p>
          </table:table-cell>
        </table:table-row>
        <table:table-row table:style-name="ro1">
          <table:table-cell office:value-type="float" office:value="256.898" calcext:value-type="float">
            <text:p>256.898</text:p>
          </table:table-cell>
          <table:table-cell office:value-type="float" office:value="84.8375" calcext:value-type="float">
            <text:p>84.8375</text:p>
          </table:table-cell>
          <table:table-cell/>
          <table:table-cell office:value-type="float" office:value="258.437" calcext:value-type="float">
            <text:p>258.437</text:p>
          </table:table-cell>
          <table:table-cell office:value-type="float" office:value="72.2075" calcext:value-type="float">
            <text:p>72.2075</text:p>
          </table:table-cell>
        </table:table-row>
        <table:table-row table:style-name="ro1">
          <table:table-cell office:value-type="float" office:value="257.934" calcext:value-type="float">
            <text:p>257.934</text:p>
          </table:table-cell>
          <table:table-cell office:value-type="float" office:value="84.85" calcext:value-type="float">
            <text:p>84.85</text:p>
          </table:table-cell>
          <table:table-cell/>
          <table:table-cell office:value-type="float" office:value="259.534" calcext:value-type="float">
            <text:p>259.534</text:p>
          </table:table-cell>
          <table:table-cell office:value-type="float" office:value="72.2475" calcext:value-type="float">
            <text:p>72.2475</text:p>
          </table:table-cell>
        </table:table-row>
        <table:table-row table:style-name="ro1">
          <table:table-cell office:value-type="float" office:value="258.986" calcext:value-type="float">
            <text:p>258.986</text:p>
          </table:table-cell>
          <table:table-cell office:value-type="float" office:value="84.86" calcext:value-type="float">
            <text:p>84.86</text:p>
          </table:table-cell>
          <table:table-cell/>
          <table:table-cell office:value-type="float" office:value="260.657" calcext:value-type="float">
            <text:p>260.657</text:p>
          </table:table-cell>
          <table:table-cell office:value-type="float" office:value="72.1625" calcext:value-type="float">
            <text:p>72.1625</text:p>
          </table:table-cell>
        </table:table-row>
        <table:table-row table:style-name="ro1">
          <table:table-cell office:value-type="float" office:value="259.973" calcext:value-type="float">
            <text:p>259.973</text:p>
          </table:table-cell>
          <table:table-cell office:value-type="float" office:value="84.8975" calcext:value-type="float">
            <text:p>84.8975</text:p>
          </table:table-cell>
          <table:table-cell/>
          <table:table-cell office:value-type="float" office:value="261.593" calcext:value-type="float">
            <text:p>261.593</text:p>
          </table:table-cell>
          <table:table-cell office:value-type="float" office:value="72.17" calcext:value-type="float">
            <text:p>72.17</text:p>
          </table:table-cell>
        </table:table-row>
        <table:table-row table:style-name="ro1">
          <table:table-cell office:value-type="float" office:value="260.986" calcext:value-type="float">
            <text:p>260.986</text:p>
          </table:table-cell>
          <table:table-cell office:value-type="float" office:value="84.9525" calcext:value-type="float">
            <text:p>84.9525</text:p>
          </table:table-cell>
          <table:table-cell/>
          <table:table-cell office:value-type="float" office:value="262.563" calcext:value-type="float">
            <text:p>262.563</text:p>
          </table:table-cell>
          <table:table-cell office:value-type="float" office:value="72.1475" calcext:value-type="float">
            <text:p>72.1475</text:p>
          </table:table-cell>
        </table:table-row>
        <table:table-row table:style-name="ro1">
          <table:table-cell office:value-type="float" office:value="262.028" calcext:value-type="float">
            <text:p>262.028</text:p>
          </table:table-cell>
          <table:table-cell office:value-type="float" office:value="85.0225" calcext:value-type="float">
            <text:p>85.0225</text:p>
          </table:table-cell>
          <table:table-cell/>
          <table:table-cell office:value-type="float" office:value="263.548" calcext:value-type="float">
            <text:p>263.548</text:p>
          </table:table-cell>
          <table:table-cell office:value-type="float" office:value="72.53" calcext:value-type="float">
            <text:p>72.53</text:p>
          </table:table-cell>
        </table:table-row>
        <table:table-row table:style-name="ro1">
          <table:table-cell office:value-type="float" office:value="263.108" calcext:value-type="float">
            <text:p>263.108</text:p>
          </table:table-cell>
          <table:table-cell office:value-type="float" office:value="85.12" calcext:value-type="float">
            <text:p>85.12</text:p>
          </table:table-cell>
          <table:table-cell/>
          <table:table-cell office:value-type="float" office:value="264.493" calcext:value-type="float">
            <text:p>264.493</text:p>
          </table:table-cell>
          <table:table-cell office:value-type="float" office:value="72.5925" calcext:value-type="float">
            <text:p>72.5925</text:p>
          </table:table-cell>
        </table:table-row>
        <table:table-row table:style-name="ro1">
          <table:table-cell office:value-type="float" office:value="264.024" calcext:value-type="float">
            <text:p>264.024</text:p>
          </table:table-cell>
          <table:table-cell office:value-type="float" office:value="85.2275" calcext:value-type="float">
            <text:p>85.2275</text:p>
          </table:table-cell>
          <table:table-cell/>
          <table:table-cell office:value-type="float" office:value="265.61" calcext:value-type="float">
            <text:p>265.61</text:p>
          </table:table-cell>
          <table:table-cell office:value-type="float" office:value="72.6125" calcext:value-type="float">
            <text:p>72.6125</text:p>
          </table:table-cell>
        </table:table-row>
        <table:table-row table:style-name="ro1">
          <table:table-cell office:value-type="float" office:value="265.085" calcext:value-type="float">
            <text:p>265.085</text:p>
          </table:table-cell>
          <table:table-cell office:value-type="float" office:value="85.3625" calcext:value-type="float">
            <text:p>85.3625</text:p>
          </table:table-cell>
          <table:table-cell/>
          <table:table-cell office:value-type="float" office:value="266.6" calcext:value-type="float">
            <text:p>266.6</text:p>
          </table:table-cell>
          <table:table-cell office:value-type="float" office:value="72.7275" calcext:value-type="float">
            <text:p>72.7275</text:p>
          </table:table-cell>
        </table:table-row>
        <table:table-row table:style-name="ro1">
          <table:table-cell office:value-type="float" office:value="266.031" calcext:value-type="float">
            <text:p>266.031</text:p>
          </table:table-cell>
          <table:table-cell office:value-type="float" office:value="85.355" calcext:value-type="float">
            <text:p>85.355</text:p>
          </table:table-cell>
          <table:table-cell/>
          <table:table-cell office:value-type="float" office:value="267.632" calcext:value-type="float">
            <text:p>267.632</text:p>
          </table:table-cell>
          <table:table-cell office:value-type="float" office:value="72.86" calcext:value-type="float">
            <text:p>72.86</text:p>
          </table:table-cell>
        </table:table-row>
        <table:table-row table:style-name="ro1">
          <table:table-cell office:value-type="float" office:value="267.123" calcext:value-type="float">
            <text:p>267.123</text:p>
          </table:table-cell>
          <table:table-cell office:value-type="float" office:value="85.355" calcext:value-type="float">
            <text:p>85.355</text:p>
          </table:table-cell>
          <table:table-cell/>
          <table:table-cell office:value-type="float" office:value="268.605" calcext:value-type="float">
            <text:p>268.605</text:p>
          </table:table-cell>
          <table:table-cell office:value-type="float" office:value="72.9575" calcext:value-type="float">
            <text:p>72.9575</text:p>
          </table:table-cell>
        </table:table-row>
        <table:table-row table:style-name="ro1">
          <table:table-cell office:value-type="float" office:value="268.088" calcext:value-type="float">
            <text:p>268.088</text:p>
          </table:table-cell>
          <table:table-cell office:value-type="float" office:value="85.4175" calcext:value-type="float">
            <text:p>85.4175</text:p>
          </table:table-cell>
          <table:table-cell/>
          <table:table-cell office:value-type="float" office:value="269.649" calcext:value-type="float">
            <text:p>269.649</text:p>
          </table:table-cell>
          <table:table-cell office:value-type="float" office:value="73.0825" calcext:value-type="float">
            <text:p>73.0825</text:p>
          </table:table-cell>
        </table:table-row>
        <table:table-row table:style-name="ro1">
          <table:table-cell office:value-type="float" office:value="269.113" calcext:value-type="float">
            <text:p>269.113</text:p>
          </table:table-cell>
          <table:table-cell office:value-type="float" office:value="86.09" calcext:value-type="float">
            <text:p>86.09</text:p>
          </table:table-cell>
          <table:table-cell/>
          <table:table-cell office:value-type="float" office:value="270.636" calcext:value-type="float">
            <text:p>270.636</text:p>
          </table:table-cell>
          <table:table-cell office:value-type="float" office:value="72.8025" calcext:value-type="float">
            <text:p>72.8025</text:p>
          </table:table-cell>
        </table:table-row>
        <table:table-row table:style-name="ro1">
          <table:table-cell office:value-type="float" office:value="270.139" calcext:value-type="float">
            <text:p>270.139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float" office:value="271.628" calcext:value-type="float">
            <text:p>271.628</text:p>
          </table:table-cell>
          <table:table-cell office:value-type="float" office:value="73.1075" calcext:value-type="float">
            <text:p>73.1075</text:p>
          </table:table-cell>
        </table:table-row>
        <table:table-row table:style-name="ro1">
          <table:table-cell office:value-type="float" office:value="271.202" calcext:value-type="float">
            <text:p>271.202</text:p>
          </table:table-cell>
          <table:table-cell office:value-type="float" office:value="88.63" calcext:value-type="float">
            <text:p>88.63</text:p>
          </table:table-cell>
          <table:table-cell/>
          <table:table-cell office:value-type="float" office:value="272.63" calcext:value-type="float">
            <text:p>272.63</text:p>
          </table:table-cell>
          <table:table-cell office:value-type="float" office:value="73.0375" calcext:value-type="float">
            <text:p>73.0375</text:p>
          </table:table-cell>
        </table:table-row>
        <table:table-row table:style-name="ro1">
          <table:table-cell office:value-type="float" office:value="272.205" calcext:value-type="float">
            <text:p>272.205</text:p>
          </table:table-cell>
          <table:table-cell office:value-type="float" office:value="88.745" calcext:value-type="float">
            <text:p>88.745</text:p>
          </table:table-cell>
          <table:table-cell/>
          <table:table-cell office:value-type="float" office:value="273.576" calcext:value-type="float">
            <text:p>273.576</text:p>
          </table:table-cell>
          <table:table-cell office:value-type="float" office:value="73.0375" calcext:value-type="float">
            <text:p>73.0375</text:p>
          </table:table-cell>
        </table:table-row>
        <table:table-row table:style-name="ro1">
          <table:table-cell office:value-type="float" office:value="273.138" calcext:value-type="float">
            <text:p>273.138</text:p>
          </table:table-cell>
          <table:table-cell office:value-type="float" office:value="89.26" calcext:value-type="float">
            <text:p>89.26</text:p>
          </table:table-cell>
          <table:table-cell/>
          <table:table-cell office:value-type="float" office:value="274.668" calcext:value-type="float">
            <text:p>274.668</text:p>
          </table:table-cell>
          <table:table-cell office:value-type="float" office:value="73.07" calcext:value-type="float">
            <text:p>73.07</text:p>
          </table:table-cell>
        </table:table-row>
        <table:table-row table:style-name="ro1">
          <table:table-cell office:value-type="float" office:value="274.13" calcext:value-type="float">
            <text:p>274.13</text:p>
          </table:table-cell>
          <table:table-cell office:value-type="float" office:value="89.4275" calcext:value-type="float">
            <text:p>89.4275</text:p>
          </table:table-cell>
          <table:table-cell/>
          <table:table-cell office:value-type="float" office:value="275.638" calcext:value-type="float">
            <text:p>275.638</text:p>
          </table:table-cell>
          <table:table-cell office:value-type="float" office:value="73.0525" calcext:value-type="float">
            <text:p>73.0525</text:p>
          </table:table-cell>
        </table:table-row>
        <table:table-row table:style-name="ro1">
          <table:table-cell office:value-type="float" office:value="275.145" calcext:value-type="float">
            <text:p>275.145</text:p>
          </table:table-cell>
          <table:table-cell office:value-type="float" office:value="89.67" calcext:value-type="float">
            <text:p>89.67</text:p>
          </table:table-cell>
          <table:table-cell/>
          <table:table-cell office:value-type="float" office:value="276.65" calcext:value-type="float">
            <text:p>276.65</text:p>
          </table:table-cell>
          <table:table-cell office:value-type="float" office:value="73.1075" calcext:value-type="float">
            <text:p>73.1075</text:p>
          </table:table-cell>
        </table:table-row>
        <table:table-row table:style-name="ro1">
          <table:table-cell office:value-type="float" office:value="276.207" calcext:value-type="float">
            <text:p>276.207</text:p>
          </table:table-cell>
          <table:table-cell office:value-type="float" office:value="90.3825" calcext:value-type="float">
            <text:p>90.3825</text:p>
          </table:table-cell>
          <table:table-cell/>
          <table:table-cell office:value-type="float" office:value="277.625" calcext:value-type="float">
            <text:p>277.625</text:p>
          </table:table-cell>
          <table:table-cell office:value-type="float" office:value="73.035" calcext:value-type="float">
            <text:p>73.035</text:p>
          </table:table-cell>
        </table:table-row>
        <table:table-row table:style-name="ro1">
          <table:table-cell office:value-type="float" office:value="277.253" calcext:value-type="float">
            <text:p>277.253</text:p>
          </table:table-cell>
          <table:table-cell office:value-type="float" office:value="90.4175" calcext:value-type="float">
            <text:p>90.4175</text:p>
          </table:table-cell>
          <table:table-cell/>
          <table:table-cell office:value-type="float" office:value="278.648" calcext:value-type="float">
            <text:p>278.648</text:p>
          </table:table-cell>
          <table:table-cell office:value-type="float" office:value="73.1525" calcext:value-type="float">
            <text:p>73.1525</text:p>
          </table:table-cell>
        </table:table-row>
        <table:table-row table:style-name="ro1">
          <table:table-cell office:value-type="float" office:value="278.222" calcext:value-type="float">
            <text:p>278.222</text:p>
          </table:table-cell>
          <table:table-cell office:value-type="float" office:value="91.05" calcext:value-type="float">
            <text:p>91.05</text:p>
          </table:table-cell>
          <table:table-cell/>
          <table:table-cell office:value-type="float" office:value="279.669" calcext:value-type="float">
            <text:p>279.669</text:p>
          </table:table-cell>
          <table:table-cell office:value-type="float" office:value="73.245" calcext:value-type="float">
            <text:p>73.245</text:p>
          </table:table-cell>
        </table:table-row>
        <table:table-row table:style-name="ro1">
          <table:table-cell office:value-type="float" office:value="279.226" calcext:value-type="float">
            <text:p>279.226</text:p>
          </table:table-cell>
          <table:table-cell office:value-type="float" office:value="91.395" calcext:value-type="float">
            <text:p>91.395</text:p>
          </table:table-cell>
          <table:table-cell/>
          <table:table-cell office:value-type="float" office:value="280.695" calcext:value-type="float">
            <text:p>280.695</text:p>
          </table:table-cell>
          <table:table-cell office:value-type="float" office:value="73.265" calcext:value-type="float">
            <text:p>73.265</text:p>
          </table:table-cell>
        </table:table-row>
        <table:table-row table:style-name="ro1">
          <table:table-cell office:value-type="float" office:value="280.231" calcext:value-type="float">
            <text:p>280.231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281.763" calcext:value-type="float">
            <text:p>281.763</text:p>
          </table:table-cell>
          <table:table-cell office:value-type="float" office:value="73.6975" calcext:value-type="float">
            <text:p>73.6975</text:p>
          </table:table-cell>
        </table:table-row>
        <table:table-row table:style-name="ro1">
          <table:table-cell office:value-type="float" office:value="281.276" calcext:value-type="float">
            <text:p>281.276</text:p>
          </table:table-cell>
          <table:table-cell office:value-type="float" office:value="92.6975" calcext:value-type="float">
            <text:p>92.6975</text:p>
          </table:table-cell>
          <table:table-cell/>
          <table:table-cell office:value-type="float" office:value="282.777" calcext:value-type="float">
            <text:p>282.777</text:p>
          </table:table-cell>
          <table:table-cell office:value-type="float" office:value="74.265" calcext:value-type="float">
            <text:p>74.265</text:p>
          </table:table-cell>
        </table:table-row>
        <table:table-row table:style-name="ro1">
          <table:table-cell office:value-type="float" office:value="282.198" calcext:value-type="float">
            <text:p>282.198</text:p>
          </table:table-cell>
          <table:table-cell office:value-type="float" office:value="95.8225" calcext:value-type="float">
            <text:p>95.8225</text:p>
          </table:table-cell>
          <table:table-cell/>
          <table:table-cell office:value-type="float" office:value="283.801" calcext:value-type="float">
            <text:p>283.801</text:p>
          </table:table-cell>
          <table:table-cell office:value-type="float" office:value="74.4925" calcext:value-type="float">
            <text:p>74.4925</text:p>
          </table:table-cell>
        </table:table-row>
        <table:table-row table:style-name="ro1">
          <table:table-cell office:value-type="float" office:value="283.234" calcext:value-type="float">
            <text:p>283.234</text:p>
          </table:table-cell>
          <table:table-cell office:value-type="float" office:value="97.5725" calcext:value-type="float">
            <text:p>97.5725</text:p>
          </table:table-cell>
          <table:table-cell/>
          <table:table-cell office:value-type="float" office:value="284.87" calcext:value-type="float">
            <text:p>284.87</text:p>
          </table:table-cell>
          <table:table-cell office:value-type="float" office:value="74.665" calcext:value-type="float">
            <text:p>74.665</text:p>
          </table:table-cell>
        </table:table-row>
        <table:table-row table:style-name="ro1">
          <table:table-cell office:value-type="float" office:value="284.238" calcext:value-type="float">
            <text:p>284.238</text:p>
          </table:table-cell>
          <table:table-cell office:value-type="float" office:value="97.995" calcext:value-type="float">
            <text:p>97.995</text:p>
          </table:table-cell>
          <table:table-cell/>
          <table:table-cell office:value-type="float" office:value="285.797" calcext:value-type="float">
            <text:p>285.797</text:p>
          </table:table-cell>
          <table:table-cell office:value-type="float" office:value="74.505" calcext:value-type="float">
            <text:p>74.505</text:p>
          </table:table-cell>
        </table:table-row>
        <table:table-row table:style-name="ro1">
          <table:table-cell office:value-type="float" office:value="285.291" calcext:value-type="float">
            <text:p>285.291</text:p>
          </table:table-cell>
          <table:table-cell office:value-type="float" office:value="99.8675" calcext:value-type="float">
            <text:p>99.8675</text:p>
          </table:table-cell>
          <table:table-cell/>
          <table:table-cell office:value-type="float" office:value="286.789" calcext:value-type="float">
            <text:p>286.789</text:p>
          </table:table-cell>
          <table:table-cell office:value-type="float" office:value="74.485" calcext:value-type="float">
            <text:p>74.485</text:p>
          </table:table-cell>
        </table:table-row>
        <table:table-row table:style-name="ro1">
          <table:table-cell office:value-type="float" office:value="286.301" calcext:value-type="float">
            <text:p>286.301</text:p>
          </table:table-cell>
          <table:table-cell office:value-type="float" office:value="101.648" calcext:value-type="float">
            <text:p>101.648</text:p>
          </table:table-cell>
          <table:table-cell/>
          <table:table-cell office:value-type="float" office:value="287.806" calcext:value-type="float">
            <text:p>287.806</text:p>
          </table:table-cell>
          <table:table-cell office:value-type="float" office:value="74.74" calcext:value-type="float">
            <text:p>74.74</text:p>
          </table:table-cell>
        </table:table-row>
        <table:table-row table:style-name="ro1">
          <table:table-cell office:value-type="float" office:value="287.373" calcext:value-type="float">
            <text:p>287.373</text:p>
          </table:table-cell>
          <table:table-cell office:value-type="float" office:value="102.68" calcext:value-type="float">
            <text:p>102.68</text:p>
          </table:table-cell>
          <table:table-cell/>
          <table:table-cell office:value-type="float" office:value="288.792" calcext:value-type="float">
            <text:p>288.792</text:p>
          </table:table-cell>
          <table:table-cell office:value-type="float" office:value="75.695" calcext:value-type="float">
            <text:p>75.695</text:p>
          </table:table-cell>
        </table:table-row>
        <table:table-row table:style-name="ro1">
          <table:table-cell office:value-type="float" office:value="288.278" calcext:value-type="float">
            <text:p>288.278</text:p>
          </table:table-cell>
          <table:table-cell office:value-type="float" office:value="103.25" calcext:value-type="float">
            <text:p>103.25</text:p>
          </table:table-cell>
          <table:table-cell/>
          <table:table-cell office:value-type="float" office:value="289.802" calcext:value-type="float">
            <text:p>289.802</text:p>
          </table:table-cell>
          <table:table-cell office:value-type="float" office:value="75.4975" calcext:value-type="float">
            <text:p>75.4975</text:p>
          </table:table-cell>
        </table:table-row>
        <table:table-row table:style-name="ro1">
          <table:table-cell office:value-type="float" office:value="289.338" calcext:value-type="float">
            <text:p>289.338</text:p>
          </table:table-cell>
          <table:table-cell office:value-type="float" office:value="103.853" calcext:value-type="float">
            <text:p>103.853</text:p>
          </table:table-cell>
          <table:table-cell/>
          <table:table-cell office:value-type="float" office:value="290.808" calcext:value-type="float">
            <text:p>290.808</text:p>
          </table:table-cell>
          <table:table-cell office:value-type="float" office:value="77.3075" calcext:value-type="float">
            <text:p>77.3075</text:p>
          </table:table-cell>
        </table:table-row>
        <table:table-row table:style-name="ro1">
          <table:table-cell office:value-type="float" office:value="290.398" calcext:value-type="float">
            <text:p>290.398</text:p>
          </table:table-cell>
          <table:table-cell office:value-type="float" office:value="103.953" calcext:value-type="float">
            <text:p>103.953</text:p>
          </table:table-cell>
          <table:table-cell/>
          <table:table-cell office:value-type="float" office:value="291.831" calcext:value-type="float">
            <text:p>291.831</text:p>
          </table:table-cell>
          <table:table-cell office:value-type="float" office:value="77.725" calcext:value-type="float">
            <text:p>77.725</text:p>
          </table:table-cell>
        </table:table-row>
        <table:table-row table:style-name="ro1">
          <table:table-cell office:value-type="float" office:value="291.375" calcext:value-type="float">
            <text:p>291.375</text:p>
          </table:table-cell>
          <table:table-cell office:value-type="float" office:value="103.993" calcext:value-type="float">
            <text:p>103.993</text:p>
          </table:table-cell>
          <table:table-cell/>
          <table:table-cell office:value-type="float" office:value="292.813" calcext:value-type="float">
            <text:p>292.813</text:p>
          </table:table-cell>
          <table:table-cell office:value-type="float" office:value="78.865" calcext:value-type="float">
            <text:p>78.865</text:p>
          </table:table-cell>
        </table:table-row>
        <table:table-row table:style-name="ro1">
          <table:table-cell office:value-type="float" office:value="292.374" calcext:value-type="float">
            <text:p>292.374</text:p>
          </table:table-cell>
          <table:table-cell office:value-type="float" office:value="103.945" calcext:value-type="float">
            <text:p>103.945</text:p>
          </table:table-cell>
          <table:table-cell/>
          <table:table-cell office:value-type="float" office:value="293.886" calcext:value-type="float">
            <text:p>293.886</text:p>
          </table:table-cell>
          <table:table-cell office:value-type="float" office:value="80.775" calcext:value-type="float">
            <text:p>80.775</text:p>
          </table:table-cell>
        </table:table-row>
        <table:table-row table:style-name="ro1">
          <table:table-cell office:value-type="float" office:value="293.355" calcext:value-type="float">
            <text:p>293.355</text:p>
          </table:table-cell>
          <table:table-cell office:value-type="float" office:value="104.13" calcext:value-type="float">
            <text:p>104.13</text:p>
          </table:table-cell>
          <table:table-cell/>
          <table:table-cell office:value-type="float" office:value="294.988" calcext:value-type="float">
            <text:p>294.988</text:p>
          </table:table-cell>
          <table:table-cell office:value-type="float" office:value="80.735" calcext:value-type="float">
            <text:p>80.735</text:p>
          </table:table-cell>
        </table:table-row>
        <table:table-row table:style-name="ro1">
          <table:table-cell office:value-type="float" office:value="294.419" calcext:value-type="float">
            <text:p>294.419</text:p>
          </table:table-cell>
          <table:table-cell office:value-type="float" office:value="104.18" calcext:value-type="float">
            <text:p>104.18</text:p>
          </table:table-cell>
          <table:table-cell/>
          <table:table-cell office:value-type="float" office:value="295.95" calcext:value-type="float">
            <text:p>295.95</text:p>
          </table:table-cell>
          <table:table-cell office:value-type="float" office:value="80.6925" calcext:value-type="float">
            <text:p>80.6925</text:p>
          </table:table-cell>
        </table:table-row>
        <table:table-row table:style-name="ro1">
          <table:table-cell office:value-type="float" office:value="295.465" calcext:value-type="float">
            <text:p>295.465</text:p>
          </table:table-cell>
          <table:table-cell office:value-type="float" office:value="104.185" calcext:value-type="float">
            <text:p>104.185</text:p>
          </table:table-cell>
          <table:table-cell/>
          <table:table-cell office:value-type="float" office:value="296.984" calcext:value-type="float">
            <text:p>296.984</text:p>
          </table:table-cell>
          <table:table-cell office:value-type="float" office:value="80.7125" calcext:value-type="float">
            <text:p>80.7125</text:p>
          </table:table-cell>
        </table:table-row>
        <table:table-row table:style-name="ro1">
          <table:table-cell office:value-type="float" office:value="296.543" calcext:value-type="float">
            <text:p>296.543</text:p>
          </table:table-cell>
          <table:table-cell office:value-type="float" office:value="104.178" calcext:value-type="float">
            <text:p>104.178</text:p>
          </table:table-cell>
          <table:table-cell/>
          <table:table-cell office:value-type="float" office:value="298.068" calcext:value-type="float">
            <text:p>298.068</text:p>
          </table:table-cell>
          <table:table-cell office:value-type="float" office:value="81.9475" calcext:value-type="float">
            <text:p>81.9475</text:p>
          </table:table-cell>
        </table:table-row>
        <table:table-row table:style-name="ro1">
          <table:table-cell office:value-type="float" office:value="297.539" calcext:value-type="float">
            <text:p>297.539</text:p>
          </table:table-cell>
          <table:table-cell office:value-type="float" office:value="104.185" calcext:value-type="float">
            <text:p>104.185</text:p>
          </table:table-cell>
          <table:table-cell/>
          <table:table-cell office:value-type="float" office:value="299.012" calcext:value-type="float">
            <text:p>299.012</text:p>
          </table:table-cell>
          <table:table-cell office:value-type="float" office:value="82.04" calcext:value-type="float">
            <text:p>82.04</text:p>
          </table:table-cell>
        </table:table-row>
        <table:table-row table:style-name="ro1">
          <table:table-cell office:value-type="float" office:value="298.623" calcext:value-type="float">
            <text:p>298.623</text:p>
          </table:table-cell>
          <table:table-cell office:value-type="float" office:value="104.195" calcext:value-type="float">
            <text:p>104.195</text:p>
          </table:table-cell>
          <table:table-cell/>
          <table:table-cell office:value-type="float" office:value="300.09" calcext:value-type="float">
            <text:p>300.09</text:p>
          </table:table-cell>
          <table:table-cell office:value-type="float" office:value="82.1625" calcext:value-type="float">
            <text:p>82.1625</text:p>
          </table:table-cell>
        </table:table-row>
        <table:table-row table:style-name="ro1">
          <table:table-cell office:value-type="float" office:value="299.63" calcext:value-type="float">
            <text:p>299.63</text:p>
          </table:table-cell>
          <table:table-cell office:value-type="float" office:value="104.192" calcext:value-type="float">
            <text:p>104.192</text:p>
          </table:table-cell>
          <table:table-cell/>
          <table:table-cell office:value-type="float" office:value="301.071" calcext:value-type="float">
            <text:p>301.071</text:p>
          </table:table-cell>
          <table:table-cell office:value-type="float" office:value="82.05" calcext:value-type="float">
            <text:p>82.05</text:p>
          </table:table-cell>
        </table:table-row>
        <table:table-row table:style-name="ro1">
          <table:table-cell office:value-type="float" office:value="300.655" calcext:value-type="float">
            <text:p>300.655</text:p>
          </table:table-cell>
          <table:table-cell office:value-type="float" office:value="104.308" calcext:value-type="float">
            <text:p>104.308</text:p>
          </table:table-cell>
          <table:table-cell/>
          <table:table-cell office:value-type="float" office:value="302.071" calcext:value-type="float">
            <text:p>302.071</text:p>
          </table:table-cell>
          <table:table-cell office:value-type="float" office:value="82.2925" calcext:value-type="float">
            <text:p>82.2925</text:p>
          </table:table-cell>
        </table:table-row>
        <table:table-row table:style-name="ro1">
          <table:table-cell office:value-type="float" office:value="301.641" calcext:value-type="float">
            <text:p>301.641</text:p>
          </table:table-cell>
          <table:table-cell office:value-type="float" office:value="110.345" calcext:value-type="float">
            <text:p>110.345</text:p>
          </table:table-cell>
          <table:table-cell/>
          <table:table-cell office:value-type="float" office:value="303.134" calcext:value-type="float">
            <text:p>303.134</text:p>
          </table:table-cell>
          <table:table-cell office:value-type="float" office:value="82.095" calcext:value-type="float">
            <text:p>82.095</text:p>
          </table:table-cell>
        </table:table-row>
        <table:table-row table:style-name="ro1">
          <table:table-cell office:value-type="float" office:value="302.669" calcext:value-type="float">
            <text:p>302.669</text:p>
          </table:table-cell>
          <table:table-cell office:value-type="float" office:value="113.157" calcext:value-type="float">
            <text:p>113.157</text:p>
          </table:table-cell>
          <table:table-cell/>
          <table:table-cell office:value-type="float" office:value="304.048" calcext:value-type="float">
            <text:p>304.048</text:p>
          </table:table-cell>
          <table:table-cell office:value-type="float" office:value="82.0825" calcext:value-type="float">
            <text:p>82.0825</text:p>
          </table:table-cell>
        </table:table-row>
        <table:table-row table:style-name="ro1">
          <table:table-cell office:value-type="float" office:value="303.651" calcext:value-type="float">
            <text:p>303.651</text:p>
          </table:table-cell>
          <table:table-cell office:value-type="float" office:value="114.555" calcext:value-type="float">
            <text:p>114.555</text:p>
          </table:table-cell>
          <table:table-cell/>
          <table:table-cell office:value-type="float" office:value="305.057" calcext:value-type="float">
            <text:p>305.057</text:p>
          </table:table-cell>
          <table:table-cell office:value-type="float" office:value="82.1325" calcext:value-type="float">
            <text:p>82.1325</text:p>
          </table:table-cell>
        </table:table-row>
        <table:table-row table:style-name="ro1">
          <table:table-cell office:value-type="float" office:value="304.657" calcext:value-type="float">
            <text:p>304.657</text:p>
          </table:table-cell>
          <table:table-cell office:value-type="float" office:value="114.767" calcext:value-type="float">
            <text:p>114.767</text:p>
          </table:table-cell>
          <table:table-cell/>
          <table:table-cell office:value-type="float" office:value="306.046" calcext:value-type="float">
            <text:p>306.046</text:p>
          </table:table-cell>
          <table:table-cell office:value-type="float" office:value="82.16" calcext:value-type="float">
            <text:p>82.16</text:p>
          </table:table-cell>
        </table:table-row>
        <table:table-row table:style-name="ro1">
          <table:table-cell office:value-type="float" office:value="305.646" calcext:value-type="float">
            <text:p>305.646</text:p>
          </table:table-cell>
          <table:table-cell office:value-type="float" office:value="115.008" calcext:value-type="float">
            <text:p>115.008</text:p>
          </table:table-cell>
          <table:table-cell/>
          <table:table-cell office:value-type="float" office:value="307.14" calcext:value-type="float">
            <text:p>307.14</text:p>
          </table:table-cell>
          <table:table-cell office:value-type="float" office:value="82.2325" calcext:value-type="float">
            <text:p>82.2325</text:p>
          </table:table-cell>
        </table:table-row>
        <table:table-row table:style-name="ro1">
          <table:table-cell office:value-type="float" office:value="306.679" calcext:value-type="float">
            <text:p>306.679</text:p>
          </table:table-cell>
          <table:table-cell office:value-type="float" office:value="114.83" calcext:value-type="float">
            <text:p>114.83</text:p>
          </table:table-cell>
          <table:table-cell/>
          <table:table-cell office:value-type="float" office:value="308.187" calcext:value-type="float">
            <text:p>308.187</text:p>
          </table:table-cell>
          <table:table-cell office:value-type="float" office:value="82.295" calcext:value-type="float">
            <text:p>82.295</text:p>
          </table:table-cell>
        </table:table-row>
        <table:table-row table:style-name="ro1">
          <table:table-cell office:value-type="float" office:value="307.682" calcext:value-type="float">
            <text:p>307.682</text:p>
          </table:table-cell>
          <table:table-cell office:value-type="float" office:value="114.88" calcext:value-type="float">
            <text:p>114.88</text:p>
          </table:table-cell>
          <table:table-cell/>
          <table:table-cell office:value-type="float" office:value="309.192" calcext:value-type="float">
            <text:p>309.192</text:p>
          </table:table-cell>
          <table:table-cell office:value-type="float" office:value="82.33" calcext:value-type="float">
            <text:p>82.33</text:p>
          </table:table-cell>
        </table:table-row>
        <table:table-row table:style-name="ro1">
          <table:table-cell office:value-type="float" office:value="308.766" calcext:value-type="float">
            <text:p>308.766</text:p>
          </table:table-cell>
          <table:table-cell office:value-type="float" office:value="114.933" calcext:value-type="float">
            <text:p>114.933</text:p>
          </table:table-cell>
          <table:table-cell/>
          <table:table-cell office:value-type="float" office:value="310.276" calcext:value-type="float">
            <text:p>310.276</text:p>
          </table:table-cell>
          <table:table-cell office:value-type="float" office:value="82.3725" calcext:value-type="float">
            <text:p>82.3725</text:p>
          </table:table-cell>
        </table:table-row>
        <table:table-row table:style-name="ro1">
          <table:table-cell office:value-type="float" office:value="309.747" calcext:value-type="float">
            <text:p>309.747</text:p>
          </table:table-cell>
          <table:table-cell office:value-type="float" office:value="115.035" calcext:value-type="float">
            <text:p>115.035</text:p>
          </table:table-cell>
          <table:table-cell/>
          <table:table-cell office:value-type="float" office:value="311.221" calcext:value-type="float">
            <text:p>311.221</text:p>
          </table:table-cell>
          <table:table-cell office:value-type="float" office:value="82.3575" calcext:value-type="float">
            <text:p>82.3575</text:p>
          </table:table-cell>
        </table:table-row>
        <table:table-row table:style-name="ro1">
          <table:table-cell office:value-type="float" office:value="310.779" calcext:value-type="float">
            <text:p>310.779</text:p>
          </table:table-cell>
          <table:table-cell office:value-type="float" office:value="115.028" calcext:value-type="float">
            <text:p>115.028</text:p>
          </table:table-cell>
          <table:table-cell/>
          <table:table-cell office:value-type="float" office:value="312.28" calcext:value-type="float">
            <text:p>312.28</text:p>
          </table:table-cell>
          <table:table-cell office:value-type="float" office:value="82.3875" calcext:value-type="float">
            <text:p>82.3875</text:p>
          </table:table-cell>
        </table:table-row>
        <table:table-row table:style-name="ro1">
          <table:table-cell office:value-type="float" office:value="311.736" calcext:value-type="float">
            <text:p>311.736</text:p>
          </table:table-cell>
          <table:table-cell office:value-type="float" office:value="115.032" calcext:value-type="float">
            <text:p>115.032</text:p>
          </table:table-cell>
          <table:table-cell/>
          <table:table-cell office:value-type="float" office:value="313.277" calcext:value-type="float">
            <text:p>313.277</text:p>
          </table:table-cell>
          <table:table-cell office:value-type="float" office:value="82.4175" calcext:value-type="float">
            <text:p>82.4175</text:p>
          </table:table-cell>
        </table:table-row>
        <table:table-row table:style-name="ro1">
          <table:table-cell office:value-type="float" office:value="312.692" calcext:value-type="float">
            <text:p>312.692</text:p>
          </table:table-cell>
          <table:table-cell office:value-type="float" office:value="115.043" calcext:value-type="float">
            <text:p>115.043</text:p>
          </table:table-cell>
          <table:table-cell/>
          <table:table-cell office:value-type="float" office:value="314.298" calcext:value-type="float">
            <text:p>314.298</text:p>
          </table:table-cell>
          <table:table-cell office:value-type="float" office:value="82.465" calcext:value-type="float">
            <text:p>82.465</text:p>
          </table:table-cell>
        </table:table-row>
        <table:table-row table:style-name="ro1">
          <table:table-cell office:value-type="float" office:value="313.765" calcext:value-type="float">
            <text:p>313.765</text:p>
          </table:table-cell>
          <table:table-cell office:value-type="float" office:value="115.047" calcext:value-type="float">
            <text:p>115.047</text:p>
          </table:table-cell>
          <table:table-cell/>
          <table:table-cell office:value-type="float" office:value="315.283" calcext:value-type="float">
            <text:p>315.283</text:p>
          </table:table-cell>
          <table:table-cell office:value-type="float" office:value="82.46" calcext:value-type="float">
            <text:p>82.46</text:p>
          </table:table-cell>
        </table:table-row>
        <table:table-row table:style-name="ro1">
          <table:table-cell office:value-type="float" office:value="314.883" calcext:value-type="float">
            <text:p>314.883</text:p>
          </table:table-cell>
          <table:table-cell office:value-type="float" office:value="115.038" calcext:value-type="float">
            <text:p>115.038</text:p>
          </table:table-cell>
          <table:table-cell/>
          <table:table-cell office:value-type="float" office:value="316.29" calcext:value-type="float">
            <text:p>316.29</text:p>
          </table:table-cell>
          <table:table-cell office:value-type="float" office:value="82.46" calcext:value-type="float">
            <text:p>82.46</text:p>
          </table:table-cell>
        </table:table-row>
        <table:table-row table:style-name="ro1">
          <table:table-cell office:value-type="float" office:value="315.858" calcext:value-type="float">
            <text:p>315.858</text:p>
          </table:table-cell>
          <table:table-cell office:value-type="float" office:value="115.043" calcext:value-type="float">
            <text:p>115.043</text:p>
          </table:table-cell>
          <table:table-cell/>
          <table:table-cell office:value-type="float" office:value="317.347" calcext:value-type="float">
            <text:p>317.347</text:p>
          </table:table-cell>
          <table:table-cell office:value-type="float" office:value="82.7475" calcext:value-type="float">
            <text:p>82.7475</text:p>
          </table:table-cell>
        </table:table-row>
        <table:table-row table:style-name="ro1">
          <table:table-cell office:value-type="float" office:value="316.845" calcext:value-type="float">
            <text:p>316.845</text:p>
          </table:table-cell>
          <table:table-cell office:value-type="float" office:value="115.035" calcext:value-type="float">
            <text:p>115.035</text:p>
          </table:table-cell>
          <table:table-cell/>
          <table:table-cell office:value-type="float" office:value="318.38" calcext:value-type="float">
            <text:p>318.38</text:p>
          </table:table-cell>
          <table:table-cell office:value-type="float" office:value="83.595" calcext:value-type="float">
            <text:p>83.595</text:p>
          </table:table-cell>
        </table:table-row>
        <table:table-row table:style-name="ro1">
          <table:table-cell office:value-type="float" office:value="317.919" calcext:value-type="float">
            <text:p>317.919</text:p>
          </table:table-cell>
          <table:table-cell office:value-type="float" office:value="115.02" calcext:value-type="float">
            <text:p>115.02</text:p>
          </table:table-cell>
          <table:table-cell/>
          <table:table-cell office:value-type="float" office:value="319.396" calcext:value-type="float">
            <text:p>319.396</text:p>
          </table:table-cell>
          <table:table-cell office:value-type="float" office:value="84.3725" calcext:value-type="float">
            <text:p>84.3725</text:p>
          </table:table-cell>
        </table:table-row>
        <table:table-row table:style-name="ro1">
          <table:table-cell office:value-type="float" office:value="318.906" calcext:value-type="float">
            <text:p>318.906</text:p>
          </table:table-cell>
          <table:table-cell office:value-type="float" office:value="115.017" calcext:value-type="float">
            <text:p>115.017</text:p>
          </table:table-cell>
          <table:table-cell/>
          <table:table-cell office:value-type="float" office:value="320.475" calcext:value-type="float">
            <text:p>320.475</text:p>
          </table:table-cell>
          <table:table-cell office:value-type="float" office:value="85.0975" calcext:value-type="float">
            <text:p>85.0975</text:p>
          </table:table-cell>
        </table:table-row>
        <table:table-row table:style-name="ro1">
          <table:table-cell office:value-type="float" office:value="319.95" calcext:value-type="float">
            <text:p>319.95</text:p>
          </table:table-cell>
          <table:table-cell office:value-type="float" office:value="115.005" calcext:value-type="float">
            <text:p>115.005</text:p>
          </table:table-cell>
          <table:table-cell/>
          <table:table-cell office:value-type="float" office:value="321.503" calcext:value-type="float">
            <text:p>321.503</text:p>
          </table:table-cell>
          <table:table-cell office:value-type="float" office:value="85.76" calcext:value-type="float">
            <text:p>85.76</text:p>
          </table:table-cell>
        </table:table-row>
        <table:table-row table:style-name="ro1">
          <table:table-cell office:value-type="float" office:value="320.922" calcext:value-type="float">
            <text:p>320.922</text:p>
          </table:table-cell>
          <table:table-cell office:value-type="float" office:value="114.987" calcext:value-type="float">
            <text:p>114.987</text:p>
          </table:table-cell>
          <table:table-cell/>
          <table:table-cell office:value-type="float" office:value="322.594" calcext:value-type="float">
            <text:p>322.594</text:p>
          </table:table-cell>
          <table:table-cell office:value-type="float" office:value="85.7425" calcext:value-type="float">
            <text:p>85.7425</text:p>
          </table:table-cell>
        </table:table-row>
        <table:table-row table:style-name="ro1">
          <table:table-cell office:value-type="float" office:value="321.925" calcext:value-type="float">
            <text:p>321.925</text:p>
          </table:table-cell>
          <table:table-cell office:value-type="float" office:value="114.99" calcext:value-type="float">
            <text:p>114.99</text:p>
          </table:table-cell>
          <table:table-cell/>
          <table:table-cell office:value-type="float" office:value="323.501" calcext:value-type="float">
            <text:p>323.501</text:p>
          </table:table-cell>
          <table:table-cell office:value-type="float" office:value="85.74" calcext:value-type="float">
            <text:p>85.74</text:p>
          </table:table-cell>
        </table:table-row>
        <table:table-row table:style-name="ro1">
          <table:table-cell office:value-type="float" office:value="323.032" calcext:value-type="float">
            <text:p>323.032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24.45" calcext:value-type="float">
            <text:p>324.45</text:p>
          </table:table-cell>
          <table:table-cell office:value-type="float" office:value="85.745" calcext:value-type="float">
            <text:p>85.745</text:p>
          </table:table-cell>
        </table:table-row>
        <table:table-row table:style-name="ro1">
          <table:table-cell office:value-type="float" office:value="323.944" calcext:value-type="float">
            <text:p>323.94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25.532" calcext:value-type="float">
            <text:p>325.532</text:p>
          </table:table-cell>
          <table:table-cell office:value-type="float" office:value="85.745" calcext:value-type="float">
            <text:p>85.745</text:p>
          </table:table-cell>
        </table:table-row>
        <table:table-row table:style-name="ro1">
          <table:table-cell office:value-type="float" office:value="324.994" calcext:value-type="float">
            <text:p>324.994</text:p>
          </table:table-cell>
          <table:table-cell office:value-type="float" office:value="114.998" calcext:value-type="float">
            <text:p>114.998</text:p>
          </table:table-cell>
          <table:table-cell/>
          <table:table-cell office:value-type="float" office:value="326.483" calcext:value-type="float">
            <text:p>326.483</text:p>
          </table:table-cell>
          <table:table-cell office:value-type="float" office:value="86.63" calcext:value-type="float">
            <text:p>86.63</text:p>
          </table:table-cell>
        </table:table-row>
        <table:table-row table:style-name="ro1">
          <table:table-cell office:value-type="float" office:value="326.029" calcext:value-type="float">
            <text:p>326.029</text:p>
          </table:table-cell>
          <table:table-cell office:value-type="float" office:value="114.975" calcext:value-type="float">
            <text:p>114.975</text:p>
          </table:table-cell>
          <table:table-cell/>
          <table:table-cell office:value-type="float" office:value="327.5" calcext:value-type="float">
            <text:p>327.5</text:p>
          </table:table-cell>
          <table:table-cell office:value-type="float" office:value="88.5975" calcext:value-type="float">
            <text:p>88.5975</text:p>
          </table:table-cell>
        </table:table-row>
        <table:table-row table:style-name="ro1">
          <table:table-cell office:value-type="float" office:value="327.078" calcext:value-type="float">
            <text:p>327.078</text:p>
          </table:table-cell>
          <table:table-cell office:value-type="float" office:value="114.993" calcext:value-type="float">
            <text:p>114.993</text:p>
          </table:table-cell>
          <table:table-cell/>
          <table:table-cell office:value-type="float" office:value="328.553" calcext:value-type="float">
            <text:p>328.553</text:p>
          </table:table-cell>
          <table:table-cell office:value-type="float" office:value="90.0675" calcext:value-type="float">
            <text:p>90.0675</text:p>
          </table:table-cell>
        </table:table-row>
        <table:table-row table:style-name="ro1">
          <table:table-cell office:value-type="float" office:value="328.126" calcext:value-type="float">
            <text:p>328.126</text:p>
          </table:table-cell>
          <table:table-cell office:value-type="float" office:value="114.995" calcext:value-type="float">
            <text:p>114.995</text:p>
          </table:table-cell>
          <table:table-cell/>
          <table:table-cell office:value-type="float" office:value="329.589" calcext:value-type="float">
            <text:p>329.589</text:p>
          </table:table-cell>
          <table:table-cell office:value-type="float" office:value="89.9475" calcext:value-type="float">
            <text:p>89.9475</text:p>
          </table:table-cell>
        </table:table-row>
        <table:table-row table:style-name="ro1">
          <table:table-cell office:value-type="float" office:value="329.069" calcext:value-type="float">
            <text:p>329.069</text:p>
          </table:table-cell>
          <table:table-cell office:value-type="float" office:value="115.002" calcext:value-type="float">
            <text:p>115.002</text:p>
          </table:table-cell>
          <table:table-cell/>
          <table:table-cell office:value-type="float" office:value="330.599" calcext:value-type="float">
            <text:p>330.599</text:p>
          </table:table-cell>
          <table:table-cell office:value-type="float" office:value="90.12" calcext:value-type="float">
            <text:p>90.12</text:p>
          </table:table-cell>
        </table:table-row>
        <table:table-row table:style-name="ro1">
          <table:table-cell office:value-type="float" office:value="330.198" calcext:value-type="float">
            <text:p>330.198</text:p>
          </table:table-cell>
          <table:table-cell office:value-type="float" office:value="115.005" calcext:value-type="float">
            <text:p>115.005</text:p>
          </table:table-cell>
          <table:table-cell/>
          <table:table-cell office:value-type="float" office:value="331.599" calcext:value-type="float">
            <text:p>331.599</text:p>
          </table:table-cell>
          <table:table-cell office:value-type="float" office:value="95.945" calcext:value-type="float">
            <text:p>95.945</text:p>
          </table:table-cell>
        </table:table-row>
        <table:table-row table:style-name="ro1">
          <table:table-cell office:value-type="float" office:value="331.202" calcext:value-type="float">
            <text:p>331.202</text:p>
          </table:table-cell>
          <table:table-cell office:value-type="float" office:value="115.008" calcext:value-type="float">
            <text:p>115.008</text:p>
          </table:table-cell>
          <table:table-cell/>
          <table:table-cell office:value-type="float" office:value="332.589" calcext:value-type="float">
            <text:p>332.589</text:p>
          </table:table-cell>
          <table:table-cell office:value-type="float" office:value="93.5375" calcext:value-type="float">
            <text:p>93.5375</text:p>
          </table:table-cell>
        </table:table-row>
        <table:table-row table:style-name="ro1">
          <table:table-cell office:value-type="float" office:value="332.211" calcext:value-type="float">
            <text:p>332.211</text:p>
          </table:table-cell>
          <table:table-cell office:value-type="float" office:value="115.008" calcext:value-type="float">
            <text:p>115.008</text:p>
          </table:table-cell>
          <table:table-cell/>
          <table:table-cell office:value-type="float" office:value="333.672" calcext:value-type="float">
            <text:p>333.672</text:p>
          </table:table-cell>
          <table:table-cell office:value-type="float" office:value="94.4575" calcext:value-type="float">
            <text:p>94.4575</text:p>
          </table:table-cell>
        </table:table-row>
        <table:table-row table:style-name="ro1">
          <table:table-cell office:value-type="float" office:value="333.198" calcext:value-type="float">
            <text:p>333.198</text:p>
          </table:table-cell>
          <table:table-cell office:value-type="float" office:value="115.008" calcext:value-type="float">
            <text:p>115.008</text:p>
          </table:table-cell>
          <table:table-cell/>
          <table:table-cell office:value-type="float" office:value="334.655" calcext:value-type="float">
            <text:p>334.655</text:p>
          </table:table-cell>
          <table:table-cell office:value-type="float" office:value="94.61" calcext:value-type="float">
            <text:p>94.61</text:p>
          </table:table-cell>
        </table:table-row>
        <table:table-row table:style-name="ro1">
          <table:table-cell office:value-type="float" office:value="334.196" calcext:value-type="float">
            <text:p>334.196</text:p>
          </table:table-cell>
          <table:table-cell office:value-type="float" office:value="115.008" calcext:value-type="float">
            <text:p>115.008</text:p>
          </table:table-cell>
          <table:table-cell/>
          <table:table-cell office:value-type="float" office:value="335.659" calcext:value-type="float">
            <text:p>335.659</text:p>
          </table:table-cell>
          <table:table-cell office:value-type="float" office:value="94.61" calcext:value-type="float">
            <text:p>94.61</text:p>
          </table:table-cell>
        </table:table-row>
        <table:table-row table:style-name="ro1">
          <table:table-cell office:value-type="float" office:value="335.254" calcext:value-type="float">
            <text:p>335.254</text:p>
          </table:table-cell>
          <table:table-cell office:value-type="float" office:value="115.005" calcext:value-type="float">
            <text:p>115.005</text:p>
          </table:table-cell>
          <table:table-cell/>
          <table:table-cell office:value-type="float" office:value="336.694" calcext:value-type="float">
            <text:p>336.694</text:p>
          </table:table-cell>
          <table:table-cell office:value-type="float" office:value="94.63" calcext:value-type="float">
            <text:p>94.63</text:p>
          </table:table-cell>
        </table:table-row>
        <table:table-row table:style-name="ro1">
          <table:table-cell office:value-type="float" office:value="336.226" calcext:value-type="float">
            <text:p>336.226</text:p>
          </table:table-cell>
          <table:table-cell office:value-type="float" office:value="115.002" calcext:value-type="float">
            <text:p>115.002</text:p>
          </table:table-cell>
          <table:table-cell/>
          <table:table-cell office:value-type="float" office:value="337.731" calcext:value-type="float">
            <text:p>337.731</text:p>
          </table:table-cell>
          <table:table-cell office:value-type="float" office:value="94.595" calcext:value-type="float">
            <text:p>94.595</text:p>
          </table:table-cell>
        </table:table-row>
        <table:table-row table:style-name="ro1">
          <table:table-cell office:value-type="float" office:value="337.289" calcext:value-type="float">
            <text:p>337.28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38.708" calcext:value-type="float">
            <text:p>338.708</text:p>
          </table:table-cell>
          <table:table-cell office:value-type="float" office:value="94.5975" calcext:value-type="float">
            <text:p>94.5975</text:p>
          </table:table-cell>
        </table:table-row>
        <table:table-row table:style-name="ro1">
          <table:table-cell office:value-type="float" office:value="338.337" calcext:value-type="float">
            <text:p>338.337</text:p>
          </table:table-cell>
          <table:table-cell office:value-type="float" office:value="115.843" calcext:value-type="float">
            <text:p>115.843</text:p>
          </table:table-cell>
          <table:table-cell/>
          <table:table-cell office:value-type="float" office:value="339.694" calcext:value-type="float">
            <text:p>339.694</text:p>
          </table:table-cell>
          <table:table-cell office:value-type="float" office:value="94.6025" calcext:value-type="float">
            <text:p>94.6025</text:p>
          </table:table-cell>
        </table:table-row>
        <table:table-row table:style-name="ro1">
          <table:table-cell office:value-type="float" office:value="339.392" calcext:value-type="float">
            <text:p>339.392</text:p>
          </table:table-cell>
          <table:table-cell office:value-type="float" office:value="116.195" calcext:value-type="float">
            <text:p>116.195</text:p>
          </table:table-cell>
          <table:table-cell/>
          <table:table-cell office:value-type="float" office:value="340.69" calcext:value-type="float">
            <text:p>340.69</text:p>
          </table:table-cell>
          <table:table-cell office:value-type="float" office:value="94.585" calcext:value-type="float">
            <text:p>94.585</text:p>
          </table:table-cell>
        </table:table-row>
        <table:table-row table:style-name="ro1">
          <table:table-cell office:value-type="float" office:value="340.414" calcext:value-type="float">
            <text:p>340.414</text:p>
          </table:table-cell>
          <table:table-cell office:value-type="float" office:value="116.178" calcext:value-type="float">
            <text:p>116.178</text:p>
          </table:table-cell>
          <table:table-cell/>
          <table:table-cell office:value-type="float" office:value="341.74" calcext:value-type="float">
            <text:p>341.74</text:p>
          </table:table-cell>
          <table:table-cell office:value-type="float" office:value="94.5775" calcext:value-type="float">
            <text:p>94.5775</text:p>
          </table:table-cell>
        </table:table-row>
        <table:table-row table:style-name="ro1">
          <table:table-cell office:value-type="float" office:value="341.379" calcext:value-type="float">
            <text:p>341.379</text:p>
          </table:table-cell>
          <table:table-cell office:value-type="float" office:value="116.183" calcext:value-type="float">
            <text:p>116.183</text:p>
          </table:table-cell>
          <table:table-cell/>
          <table:table-cell office:value-type="float" office:value="342.735" calcext:value-type="float">
            <text:p>342.735</text:p>
          </table:table-cell>
          <table:table-cell office:value-type="float" office:value="94.5775" calcext:value-type="float">
            <text:p>94.5775</text:p>
          </table:table-cell>
        </table:table-row>
        <table:table-row table:style-name="ro1">
          <table:table-cell office:value-type="float" office:value="342.371" calcext:value-type="float">
            <text:p>342.371</text:p>
          </table:table-cell>
          <table:table-cell office:value-type="float" office:value="116.375" calcext:value-type="float">
            <text:p>116.375</text:p>
          </table:table-cell>
          <table:table-cell/>
          <table:table-cell office:value-type="float" office:value="343.784" calcext:value-type="float">
            <text:p>343.784</text:p>
          </table:table-cell>
          <table:table-cell office:value-type="float" office:value="94.8375" calcext:value-type="float">
            <text:p>94.8375</text:p>
          </table:table-cell>
        </table:table-row>
        <table:table-row table:style-name="ro1">
          <table:table-cell office:value-type="float" office:value="343.381" calcext:value-type="float">
            <text:p>343.381</text:p>
          </table:table-cell>
          <table:table-cell office:value-type="float" office:value="116.485" calcext:value-type="float">
            <text:p>116.485</text:p>
          </table:table-cell>
          <table:table-cell/>
          <table:table-cell office:value-type="float" office:value="344.753" calcext:value-type="float">
            <text:p>344.753</text:p>
          </table:table-cell>
          <table:table-cell office:value-type="float" office:value="97.2975" calcext:value-type="float">
            <text:p>97.2975</text:p>
          </table:table-cell>
        </table:table-row>
        <table:table-row table:style-name="ro1">
          <table:table-cell office:value-type="float" office:value="344.412" calcext:value-type="float">
            <text:p>344.412</text:p>
          </table:table-cell>
          <table:table-cell office:value-type="float" office:value="116.633" calcext:value-type="float">
            <text:p>116.633</text:p>
          </table:table-cell>
          <table:table-cell/>
          <table:table-cell office:value-type="float" office:value="345.785" calcext:value-type="float">
            <text:p>345.785</text:p>
          </table:table-cell>
          <table:table-cell office:value-type="float" office:value="101.175" calcext:value-type="float">
            <text:p>101.175</text:p>
          </table:table-cell>
        </table:table-row>
        <table:table-row table:style-name="ro1">
          <table:table-cell office:value-type="float" office:value="345.486" calcext:value-type="float">
            <text:p>345.486</text:p>
          </table:table-cell>
          <table:table-cell office:value-type="float" office:value="116.752" calcext:value-type="float">
            <text:p>116.752</text:p>
          </table:table-cell>
          <table:table-cell/>
          <table:table-cell office:value-type="float" office:value="346.756" calcext:value-type="float">
            <text:p>346.756</text:p>
          </table:table-cell>
          <table:table-cell office:value-type="float" office:value="101.645" calcext:value-type="float">
            <text:p>101.645</text:p>
          </table:table-cell>
        </table:table-row>
        <table:table-row table:style-name="ro1">
          <table:table-cell office:value-type="float" office:value="346.473" calcext:value-type="float">
            <text:p>346.473</text:p>
          </table:table-cell>
          <table:table-cell office:value-type="float" office:value="116.922" calcext:value-type="float">
            <text:p>116.922</text:p>
          </table:table-cell>
          <table:table-cell/>
          <table:table-cell office:value-type="float" office:value="347.761" calcext:value-type="float">
            <text:p>347.761</text:p>
          </table:table-cell>
          <table:table-cell office:value-type="float" office:value="103.145" calcext:value-type="float">
            <text:p>103.145</text:p>
          </table:table-cell>
        </table:table-row>
        <table:table-row table:style-name="ro1">
          <table:table-cell office:value-type="float" office:value="347.524" calcext:value-type="float">
            <text:p>347.524</text:p>
          </table:table-cell>
          <table:table-cell office:value-type="float" office:value="116.928" calcext:value-type="float">
            <text:p>116.928</text:p>
          </table:table-cell>
          <table:table-cell/>
          <table:table-cell office:value-type="float" office:value="348.772" calcext:value-type="float">
            <text:p>348.772</text:p>
          </table:table-cell>
          <table:table-cell office:value-type="float" office:value="103.545" calcext:value-type="float">
            <text:p>103.545</text:p>
          </table:table-cell>
        </table:table-row>
        <table:table-row table:style-name="ro1">
          <table:table-cell office:value-type="float" office:value="348.476" calcext:value-type="float">
            <text:p>348.476</text:p>
          </table:table-cell>
          <table:table-cell office:value-type="float" office:value="116.935" calcext:value-type="float">
            <text:p>116.935</text:p>
          </table:table-cell>
          <table:table-cell/>
          <table:table-cell office:value-type="float" office:value="349.844" calcext:value-type="float">
            <text:p>349.844</text:p>
          </table:table-cell>
          <table:table-cell office:value-type="float" office:value="103.83" calcext:value-type="float">
            <text:p>103.83</text:p>
          </table:table-cell>
        </table:table-row>
        <table:table-row table:style-name="ro1">
          <table:table-cell office:value-type="float" office:value="349.532" calcext:value-type="float">
            <text:p>349.532</text:p>
          </table:table-cell>
          <table:table-cell office:value-type="float" office:value="116.935" calcext:value-type="float">
            <text:p>116.935</text:p>
          </table:table-cell>
          <table:table-cell/>
          <table:table-cell office:value-type="float" office:value="350.812" calcext:value-type="float">
            <text:p>350.812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350.469" calcext:value-type="float">
            <text:p>350.469</text:p>
          </table:table-cell>
          <table:table-cell office:value-type="float" office:value="116.963" calcext:value-type="float">
            <text:p>116.963</text:p>
          </table:table-cell>
          <table:table-cell/>
          <table:table-cell office:value-type="float" office:value="351.808" calcext:value-type="float">
            <text:p>351.808</text:p>
          </table:table-cell>
          <table:table-cell office:value-type="float" office:value="104.64" calcext:value-type="float">
            <text:p>104.64</text:p>
          </table:table-cell>
        </table:table-row>
        <table:table-row table:style-name="ro1">
          <table:table-cell office:value-type="float" office:value="351.522" calcext:value-type="float">
            <text:p>351.522</text:p>
          </table:table-cell>
          <table:table-cell office:value-type="float" office:value="116.98" calcext:value-type="float">
            <text:p>116.98</text:p>
          </table:table-cell>
          <table:table-cell/>
          <table:table-cell office:value-type="float" office:value="352.815" calcext:value-type="float">
            <text:p>352.815</text:p>
          </table:table-cell>
          <table:table-cell office:value-type="float" office:value="104.463" calcext:value-type="float">
            <text:p>104.463</text:p>
          </table:table-cell>
        </table:table-row>
        <table:table-row table:style-name="ro1">
          <table:table-cell office:value-type="float" office:value="352.499" calcext:value-type="float">
            <text:p>352.499</text:p>
          </table:table-cell>
          <table:table-cell office:value-type="float" office:value="116.987" calcext:value-type="float">
            <text:p>116.987</text:p>
          </table:table-cell>
          <table:table-cell/>
          <table:table-cell office:value-type="float" office:value="353.857" calcext:value-type="float">
            <text:p>353.857</text:p>
          </table:table-cell>
          <table:table-cell office:value-type="float" office:value="104.505" calcext:value-type="float">
            <text:p>104.505</text:p>
          </table:table-cell>
        </table:table-row>
        <table:table-row table:style-name="ro1">
          <table:table-cell office:value-type="float" office:value="353.517" calcext:value-type="float">
            <text:p>353.517</text:p>
          </table:table-cell>
          <table:table-cell office:value-type="float" office:value="116.99" calcext:value-type="float">
            <text:p>116.99</text:p>
          </table:table-cell>
          <table:table-cell/>
          <table:table-cell office:value-type="float" office:value="354.833" calcext:value-type="float">
            <text:p>354.833</text:p>
          </table:table-cell>
          <table:table-cell office:value-type="float" office:value="104.485" calcext:value-type="float">
            <text:p>104.485</text:p>
          </table:table-cell>
        </table:table-row>
        <table:table-row table:style-name="ro1">
          <table:table-cell office:value-type="float" office:value="354.614" calcext:value-type="float">
            <text:p>354.614</text:p>
          </table:table-cell>
          <table:table-cell office:value-type="float" office:value="116.99" calcext:value-type="float">
            <text:p>116.99</text:p>
          </table:table-cell>
          <table:table-cell/>
          <table:table-cell office:value-type="float" office:value="355.876" calcext:value-type="float">
            <text:p>355.876</text:p>
          </table:table-cell>
          <table:table-cell office:value-type="float" office:value="104.525" calcext:value-type="float">
            <text:p>104.525</text:p>
          </table:table-cell>
        </table:table-row>
        <table:table-row table:style-name="ro1">
          <table:table-cell office:value-type="float" office:value="355.527" calcext:value-type="float">
            <text:p>355.527</text:p>
          </table:table-cell>
          <table:table-cell office:value-type="float" office:value="116.987" calcext:value-type="float">
            <text:p>116.987</text:p>
          </table:table-cell>
          <table:table-cell/>
          <table:table-cell office:value-type="float" office:value="356.866" calcext:value-type="float">
            <text:p>356.866</text:p>
          </table:table-cell>
          <table:table-cell office:value-type="float" office:value="104.567" calcext:value-type="float">
            <text:p>104.567</text:p>
          </table:table-cell>
        </table:table-row>
        <table:table-row table:style-name="ro1">
          <table:table-cell office:value-type="float" office:value="356.612" calcext:value-type="float">
            <text:p>356.612</text:p>
          </table:table-cell>
          <table:table-cell office:value-type="float" office:value="116.99" calcext:value-type="float">
            <text:p>116.99</text:p>
          </table:table-cell>
          <table:table-cell/>
          <table:table-cell office:value-type="float" office:value="357.954" calcext:value-type="float">
            <text:p>357.954</text:p>
          </table:table-cell>
          <table:table-cell office:value-type="float" office:value="104.498" calcext:value-type="float">
            <text:p>104.498</text:p>
          </table:table-cell>
        </table:table-row>
        <table:table-row table:style-name="ro1">
          <table:table-cell office:value-type="float" office:value="357.561" calcext:value-type="float">
            <text:p>357.561</text:p>
          </table:table-cell>
          <table:table-cell office:value-type="float" office:value="116.99" calcext:value-type="float">
            <text:p>116.99</text:p>
          </table:table-cell>
          <table:table-cell/>
          <table:table-cell office:value-type="float" office:value="358.906" calcext:value-type="float">
            <text:p>358.906</text:p>
          </table:table-cell>
          <table:table-cell office:value-type="float" office:value="104.523" calcext:value-type="float">
            <text:p>104.523</text:p>
          </table:table-cell>
        </table:table-row>
        <table:table-row table:style-name="ro1">
          <table:table-cell office:value-type="float" office:value="358.566" calcext:value-type="float">
            <text:p>358.566</text:p>
          </table:table-cell>
          <table:table-cell office:value-type="float" office:value="116.99" calcext:value-type="float">
            <text:p>116.99</text:p>
          </table:table-cell>
          <table:table-cell/>
          <table:table-cell office:value-type="float" office:value="359.993" calcext:value-type="float">
            <text:p>359.993</text:p>
          </table:table-cell>
          <table:table-cell office:value-type="float" office:value="104.603" calcext:value-type="float">
            <text:p>104.603</text:p>
          </table:table-cell>
        </table:table-row>
        <table:table-row table:style-name="ro1">
          <table:table-cell office:value-type="float" office:value="359.63" calcext:value-type="float">
            <text:p>359.63</text:p>
          </table:table-cell>
          <table:table-cell office:value-type="float" office:value="118.295" calcext:value-type="float">
            <text:p>118.295</text:p>
          </table:table-cell>
          <table:table-cell/>
          <table:table-cell office:value-type="float" office:value="360.985" calcext:value-type="float">
            <text:p>360.985</text:p>
          </table:table-cell>
          <table:table-cell office:value-type="float" office:value="104.745" calcext:value-type="float">
            <text:p>104.745</text:p>
          </table:table-cell>
        </table:table-row>
        <table:table-row table:style-name="ro1">
          <table:table-cell office:value-type="float" office:value="360.634" calcext:value-type="float">
            <text:p>360.634</text:p>
          </table:table-cell>
          <table:table-cell office:value-type="float" office:value="119.135" calcext:value-type="float">
            <text:p>119.135</text:p>
          </table:table-cell>
          <table:table-cell/>
          <table:table-cell office:value-type="float" office:value="361.934" calcext:value-type="float">
            <text:p>361.934</text:p>
          </table:table-cell>
          <table:table-cell office:value-type="float" office:value="105.355" calcext:value-type="float">
            <text:p>105.355</text:p>
          </table:table-cell>
        </table:table-row>
        <table:table-row table:style-name="ro1">
          <table:table-cell office:value-type="float" office:value="361.648" calcext:value-type="float">
            <text:p>361.648</text:p>
          </table:table-cell>
          <table:table-cell office:value-type="float" office:value="119.668" calcext:value-type="float">
            <text:p>119.668</text:p>
          </table:table-cell>
          <table:table-cell/>
          <table:table-cell office:value-type="float" office:value="362.964" calcext:value-type="float">
            <text:p>362.964</text:p>
          </table:table-cell>
          <table:table-cell office:value-type="float" office:value="105.835" calcext:value-type="float">
            <text:p>105.835</text:p>
          </table:table-cell>
        </table:table-row>
        <table:table-row table:style-name="ro1">
          <table:table-cell office:value-type="float" office:value="362.591" calcext:value-type="float">
            <text:p>362.591</text:p>
          </table:table-cell>
          <table:table-cell office:value-type="float" office:value="119.797" calcext:value-type="float">
            <text:p>119.797</text:p>
          </table:table-cell>
          <table:table-cell/>
          <table:table-cell office:value-type="float" office:value="363.985" calcext:value-type="float">
            <text:p>363.985</text:p>
          </table:table-cell>
          <table:table-cell office:value-type="float" office:value="106.157" calcext:value-type="float">
            <text:p>106.157</text:p>
          </table:table-cell>
        </table:table-row>
        <table:table-row table:style-name="ro1">
          <table:table-cell office:value-type="float" office:value="363.643" calcext:value-type="float">
            <text:p>363.643</text:p>
          </table:table-cell>
          <table:table-cell office:value-type="float" office:value="119.828" calcext:value-type="float">
            <text:p>119.828</text:p>
          </table:table-cell>
          <table:table-cell/>
          <table:table-cell office:value-type="float" office:value="364.956" calcext:value-type="float">
            <text:p>364.956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364.649" calcext:value-type="float">
            <text:p>364.649</text:p>
          </table:table-cell>
          <table:table-cell office:value-type="float" office:value="119.847" calcext:value-type="float">
            <text:p>119.847</text:p>
          </table:table-cell>
          <table:table-cell/>
          <table:table-cell office:value-type="float" office:value="366.048" calcext:value-type="float">
            <text:p>366.048</text:p>
          </table:table-cell>
          <table:table-cell office:value-type="float" office:value="106.153" calcext:value-type="float">
            <text:p>106.153</text:p>
          </table:table-cell>
        </table:table-row>
        <table:table-row table:style-name="ro1">
          <table:table-cell office:value-type="float" office:value="365.676" calcext:value-type="float">
            <text:p>365.676</text:p>
          </table:table-cell>
          <table:table-cell office:value-type="float" office:value="119.913" calcext:value-type="float">
            <text:p>119.913</text:p>
          </table:table-cell>
          <table:table-cell/>
          <table:table-cell office:value-type="float" office:value="367.029" calcext:value-type="float">
            <text:p>367.029</text:p>
          </table:table-cell>
          <table:table-cell office:value-type="float" office:value="106.157" calcext:value-type="float">
            <text:p>106.157</text:p>
          </table:table-cell>
        </table:table-row>
        <table:table-row table:style-name="ro1">
          <table:table-cell office:value-type="float" office:value="366.704" calcext:value-type="float">
            <text:p>366.704</text:p>
          </table:table-cell>
          <table:table-cell office:value-type="float" office:value="120.105" calcext:value-type="float">
            <text:p>120.105</text:p>
          </table:table-cell>
          <table:table-cell/>
          <table:table-cell office:value-type="float" office:value="368.026" calcext:value-type="float">
            <text:p>368.026</text:p>
          </table:table-cell>
          <table:table-cell office:value-type="float" office:value="106.163" calcext:value-type="float">
            <text:p>106.163</text:p>
          </table:table-cell>
        </table:table-row>
        <table:table-row table:style-name="ro1">
          <table:table-cell office:value-type="float" office:value="367.631" calcext:value-type="float">
            <text:p>367.631</text:p>
          </table:table-cell>
          <table:table-cell office:value-type="float" office:value="120.093" calcext:value-type="float">
            <text:p>120.093</text:p>
          </table:table-cell>
          <table:table-cell/>
          <table:table-cell office:value-type="float" office:value="369.04" calcext:value-type="float">
            <text:p>369.04</text:p>
          </table:table-cell>
          <table:table-cell office:value-type="float" office:value="106.31" calcext:value-type="float">
            <text:p>106.31</text:p>
          </table:table-cell>
        </table:table-row>
        <table:table-row table:style-name="ro1">
          <table:table-cell office:value-type="float" office:value="368.656" calcext:value-type="float">
            <text:p>368.656</text:p>
          </table:table-cell>
          <table:table-cell office:value-type="float" office:value="120.188" calcext:value-type="float">
            <text:p>120.188</text:p>
          </table:table-cell>
          <table:table-cell/>
          <table:table-cell office:value-type="float" office:value="370.04" calcext:value-type="float">
            <text:p>370.04</text:p>
          </table:table-cell>
          <table:table-cell office:value-type="float" office:value="106.368" calcext:value-type="float">
            <text:p>106.368</text:p>
          </table:table-cell>
        </table:table-row>
        <table:table-row table:style-name="ro1">
          <table:table-cell office:value-type="float" office:value="369.64" calcext:value-type="float">
            <text:p>369.64</text:p>
          </table:table-cell>
          <table:table-cell office:value-type="float" office:value="120.188" calcext:value-type="float">
            <text:p>120.188</text:p>
          </table:table-cell>
          <table:table-cell/>
          <table:table-cell office:value-type="float" office:value="371.039" calcext:value-type="float">
            <text:p>371.039</text:p>
          </table:table-cell>
          <table:table-cell office:value-type="float" office:value="106.347" calcext:value-type="float">
            <text:p>106.347</text:p>
          </table:table-cell>
        </table:table-row>
        <table:table-row table:style-name="ro1">
          <table:table-cell office:value-type="float" office:value="370.731" calcext:value-type="float">
            <text:p>370.731</text:p>
          </table:table-cell>
          <table:table-cell office:value-type="float" office:value="120.213" calcext:value-type="float">
            <text:p>120.213</text:p>
          </table:table-cell>
          <table:table-cell/>
          <table:table-cell office:value-type="float" office:value="372.061" calcext:value-type="float">
            <text:p>372.061</text:p>
          </table:table-cell>
          <table:table-cell office:value-type="float" office:value="106.353" calcext:value-type="float">
            <text:p>106.353</text:p>
          </table:table-cell>
        </table:table-row>
        <table:table-row table:style-name="ro1">
          <table:table-cell office:value-type="float" office:value="371.672" calcext:value-type="float">
            <text:p>371.672</text:p>
          </table:table-cell>
          <table:table-cell office:value-type="float" office:value="120.28" calcext:value-type="float">
            <text:p>120.28</text:p>
          </table:table-cell>
          <table:table-cell/>
          <table:table-cell office:value-type="float" office:value="373.143" calcext:value-type="float">
            <text:p>373.143</text:p>
          </table:table-cell>
          <table:table-cell office:value-type="float" office:value="106.353" calcext:value-type="float">
            <text:p>106.353</text:p>
          </table:table-cell>
        </table:table-row>
        <table:table-row table:style-name="ro1">
          <table:table-cell office:value-type="float" office:value="372.731" calcext:value-type="float">
            <text:p>372.731</text:p>
          </table:table-cell>
          <table:table-cell office:value-type="float" office:value="120.358" calcext:value-type="float">
            <text:p>120.358</text:p>
          </table:table-cell>
          <table:table-cell/>
          <table:table-cell office:value-type="float" office:value="374.147" calcext:value-type="float">
            <text:p>374.147</text:p>
          </table:table-cell>
          <table:table-cell office:value-type="float" office:value="106.35" calcext:value-type="float">
            <text:p>106.35</text:p>
          </table:table-cell>
        </table:table-row>
        <table:table-row table:style-name="ro1">
          <table:table-cell office:value-type="float" office:value="373.727" calcext:value-type="float">
            <text:p>373.727</text:p>
          </table:table-cell>
          <table:table-cell office:value-type="float" office:value="120.823" calcext:value-type="float">
            <text:p>120.823</text:p>
          </table:table-cell>
          <table:table-cell/>
          <table:table-cell office:value-type="float" office:value="375.157" calcext:value-type="float">
            <text:p>375.157</text:p>
          </table:table-cell>
          <table:table-cell office:value-type="float" office:value="106.347" calcext:value-type="float">
            <text:p>106.347</text:p>
          </table:table-cell>
        </table:table-row>
        <table:table-row table:style-name="ro1">
          <table:table-cell office:value-type="float" office:value="374.743" calcext:value-type="float">
            <text:p>374.743</text:p>
          </table:table-cell>
          <table:table-cell office:value-type="float" office:value="120.87" calcext:value-type="float">
            <text:p>120.87</text:p>
          </table:table-cell>
          <table:table-cell/>
          <table:table-cell office:value-type="float" office:value="376.129" calcext:value-type="float">
            <text:p>376.129</text:p>
          </table:table-cell>
          <table:table-cell office:value-type="float" office:value="106.35" calcext:value-type="float">
            <text:p>106.35</text:p>
          </table:table-cell>
        </table:table-row>
        <table:table-row table:style-name="ro1">
          <table:table-cell office:value-type="float" office:value="375.757" calcext:value-type="float">
            <text:p>375.757</text:p>
          </table:table-cell>
          <table:table-cell office:value-type="float" office:value="120.828" calcext:value-type="float">
            <text:p>120.828</text:p>
          </table:table-cell>
          <table:table-cell/>
          <table:table-cell office:value-type="float" office:value="377.243" calcext:value-type="float">
            <text:p>377.243</text:p>
          </table:table-cell>
          <table:table-cell office:value-type="float" office:value="106.345" calcext:value-type="float">
            <text:p>106.345</text:p>
          </table:table-cell>
        </table:table-row>
        <table:table-row table:style-name="ro1">
          <table:table-cell office:value-type="float" office:value="376.738" calcext:value-type="float">
            <text:p>376.738</text:p>
          </table:table-cell>
          <table:table-cell office:value-type="float" office:value="120.793" calcext:value-type="float">
            <text:p>120.793</text:p>
          </table:table-cell>
          <table:table-cell/>
          <table:table-cell office:value-type="float" office:value="378.217" calcext:value-type="float">
            <text:p>378.217</text:p>
          </table:table-cell>
          <table:table-cell office:value-type="float" office:value="106.35" calcext:value-type="float">
            <text:p>106.35</text:p>
          </table:table-cell>
        </table:table-row>
        <table:table-row table:style-name="ro1">
          <table:table-cell office:value-type="float" office:value="377.768" calcext:value-type="float">
            <text:p>377.768</text:p>
          </table:table-cell>
          <table:table-cell office:value-type="float" office:value="120.74" calcext:value-type="float">
            <text:p>120.74</text:p>
          </table:table-cell>
          <table:table-cell/>
          <table:table-cell office:value-type="float" office:value="379.316" calcext:value-type="float">
            <text:p>379.316</text:p>
          </table:table-cell>
          <table:table-cell office:value-type="float" office:value="106.35" calcext:value-type="float">
            <text:p>106.35</text:p>
          </table:table-cell>
        </table:table-row>
        <table:table-row table:style-name="ro1">
          <table:table-cell office:value-type="float" office:value="378.74" calcext:value-type="float">
            <text:p>378.74</text:p>
          </table:table-cell>
          <table:table-cell office:value-type="float" office:value="120.725" calcext:value-type="float">
            <text:p>120.725</text:p>
          </table:table-cell>
          <table:table-cell/>
          <table:table-cell office:value-type="float" office:value="380.301" calcext:value-type="float">
            <text:p>380.301</text:p>
          </table:table-cell>
          <table:table-cell office:value-type="float" office:value="106.345" calcext:value-type="float">
            <text:p>106.345</text:p>
          </table:table-cell>
        </table:table-row>
        <table:table-row table:style-name="ro1">
          <table:table-cell office:value-type="float" office:value="379.707" calcext:value-type="float">
            <text:p>379.707</text:p>
          </table:table-cell>
          <table:table-cell office:value-type="float" office:value="120.728" calcext:value-type="float">
            <text:p>120.728</text:p>
          </table:table-cell>
          <table:table-cell/>
          <table:table-cell office:value-type="float" office:value="381.326" calcext:value-type="float">
            <text:p>381.326</text:p>
          </table:table-cell>
          <table:table-cell office:value-type="float" office:value="106.355" calcext:value-type="float">
            <text:p>106.355</text:p>
          </table:table-cell>
        </table:table-row>
        <table:table-row table:style-name="ro1">
          <table:table-cell office:value-type="float" office:value="380.856" calcext:value-type="float">
            <text:p>380.856</text:p>
          </table:table-cell>
          <table:table-cell office:value-type="float" office:value="115.502" calcext:value-type="float">
            <text:p>115.502</text:p>
          </table:table-cell>
          <table:table-cell/>
          <table:table-cell office:value-type="float" office:value="382.348" calcext:value-type="float">
            <text:p>382.348</text:p>
          </table:table-cell>
          <table:table-cell office:value-type="float" office:value="106.35" calcext:value-type="float">
            <text:p>106.35</text:p>
          </table:table-cell>
        </table:table-row>
        <table:table-row table:style-name="ro1">
          <table:table-cell office:value-type="float" office:value="381.844" calcext:value-type="float">
            <text:p>381.844</text:p>
          </table:table-cell>
          <table:table-cell office:value-type="float" office:value="115.523" calcext:value-type="float">
            <text:p>115.523</text:p>
          </table:table-cell>
          <table:table-cell/>
          <table:table-cell office:value-type="float" office:value="383.268" calcext:value-type="float">
            <text:p>383.268</text:p>
          </table:table-cell>
          <table:table-cell office:value-type="float" office:value="106.353" calcext:value-type="float">
            <text:p>106.353</text:p>
          </table:table-cell>
        </table:table-row>
        <table:table-row table:style-name="ro1">
          <table:table-cell office:value-type="float" office:value="382.973" calcext:value-type="float">
            <text:p>382.973</text:p>
          </table:table-cell>
          <table:table-cell office:value-type="float" office:value="115.515" calcext:value-type="float">
            <text:p>115.515</text:p>
          </table:table-cell>
          <table:table-cell/>
          <table:table-cell office:value-type="float" office:value="384.363" calcext:value-type="float">
            <text:p>384.363</text:p>
          </table:table-cell>
          <table:table-cell office:value-type="float" office:value="106.35" calcext:value-type="float">
            <text:p>106.35</text:p>
          </table:table-cell>
        </table:table-row>
        <table:table-row table:style-name="ro1">
          <table:table-cell office:value-type="float" office:value="383.903" calcext:value-type="float">
            <text:p>383.903</text:p>
          </table:table-cell>
          <table:table-cell office:value-type="float" office:value="115.53" calcext:value-type="float">
            <text:p>115.53</text:p>
          </table:table-cell>
          <table:table-cell/>
          <table:table-cell office:value-type="float" office:value="385.289" calcext:value-type="float">
            <text:p>385.289</text:p>
          </table:table-cell>
          <table:table-cell office:value-type="float" office:value="106.347" calcext:value-type="float">
            <text:p>106.347</text:p>
          </table:table-cell>
        </table:table-row>
        <table:table-row table:style-name="ro1">
          <table:table-cell office:value-type="float" office:value="384.848" calcext:value-type="float">
            <text:p>384.848</text:p>
          </table:table-cell>
          <table:table-cell office:value-type="float" office:value="115.517" calcext:value-type="float">
            <text:p>115.517</text:p>
          </table:table-cell>
          <table:table-cell/>
          <table:table-cell office:value-type="float" office:value="386.305" calcext:value-type="float">
            <text:p>386.305</text:p>
          </table:table-cell>
          <table:table-cell office:value-type="float" office:value="106.595" calcext:value-type="float">
            <text:p>106.595</text:p>
          </table:table-cell>
        </table:table-row>
        <table:table-row table:style-name="ro1">
          <table:table-cell office:value-type="float" office:value="385.933" calcext:value-type="float">
            <text:p>385.933</text:p>
          </table:table-cell>
          <table:table-cell office:value-type="float" office:value="115.547" calcext:value-type="float">
            <text:p>115.547</text:p>
          </table:table-cell>
          <table:table-cell/>
          <table:table-cell office:value-type="float" office:value="387.317" calcext:value-type="float">
            <text:p>387.317</text:p>
          </table:table-cell>
          <table:table-cell office:value-type="float" office:value="106.585" calcext:value-type="float">
            <text:p>106.585</text:p>
          </table:table-cell>
        </table:table-row>
        <table:table-row table:style-name="ro1">
          <table:table-cell office:value-type="float" office:value="386.958" calcext:value-type="float">
            <text:p>386.958</text:p>
          </table:table-cell>
          <table:table-cell office:value-type="float" office:value="115.515" calcext:value-type="float">
            <text:p>115.515</text:p>
          </table:table-cell>
          <table:table-cell/>
          <table:table-cell office:value-type="float" office:value="388.282" calcext:value-type="float">
            <text:p>388.282</text:p>
          </table:table-cell>
          <table:table-cell office:value-type="float" office:value="106.585" calcext:value-type="float">
            <text:p>106.585</text:p>
          </table:table-cell>
        </table:table-row>
        <table:table-row table:style-name="ro1">
          <table:table-cell office:value-type="float" office:value="387.923" calcext:value-type="float">
            <text:p>387.923</text:p>
          </table:table-cell>
          <table:table-cell office:value-type="float" office:value="115.43" calcext:value-type="float">
            <text:p>115.43</text:p>
          </table:table-cell>
          <table:table-cell/>
          <table:table-cell office:value-type="float" office:value="389.315" calcext:value-type="float">
            <text:p>389.315</text:p>
          </table:table-cell>
          <table:table-cell office:value-type="float" office:value="106.573" calcext:value-type="float">
            <text:p>106.573</text:p>
          </table:table-cell>
        </table:table-row>
        <table:table-row table:style-name="ro1">
          <table:table-cell office:value-type="float" office:value="388.96" calcext:value-type="float">
            <text:p>388.96</text:p>
          </table:table-cell>
          <table:table-cell office:value-type="float" office:value="115.403" calcext:value-type="float">
            <text:p>115.403</text:p>
          </table:table-cell>
          <table:table-cell/>
          <table:table-cell office:value-type="float" office:value="390.36" calcext:value-type="float">
            <text:p>390.36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389.903" calcext:value-type="float">
            <text:p>389.903</text:p>
          </table:table-cell>
          <table:table-cell office:value-type="float" office:value="115.585" calcext:value-type="float">
            <text:p>115.585</text:p>
          </table:table-cell>
          <table:table-cell/>
          <table:table-cell office:value-type="float" office:value="391.398" calcext:value-type="float">
            <text:p>391.398</text:p>
          </table:table-cell>
          <table:table-cell office:value-type="float" office:value="106.588" calcext:value-type="float">
            <text:p>106.588</text:p>
          </table:table-cell>
        </table:table-row>
        <table:table-row table:style-name="ro1">
          <table:table-cell office:value-type="float" office:value="390.979" calcext:value-type="float">
            <text:p>390.979</text:p>
          </table:table-cell>
          <table:table-cell office:value-type="float" office:value="115.54" calcext:value-type="float">
            <text:p>115.54</text:p>
          </table:table-cell>
          <table:table-cell/>
          <table:table-cell office:value-type="float" office:value="392.377" calcext:value-type="float">
            <text:p>392.377</text:p>
          </table:table-cell>
          <table:table-cell office:value-type="float" office:value="106.59" calcext:value-type="float">
            <text:p>106.59</text:p>
          </table:table-cell>
        </table:table-row>
        <table:table-row table:style-name="ro1">
          <table:table-cell office:value-type="float" office:value="392.006" calcext:value-type="float">
            <text:p>392.006</text:p>
          </table:table-cell>
          <table:table-cell office:value-type="float" office:value="115.373" calcext:value-type="float">
            <text:p>115.373</text:p>
          </table:table-cell>
          <table:table-cell/>
          <table:table-cell office:value-type="float" office:value="393.403" calcext:value-type="float">
            <text:p>393.403</text:p>
          </table:table-cell>
          <table:table-cell office:value-type="float" office:value="106.585" calcext:value-type="float">
            <text:p>106.585</text:p>
          </table:table-cell>
        </table:table-row>
        <table:table-row table:style-name="ro1">
          <table:table-cell office:value-type="float" office:value="393.622" calcext:value-type="float">
            <text:p>393.622</text:p>
          </table:table-cell>
          <table:table-cell office:value-type="float" office:value="115.505" calcext:value-type="float">
            <text:p>115.505</text:p>
          </table:table-cell>
          <table:table-cell/>
          <table:table-cell office:value-type="float" office:value="394.418" calcext:value-type="float">
            <text:p>394.418</text:p>
          </table:table-cell>
          <table:table-cell office:value-type="float" office:value="106.588" calcext:value-type="float">
            <text:p>106.588</text:p>
          </table:table-cell>
        </table:table-row>
        <table:table-row table:style-name="ro1">
          <table:table-cell office:value-type="float" office:value="393.83" calcext:value-type="float">
            <text:p>393.83</text:p>
          </table:table-cell>
          <table:table-cell office:value-type="float" office:value="115.49" calcext:value-type="float">
            <text:p>115.49</text:p>
          </table:table-cell>
          <table:table-cell/>
          <table:table-cell office:value-type="float" office:value="395.352" calcext:value-type="float">
            <text:p>395.352</text:p>
          </table:table-cell>
          <table:table-cell office:value-type="float" office:value="106.588" calcext:value-type="float">
            <text:p>106.588</text:p>
          </table:table-cell>
        </table:table-row>
        <table:table-row table:style-name="ro1">
          <table:table-cell office:value-type="float" office:value="394.899" calcext:value-type="float">
            <text:p>394.899</text:p>
          </table:table-cell>
          <table:table-cell office:value-type="float" office:value="115.532" calcext:value-type="float">
            <text:p>115.532</text:p>
          </table:table-cell>
          <table:table-cell/>
          <table:table-cell office:value-type="float" office:value="396.362" calcext:value-type="float">
            <text:p>396.362</text:p>
          </table:table-cell>
          <table:table-cell office:value-type="float" office:value="106.585" calcext:value-type="float">
            <text:p>106.585</text:p>
          </table:table-cell>
        </table:table-row>
        <table:table-row table:style-name="ro1">
          <table:table-cell office:value-type="float" office:value="395.85" calcext:value-type="float">
            <text:p>395.85</text:p>
          </table:table-cell>
          <table:table-cell office:value-type="float" office:value="115.52" calcext:value-type="float">
            <text:p>115.52</text:p>
          </table:table-cell>
          <table:table-cell/>
          <table:table-cell office:value-type="float" office:value="397.42" calcext:value-type="float">
            <text:p>397.42</text:p>
          </table:table-cell>
          <table:table-cell office:value-type="float" office:value="106.935" calcext:value-type="float">
            <text:p>106.935</text:p>
          </table:table-cell>
        </table:table-row>
        <table:table-row table:style-name="ro1">
          <table:table-cell office:value-type="float" office:value="396.933" calcext:value-type="float">
            <text:p>396.933</text:p>
          </table:table-cell>
          <table:table-cell office:value-type="float" office:value="115.532" calcext:value-type="float">
            <text:p>115.532</text:p>
          </table:table-cell>
          <table:table-cell/>
          <table:table-cell office:value-type="float" office:value="398.449" calcext:value-type="float">
            <text:p>398.449</text:p>
          </table:table-cell>
          <table:table-cell office:value-type="float" office:value="108.233" calcext:value-type="float">
            <text:p>108.233</text:p>
          </table:table-cell>
        </table:table-row>
        <table:table-row table:style-name="ro1">
          <table:table-cell office:value-type="float" office:value="397.913" calcext:value-type="float">
            <text:p>397.913</text:p>
          </table:table-cell>
          <table:table-cell office:value-type="float" office:value="115.515" calcext:value-type="float">
            <text:p>115.515</text:p>
          </table:table-cell>
          <table:table-cell/>
          <table:table-cell office:value-type="float" office:value="399.421" calcext:value-type="float">
            <text:p>399.421</text:p>
          </table:table-cell>
          <table:table-cell office:value-type="float" office:value="108.46" calcext:value-type="float">
            <text:p>108.46</text:p>
          </table:table-cell>
        </table:table-row>
        <table:table-row table:style-name="ro1">
          <table:table-cell office:value-type="float" office:value="398.91" calcext:value-type="float">
            <text:p>398.91</text:p>
          </table:table-cell>
          <table:table-cell office:value-type="float" office:value="115.517" calcext:value-type="float">
            <text:p>115.517</text:p>
          </table:table-cell>
          <table:table-cell/>
          <table:table-cell office:value-type="float" office:value="400.461" calcext:value-type="float">
            <text:p>400.461</text:p>
          </table:table-cell>
          <table:table-cell office:value-type="float" office:value="109.185" calcext:value-type="float">
            <text:p>109.185</text:p>
          </table:table-cell>
        </table:table-row>
        <table:table-row table:style-name="ro1">
          <table:table-cell office:value-type="float" office:value="399.939" calcext:value-type="float">
            <text:p>399.939</text:p>
          </table:table-cell>
          <table:table-cell office:value-type="float" office:value="115.535" calcext:value-type="float">
            <text:p>115.535</text:p>
          </table:table-cell>
          <table:table-cell/>
          <table:table-cell office:value-type="float" office:value="401.429" calcext:value-type="float">
            <text:p>401.429</text:p>
          </table:table-cell>
          <table:table-cell office:value-type="float" office:value="110.31" calcext:value-type="float">
            <text:p>110.31</text:p>
          </table:table-cell>
        </table:table-row>
        <table:table-row table:style-name="ro1">
          <table:table-cell office:value-type="float" office:value="400.949" calcext:value-type="float">
            <text:p>400.949</text:p>
          </table:table-cell>
          <table:table-cell office:value-type="float" office:value="115.525" calcext:value-type="float">
            <text:p>115.525</text:p>
          </table:table-cell>
          <table:table-cell/>
          <table:table-cell office:value-type="float" office:value="402.575" calcext:value-type="float">
            <text:p>402.575</text:p>
          </table:table-cell>
          <table:table-cell office:value-type="float" office:value="111.085" calcext:value-type="float">
            <text:p>111.085</text:p>
          </table:table-cell>
        </table:table-row>
        <table:table-row table:style-name="ro1">
          <table:table-cell office:value-type="float" office:value="401.916" calcext:value-type="float">
            <text:p>401.916</text:p>
          </table:table-cell>
          <table:table-cell office:value-type="float" office:value="115.532" calcext:value-type="float">
            <text:p>115.532</text:p>
          </table:table-cell>
          <table:table-cell/>
          <table:table-cell office:value-type="float" office:value="403.529" calcext:value-type="float">
            <text:p>403.529</text:p>
          </table:table-cell>
          <table:table-cell office:value-type="float" office:value="111.297" calcext:value-type="float">
            <text:p>111.297</text:p>
          </table:table-cell>
        </table:table-row>
        <table:table-row table:style-name="ro1">
          <table:table-cell office:value-type="float" office:value="402.941" calcext:value-type="float">
            <text:p>402.941</text:p>
          </table:table-cell>
          <table:table-cell office:value-type="float" office:value="115.532" calcext:value-type="float">
            <text:p>115.532</text:p>
          </table:table-cell>
          <table:table-cell/>
          <table:table-cell office:value-type="float" office:value="404.616" calcext:value-type="float">
            <text:p>404.616</text:p>
          </table:table-cell>
          <table:table-cell office:value-type="float" office:value="111.565" calcext:value-type="float">
            <text:p>111.565</text:p>
          </table:table-cell>
        </table:table-row>
        <table:table-row table:style-name="ro1">
          <table:table-cell office:value-type="float" office:value="404.075" calcext:value-type="float">
            <text:p>404.075</text:p>
          </table:table-cell>
          <table:table-cell office:value-type="float" office:value="115.54" calcext:value-type="float">
            <text:p>115.54</text:p>
          </table:table-cell>
          <table:table-cell/>
          <table:table-cell office:value-type="float" office:value="405.619" calcext:value-type="float">
            <text:p>405.619</text:p>
          </table:table-cell>
          <table:table-cell office:value-type="float" office:value="111.698" calcext:value-type="float">
            <text:p>111.698</text:p>
          </table:table-cell>
        </table:table-row>
        <table:table-row table:style-name="ro1">
          <table:table-cell office:value-type="float" office:value="404.97" calcext:value-type="float">
            <text:p>404.97</text:p>
          </table:table-cell>
          <table:table-cell office:value-type="float" office:value="115.543" calcext:value-type="float">
            <text:p>115.543</text:p>
          </table:table-cell>
          <table:table-cell/>
          <table:table-cell office:value-type="float" office:value="406.65" calcext:value-type="float">
            <text:p>406.65</text:p>
          </table:table-cell>
          <table:table-cell office:value-type="float" office:value="111.75" calcext:value-type="float">
            <text:p>111.75</text:p>
          </table:table-cell>
        </table:table-row>
        <table:table-row table:style-name="ro1">
          <table:table-cell office:value-type="float" office:value="405.938" calcext:value-type="float">
            <text:p>405.938</text:p>
          </table:table-cell>
          <table:table-cell office:value-type="float" office:value="115.54" calcext:value-type="float">
            <text:p>115.54</text:p>
          </table:table-cell>
          <table:table-cell/>
          <table:table-cell office:value-type="float" office:value="407.667" calcext:value-type="float">
            <text:p>407.667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406.971" calcext:value-type="float">
            <text:p>406.971</text:p>
          </table:table-cell>
          <table:table-cell office:value-type="float" office:value="115.54" calcext:value-type="float">
            <text:p>115.54</text:p>
          </table:table-cell>
          <table:table-cell/>
          <table:table-cell office:value-type="float" office:value="408.64" calcext:value-type="float">
            <text:p>408.64</text:p>
          </table:table-cell>
          <table:table-cell office:value-type="float" office:value="111.81" calcext:value-type="float">
            <text:p>111.81</text:p>
          </table:table-cell>
        </table:table-row>
        <table:table-row table:style-name="ro1">
          <table:table-cell office:value-type="float" office:value="407.983" calcext:value-type="float">
            <text:p>407.983</text:p>
          </table:table-cell>
          <table:table-cell office:value-type="float" office:value="115.545" calcext:value-type="float">
            <text:p>115.545</text:p>
          </table:table-cell>
          <table:table-cell/>
          <table:table-cell office:value-type="float" office:value="409.639" calcext:value-type="float">
            <text:p>409.639</text:p>
          </table:table-cell>
          <table:table-cell office:value-type="float" office:value="111.832" calcext:value-type="float">
            <text:p>111.832</text:p>
          </table:table-cell>
        </table:table-row>
        <table:table-row table:style-name="ro1">
          <table:table-cell office:value-type="float" office:value="408.94" calcext:value-type="float">
            <text:p>408.94</text:p>
          </table:table-cell>
          <table:table-cell office:value-type="float" office:value="115.532" calcext:value-type="float">
            <text:p>115.532</text:p>
          </table:table-cell>
          <table:table-cell/>
          <table:table-cell office:value-type="float" office:value="410.664" calcext:value-type="float">
            <text:p>410.664</text:p>
          </table:table-cell>
          <table:table-cell office:value-type="float" office:value="111.82" calcext:value-type="float">
            <text:p>111.82</text:p>
          </table:table-cell>
        </table:table-row>
        <table:table-row table:style-name="ro1">
          <table:table-cell office:value-type="float" office:value="409.961" calcext:value-type="float">
            <text:p>409.961</text:p>
          </table:table-cell>
          <table:table-cell office:value-type="float" office:value="115.538" calcext:value-type="float">
            <text:p>115.538</text:p>
          </table:table-cell>
          <table:table-cell/>
          <table:table-cell office:value-type="float" office:value="411.661" calcext:value-type="float">
            <text:p>411.661</text:p>
          </table:table-cell>
          <table:table-cell office:value-type="float" office:value="111.913" calcext:value-type="float">
            <text:p>111.913</text:p>
          </table:table-cell>
        </table:table-row>
        <table:table-row table:style-name="ro1">
          <table:table-cell office:value-type="float" office:value="410.971" calcext:value-type="float">
            <text:p>410.971</text:p>
          </table:table-cell>
          <table:table-cell office:value-type="float" office:value="115.53" calcext:value-type="float">
            <text:p>115.53</text:p>
          </table:table-cell>
          <table:table-cell/>
          <table:table-cell office:value-type="float" office:value="412.712" calcext:value-type="float">
            <text:p>412.712</text:p>
          </table:table-cell>
          <table:table-cell office:value-type="float" office:value="111.758" calcext:value-type="float">
            <text:p>111.758</text:p>
          </table:table-cell>
        </table:table-row>
        <table:table-row table:style-name="ro1">
          <table:table-cell office:value-type="float" office:value="411.955" calcext:value-type="float">
            <text:p>411.955</text:p>
          </table:table-cell>
          <table:table-cell office:value-type="float" office:value="115.523" calcext:value-type="float">
            <text:p>115.523</text:p>
          </table:table-cell>
          <table:table-cell/>
          <table:table-cell office:value-type="float" office:value="413.721" calcext:value-type="float">
            <text:p>413.721</text:p>
          </table:table-cell>
          <table:table-cell office:value-type="float" office:value="111.725" calcext:value-type="float">
            <text:p>111.7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5.51" calcext:value-type="float">
            <text:p>115.51</text:p>
          </table:table-cell>
          <table:table-cell/>
          <table:table-cell office:value-type="float" office:value="414.789" calcext:value-type="float">
            <text:p>414.789</text:p>
          </table:table-cell>
          <table:table-cell office:value-type="float" office:value="111.703" calcext:value-type="float">
            <text:p>111.703</text:p>
          </table:table-cell>
        </table:table-row>
        <table:table-row table:style-name="ro1">
          <table:table-cell office:value-type="float" office:value="413.993" calcext:value-type="float">
            <text:p>413.993</text:p>
          </table:table-cell>
          <table:table-cell office:value-type="float" office:value="115.502" calcext:value-type="float">
            <text:p>115.502</text:p>
          </table:table-cell>
          <table:table-cell/>
          <table:table-cell office:value-type="float" office:value="415.772" calcext:value-type="float">
            <text:p>415.772</text:p>
          </table:table-cell>
          <table:table-cell office:value-type="float" office:value="111.698" calcext:value-type="float">
            <text:p>111.698</text:p>
          </table:table-cell>
        </table:table-row>
        <table:table-row table:style-name="ro1">
          <table:table-cell office:value-type="float" office:value="415.032" calcext:value-type="float">
            <text:p>415.032</text:p>
          </table:table-cell>
          <table:table-cell office:value-type="float" office:value="115.502" calcext:value-type="float">
            <text:p>115.502</text:p>
          </table:table-cell>
          <table:table-cell/>
          <table:table-cell office:value-type="float" office:value="416.759" calcext:value-type="float">
            <text:p>416.759</text:p>
          </table:table-cell>
          <table:table-cell office:value-type="float" office:value="111.735" calcext:value-type="float">
            <text:p>111.735</text:p>
          </table:table-cell>
        </table:table-row>
        <table:table-row table:style-name="ro1">
          <table:table-cell office:value-type="float" office:value="416.03" calcext:value-type="float">
            <text:p>416.03</text:p>
          </table:table-cell>
          <table:table-cell office:value-type="float" office:value="115.505" calcext:value-type="float">
            <text:p>115.505</text:p>
          </table:table-cell>
          <table:table-cell/>
          <table:table-cell office:value-type="float" office:value="417.811" calcext:value-type="float">
            <text:p>417.811</text:p>
          </table:table-cell>
          <table:table-cell office:value-type="float" office:value="111.812" calcext:value-type="float">
            <text:p>111.812</text:p>
          </table:table-cell>
        </table:table-row>
        <table:table-row table:style-name="ro1">
          <table:table-cell office:value-type="float" office:value="417.067" calcext:value-type="float">
            <text:p>417.067</text:p>
          </table:table-cell>
          <table:table-cell office:value-type="float" office:value="115.502" calcext:value-type="float">
            <text:p>115.502</text:p>
          </table:table-cell>
          <table:table-cell/>
          <table:table-cell office:value-type="float" office:value="418.843" calcext:value-type="float">
            <text:p>418.843</text:p>
          </table:table-cell>
          <table:table-cell office:value-type="float" office:value="111.972" calcext:value-type="float">
            <text:p>111.972</text:p>
          </table:table-cell>
        </table:table-row>
        <table:table-row table:style-name="ro1">
          <table:table-cell office:value-type="float" office:value="418.114" calcext:value-type="float">
            <text:p>418.114</text:p>
          </table:table-cell>
          <table:table-cell office:value-type="float" office:value="115.555" calcext:value-type="float">
            <text:p>115.555</text:p>
          </table:table-cell>
          <table:table-cell/>
          <table:table-cell office:value-type="float" office:value="419.806" calcext:value-type="float">
            <text:p>419.806</text:p>
          </table:table-cell>
          <table:table-cell office:value-type="float" office:value="112.01" calcext:value-type="float">
            <text:p>112.01</text:p>
          </table:table-cell>
        </table:table-row>
        <table:table-row table:style-name="ro1">
          <table:table-cell office:value-type="float" office:value="419.222" calcext:value-type="float">
            <text:p>419.222</text:p>
          </table:table-cell>
          <table:table-cell office:value-type="float" office:value="115.608" calcext:value-type="float">
            <text:p>115.608</text:p>
          </table:table-cell>
          <table:table-cell/>
          <table:table-cell office:value-type="float" office:value="420.843" calcext:value-type="float">
            <text:p>420.843</text:p>
          </table:table-cell>
          <table:table-cell office:value-type="float" office:value="111.957" calcext:value-type="float">
            <text:p>111.957</text:p>
          </table:table-cell>
        </table:table-row>
        <table:table-row table:style-name="ro1">
          <table:table-cell office:value-type="float" office:value="420.33" calcext:value-type="float">
            <text:p>420.33</text:p>
          </table:table-cell>
          <table:table-cell office:value-type="float" office:value="118.95" calcext:value-type="float">
            <text:p>118.95</text:p>
          </table:table-cell>
          <table:table-cell/>
          <table:table-cell office:value-type="float" office:value="421.825" calcext:value-type="float">
            <text:p>421.825</text:p>
          </table:table-cell>
          <table:table-cell office:value-type="float" office:value="112.035" calcext:value-type="float">
            <text:p>112.035</text:p>
          </table:table-cell>
        </table:table-row>
        <table:table-row table:style-name="ro1">
          <table:table-cell office:value-type="float" office:value="421.325" calcext:value-type="float">
            <text:p>421.325</text:p>
          </table:table-cell>
          <table:table-cell office:value-type="float" office:value="118.858" calcext:value-type="float">
            <text:p>118.858</text:p>
          </table:table-cell>
          <table:table-cell/>
          <table:table-cell office:value-type="float" office:value="422.873" calcext:value-type="float">
            <text:p>422.873</text:p>
          </table:table-cell>
          <table:table-cell office:value-type="float" office:value="112.065" calcext:value-type="float">
            <text:p>112.065</text:p>
          </table:table-cell>
        </table:table-row>
        <table:table-row table:style-name="ro1">
          <table:table-cell office:value-type="float" office:value="422.354" calcext:value-type="float">
            <text:p>422.354</text:p>
          </table:table-cell>
          <table:table-cell office:value-type="float" office:value="117.43" calcext:value-type="float">
            <text:p>117.43</text:p>
          </table:table-cell>
          <table:table-cell/>
          <table:table-cell office:value-type="float" office:value="423.873" calcext:value-type="float">
            <text:p>423.873</text:p>
          </table:table-cell>
          <table:table-cell office:value-type="float" office:value="112.215" calcext:value-type="float">
            <text:p>112.215</text:p>
          </table:table-cell>
        </table:table-row>
        <table:table-row table:style-name="ro1">
          <table:table-cell office:value-type="float" office:value="423.394" calcext:value-type="float">
            <text:p>423.394</text:p>
          </table:table-cell>
          <table:table-cell office:value-type="float" office:value="117.535" calcext:value-type="float">
            <text:p>117.535</text:p>
          </table:table-cell>
          <table:table-cell/>
          <table:table-cell office:value-type="float" office:value="424.922" calcext:value-type="float">
            <text:p>424.922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1">
          <table:table-cell office:value-type="float" office:value="424.409" calcext:value-type="float">
            <text:p>424.409</text:p>
          </table:table-cell>
          <table:table-cell office:value-type="float" office:value="117.575" calcext:value-type="float">
            <text:p>117.575</text:p>
          </table:table-cell>
          <table:table-cell/>
          <table:table-cell office:value-type="float" office:value="425.863" calcext:value-type="float">
            <text:p>425.863</text:p>
          </table:table-cell>
          <table:table-cell office:value-type="float" office:value="112.767" calcext:value-type="float">
            <text:p>112.767</text:p>
          </table:table-cell>
        </table:table-row>
        <table:table-row table:style-name="ro1">
          <table:table-cell office:value-type="float" office:value="425.386" calcext:value-type="float">
            <text:p>425.386</text:p>
          </table:table-cell>
          <table:table-cell office:value-type="float" office:value="117.627" calcext:value-type="float">
            <text:p>117.627</text:p>
          </table:table-cell>
          <table:table-cell/>
          <table:table-cell office:value-type="float" office:value="426.962" calcext:value-type="float">
            <text:p>426.962</text:p>
          </table:table-cell>
          <table:table-cell office:value-type="float" office:value="112.903" calcext:value-type="float">
            <text:p>112.903</text:p>
          </table:table-cell>
        </table:table-row>
        <table:table-row table:style-name="ro1">
          <table:table-cell office:value-type="float" office:value="426.504" calcext:value-type="float">
            <text:p>426.504</text:p>
          </table:table-cell>
          <table:table-cell office:value-type="float" office:value="117.74" calcext:value-type="float">
            <text:p>117.74</text:p>
          </table:table-cell>
          <table:table-cell/>
          <table:table-cell office:value-type="float" office:value="427.853" calcext:value-type="float">
            <text:p>427.853</text:p>
          </table:table-cell>
          <table:table-cell office:value-type="float" office:value="113.043" calcext:value-type="float">
            <text:p>113.043</text:p>
          </table:table-cell>
        </table:table-row>
        <table:table-row table:style-name="ro1">
          <table:table-cell office:value-type="float" office:value="427.456" calcext:value-type="float">
            <text:p>427.456</text:p>
          </table:table-cell>
          <table:table-cell office:value-type="float" office:value="117.743" calcext:value-type="float">
            <text:p>117.743</text:p>
          </table:table-cell>
          <table:table-cell/>
          <table:table-cell office:value-type="float" office:value="428.904" calcext:value-type="float">
            <text:p>428.904</text:p>
          </table:table-cell>
          <table:table-cell office:value-type="float" office:value="113.065" calcext:value-type="float">
            <text:p>113.065</text:p>
          </table:table-cell>
        </table:table-row>
        <table:table-row table:style-name="ro1">
          <table:table-cell office:value-type="float" office:value="428.474" calcext:value-type="float">
            <text:p>428.474</text:p>
          </table:table-cell>
          <table:table-cell office:value-type="float" office:value="117.955" calcext:value-type="float">
            <text:p>117.955</text:p>
          </table:table-cell>
          <table:table-cell/>
          <table:table-cell office:value-type="float" office:value="429.887" calcext:value-type="float">
            <text:p>429.887</text:p>
          </table:table-cell>
          <table:table-cell office:value-type="float" office:value="113.078" calcext:value-type="float">
            <text:p>113.078</text:p>
          </table:table-cell>
        </table:table-row>
        <table:table-row table:style-name="ro1">
          <table:table-cell office:value-type="float" office:value="429.52" calcext:value-type="float">
            <text:p>429.52</text:p>
          </table:table-cell>
          <table:table-cell office:value-type="float" office:value="117.965" calcext:value-type="float">
            <text:p>117.965</text:p>
          </table:table-cell>
          <table:table-cell/>
          <table:table-cell office:value-type="float" office:value="430.968" calcext:value-type="float">
            <text:p>430.968</text:p>
          </table:table-cell>
          <table:table-cell office:value-type="float" office:value="113.088" calcext:value-type="float">
            <text:p>113.088</text:p>
          </table:table-cell>
        </table:table-row>
        <table:table-row table:style-name="ro1">
          <table:table-cell office:value-type="float" office:value="430.52" calcext:value-type="float">
            <text:p>430.52</text:p>
          </table:table-cell>
          <table:table-cell office:value-type="float" office:value="117.987" calcext:value-type="float">
            <text:p>117.987</text:p>
          </table:table-cell>
          <table:table-cell/>
          <table:table-cell office:value-type="float" office:value="431.969" calcext:value-type="float">
            <text:p>431.969</text:p>
          </table:table-cell>
          <table:table-cell office:value-type="float" office:value="113.088" calcext:value-type="float">
            <text:p>113.088</text:p>
          </table:table-cell>
        </table:table-row>
        <table:table-row table:style-name="ro1">
          <table:table-cell office:value-type="float" office:value="431.591" calcext:value-type="float">
            <text:p>431.591</text:p>
          </table:table-cell>
          <table:table-cell office:value-type="float" office:value="118.138" calcext:value-type="float">
            <text:p>118.138</text:p>
          </table:table-cell>
          <table:table-cell/>
          <table:table-cell office:value-type="float" office:value="433.497" calcext:value-type="float">
            <text:p>433.497</text:p>
          </table:table-cell>
          <table:table-cell office:value-type="float" office:value="113.067" calcext:value-type="float">
            <text:p>113.067</text:p>
          </table:table-cell>
        </table:table-row>
        <table:table-row table:style-name="ro1">
          <table:table-cell office:value-type="float" office:value="432.616" calcext:value-type="float">
            <text:p>432.616</text:p>
          </table:table-cell>
          <table:table-cell office:value-type="float" office:value="118.345" calcext:value-type="float">
            <text:p>118.345</text:p>
          </table:table-cell>
          <table:table-cell/>
          <table:table-cell office:value-type="float" office:value="433.947" calcext:value-type="float">
            <text:p>433.947</text:p>
          </table:table-cell>
          <table:table-cell office:value-type="float" office:value="113.328" calcext:value-type="float">
            <text:p>113.328</text:p>
          </table:table-cell>
        </table:table-row>
        <table:table-row table:style-name="ro1">
          <table:table-cell office:value-type="float" office:value="433.588" calcext:value-type="float">
            <text:p>433.588</text:p>
          </table:table-cell>
          <table:table-cell office:value-type="float" office:value="118.33" calcext:value-type="float">
            <text:p>118.33</text:p>
          </table:table-cell>
          <table:table-cell/>
          <table:table-cell office:value-type="float" office:value="434.949" calcext:value-type="float">
            <text:p>434.949</text:p>
          </table:table-cell>
          <table:table-cell office:value-type="float" office:value="113.288" calcext:value-type="float">
            <text:p>113.288</text:p>
          </table:table-cell>
        </table:table-row>
        <table:table-row table:style-name="ro1">
          <table:table-cell office:value-type="float" office:value="434.564" calcext:value-type="float">
            <text:p>434.564</text:p>
          </table:table-cell>
          <table:table-cell office:value-type="float" office:value="118.293" calcext:value-type="float">
            <text:p>118.293</text:p>
          </table:table-cell>
          <table:table-cell/>
          <table:table-cell office:value-type="float" office:value="435.914" calcext:value-type="float">
            <text:p>435.914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float" office:value="435.652" calcext:value-type="float">
            <text:p>435.652</text:p>
          </table:table-cell>
          <table:table-cell office:value-type="float" office:value="118.377" calcext:value-type="float">
            <text:p>118.377</text:p>
          </table:table-cell>
          <table:table-cell/>
          <table:table-cell office:value-type="float" office:value="436.964" calcext:value-type="float">
            <text:p>436.964</text:p>
          </table:table-cell>
          <table:table-cell office:value-type="float" office:value="113.293" calcext:value-type="float">
            <text:p>113.293</text:p>
          </table:table-cell>
        </table:table-row>
        <table:table-row table:style-name="ro1">
          <table:table-cell office:value-type="float" office:value="436.655" calcext:value-type="float">
            <text:p>436.655</text:p>
          </table:table-cell>
          <table:table-cell office:value-type="float" office:value="118.65" calcext:value-type="float">
            <text:p>118.65</text:p>
          </table:table-cell>
          <table:table-cell/>
          <table:table-cell office:value-type="float" office:value="438.019" calcext:value-type="float">
            <text:p>438.019</text:p>
          </table:table-cell>
          <table:table-cell office:value-type="float" office:value="113.862" calcext:value-type="float">
            <text:p>113.862</text:p>
          </table:table-cell>
        </table:table-row>
        <table:table-row table:style-name="ro1">
          <table:table-cell office:value-type="float" office:value="437.739" calcext:value-type="float">
            <text:p>437.739</text:p>
          </table:table-cell>
          <table:table-cell office:value-type="float" office:value="118.312" calcext:value-type="float">
            <text:p>118.312</text:p>
          </table:table-cell>
          <table:table-cell/>
          <table:table-cell office:value-type="float" office:value="439.068" calcext:value-type="float">
            <text:p>439.068</text:p>
          </table:table-cell>
          <table:table-cell office:value-type="float" office:value="113.875" calcext:value-type="float">
            <text:p>113.875</text:p>
          </table:table-cell>
        </table:table-row>
        <table:table-row table:style-name="ro1">
          <table:table-cell office:value-type="float" office:value="438.719" calcext:value-type="float">
            <text:p>438.719</text:p>
          </table:table-cell>
          <table:table-cell office:value-type="float" office:value="118.562" calcext:value-type="float">
            <text:p>118.562</text:p>
          </table:table-cell>
          <table:table-cell/>
          <table:table-cell office:value-type="float" office:value="439.988" calcext:value-type="float">
            <text:p>439.988</text:p>
          </table:table-cell>
          <table:table-cell office:value-type="float" office:value="113.843" calcext:value-type="float">
            <text:p>113.843</text:p>
          </table:table-cell>
        </table:table-row>
        <table:table-row table:style-name="ro1">
          <table:table-cell office:value-type="float" office:value="439.803" calcext:value-type="float">
            <text:p>439.803</text:p>
          </table:table-cell>
          <table:table-cell office:value-type="float" office:value="118.855" calcext:value-type="float">
            <text:p>118.855</text:p>
          </table:table-cell>
          <table:table-cell/>
          <table:table-cell office:value-type="float" office:value="441.01" calcext:value-type="float">
            <text:p>441.01</text:p>
          </table:table-cell>
          <table:table-cell office:value-type="float" office:value="113.835" calcext:value-type="float">
            <text:p>113.835</text:p>
          </table:table-cell>
        </table:table-row>
        <table:table-row table:style-name="ro1">
          <table:table-cell office:value-type="float" office:value="440.797" calcext:value-type="float">
            <text:p>440.797</text:p>
          </table:table-cell>
          <table:table-cell office:value-type="float" office:value="119.03" calcext:value-type="float">
            <text:p>119.03</text:p>
          </table:table-cell>
          <table:table-cell/>
          <table:table-cell office:value-type="float" office:value="442.04" calcext:value-type="float">
            <text:p>442.04</text:p>
          </table:table-cell>
          <table:table-cell office:value-type="float" office:value="113.888" calcext:value-type="float">
            <text:p>113.888</text:p>
          </table:table-cell>
        </table:table-row>
        <table:table-row table:style-name="ro1">
          <table:table-cell office:value-type="float" office:value="441.776" calcext:value-type="float">
            <text:p>441.776</text:p>
          </table:table-cell>
          <table:table-cell office:value-type="float" office:value="118.963" calcext:value-type="float">
            <text:p>118.963</text:p>
          </table:table-cell>
          <table:table-cell/>
          <table:table-cell office:value-type="float" office:value="442.981" calcext:value-type="float">
            <text:p>442.981</text:p>
          </table:table-cell>
          <table:table-cell office:value-type="float" office:value="113.868" calcext:value-type="float">
            <text:p>113.868</text:p>
          </table:table-cell>
        </table:table-row>
        <table:table-row table:style-name="ro1">
          <table:table-cell office:value-type="float" office:value="442.781" calcext:value-type="float">
            <text:p>442.781</text:p>
          </table:table-cell>
          <table:table-cell office:value-type="float" office:value="118.883" calcext:value-type="float">
            <text:p>118.883</text:p>
          </table:table-cell>
          <table:table-cell/>
          <table:table-cell office:value-type="float" office:value="444.001" calcext:value-type="float">
            <text:p>444.001</text:p>
          </table:table-cell>
          <table:table-cell office:value-type="float" office:value="113.875" calcext:value-type="float">
            <text:p>113.875</text:p>
          </table:table-cell>
        </table:table-row>
        <table:table-row table:style-name="ro1">
          <table:table-cell office:value-type="float" office:value="443.881" calcext:value-type="float">
            <text:p>443.881</text:p>
          </table:table-cell>
          <table:table-cell office:value-type="float" office:value="118.788" calcext:value-type="float">
            <text:p>118.788</text:p>
          </table:table-cell>
          <table:table-cell/>
          <table:table-cell office:value-type="float" office:value="445.023" calcext:value-type="float">
            <text:p>445.023</text:p>
          </table:table-cell>
          <table:table-cell office:value-type="float" office:value="113.877" calcext:value-type="float">
            <text:p>113.877</text:p>
          </table:table-cell>
        </table:table-row>
        <table:table-row table:style-name="ro1">
          <table:table-cell office:value-type="float" office:value="444.827" calcext:value-type="float">
            <text:p>444.827</text:p>
          </table:table-cell>
          <table:table-cell office:value-type="float" office:value="118.922" calcext:value-type="float">
            <text:p>118.922</text:p>
          </table:table-cell>
          <table:table-cell/>
          <table:table-cell office:value-type="float" office:value="446.112" calcext:value-type="float">
            <text:p>446.112</text:p>
          </table:table-cell>
          <table:table-cell office:value-type="float" office:value="113.88" calcext:value-type="float">
            <text:p>113.88</text:p>
          </table:table-cell>
        </table:table-row>
        <table:table-row table:style-name="ro1">
          <table:table-cell office:value-type="float" office:value="445.859" calcext:value-type="float">
            <text:p>445.859</text:p>
          </table:table-cell>
          <table:table-cell office:value-type="float" office:value="118.915" calcext:value-type="float">
            <text:p>118.915</text:p>
          </table:table-cell>
          <table:table-cell/>
          <table:table-cell office:value-type="float" office:value="447.1" calcext:value-type="float">
            <text:p>447.1</text:p>
          </table:table-cell>
          <table:table-cell office:value-type="float" office:value="113.888" calcext:value-type="float">
            <text:p>113.888</text:p>
          </table:table-cell>
        </table:table-row>
        <table:table-row table:style-name="ro1">
          <table:table-cell office:value-type="float" office:value="446.831" calcext:value-type="float">
            <text:p>446.831</text:p>
          </table:table-cell>
          <table:table-cell office:value-type="float" office:value="118.832" calcext:value-type="float">
            <text:p>118.832</text:p>
          </table:table-cell>
          <table:table-cell/>
          <table:table-cell office:value-type="float" office:value="448.117" calcext:value-type="float">
            <text:p>448.117</text:p>
          </table:table-cell>
          <table:table-cell office:value-type="float" office:value="113.88" calcext:value-type="float">
            <text:p>113.88</text:p>
          </table:table-cell>
        </table:table-row>
        <table:table-row table:style-name="ro1">
          <table:table-cell office:value-type="float" office:value="447.884" calcext:value-type="float">
            <text:p>447.884</text:p>
          </table:table-cell>
          <table:table-cell office:value-type="float" office:value="118.81" calcext:value-type="float">
            <text:p>118.81</text:p>
          </table:table-cell>
          <table:table-cell/>
          <table:table-cell office:value-type="float" office:value="449.098" calcext:value-type="float">
            <text:p>449.098</text:p>
          </table:table-cell>
          <table:table-cell office:value-type="float" office:value="113.877" calcext:value-type="float">
            <text:p>113.877</text:p>
          </table:table-cell>
        </table:table-row>
        <table:table-row table:style-name="ro1">
          <table:table-cell office:value-type="float" office:value="448.887" calcext:value-type="float">
            <text:p>448.887</text:p>
          </table:table-cell>
          <table:table-cell office:value-type="float" office:value="118.858" calcext:value-type="float">
            <text:p>118.858</text:p>
          </table:table-cell>
          <table:table-cell/>
          <table:table-cell office:value-type="float" office:value="450.088" calcext:value-type="float">
            <text:p>450.088</text:p>
          </table:table-cell>
          <table:table-cell office:value-type="float" office:value="113.873" calcext:value-type="float">
            <text:p>113.873</text:p>
          </table:table-cell>
        </table:table-row>
        <table:table-row table:style-name="ro1">
          <table:table-cell office:value-type="float" office:value="450.014" calcext:value-type="float">
            <text:p>450.014</text:p>
          </table:table-cell>
          <table:table-cell office:value-type="float" office:value="118.995" calcext:value-type="float">
            <text:p>118.995</text:p>
          </table:table-cell>
          <table:table-cell/>
          <table:table-cell office:value-type="float" office:value="451.098" calcext:value-type="float">
            <text:p>451.098</text:p>
          </table:table-cell>
          <table:table-cell office:value-type="float" office:value="113.853" calcext:value-type="float">
            <text:p>113.853</text:p>
          </table:table-cell>
        </table:table-row>
        <table:table-row table:style-name="ro1">
          <table:table-cell office:value-type="float" office:value="450.963" calcext:value-type="float">
            <text:p>450.963</text:p>
          </table:table-cell>
          <table:table-cell office:value-type="float" office:value="119.015" calcext:value-type="float">
            <text:p>119.015</text:p>
          </table:table-cell>
          <table:table-cell/>
          <table:table-cell office:value-type="float" office:value="452.105" calcext:value-type="float">
            <text:p>452.105</text:p>
          </table:table-cell>
          <table:table-cell office:value-type="float" office:value="113.847" calcext:value-type="float">
            <text:p>113.847</text:p>
          </table:table-cell>
        </table:table-row>
        <table:table-row table:style-name="ro1">
          <table:table-cell office:value-type="float" office:value="451.992" calcext:value-type="float">
            <text:p>451.992</text:p>
          </table:table-cell>
          <table:table-cell office:value-type="float" office:value="119.055" calcext:value-type="float">
            <text:p>119.055</text:p>
          </table:table-cell>
          <table:table-cell/>
          <table:table-cell office:value-type="float" office:value="453.122" calcext:value-type="float">
            <text:p>453.122</text:p>
          </table:table-cell>
          <table:table-cell office:value-type="float" office:value="113.845" calcext:value-type="float">
            <text:p>113.845</text:p>
          </table:table-cell>
        </table:table-row>
        <table:table-row table:style-name="ro1">
          <table:table-cell office:value-type="float" office:value="453.042" calcext:value-type="float">
            <text:p>453.042</text:p>
          </table:table-cell>
          <table:table-cell office:value-type="float" office:value="119.028" calcext:value-type="float">
            <text:p>119.028</text:p>
          </table:table-cell>
          <table:table-cell/>
          <table:table-cell office:value-type="float" office:value="454.213" calcext:value-type="float">
            <text:p>454.213</text:p>
          </table:table-cell>
          <table:table-cell office:value-type="float" office:value="114.578" calcext:value-type="float">
            <text:p>114.578</text:p>
          </table:table-cell>
        </table:table-row>
        <table:table-row table:style-name="ro1">
          <table:table-cell office:value-type="float" office:value="454.035" calcext:value-type="float">
            <text:p>454.035</text:p>
          </table:table-cell>
          <table:table-cell office:value-type="float" office:value="119.005" calcext:value-type="float">
            <text:p>119.005</text:p>
          </table:table-cell>
          <table:table-cell/>
          <table:table-cell office:value-type="float" office:value="455.171" calcext:value-type="float">
            <text:p>455.171</text:p>
          </table:table-cell>
          <table:table-cell office:value-type="float" office:value="114.528" calcext:value-type="float">
            <text:p>114.528</text:p>
          </table:table-cell>
        </table:table-row>
        <table:table-row table:style-name="ro1">
          <table:table-cell office:value-type="float" office:value="455.056" calcext:value-type="float">
            <text:p>455.056</text:p>
          </table:table-cell>
          <table:table-cell office:value-type="float" office:value="119.5" calcext:value-type="float">
            <text:p>119.5</text:p>
          </table:table-cell>
          <table:table-cell/>
          <table:table-cell office:value-type="float" office:value="456.155" calcext:value-type="float">
            <text:p>456.155</text:p>
          </table:table-cell>
          <table:table-cell office:value-type="float" office:value="114.578" calcext:value-type="float">
            <text:p>114.578</text:p>
          </table:table-cell>
        </table:table-row>
        <table:table-row table:style-name="ro1">
          <table:table-cell office:value-type="float" office:value="456.079" calcext:value-type="float">
            <text:p>456.079</text:p>
          </table:table-cell>
          <table:table-cell office:value-type="float" office:value="119.692" calcext:value-type="float">
            <text:p>119.692</text:p>
          </table:table-cell>
          <table:table-cell/>
          <table:table-cell office:value-type="float" office:value="457.173" calcext:value-type="float">
            <text:p>457.173</text:p>
          </table:table-cell>
          <table:table-cell office:value-type="float" office:value="114.67" calcext:value-type="float">
            <text:p>114.67</text:p>
          </table:table-cell>
        </table:table-row>
        <table:table-row table:style-name="ro1">
          <table:table-cell office:value-type="float" office:value="457.111" calcext:value-type="float">
            <text:p>457.111</text:p>
          </table:table-cell>
          <table:table-cell office:value-type="float" office:value="119.615" calcext:value-type="float">
            <text:p>119.615</text:p>
          </table:table-cell>
          <table:table-cell/>
          <table:table-cell office:value-type="float" office:value="458.229" calcext:value-type="float">
            <text:p>458.229</text:p>
          </table:table-cell>
          <table:table-cell office:value-type="float" office:value="114.74" calcext:value-type="float">
            <text:p>114.74</text:p>
          </table:table-cell>
        </table:table-row>
        <table:table-row table:style-name="ro1">
          <table:table-cell office:value-type="float" office:value="458.229" calcext:value-type="float">
            <text:p>458.229</text:p>
          </table:table-cell>
          <table:table-cell office:value-type="float" office:value="119.16" calcext:value-type="float">
            <text:p>119.16</text:p>
          </table:table-cell>
          <table:table-cell/>
          <table:table-cell office:value-type="float" office:value="459.247" calcext:value-type="float">
            <text:p>459.247</text:p>
          </table:table-cell>
          <table:table-cell office:value-type="float" office:value="114.77" calcext:value-type="float">
            <text:p>114.77</text:p>
          </table:table-cell>
        </table:table-row>
        <table:table-row table:style-name="ro1">
          <table:table-cell office:value-type="float" office:value="459.255" calcext:value-type="float">
            <text:p>459.255</text:p>
          </table:table-cell>
          <table:table-cell office:value-type="float" office:value="119.142" calcext:value-type="float">
            <text:p>119.142</text:p>
          </table:table-cell>
          <table:table-cell/>
          <table:table-cell office:value-type="float" office:value="460.197" calcext:value-type="float">
            <text:p>460.197</text:p>
          </table:table-cell>
          <table:table-cell office:value-type="float" office:value="114.81" calcext:value-type="float">
            <text:p>114.81</text:p>
          </table:table-cell>
        </table:table-row>
        <table:table-row table:style-name="ro1">
          <table:table-cell office:value-type="float" office:value="460.186" calcext:value-type="float">
            <text:p>460.186</text:p>
          </table:table-cell>
          <table:table-cell office:value-type="float" office:value="119.103" calcext:value-type="float">
            <text:p>119.103</text:p>
          </table:table-cell>
          <table:table-cell/>
          <table:table-cell office:value-type="float" office:value="461.248" calcext:value-type="float">
            <text:p>461.248</text:p>
          </table:table-cell>
          <table:table-cell office:value-type="float" office:value="114.65" calcext:value-type="float">
            <text:p>114.65</text:p>
          </table:table-cell>
        </table:table-row>
        <table:table-row table:style-name="ro1">
          <table:table-cell office:value-type="float" office:value="461.187" calcext:value-type="float">
            <text:p>461.187</text:p>
          </table:table-cell>
          <table:table-cell office:value-type="float" office:value="119.148" calcext:value-type="float">
            <text:p>119.148</text:p>
          </table:table-cell>
          <table:table-cell/>
          <table:table-cell office:value-type="float" office:value="462.373" calcext:value-type="float">
            <text:p>462.373</text:p>
          </table:table-cell>
          <table:table-cell office:value-type="float" office:value="114.65" calcext:value-type="float">
            <text:p>114.65</text:p>
          </table:table-cell>
        </table:table-row>
        <table:table-row table:style-name="ro1">
          <table:table-cell office:value-type="float" office:value="462.233" calcext:value-type="float">
            <text:p>462.233</text:p>
          </table:table-cell>
          <table:table-cell office:value-type="float" office:value="119.228" calcext:value-type="float">
            <text:p>119.228</text:p>
          </table:table-cell>
          <table:table-cell/>
          <table:table-cell office:value-type="float" office:value="463.239" calcext:value-type="float">
            <text:p>463.239</text:p>
          </table:table-cell>
          <table:table-cell office:value-type="float" office:value="114.627" calcext:value-type="float">
            <text:p>114.627</text:p>
          </table:table-cell>
        </table:table-row>
        <table:table-row table:style-name="ro1">
          <table:table-cell office:value-type="float" office:value="463.271" calcext:value-type="float">
            <text:p>463.271</text:p>
          </table:table-cell>
          <table:table-cell office:value-type="float" office:value="119.155" calcext:value-type="float">
            <text:p>119.155</text:p>
          </table:table-cell>
          <table:table-cell/>
          <table:table-cell office:value-type="float" office:value="464.361" calcext:value-type="float">
            <text:p>464.361</text:p>
          </table:table-cell>
          <table:table-cell office:value-type="float" office:value="114.755" calcext:value-type="float">
            <text:p>114.755</text:p>
          </table:table-cell>
        </table:table-row>
        <table:table-row table:style-name="ro1">
          <table:table-cell office:value-type="float" office:value="464.247" calcext:value-type="float">
            <text:p>464.247</text:p>
          </table:table-cell>
          <table:table-cell office:value-type="float" office:value="119.148" calcext:value-type="float">
            <text:p>119.148</text:p>
          </table:table-cell>
          <table:table-cell/>
          <table:table-cell office:value-type="float" office:value="465.393" calcext:value-type="float">
            <text:p>465.393</text:p>
          </table:table-cell>
          <table:table-cell office:value-type="float" office:value="114.945" calcext:value-type="float">
            <text:p>114.945</text:p>
          </table:table-cell>
        </table:table-row>
        <table:table-row table:style-name="ro1">
          <table:table-cell office:value-type="float" office:value="465.188" calcext:value-type="float">
            <text:p>465.188</text:p>
          </table:table-cell>
          <table:table-cell office:value-type="float" office:value="119.153" calcext:value-type="float">
            <text:p>119.153</text:p>
          </table:table-cell>
          <table:table-cell/>
          <table:table-cell office:value-type="float" office:value="466.433" calcext:value-type="float">
            <text:p>466.433</text:p>
          </table:table-cell>
          <table:table-cell office:value-type="float" office:value="115.075" calcext:value-type="float">
            <text:p>115.075</text:p>
          </table:table-cell>
        </table:table-row>
        <table:table-row table:style-name="ro1">
          <table:table-cell office:value-type="float" office:value="466.162" calcext:value-type="float">
            <text:p>466.162</text:p>
          </table:table-cell>
          <table:table-cell office:value-type="float" office:value="119.118" calcext:value-type="float">
            <text:p>119.118</text:p>
          </table:table-cell>
          <table:table-cell/>
          <table:table-cell office:value-type="float" office:value="467.456" calcext:value-type="float">
            <text:p>467.456</text:p>
          </table:table-cell>
          <table:table-cell office:value-type="float" office:value="114.675" calcext:value-type="float">
            <text:p>114.675</text:p>
          </table:table-cell>
        </table:table-row>
        <table:table-row table:style-name="ro1">
          <table:table-cell office:value-type="float" office:value="467.202" calcext:value-type="float">
            <text:p>467.202</text:p>
          </table:table-cell>
          <table:table-cell office:value-type="float" office:value="119.24" calcext:value-type="float">
            <text:p>119.24</text:p>
          </table:table-cell>
          <table:table-cell/>
          <table:table-cell office:value-type="float" office:value="468.442" calcext:value-type="float">
            <text:p>468.442</text:p>
          </table:table-cell>
          <table:table-cell office:value-type="float" office:value="116.15" calcext:value-type="float">
            <text:p>116.15</text:p>
          </table:table-cell>
        </table:table-row>
        <table:table-row table:style-name="ro1">
          <table:table-cell office:value-type="float" office:value="468.214" calcext:value-type="float">
            <text:p>468.214</text:p>
          </table:table-cell>
          <table:table-cell office:value-type="float" office:value="119.248" calcext:value-type="float">
            <text:p>119.248</text:p>
          </table:table-cell>
          <table:table-cell/>
          <table:table-cell office:value-type="float" office:value="469.497" calcext:value-type="float">
            <text:p>469.497</text:p>
          </table:table-cell>
          <table:table-cell office:value-type="float" office:value="116.707" calcext:value-type="float">
            <text:p>116.707</text:p>
          </table:table-cell>
        </table:table-row>
        <table:table-row table:style-name="ro1">
          <table:table-cell office:value-type="float" office:value="469.198" calcext:value-type="float">
            <text:p>469.198</text:p>
          </table:table-cell>
          <table:table-cell office:value-type="float" office:value="119.347" calcext:value-type="float">
            <text:p>119.347</text:p>
          </table:table-cell>
          <table:table-cell/>
          <table:table-cell office:value-type="float" office:value="470.497" calcext:value-type="float">
            <text:p>470.497</text:p>
          </table:table-cell>
          <table:table-cell office:value-type="float" office:value="117.243" calcext:value-type="float">
            <text:p>117.243</text:p>
          </table:table-cell>
        </table:table-row>
        <table:table-row table:style-name="ro1">
          <table:table-cell office:value-type="float" office:value="470.27" calcext:value-type="float">
            <text:p>470.27</text:p>
          </table:table-cell>
          <table:table-cell office:value-type="float" office:value="119.415" calcext:value-type="float">
            <text:p>119.415</text:p>
          </table:table-cell>
          <table:table-cell/>
          <table:table-cell office:value-type="float" office:value="471.441" calcext:value-type="float">
            <text:p>471.441</text:p>
          </table:table-cell>
          <table:table-cell office:value-type="float" office:value="117.463" calcext:value-type="float">
            <text:p>117.463</text:p>
          </table:table-cell>
        </table:table-row>
        <table:table-row table:style-name="ro1">
          <table:table-cell office:value-type="float" office:value="471.176" calcext:value-type="float">
            <text:p>471.176</text:p>
          </table:table-cell>
          <table:table-cell office:value-type="float" office:value="119.403" calcext:value-type="float">
            <text:p>119.403</text:p>
          </table:table-cell>
          <table:table-cell/>
          <table:table-cell office:value-type="float" office:value="472.421" calcext:value-type="float">
            <text:p>472.421</text:p>
          </table:table-cell>
          <table:table-cell office:value-type="float" office:value="117.485" calcext:value-type="float">
            <text:p>117.485</text:p>
          </table:table-cell>
        </table:table-row>
        <table:table-row table:style-name="ro1">
          <table:table-cell office:value-type="float" office:value="472.257" calcext:value-type="float">
            <text:p>472.257</text:p>
          </table:table-cell>
          <table:table-cell office:value-type="float" office:value="119.465" calcext:value-type="float">
            <text:p>119.465</text:p>
          </table:table-cell>
          <table:table-cell/>
          <table:table-cell office:value-type="float" office:value="473.503" calcext:value-type="float">
            <text:p>473.503</text:p>
          </table:table-cell>
          <table:table-cell office:value-type="float" office:value="117.195" calcext:value-type="float">
            <text:p>117.195</text:p>
          </table:table-cell>
        </table:table-row>
        <table:table-row table:style-name="ro1">
          <table:table-cell office:value-type="float" office:value="473.303" calcext:value-type="float">
            <text:p>473.303</text:p>
          </table:table-cell>
          <table:table-cell office:value-type="float" office:value="121.225" calcext:value-type="float">
            <text:p>121.225</text:p>
          </table:table-cell>
          <table:table-cell/>
          <table:table-cell office:value-type="float" office:value="474.563" calcext:value-type="float">
            <text:p>474.563</text:p>
          </table:table-cell>
          <table:table-cell office:value-type="float" office:value="117.243" calcext:value-type="float">
            <text:p>117.243</text:p>
          </table:table-cell>
        </table:table-row>
        <table:table-row table:style-name="ro1">
          <table:table-cell office:value-type="float" office:value="474.328" calcext:value-type="float">
            <text:p>474.328</text:p>
          </table:table-cell>
          <table:table-cell office:value-type="float" office:value="120.248" calcext:value-type="float">
            <text:p>120.248</text:p>
          </table:table-cell>
          <table:table-cell/>
          <table:table-cell office:value-type="float" office:value="475.601" calcext:value-type="float">
            <text:p>475.601</text:p>
          </table:table-cell>
          <table:table-cell office:value-type="float" office:value="116.37" calcext:value-type="float">
            <text:p>116.37</text:p>
          </table:table-cell>
        </table:table-row>
        <table:table-row table:style-name="ro1">
          <table:table-cell office:value-type="float" office:value="475.38" calcext:value-type="float">
            <text:p>475.38</text:p>
          </table:table-cell>
          <table:table-cell office:value-type="float" office:value="120.31" calcext:value-type="float">
            <text:p>120.31</text:p>
          </table:table-cell>
          <table:table-cell/>
          <table:table-cell office:value-type="float" office:value="476.652" calcext:value-type="float">
            <text:p>476.652</text:p>
          </table:table-cell>
          <table:table-cell office:value-type="float" office:value="116.192" calcext:value-type="float">
            <text:p>116.192</text:p>
          </table:table-cell>
        </table:table-row>
        <table:table-row table:style-name="ro1">
          <table:table-cell office:value-type="float" office:value="476.248" calcext:value-type="float">
            <text:p>476.248</text:p>
          </table:table-cell>
          <table:table-cell office:value-type="float" office:value="120.303" calcext:value-type="float">
            <text:p>120.303</text:p>
          </table:table-cell>
          <table:table-cell/>
          <table:table-cell office:value-type="float" office:value="477.66" calcext:value-type="float">
            <text:p>477.66</text:p>
          </table:table-cell>
          <table:table-cell office:value-type="float" office:value="116.127" calcext:value-type="float">
            <text:p>116.127</text:p>
          </table:table-cell>
        </table:table-row>
        <table:table-row table:style-name="ro1">
          <table:table-cell office:value-type="float" office:value="477.293" calcext:value-type="float">
            <text:p>477.293</text:p>
          </table:table-cell>
          <table:table-cell office:value-type="float" office:value="120.305" calcext:value-type="float">
            <text:p>120.305</text:p>
          </table:table-cell>
          <table:table-cell/>
          <table:table-cell office:value-type="float" office:value="478.658" calcext:value-type="float">
            <text:p>478.658</text:p>
          </table:table-cell>
          <table:table-cell office:value-type="float" office:value="116.118" calcext:value-type="float">
            <text:p>116.118</text:p>
          </table:table-cell>
        </table:table-row>
        <table:table-row table:style-name="ro1">
          <table:table-cell office:value-type="float" office:value="478.299" calcext:value-type="float">
            <text:p>478.299</text:p>
          </table:table-cell>
          <table:table-cell office:value-type="float" office:value="120.308" calcext:value-type="float">
            <text:p>120.308</text:p>
          </table:table-cell>
          <table:table-cell/>
          <table:table-cell office:value-type="float" office:value="479.708" calcext:value-type="float">
            <text:p>479.708</text:p>
          </table:table-cell>
          <table:table-cell office:value-type="float" office:value="116.058" calcext:value-type="float">
            <text:p>116.058</text:p>
          </table:table-cell>
        </table:table-row>
        <table:table-row table:style-name="ro1">
          <table:table-cell office:value-type="float" office:value="479.269" calcext:value-type="float">
            <text:p>479.269</text:p>
          </table:table-cell>
          <table:table-cell office:value-type="float" office:value="120.31" calcext:value-type="float">
            <text:p>120.31</text:p>
          </table:table-cell>
          <table:table-cell/>
          <table:table-cell office:value-type="float" office:value="480.621" calcext:value-type="float">
            <text:p>480.621</text:p>
          </table:table-cell>
          <table:table-cell office:value-type="float" office:value="116.08" calcext:value-type="float">
            <text:p>116.08</text:p>
          </table:table-cell>
        </table:table-row>
        <table:table-row table:style-name="ro1">
          <table:table-cell office:value-type="float" office:value="480.307" calcext:value-type="float">
            <text:p>480.307</text:p>
          </table:table-cell>
          <table:table-cell office:value-type="float" office:value="120.308" calcext:value-type="float">
            <text:p>120.308</text:p>
          </table:table-cell>
          <table:table-cell/>
          <table:table-cell office:value-type="float" office:value="481.683" calcext:value-type="float">
            <text:p>481.683</text:p>
          </table:table-cell>
          <table:table-cell office:value-type="float" office:value="116.035" calcext:value-type="float">
            <text:p>116.035</text:p>
          </table:table-cell>
        </table:table-row>
        <table:table-row table:style-name="ro1">
          <table:table-cell office:value-type="float" office:value="481.346" calcext:value-type="float">
            <text:p>481.346</text:p>
          </table:table-cell>
          <table:table-cell office:value-type="float" office:value="120.055" calcext:value-type="float">
            <text:p>120.055</text:p>
          </table:table-cell>
          <table:table-cell/>
          <table:table-cell office:value-type="float" office:value="482.721" calcext:value-type="float">
            <text:p>482.721</text:p>
          </table:table-cell>
          <table:table-cell office:value-type="float" office:value="116.175" calcext:value-type="float">
            <text:p>116.175</text:p>
          </table:table-cell>
        </table:table-row>
        <table:table-row table:style-name="ro1">
          <table:table-cell office:value-type="float" office:value="482.404" calcext:value-type="float">
            <text:p>482.404</text:p>
          </table:table-cell>
          <table:table-cell office:value-type="float" office:value="120.11" calcext:value-type="float">
            <text:p>120.11</text:p>
          </table:table-cell>
          <table:table-cell/>
          <table:table-cell office:value-type="float" office:value="483.684" calcext:value-type="float">
            <text:p>483.684</text:p>
          </table:table-cell>
          <table:table-cell office:value-type="float" office:value="116.188" calcext:value-type="float">
            <text:p>116.188</text:p>
          </table:table-cell>
        </table:table-row>
        <table:table-row table:style-name="ro1">
          <table:table-cell office:value-type="float" office:value="483.403" calcext:value-type="float">
            <text:p>483.403</text:p>
          </table:table-cell>
          <table:table-cell office:value-type="float" office:value="120.053" calcext:value-type="float">
            <text:p>120.053</text:p>
          </table:table-cell>
          <table:table-cell/>
          <table:table-cell office:value-type="float" office:value="484.767" calcext:value-type="float">
            <text:p>484.767</text:p>
          </table:table-cell>
          <table:table-cell office:value-type="float" office:value="116.33" calcext:value-type="float">
            <text:p>116.33</text:p>
          </table:table-cell>
        </table:table-row>
        <table:table-row table:style-name="ro1">
          <table:table-cell office:value-type="float" office:value="484.44" calcext:value-type="float">
            <text:p>484.44</text:p>
          </table:table-cell>
          <table:table-cell office:value-type="float" office:value="120.053" calcext:value-type="float">
            <text:p>120.053</text:p>
          </table:table-cell>
          <table:table-cell/>
          <table:table-cell office:value-type="float" office:value="485.833" calcext:value-type="float">
            <text:p>485.833</text:p>
          </table:table-cell>
          <table:table-cell office:value-type="float" office:value="116.42" calcext:value-type="float">
            <text:p>116.42</text:p>
          </table:table-cell>
        </table:table-row>
        <table:table-row table:style-name="ro1">
          <table:table-cell office:value-type="float" office:value="485.531" calcext:value-type="float">
            <text:p>485.531</text:p>
          </table:table-cell>
          <table:table-cell office:value-type="float" office:value="120.053" calcext:value-type="float">
            <text:p>120.053</text:p>
          </table:table-cell>
          <table:table-cell/>
          <table:table-cell office:value-type="float" office:value="486.92" calcext:value-type="float">
            <text:p>486.92</text:p>
          </table:table-cell>
          <table:table-cell office:value-type="float" office:value="116.498" calcext:value-type="float">
            <text:p>116.498</text:p>
          </table:table-cell>
        </table:table-row>
        <table:table-row table:style-name="ro1">
          <table:table-cell office:value-type="float" office:value="486.513" calcext:value-type="float">
            <text:p>486.513</text:p>
          </table:table-cell>
          <table:table-cell office:value-type="float" office:value="120.045" calcext:value-type="float">
            <text:p>120.045</text:p>
          </table:table-cell>
          <table:table-cell/>
          <table:table-cell office:value-type="float" office:value="487.945" calcext:value-type="float">
            <text:p>487.945</text:p>
          </table:table-cell>
          <table:table-cell office:value-type="float" office:value="116.625" calcext:value-type="float">
            <text:p>116.625</text:p>
          </table:table-cell>
        </table:table-row>
        <table:table-row table:style-name="ro1">
          <table:table-cell office:value-type="float" office:value="487.454" calcext:value-type="float">
            <text:p>487.454</text:p>
          </table:table-cell>
          <table:table-cell office:value-type="float" office:value="120.183" calcext:value-type="float">
            <text:p>120.183</text:p>
          </table:table-cell>
          <table:table-cell/>
          <table:table-cell office:value-type="float" office:value="488.995" calcext:value-type="float">
            <text:p>488.995</text:p>
          </table:table-cell>
          <table:table-cell office:value-type="float" office:value="116.383" calcext:value-type="float">
            <text:p>116.383</text:p>
          </table:table-cell>
        </table:table-row>
        <table:table-row table:style-name="ro1">
          <table:table-cell office:value-type="float" office:value="488.359" calcext:value-type="float">
            <text:p>488.359</text:p>
          </table:table-cell>
          <table:table-cell office:value-type="float" office:value="120.185" calcext:value-type="float">
            <text:p>120.185</text:p>
          </table:table-cell>
          <table:table-cell/>
          <table:table-cell office:value-type="float" office:value="490.093" calcext:value-type="float">
            <text:p>490.093</text:p>
          </table:table-cell>
          <table:table-cell office:value-type="float" office:value="116.455" calcext:value-type="float">
            <text:p>116.455</text:p>
          </table:table-cell>
        </table:table-row>
        <table:table-row table:style-name="ro1">
          <table:table-cell office:value-type="float" office:value="489.437" calcext:value-type="float">
            <text:p>489.437</text:p>
          </table:table-cell>
          <table:table-cell office:value-type="float" office:value="120.155" calcext:value-type="float">
            <text:p>120.155</text:p>
          </table:table-cell>
          <table:table-cell/>
          <table:table-cell office:value-type="float" office:value="491.12" calcext:value-type="float">
            <text:p>491.12</text:p>
          </table:table-cell>
          <table:table-cell office:value-type="float" office:value="116.53" calcext:value-type="float">
            <text:p>116.53</text:p>
          </table:table-cell>
        </table:table-row>
        <table:table-row table:style-name="ro1">
          <table:table-cell office:value-type="float" office:value="490.461" calcext:value-type="float">
            <text:p>490.461</text:p>
          </table:table-cell>
          <table:table-cell office:value-type="float" office:value="120.228" calcext:value-type="float">
            <text:p>120.228</text:p>
          </table:table-cell>
          <table:table-cell/>
          <table:table-cell office:value-type="float" office:value="491.968" calcext:value-type="float">
            <text:p>491.968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float" office:value="491.495" calcext:value-type="float">
            <text:p>491.495</text:p>
          </table:table-cell>
          <table:table-cell office:value-type="float" office:value="120.028" calcext:value-type="float">
            <text:p>120.028</text:p>
          </table:table-cell>
          <table:table-cell/>
          <table:table-cell office:value-type="float" office:value="493.235" calcext:value-type="float">
            <text:p>493.235</text:p>
          </table:table-cell>
          <table:table-cell office:value-type="float" office:value="116.36" calcext:value-type="float">
            <text:p>116.36</text:p>
          </table:table-cell>
        </table:table-row>
        <table:table-row table:style-name="ro1">
          <table:table-cell office:value-type="float" office:value="492.643" calcext:value-type="float">
            <text:p>492.643</text:p>
          </table:table-cell>
          <table:table-cell office:value-type="float" office:value="120.172" calcext:value-type="float">
            <text:p>120.172</text:p>
          </table:table-cell>
          <table:table-cell/>
          <table:table-cell office:value-type="float" office:value="494.198" calcext:value-type="float">
            <text:p>494.198</text:p>
          </table:table-cell>
          <table:table-cell office:value-type="float" office:value="116.332" calcext:value-type="float">
            <text:p>116.332</text:p>
          </table:table-cell>
        </table:table-row>
        <table:table-row table:style-name="ro1">
          <table:table-cell office:value-type="float" office:value="493.626" calcext:value-type="float">
            <text:p>493.626</text:p>
          </table:table-cell>
          <table:table-cell office:value-type="float" office:value="120.062" calcext:value-type="float">
            <text:p>120.062</text:p>
          </table:table-cell>
          <table:table-cell/>
          <table:table-cell office:value-type="float" office:value="495.068" calcext:value-type="float">
            <text:p>495.068</text:p>
          </table:table-cell>
          <table:table-cell office:value-type="float" office:value="116.535" calcext:value-type="float">
            <text:p>116.535</text:p>
          </table:table-cell>
        </table:table-row>
        <table:table-row table:style-name="ro1">
          <table:table-cell office:value-type="float" office:value="494.624" calcext:value-type="float">
            <text:p>494.624</text:p>
          </table:table-cell>
          <table:table-cell office:value-type="float" office:value="119.995" calcext:value-type="float">
            <text:p>119.995</text:p>
          </table:table-cell>
          <table:table-cell/>
          <table:table-cell office:value-type="float" office:value="496.139" calcext:value-type="float">
            <text:p>496.139</text:p>
          </table:table-cell>
          <table:table-cell office:value-type="float" office:value="116.55" calcext:value-type="float">
            <text:p>116.55</text:p>
          </table:table-cell>
        </table:table-row>
        <table:table-row table:style-name="ro1">
          <table:table-cell office:value-type="float" office:value="495.713" calcext:value-type="float">
            <text:p>495.713</text:p>
          </table:table-cell>
          <table:table-cell office:value-type="float" office:value="120.035" calcext:value-type="float">
            <text:p>120.035</text:p>
          </table:table-cell>
          <table:table-cell/>
          <table:table-cell office:value-type="float" office:value="497.231" calcext:value-type="float">
            <text:p>497.231</text:p>
          </table:table-cell>
          <table:table-cell office:value-type="float" office:value="116.605" calcext:value-type="float">
            <text:p>116.605</text:p>
          </table:table-cell>
        </table:table-row>
        <table:table-row table:style-name="ro1">
          <table:table-cell office:value-type="float" office:value="496.731" calcext:value-type="float">
            <text:p>496.731</text:p>
          </table:table-cell>
          <table:table-cell office:value-type="float" office:value="120.138" calcext:value-type="float">
            <text:p>120.138</text:p>
          </table:table-cell>
          <table:table-cell/>
          <table:table-cell office:value-type="float" office:value="498.183" calcext:value-type="float">
            <text:p>498.183</text:p>
          </table:table-cell>
          <table:table-cell office:value-type="float" office:value="116.495" calcext:value-type="float">
            <text:p>116.495</text:p>
          </table:table-cell>
        </table:table-row>
        <table:table-row table:style-name="ro1">
          <table:table-cell office:value-type="float" office:value="497.697" calcext:value-type="float">
            <text:p>497.697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499.252" calcext:value-type="float">
            <text:p>499.252</text:p>
          </table:table-cell>
          <table:table-cell office:value-type="float" office:value="116.543" calcext:value-type="float">
            <text:p>116.543</text:p>
          </table:table-cell>
        </table:table-row>
        <table:table-row table:style-name="ro1">
          <table:table-cell office:value-type="float" office:value="498.607" calcext:value-type="float">
            <text:p>498.607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500.185" calcext:value-type="float">
            <text:p>500.185</text:p>
          </table:table-cell>
          <table:table-cell office:value-type="float" office:value="116.465" calcext:value-type="float">
            <text:p>116.465</text:p>
          </table:table-cell>
        </table:table-row>
        <table:table-row table:style-name="ro1">
          <table:table-cell office:value-type="float" office:value="499.512" calcext:value-type="float">
            <text:p>499.512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501.227" calcext:value-type="float">
            <text:p>501.227</text:p>
          </table:table-cell>
          <table:table-cell office:value-type="float" office:value="116.245" calcext:value-type="float">
            <text:p>116.245</text:p>
          </table:table-cell>
        </table:table-row>
        <table:table-row table:style-name="ro1">
          <table:table-cell office:value-type="float" office:value="500.547" calcext:value-type="float">
            <text:p>500.547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502.257" calcext:value-type="float">
            <text:p>502.257</text:p>
          </table:table-cell>
          <table:table-cell office:value-type="float" office:value="116.228" calcext:value-type="float">
            <text:p>116.228</text:p>
          </table:table-cell>
        </table:table-row>
        <table:table-row table:style-name="ro1">
          <table:table-cell office:value-type="float" office:value="501.58" calcext:value-type="float">
            <text:p>501.58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503.218" calcext:value-type="float">
            <text:p>503.218</text:p>
          </table:table-cell>
          <table:table-cell office:value-type="float" office:value="116.22" calcext:value-type="float">
            <text:p>116.22</text:p>
          </table:table-cell>
        </table:table-row>
        <table:table-row table:style-name="ro1">
          <table:table-cell office:value-type="float" office:value="502.613" calcext:value-type="float">
            <text:p>502.613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504.243" calcext:value-type="float">
            <text:p>504.243</text:p>
          </table:table-cell>
          <table:table-cell office:value-type="float" office:value="116.23" calcext:value-type="float">
            <text:p>116.23</text:p>
          </table:table-cell>
        </table:table-row>
        <table:table-row table:style-name="ro1">
          <table:table-cell office:value-type="float" office:value="503.676" calcext:value-type="float">
            <text:p>503.676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505.266" calcext:value-type="float">
            <text:p>505.266</text:p>
          </table:table-cell>
          <table:table-cell office:value-type="float" office:value="116.163" calcext:value-type="float">
            <text:p>116.163</text:p>
          </table:table-cell>
        </table:table-row>
        <table:table-row table:style-name="ro1">
          <table:table-cell office:value-type="float" office:value="504.595" calcext:value-type="float">
            <text:p>504.595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506.286" calcext:value-type="float">
            <text:p>506.286</text:p>
          </table:table-cell>
          <table:table-cell office:value-type="float" office:value="116.172" calcext:value-type="float">
            <text:p>116.172</text:p>
          </table:table-cell>
        </table:table-row>
        <table:table-row table:style-name="ro1">
          <table:table-cell office:value-type="float" office:value="505.704" calcext:value-type="float">
            <text:p>505.704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507.325" calcext:value-type="float">
            <text:p>507.325</text:p>
          </table:table-cell>
          <table:table-cell office:value-type="float" office:value="116.118" calcext:value-type="float">
            <text:p>116.118</text:p>
          </table:table-cell>
        </table:table-row>
        <table:table-row table:style-name="ro1">
          <table:table-cell office:value-type="float" office:value="506.819" calcext:value-type="float">
            <text:p>506.819</text:p>
          </table:table-cell>
          <table:table-cell office:value-type="float" office:value="120.023" calcext:value-type="float">
            <text:p>120.023</text:p>
          </table:table-cell>
          <table:table-cell/>
          <table:table-cell office:value-type="float" office:value="508.435" calcext:value-type="float">
            <text:p>508.435</text:p>
          </table:table-cell>
          <table:table-cell office:value-type="float" office:value="116.25" calcext:value-type="float">
            <text:p>116.25</text:p>
          </table:table-cell>
        </table:table-row>
        <table:table-row table:style-name="ro1">
          <table:table-cell office:value-type="float" office:value="507.819" calcext:value-type="float">
            <text:p>507.819</text:p>
          </table:table-cell>
          <table:table-cell office:value-type="float" office:value="119.957" calcext:value-type="float">
            <text:p>119.957</text:p>
          </table:table-cell>
          <table:table-cell/>
          <table:table-cell office:value-type="float" office:value="509.379" calcext:value-type="float">
            <text:p>509.379</text:p>
          </table:table-cell>
          <table:table-cell office:value-type="float" office:value="116.165" calcext:value-type="float">
            <text:p>116.165</text:p>
          </table:table-cell>
        </table:table-row>
        <table:table-row table:style-name="ro1">
          <table:table-cell office:value-type="float" office:value="508.934" calcext:value-type="float">
            <text:p>508.934</text:p>
          </table:table-cell>
          <table:table-cell office:value-type="float" office:value="117.252" calcext:value-type="float">
            <text:p>117.252</text:p>
          </table:table-cell>
          <table:table-cell/>
          <table:table-cell office:value-type="float" office:value="510.406" calcext:value-type="float">
            <text:p>510.406</text:p>
          </table:table-cell>
          <table:table-cell office:value-type="float" office:value="116.21" calcext:value-type="float">
            <text:p>116.21</text:p>
          </table:table-cell>
        </table:table-row>
        <table:table-row table:style-name="ro1">
          <table:table-cell office:value-type="float" office:value="509.928" calcext:value-type="float">
            <text:p>509.928</text:p>
          </table:table-cell>
          <table:table-cell office:value-type="float" office:value="120.812" calcext:value-type="float">
            <text:p>120.812</text:p>
          </table:table-cell>
          <table:table-cell/>
          <table:table-cell office:value-type="float" office:value="511.395" calcext:value-type="float">
            <text:p>511.395</text:p>
          </table:table-cell>
          <table:table-cell office:value-type="float" office:value="116.19" calcext:value-type="float">
            <text:p>116.19</text:p>
          </table:table-cell>
        </table:table-row>
        <table:table-row table:style-name="ro1">
          <table:table-cell office:value-type="float" office:value="510.913" calcext:value-type="float">
            <text:p>510.913</text:p>
          </table:table-cell>
          <table:table-cell office:value-type="float" office:value="117.678" calcext:value-type="float">
            <text:p>117.678</text:p>
          </table:table-cell>
          <table:table-cell/>
          <table:table-cell office:value-type="float" office:value="512.412" calcext:value-type="float">
            <text:p>512.412</text:p>
          </table:table-cell>
          <table:table-cell office:value-type="float" office:value="116.142" calcext:value-type="float">
            <text:p>116.142</text:p>
          </table:table-cell>
        </table:table-row>
        <table:table-row table:style-name="ro1">
          <table:table-cell office:value-type="float" office:value="512.008" calcext:value-type="float">
            <text:p>512.008</text:p>
          </table:table-cell>
          <table:table-cell office:value-type="float" office:value="117.705" calcext:value-type="float">
            <text:p>117.705</text:p>
          </table:table-cell>
          <table:table-cell/>
          <table:table-cell office:value-type="float" office:value="513.36" calcext:value-type="float">
            <text:p>513.36</text:p>
          </table:table-cell>
          <table:table-cell office:value-type="float" office:value="116.263" calcext:value-type="float">
            <text:p>116.263</text:p>
          </table:table-cell>
        </table:table-row>
        <table:table-row table:style-name="ro1">
          <table:table-cell office:value-type="float" office:value="512.969" calcext:value-type="float">
            <text:p>512.969</text:p>
          </table:table-cell>
          <table:table-cell office:value-type="float" office:value="117.575" calcext:value-type="float">
            <text:p>117.575</text:p>
          </table:table-cell>
          <table:table-cell/>
          <table:table-cell office:value-type="float" office:value="514.393" calcext:value-type="float">
            <text:p>514.393</text:p>
          </table:table-cell>
          <table:table-cell office:value-type="float" office:value="116.13" calcext:value-type="float">
            <text:p>116.13</text:p>
          </table:table-cell>
        </table:table-row>
        <table:table-row table:style-name="ro1">
          <table:table-cell office:value-type="float" office:value="514.22" calcext:value-type="float">
            <text:p>514.22</text:p>
          </table:table-cell>
          <table:table-cell office:value-type="float" office:value="117.925" calcext:value-type="float">
            <text:p>117.925</text:p>
          </table:table-cell>
          <table:table-cell/>
          <table:table-cell office:value-type="float" office:value="515.407" calcext:value-type="float">
            <text:p>515.407</text:p>
          </table:table-cell>
          <table:table-cell office:value-type="float" office:value="116.08" calcext:value-type="float">
            <text:p>116.08</text:p>
          </table:table-cell>
        </table:table-row>
        <table:table-row table:style-name="ro1">
          <table:table-cell office:value-type="float" office:value="515.083" calcext:value-type="float">
            <text:p>515.083</text:p>
          </table:table-cell>
          <table:table-cell office:value-type="float" office:value="117.92" calcext:value-type="float">
            <text:p>117.92</text:p>
          </table:table-cell>
          <table:table-cell/>
          <table:table-cell office:value-type="float" office:value="516.421" calcext:value-type="float">
            <text:p>516.421</text:p>
          </table:table-cell>
          <table:table-cell office:value-type="float" office:value="115.808" calcext:value-type="float">
            <text:p>115.808</text:p>
          </table:table-cell>
        </table:table-row>
        <table:table-row table:style-name="ro1">
          <table:table-cell office:value-type="float" office:value="516.058" calcext:value-type="float">
            <text:p>516.058</text:p>
          </table:table-cell>
          <table:table-cell office:value-type="float" office:value="117.737" calcext:value-type="float">
            <text:p>117.737</text:p>
          </table:table-cell>
          <table:table-cell/>
          <table:table-cell office:value-type="float" office:value="517.364" calcext:value-type="float">
            <text:p>517.364</text:p>
          </table:table-cell>
          <table:table-cell office:value-type="float" office:value="115.808" calcext:value-type="float">
            <text:p>115.808</text:p>
          </table:table-cell>
        </table:table-row>
        <table:table-row table:style-name="ro1">
          <table:table-cell office:value-type="float" office:value="517.093" calcext:value-type="float">
            <text:p>517.093</text:p>
          </table:table-cell>
          <table:table-cell office:value-type="float" office:value="117.928" calcext:value-type="float">
            <text:p>117.928</text:p>
          </table:table-cell>
          <table:table-cell/>
          <table:table-cell office:value-type="float" office:value="518.463" calcext:value-type="float">
            <text:p>518.463</text:p>
          </table:table-cell>
          <table:table-cell office:value-type="float" office:value="115.775" calcext:value-type="float">
            <text:p>115.775</text:p>
          </table:table-cell>
        </table:table-row>
        <table:table-row table:style-name="ro1">
          <table:table-cell office:value-type="float" office:value="518.066" calcext:value-type="float">
            <text:p>518.066</text:p>
          </table:table-cell>
          <table:table-cell office:value-type="float" office:value="117.963" calcext:value-type="float">
            <text:p>117.963</text:p>
          </table:table-cell>
          <table:table-cell/>
          <table:table-cell office:value-type="float" office:value="519.397" calcext:value-type="float">
            <text:p>519.397</text:p>
          </table:table-cell>
          <table:table-cell office:value-type="float" office:value="115.793" calcext:value-type="float">
            <text:p>115.793</text:p>
          </table:table-cell>
        </table:table-row>
        <table:table-row table:style-name="ro1">
          <table:table-cell office:value-type="float" office:value="519.138" calcext:value-type="float">
            <text:p>519.138</text:p>
          </table:table-cell>
          <table:table-cell office:value-type="float" office:value="117.558" calcext:value-type="float">
            <text:p>117.558</text:p>
          </table:table-cell>
          <table:table-cell/>
          <table:table-cell office:value-type="float" office:value="520.484" calcext:value-type="float">
            <text:p>520.484</text:p>
          </table:table-cell>
          <table:table-cell office:value-type="float" office:value="115.788" calcext:value-type="float">
            <text:p>115.788</text:p>
          </table:table-cell>
        </table:table-row>
        <table:table-row table:style-name="ro1">
          <table:table-cell office:value-type="float" office:value="520.062" calcext:value-type="float">
            <text:p>520.06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21.439" calcext:value-type="float">
            <text:p>521.439</text:p>
          </table:table-cell>
          <table:table-cell office:value-type="float" office:value="115.642" calcext:value-type="float">
            <text:p>115.642</text:p>
          </table:table-cell>
        </table:table-row>
        <table:table-row table:style-name="ro1">
          <table:table-cell office:value-type="float" office:value="521.145" calcext:value-type="float">
            <text:p>521.145</text:p>
          </table:table-cell>
          <table:table-cell office:value-type="float" office:value="118.065" calcext:value-type="float">
            <text:p>118.065</text:p>
          </table:table-cell>
          <table:table-cell/>
          <table:table-cell office:value-type="float" office:value="522.366" calcext:value-type="float">
            <text:p>522.366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>
          <table:table-cell office:value-type="float" office:value="522.025" calcext:value-type="float">
            <text:p>522.025</text:p>
          </table:table-cell>
          <table:table-cell office:value-type="float" office:value="118.09" calcext:value-type="float">
            <text:p>118.09</text:p>
          </table:table-cell>
          <table:table-cell/>
          <table:table-cell office:value-type="float" office:value="523.517" calcext:value-type="float">
            <text:p>523.517</text:p>
          </table:table-cell>
          <table:table-cell office:value-type="float" office:value="115.358" calcext:value-type="float">
            <text:p>115.358</text:p>
          </table:table-cell>
        </table:table-row>
        <table:table-row table:style-name="ro1">
          <table:table-cell office:value-type="float" office:value="522.997" calcext:value-type="float">
            <text:p>522.997</text:p>
          </table:table-cell>
          <table:table-cell office:value-type="float" office:value="118.105" calcext:value-type="float">
            <text:p>118.105</text:p>
          </table:table-cell>
          <table:table-cell/>
          <table:table-cell office:value-type="float" office:value="524.524" calcext:value-type="float">
            <text:p>524.524</text:p>
          </table:table-cell>
          <table:table-cell office:value-type="float" office:value="115.625" calcext:value-type="float">
            <text:p>115.625</text:p>
          </table:table-cell>
        </table:table-row>
        <table:table-row table:style-name="ro1">
          <table:table-cell office:value-type="float" office:value="524.047" calcext:value-type="float">
            <text:p>524.047</text:p>
          </table:table-cell>
          <table:table-cell office:value-type="float" office:value="118.11" calcext:value-type="float">
            <text:p>118.11</text:p>
          </table:table-cell>
          <table:table-cell/>
          <table:table-cell office:value-type="float" office:value="525.541" calcext:value-type="float">
            <text:p>525.541</text:p>
          </table:table-cell>
          <table:table-cell office:value-type="float" office:value="115.517" calcext:value-type="float">
            <text:p>115.517</text:p>
          </table:table-cell>
        </table:table-row>
        <table:table-row table:style-name="ro1">
          <table:table-cell office:value-type="float" office:value="525.039" calcext:value-type="float">
            <text:p>525.039</text:p>
          </table:table-cell>
          <table:table-cell office:value-type="float" office:value="118.105" calcext:value-type="float">
            <text:p>118.105</text:p>
          </table:table-cell>
          <table:table-cell/>
          <table:table-cell office:value-type="float" office:value="526.603" calcext:value-type="float">
            <text:p>526.603</text:p>
          </table:table-cell>
          <table:table-cell office:value-type="float" office:value="114.43" calcext:value-type="float">
            <text:p>114.43</text:p>
          </table:table-cell>
        </table:table-row>
        <table:table-row table:style-name="ro1">
          <table:table-cell office:value-type="float" office:value="526.028" calcext:value-type="float">
            <text:p>526.028</text:p>
          </table:table-cell>
          <table:table-cell office:value-type="float" office:value="118.115" calcext:value-type="float">
            <text:p>118.115</text:p>
          </table:table-cell>
          <table:table-cell/>
          <table:table-cell office:value-type="float" office:value="527.561" calcext:value-type="float">
            <text:p>527.561</text:p>
          </table:table-cell>
          <table:table-cell office:value-type="float" office:value="115.425" calcext:value-type="float">
            <text:p>115.425</text:p>
          </table:table-cell>
        </table:table-row>
        <table:table-row table:style-name="ro1">
          <table:table-cell office:value-type="float" office:value="527.035" calcext:value-type="float">
            <text:p>527.035</text:p>
          </table:table-cell>
          <table:table-cell office:value-type="float" office:value="118.127" calcext:value-type="float">
            <text:p>118.127</text:p>
          </table:table-cell>
          <table:table-cell/>
          <table:table-cell office:value-type="float" office:value="528.614" calcext:value-type="float">
            <text:p>528.614</text:p>
          </table:table-cell>
          <table:table-cell office:value-type="float" office:value="114.345" calcext:value-type="float">
            <text:p>114.345</text:p>
          </table:table-cell>
        </table:table-row>
        <table:table-row table:style-name="ro1">
          <table:table-cell office:value-type="float" office:value="528.085" calcext:value-type="float">
            <text:p>528.085</text:p>
          </table:table-cell>
          <table:table-cell office:value-type="float" office:value="118.14" calcext:value-type="float">
            <text:p>118.14</text:p>
          </table:table-cell>
          <table:table-cell/>
          <table:table-cell office:value-type="float" office:value="529.654" calcext:value-type="float">
            <text:p>529.654</text:p>
          </table:table-cell>
          <table:table-cell office:value-type="float" office:value="115.445" calcext:value-type="float">
            <text:p>115.445</text:p>
          </table:table-cell>
        </table:table-row>
        <table:table-row table:style-name="ro1">
          <table:table-cell office:value-type="float" office:value="529.044" calcext:value-type="float">
            <text:p>529.044</text:p>
          </table:table-cell>
          <table:table-cell office:value-type="float" office:value="118.118" calcext:value-type="float">
            <text:p>118.118</text:p>
          </table:table-cell>
          <table:table-cell/>
          <table:table-cell office:value-type="float" office:value="530.636" calcext:value-type="float">
            <text:p>530.636</text:p>
          </table:table-cell>
          <table:table-cell office:value-type="float" office:value="115.638" calcext:value-type="float">
            <text:p>115.638</text:p>
          </table:table-cell>
        </table:table-row>
        <table:table-row table:style-name="ro1">
          <table:table-cell office:value-type="float" office:value="530.076" calcext:value-type="float">
            <text:p>530.076</text:p>
          </table:table-cell>
          <table:table-cell office:value-type="float" office:value="118.172" calcext:value-type="float">
            <text:p>118.172</text:p>
          </table:table-cell>
          <table:table-cell/>
          <table:table-cell office:value-type="float" office:value="531.68" calcext:value-type="float">
            <text:p>531.68</text:p>
          </table:table-cell>
          <table:table-cell office:value-type="float" office:value="115.815" calcext:value-type="float">
            <text:p>115.815</text:p>
          </table:table-cell>
        </table:table-row>
        <table:table-row table:style-name="ro1">
          <table:table-cell office:value-type="float" office:value="531.08" calcext:value-type="float">
            <text:p>531.08</text:p>
          </table:table-cell>
          <table:table-cell office:value-type="float" office:value="118.185" calcext:value-type="float">
            <text:p>118.185</text:p>
          </table:table-cell>
          <table:table-cell/>
          <table:table-cell office:value-type="float" office:value="532.671" calcext:value-type="float">
            <text:p>532.671</text:p>
          </table:table-cell>
          <table:table-cell office:value-type="float" office:value="115.928" calcext:value-type="float">
            <text:p>115.928</text:p>
          </table:table-cell>
        </table:table-row>
        <table:table-row table:style-name="ro1">
          <table:table-cell office:value-type="float" office:value="532.096" calcext:value-type="float">
            <text:p>532.096</text:p>
          </table:table-cell>
          <table:table-cell office:value-type="float" office:value="118.192" calcext:value-type="float">
            <text:p>118.192</text:p>
          </table:table-cell>
          <table:table-cell/>
          <table:table-cell office:value-type="float" office:value="533.634" calcext:value-type="float">
            <text:p>533.634</text:p>
          </table:table-cell>
          <table:table-cell office:value-type="float" office:value="115.832" calcext:value-type="float">
            <text:p>115.832</text:p>
          </table:table-cell>
        </table:table-row>
        <table:table-row table:style-name="ro1">
          <table:table-cell office:value-type="float" office:value="533.277" calcext:value-type="float">
            <text:p>533.277</text:p>
          </table:table-cell>
          <table:table-cell office:value-type="float" office:value="118.183" calcext:value-type="float">
            <text:p>118.183</text:p>
          </table:table-cell>
          <table:table-cell/>
          <table:table-cell office:value-type="float" office:value="534.684" calcext:value-type="float">
            <text:p>534.684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float" office:value="534.15" calcext:value-type="float">
            <text:p>534.15</text:p>
          </table:table-cell>
          <table:table-cell office:value-type="float" office:value="118.19" calcext:value-type="float">
            <text:p>118.19</text:p>
          </table:table-cell>
          <table:table-cell/>
          <table:table-cell office:value-type="float" office:value="535.752" calcext:value-type="float">
            <text:p>535.752</text:p>
          </table:table-cell>
          <table:table-cell office:value-type="float" office:value="115.593" calcext:value-type="float">
            <text:p>115.593</text:p>
          </table:table-cell>
        </table:table-row>
        <table:table-row table:style-name="ro1">
          <table:table-cell office:value-type="float" office:value="535.111" calcext:value-type="float">
            <text:p>535.111</text:p>
          </table:table-cell>
          <table:table-cell office:value-type="float" office:value="118.188" calcext:value-type="float">
            <text:p>118.188</text:p>
          </table:table-cell>
          <table:table-cell/>
          <table:table-cell office:value-type="float" office:value="536.797" calcext:value-type="float">
            <text:p>536.797</text:p>
          </table:table-cell>
          <table:table-cell office:value-type="float" office:value="115.55" calcext:value-type="float">
            <text:p>115.55</text:p>
          </table:table-cell>
        </table:table-row>
        <table:table-row table:style-name="ro1">
          <table:table-cell office:value-type="float" office:value="536.218" calcext:value-type="float">
            <text:p>536.218</text:p>
          </table:table-cell>
          <table:table-cell office:value-type="float" office:value="118.188" calcext:value-type="float">
            <text:p>118.188</text:p>
          </table:table-cell>
          <table:table-cell/>
          <table:table-cell office:value-type="float" office:value="537.767" calcext:value-type="float">
            <text:p>537.767</text:p>
          </table:table-cell>
          <table:table-cell office:value-type="float" office:value="115.565" calcext:value-type="float">
            <text:p>115.565</text:p>
          </table:table-cell>
        </table:table-row>
        <table:table-row table:style-name="ro1">
          <table:table-cell office:value-type="float" office:value="537.29" calcext:value-type="float">
            <text:p>537.29</text:p>
          </table:table-cell>
          <table:table-cell office:value-type="float" office:value="118.2" calcext:value-type="float">
            <text:p>118.2</text:p>
          </table:table-cell>
          <table:table-cell/>
          <table:table-cell office:value-type="float" office:value="538.783" calcext:value-type="float">
            <text:p>538.783</text:p>
          </table:table-cell>
          <table:table-cell office:value-type="float" office:value="115.913" calcext:value-type="float">
            <text:p>115.913</text:p>
          </table:table-cell>
        </table:table-row>
        <table:table-row table:style-name="ro1">
          <table:table-cell office:value-type="float" office:value="538.23" calcext:value-type="float">
            <text:p>538.23</text:p>
          </table:table-cell>
          <table:table-cell office:value-type="float" office:value="118.2" calcext:value-type="float">
            <text:p>118.2</text:p>
          </table:table-cell>
          <table:table-cell/>
          <table:table-cell office:value-type="float" office:value="539.788" calcext:value-type="float">
            <text:p>539.788</text:p>
          </table:table-cell>
          <table:table-cell office:value-type="float" office:value="116.16" calcext:value-type="float">
            <text:p>116.16</text:p>
          </table:table-cell>
        </table:table-row>
        <table:table-row table:style-name="ro1">
          <table:table-cell office:value-type="float" office:value="539.229" calcext:value-type="float">
            <text:p>539.229</text:p>
          </table:table-cell>
          <table:table-cell office:value-type="float" office:value="118.198" calcext:value-type="float">
            <text:p>118.198</text:p>
          </table:table-cell>
          <table:table-cell/>
          <table:table-cell office:value-type="float" office:value="540.798" calcext:value-type="float">
            <text:p>540.798</text:p>
          </table:table-cell>
          <table:table-cell office:value-type="float" office:value="116.178" calcext:value-type="float">
            <text:p>116.178</text:p>
          </table:table-cell>
        </table:table-row>
        <table:table-row table:style-name="ro1">
          <table:table-cell office:value-type="float" office:value="540.228" calcext:value-type="float">
            <text:p>540.228</text:p>
          </table:table-cell>
          <table:table-cell office:value-type="float" office:value="118.21" calcext:value-type="float">
            <text:p>118.21</text:p>
          </table:table-cell>
          <table:table-cell/>
          <table:table-cell office:value-type="float" office:value="541.873" calcext:value-type="float">
            <text:p>541.873</text:p>
          </table:table-cell>
          <table:table-cell office:value-type="float" office:value="116.438" calcext:value-type="float">
            <text:p>116.438</text:p>
          </table:table-cell>
        </table:table-row>
        <table:table-row table:style-name="ro1">
          <table:table-cell office:value-type="float" office:value="541.298" calcext:value-type="float">
            <text:p>541.298</text:p>
          </table:table-cell>
          <table:table-cell office:value-type="float" office:value="118.445" calcext:value-type="float">
            <text:p>118.445</text:p>
          </table:table-cell>
          <table:table-cell/>
          <table:table-cell office:value-type="float" office:value="542.91" calcext:value-type="float">
            <text:p>542.91</text:p>
          </table:table-cell>
          <table:table-cell office:value-type="float" office:value="115.88" calcext:value-type="float">
            <text:p>115.88</text:p>
          </table:table-cell>
        </table:table-row>
        <table:table-row table:style-name="ro1">
          <table:table-cell office:value-type="float" office:value="542.346" calcext:value-type="float">
            <text:p>542.346</text:p>
          </table:table-cell>
          <table:table-cell office:value-type="float" office:value="118.48" calcext:value-type="float">
            <text:p>118.48</text:p>
          </table:table-cell>
          <table:table-cell/>
          <table:table-cell office:value-type="float" office:value="543.913" calcext:value-type="float">
            <text:p>543.913</text:p>
          </table:table-cell>
          <table:table-cell office:value-type="float" office:value="116.13" calcext:value-type="float">
            <text:p>116.13</text:p>
          </table:table-cell>
        </table:table-row>
        <table:table-row table:style-name="ro1">
          <table:table-cell office:value-type="float" office:value="543.328" calcext:value-type="float">
            <text:p>543.328</text:p>
          </table:table-cell>
          <table:table-cell office:value-type="float" office:value="118.438" calcext:value-type="float">
            <text:p>118.438</text:p>
          </table:table-cell>
          <table:table-cell/>
          <table:table-cell office:value-type="float" office:value="544.823" calcext:value-type="float">
            <text:p>544.823</text:p>
          </table:table-cell>
          <table:table-cell office:value-type="float" office:value="116.433" calcext:value-type="float">
            <text:p>116.433</text:p>
          </table:table-cell>
        </table:table-row>
        <table:table-row table:style-name="ro1">
          <table:table-cell office:value-type="float" office:value="544.303" calcext:value-type="float">
            <text:p>544.303</text:p>
          </table:table-cell>
          <table:table-cell office:value-type="float" office:value="118.457" calcext:value-type="float">
            <text:p>118.457</text:p>
          </table:table-cell>
          <table:table-cell/>
          <table:table-cell office:value-type="float" office:value="545.897" calcext:value-type="float">
            <text:p>545.897</text:p>
          </table:table-cell>
          <table:table-cell office:value-type="float" office:value="116.118" calcext:value-type="float">
            <text:p>116.118</text:p>
          </table:table-cell>
        </table:table-row>
        <table:table-row table:style-name="ro1">
          <table:table-cell office:value-type="float" office:value="545.322" calcext:value-type="float">
            <text:p>545.322</text:p>
          </table:table-cell>
          <table:table-cell office:value-type="float" office:value="118.745" calcext:value-type="float">
            <text:p>118.745</text:p>
          </table:table-cell>
          <table:table-cell/>
          <table:table-cell office:value-type="float" office:value="546.859" calcext:value-type="float">
            <text:p>546.859</text:p>
          </table:table-cell>
          <table:table-cell office:value-type="float" office:value="115.84" calcext:value-type="float">
            <text:p>115.84</text:p>
          </table:table-cell>
        </table:table-row>
        <table:table-row table:style-name="ro1">
          <table:table-cell office:value-type="float" office:value="546.36" calcext:value-type="float">
            <text:p>546.36</text:p>
          </table:table-cell>
          <table:table-cell office:value-type="float" office:value="118.838" calcext:value-type="float">
            <text:p>118.838</text:p>
          </table:table-cell>
          <table:table-cell/>
          <table:table-cell office:value-type="float" office:value="547.949" calcext:value-type="float">
            <text:p>547.949</text:p>
          </table:table-cell>
          <table:table-cell office:value-type="float" office:value="116.145" calcext:value-type="float">
            <text:p>116.145</text:p>
          </table:table-cell>
        </table:table-row>
        <table:table-row table:style-name="ro1">
          <table:table-cell office:value-type="float" office:value="547.434" calcext:value-type="float">
            <text:p>547.434</text:p>
          </table:table-cell>
          <table:table-cell office:value-type="float" office:value="118.903" calcext:value-type="float">
            <text:p>118.903</text:p>
          </table:table-cell>
          <table:table-cell/>
          <table:table-cell office:value-type="float" office:value="548.972" calcext:value-type="float">
            <text:p>548.972</text:p>
          </table:table-cell>
          <table:table-cell office:value-type="float" office:value="115.86" calcext:value-type="float">
            <text:p>115.86</text:p>
          </table:table-cell>
        </table:table-row>
        <table:table-row table:style-name="ro1">
          <table:table-cell office:value-type="float" office:value="548.352" calcext:value-type="float">
            <text:p>548.352</text:p>
          </table:table-cell>
          <table:table-cell office:value-type="float" office:value="119.01" calcext:value-type="float">
            <text:p>119.01</text:p>
          </table:table-cell>
          <table:table-cell/>
          <table:table-cell office:value-type="float" office:value="550.068" calcext:value-type="float">
            <text:p>550.068</text:p>
          </table:table-cell>
          <table:table-cell office:value-type="float" office:value="116.853" calcext:value-type="float">
            <text:p>116.853</text:p>
          </table:table-cell>
        </table:table-row>
        <table:table-row table:style-name="ro1">
          <table:table-cell office:value-type="float" office:value="549.424" calcext:value-type="float">
            <text:p>549.424</text:p>
          </table:table-cell>
          <table:table-cell office:value-type="float" office:value="118.953" calcext:value-type="float">
            <text:p>118.953</text:p>
          </table:table-cell>
          <table:table-cell/>
          <table:table-cell office:value-type="float" office:value="550.982" calcext:value-type="float">
            <text:p>550.982</text:p>
          </table:table-cell>
          <table:table-cell office:value-type="float" office:value="116.505" calcext:value-type="float">
            <text:p>116.505</text:p>
          </table:table-cell>
        </table:table-row>
        <table:table-row table:style-name="ro1">
          <table:table-cell office:value-type="float" office:value="550.455" calcext:value-type="float">
            <text:p>550.455</text:p>
          </table:table-cell>
          <table:table-cell office:value-type="float" office:value="119.002" calcext:value-type="float">
            <text:p>119.002</text:p>
          </table:table-cell>
          <table:table-cell/>
          <table:table-cell office:value-type="float" office:value="551.903" calcext:value-type="float">
            <text:p>551.903</text:p>
          </table:table-cell>
          <table:table-cell office:value-type="float" office:value="116.472" calcext:value-type="float">
            <text:p>116.472</text:p>
          </table:table-cell>
        </table:table-row>
        <table:table-row table:style-name="ro1">
          <table:table-cell office:value-type="float" office:value="551.461" calcext:value-type="float">
            <text:p>551.461</text:p>
          </table:table-cell>
          <table:table-cell office:value-type="float" office:value="119.1" calcext:value-type="float">
            <text:p>119.1</text:p>
          </table:table-cell>
          <table:table-cell/>
          <table:table-cell office:value-type="float" office:value="553.017" calcext:value-type="float">
            <text:p>553.017</text:p>
          </table:table-cell>
          <table:table-cell office:value-type="float" office:value="117.523" calcext:value-type="float">
            <text:p>117.523</text:p>
          </table:table-cell>
        </table:table-row>
        <table:table-row table:style-name="ro1">
          <table:table-cell office:value-type="float" office:value="552.435" calcext:value-type="float">
            <text:p>552.435</text:p>
          </table:table-cell>
          <table:table-cell office:value-type="float" office:value="119.215" calcext:value-type="float">
            <text:p>119.215</text:p>
          </table:table-cell>
          <table:table-cell/>
          <table:table-cell office:value-type="float" office:value="553.927" calcext:value-type="float">
            <text:p>553.927</text:p>
          </table:table-cell>
          <table:table-cell office:value-type="float" office:value="118.868" calcext:value-type="float">
            <text:p>118.868</text:p>
          </table:table-cell>
        </table:table-row>
        <table:table-row table:style-name="ro1">
          <table:table-cell office:value-type="float" office:value="553.456" calcext:value-type="float">
            <text:p>553.456</text:p>
          </table:table-cell>
          <table:table-cell office:value-type="float" office:value="119.243" calcext:value-type="float">
            <text:p>119.243</text:p>
          </table:table-cell>
          <table:table-cell/>
          <table:table-cell office:value-type="float" office:value="554.879" calcext:value-type="float">
            <text:p>554.879</text:p>
          </table:table-cell>
          <table:table-cell office:value-type="float" office:value="119.032" calcext:value-type="float">
            <text:p>119.032</text:p>
          </table:table-cell>
        </table:table-row>
        <table:table-row table:style-name="ro1">
          <table:table-cell office:value-type="float" office:value="554.436" calcext:value-type="float">
            <text:p>554.436</text:p>
          </table:table-cell>
          <table:table-cell office:value-type="float" office:value="119.267" calcext:value-type="float">
            <text:p>119.267</text:p>
          </table:table-cell>
          <table:table-cell/>
          <table:table-cell office:value-type="float" office:value="555.917" calcext:value-type="float">
            <text:p>555.917</text:p>
          </table:table-cell>
          <table:table-cell office:value-type="float" office:value="118.938" calcext:value-type="float">
            <text:p>118.938</text:p>
          </table:table-cell>
        </table:table-row>
        <table:table-row table:style-name="ro1">
          <table:table-cell office:value-type="float" office:value="555.424" calcext:value-type="float">
            <text:p>555.424</text:p>
          </table:table-cell>
          <table:table-cell office:value-type="float" office:value="119.27" calcext:value-type="float">
            <text:p>119.27</text:p>
          </table:table-cell>
          <table:table-cell/>
          <table:table-cell office:value-type="float" office:value="556.94" calcext:value-type="float">
            <text:p>556.94</text:p>
          </table:table-cell>
          <table:table-cell office:value-type="float" office:value="119.013" calcext:value-type="float">
            <text:p>119.013</text:p>
          </table:table-cell>
        </table:table-row>
        <table:table-row table:style-name="ro1">
          <table:table-cell office:value-type="float" office:value="556.45" calcext:value-type="float">
            <text:p>556.45</text:p>
          </table:table-cell>
          <table:table-cell office:value-type="float" office:value="119.267" calcext:value-type="float">
            <text:p>119.267</text:p>
          </table:table-cell>
          <table:table-cell/>
          <table:table-cell office:value-type="float" office:value="557.969" calcext:value-type="float">
            <text:p>557.969</text:p>
          </table:table-cell>
          <table:table-cell office:value-type="float" office:value="120.508" calcext:value-type="float">
            <text:p>120.508</text:p>
          </table:table-cell>
        </table:table-row>
        <table:table-row table:style-name="ro1">
          <table:table-cell office:value-type="float" office:value="557.475" calcext:value-type="float">
            <text:p>557.475</text:p>
          </table:table-cell>
          <table:table-cell office:value-type="float" office:value="119.288" calcext:value-type="float">
            <text:p>119.288</text:p>
          </table:table-cell>
          <table:table-cell/>
          <table:table-cell office:value-type="float" office:value="558.936" calcext:value-type="float">
            <text:p>558.936</text:p>
          </table:table-cell>
          <table:table-cell office:value-type="float" office:value="120.847" calcext:value-type="float">
            <text:p>120.847</text:p>
          </table:table-cell>
        </table:table-row>
        <table:table-row table:style-name="ro1">
          <table:table-cell office:value-type="float" office:value="558.524" calcext:value-type="float">
            <text:p>558.524</text:p>
          </table:table-cell>
          <table:table-cell office:value-type="float" office:value="119.377" calcext:value-type="float">
            <text:p>119.377</text:p>
          </table:table-cell>
          <table:table-cell/>
          <table:table-cell office:value-type="float" office:value="559.988" calcext:value-type="float">
            <text:p>559.988</text:p>
          </table:table-cell>
          <table:table-cell office:value-type="float" office:value="120.968" calcext:value-type="float">
            <text:p>120.968</text:p>
          </table:table-cell>
        </table:table-row>
        <table:table-row table:style-name="ro1">
          <table:table-cell office:value-type="float" office:value="559.495" calcext:value-type="float">
            <text:p>559.495</text:p>
          </table:table-cell>
          <table:table-cell office:value-type="float" office:value="119.345" calcext:value-type="float">
            <text:p>119.345</text:p>
          </table:table-cell>
          <table:table-cell/>
          <table:table-cell office:value-type="float" office:value="561.01" calcext:value-type="float">
            <text:p>561.01</text:p>
          </table:table-cell>
          <table:table-cell office:value-type="float" office:value="121.02" calcext:value-type="float">
            <text:p>121.02</text:p>
          </table:table-cell>
        </table:table-row>
        <table:table-row table:style-name="ro1">
          <table:table-cell office:value-type="float" office:value="560.56" calcext:value-type="float">
            <text:p>560.56</text:p>
          </table:table-cell>
          <table:table-cell office:value-type="float" office:value="119.248" calcext:value-type="float">
            <text:p>119.248</text:p>
          </table:table-cell>
          <table:table-cell/>
          <table:table-cell office:value-type="float" office:value="562.025" calcext:value-type="float">
            <text:p>562.025</text:p>
          </table:table-cell>
          <table:table-cell office:value-type="float" office:value="121.06" calcext:value-type="float">
            <text:p>121.06</text:p>
          </table:table-cell>
        </table:table-row>
        <table:table-row table:style-name="ro1">
          <table:table-cell office:value-type="float" office:value="561.591" calcext:value-type="float">
            <text:p>561.591</text:p>
          </table:table-cell>
          <table:table-cell office:value-type="float" office:value="119.267" calcext:value-type="float">
            <text:p>119.267</text:p>
          </table:table-cell>
          <table:table-cell/>
          <table:table-cell office:value-type="float" office:value="563.004" calcext:value-type="float">
            <text:p>563.004</text:p>
          </table:table-cell>
          <table:table-cell office:value-type="float" office:value="121.103" calcext:value-type="float">
            <text:p>121.103</text:p>
          </table:table-cell>
        </table:table-row>
        <table:table-row table:style-name="ro1">
          <table:table-cell office:value-type="float" office:value="562.566" calcext:value-type="float">
            <text:p>562.566</text:p>
          </table:table-cell>
          <table:table-cell office:value-type="float" office:value="119.155" calcext:value-type="float">
            <text:p>119.155</text:p>
          </table:table-cell>
          <table:table-cell/>
          <table:table-cell office:value-type="float" office:value="564.123" calcext:value-type="float">
            <text:p>564.123</text:p>
          </table:table-cell>
          <table:table-cell office:value-type="float" office:value="121.457" calcext:value-type="float">
            <text:p>121.457</text:p>
          </table:table-cell>
        </table:table-row>
        <table:table-row table:style-name="ro1">
          <table:table-cell office:value-type="float" office:value="563.549" calcext:value-type="float">
            <text:p>563.549</text:p>
          </table:table-cell>
          <table:table-cell office:value-type="float" office:value="119.175" calcext:value-type="float">
            <text:p>119.175</text:p>
          </table:table-cell>
          <table:table-cell/>
          <table:table-cell office:value-type="float" office:value="565.071" calcext:value-type="float">
            <text:p>565.071</text:p>
          </table:table-cell>
          <table:table-cell office:value-type="float" office:value="121.66" calcext:value-type="float">
            <text:p>121.66</text:p>
          </table:table-cell>
        </table:table-row>
        <table:table-row table:style-name="ro1">
          <table:table-cell office:value-type="float" office:value="564.595" calcext:value-type="float">
            <text:p>564.595</text:p>
          </table:table-cell>
          <table:table-cell office:value-type="float" office:value="119.203" calcext:value-type="float">
            <text:p>119.203</text:p>
          </table:table-cell>
          <table:table-cell/>
          <table:table-cell office:value-type="float" office:value="566.128" calcext:value-type="float">
            <text:p>566.128</text:p>
          </table:table-cell>
          <table:table-cell office:value-type="float" office:value="121.758" calcext:value-type="float">
            <text:p>121.758</text:p>
          </table:table-cell>
        </table:table-row>
        <table:table-row table:style-name="ro1">
          <table:table-cell office:value-type="float" office:value="565.641" calcext:value-type="float">
            <text:p>565.641</text:p>
          </table:table-cell>
          <table:table-cell office:value-type="float" office:value="119.16" calcext:value-type="float">
            <text:p>119.16</text:p>
          </table:table-cell>
          <table:table-cell/>
          <table:table-cell office:value-type="float" office:value="567.109" calcext:value-type="float">
            <text:p>567.109</text:p>
          </table:table-cell>
          <table:table-cell office:value-type="float" office:value="121.795" calcext:value-type="float">
            <text:p>121.795</text:p>
          </table:table-cell>
        </table:table-row>
        <table:table-row table:style-name="ro1">
          <table:table-cell office:value-type="float" office:value="566.546" calcext:value-type="float">
            <text:p>566.546</text:p>
          </table:table-cell>
          <table:table-cell office:value-type="float" office:value="119.17" calcext:value-type="float">
            <text:p>119.17</text:p>
          </table:table-cell>
          <table:table-cell/>
          <table:table-cell office:value-type="float" office:value="568.126" calcext:value-type="float">
            <text:p>568.126</text:p>
          </table:table-cell>
          <table:table-cell office:value-type="float" office:value="121.84" calcext:value-type="float">
            <text:p>121.84</text:p>
          </table:table-cell>
        </table:table-row>
        <table:table-row table:style-name="ro1">
          <table:table-cell office:value-type="float" office:value="567.64" calcext:value-type="float">
            <text:p>567.64</text:p>
          </table:table-cell>
          <table:table-cell office:value-type="float" office:value="119.135" calcext:value-type="float">
            <text:p>119.135</text:p>
          </table:table-cell>
          <table:table-cell/>
          <table:table-cell office:value-type="float" office:value="569.116" calcext:value-type="float">
            <text:p>569.116</text:p>
          </table:table-cell>
          <table:table-cell office:value-type="float" office:value="121.85" calcext:value-type="float">
            <text:p>121.85</text:p>
          </table:table-cell>
        </table:table-row>
        <table:table-row table:style-name="ro1">
          <table:table-cell office:value-type="float" office:value="568.851" calcext:value-type="float">
            <text:p>568.851</text:p>
          </table:table-cell>
          <table:table-cell office:value-type="float" office:value="119.362" calcext:value-type="float">
            <text:p>119.362</text:p>
          </table:table-cell>
          <table:table-cell/>
          <table:table-cell office:value-type="float" office:value="570.128" calcext:value-type="float">
            <text:p>570.128</text:p>
          </table:table-cell>
          <table:table-cell office:value-type="float" office:value="121.832" calcext:value-type="float">
            <text:p>121.832</text:p>
          </table:table-cell>
        </table:table-row>
        <table:table-row table:style-name="ro1">
          <table:table-cell office:value-type="float" office:value="569.81" calcext:value-type="float">
            <text:p>569.81</text:p>
          </table:table-cell>
          <table:table-cell office:value-type="float" office:value="119.108" calcext:value-type="float">
            <text:p>119.108</text:p>
          </table:table-cell>
          <table:table-cell/>
          <table:table-cell office:value-type="float" office:value="571.097" calcext:value-type="float">
            <text:p>571.097</text:p>
          </table:table-cell>
          <table:table-cell office:value-type="float" office:value="121.847" calcext:value-type="float">
            <text:p>121.847</text:p>
          </table:table-cell>
        </table:table-row>
        <table:table-row table:style-name="ro1">
          <table:table-cell office:value-type="float" office:value="570.665" calcext:value-type="float">
            <text:p>570.665</text:p>
          </table:table-cell>
          <table:table-cell office:value-type="float" office:value="119.148" calcext:value-type="float">
            <text:p>119.148</text:p>
          </table:table-cell>
          <table:table-cell/>
          <table:table-cell office:value-type="float" office:value="572.145" calcext:value-type="float">
            <text:p>572.145</text:p>
          </table:table-cell>
          <table:table-cell office:value-type="float" office:value="121.978" calcext:value-type="float">
            <text:p>121.978</text:p>
          </table:table-cell>
        </table:table-row>
        <table:table-row table:style-name="ro1">
          <table:table-cell office:value-type="float" office:value="571.738" calcext:value-type="float">
            <text:p>571.738</text:p>
          </table:table-cell>
          <table:table-cell office:value-type="float" office:value="119.103" calcext:value-type="float">
            <text:p>119.103</text:p>
          </table:table-cell>
          <table:table-cell/>
          <table:table-cell office:value-type="float" office:value="573.117" calcext:value-type="float">
            <text:p>573.117</text:p>
          </table:table-cell>
          <table:table-cell office:value-type="float" office:value="121.957" calcext:value-type="float">
            <text:p>121.957</text:p>
          </table:table-cell>
        </table:table-row>
        <table:table-row table:style-name="ro1">
          <table:table-cell office:value-type="float" office:value="572.799" calcext:value-type="float">
            <text:p>572.799</text:p>
          </table:table-cell>
          <table:table-cell office:value-type="float" office:value="119.085" calcext:value-type="float">
            <text:p>119.085</text:p>
          </table:table-cell>
          <table:table-cell/>
          <table:table-cell office:value-type="float" office:value="574.11" calcext:value-type="float">
            <text:p>574.11</text:p>
          </table:table-cell>
          <table:table-cell office:value-type="float" office:value="121.94" calcext:value-type="float">
            <text:p>121.94</text:p>
          </table:table-cell>
        </table:table-row>
        <table:table-row table:style-name="ro1">
          <table:table-cell office:value-type="float" office:value="573.847" calcext:value-type="float">
            <text:p>573.847</text:p>
          </table:table-cell>
          <table:table-cell office:value-type="float" office:value="119.038" calcext:value-type="float">
            <text:p>119.038</text:p>
          </table:table-cell>
          <table:table-cell/>
          <table:table-cell office:value-type="float" office:value="575.165" calcext:value-type="float">
            <text:p>575.165</text:p>
          </table:table-cell>
          <table:table-cell office:value-type="float" office:value="121.898" calcext:value-type="float">
            <text:p>121.898</text:p>
          </table:table-cell>
        </table:table-row>
        <table:table-row table:style-name="ro1">
          <table:table-cell office:value-type="float" office:value="574.795" calcext:value-type="float">
            <text:p>574.795</text:p>
          </table:table-cell>
          <table:table-cell office:value-type="float" office:value="119.118" calcext:value-type="float">
            <text:p>119.118</text:p>
          </table:table-cell>
          <table:table-cell/>
          <table:table-cell office:value-type="float" office:value="576.145" calcext:value-type="float">
            <text:p>576.145</text:p>
          </table:table-cell>
          <table:table-cell office:value-type="float" office:value="121.892" calcext:value-type="float">
            <text:p>121.892</text:p>
          </table:table-cell>
        </table:table-row>
        <table:table-row table:style-name="ro1">
          <table:table-cell office:value-type="float" office:value="575.787" calcext:value-type="float">
            <text:p>575.787</text:p>
          </table:table-cell>
          <table:table-cell office:value-type="float" office:value="119.18" calcext:value-type="float">
            <text:p>119.18</text:p>
          </table:table-cell>
          <table:table-cell/>
          <table:table-cell office:value-type="float" office:value="577.17" calcext:value-type="float">
            <text:p>577.17</text:p>
          </table:table-cell>
          <table:table-cell office:value-type="float" office:value="121.877" calcext:value-type="float">
            <text:p>121.877</text:p>
          </table:table-cell>
        </table:table-row>
        <table:table-row table:style-name="ro1">
          <table:table-cell office:value-type="float" office:value="576.806" calcext:value-type="float">
            <text:p>576.806</text:p>
          </table:table-cell>
          <table:table-cell office:value-type="float" office:value="119.663" calcext:value-type="float">
            <text:p>119.663</text:p>
          </table:table-cell>
          <table:table-cell/>
          <table:table-cell office:value-type="float" office:value="578.19" calcext:value-type="float">
            <text:p>578.19</text:p>
          </table:table-cell>
          <table:table-cell office:value-type="float" office:value="121.885" calcext:value-type="float">
            <text:p>121.885</text:p>
          </table:table-cell>
        </table:table-row>
        <table:table-row table:style-name="ro1">
          <table:table-cell office:value-type="float" office:value="577.826" calcext:value-type="float">
            <text:p>577.826</text:p>
          </table:table-cell>
          <table:table-cell office:value-type="float" office:value="119.758" calcext:value-type="float">
            <text:p>119.758</text:p>
          </table:table-cell>
          <table:table-cell/>
          <table:table-cell office:value-type="float" office:value="579.192" calcext:value-type="float">
            <text:p>579.192</text:p>
          </table:table-cell>
          <table:table-cell office:value-type="float" office:value="121.942" calcext:value-type="float">
            <text:p>121.942</text:p>
          </table:table-cell>
        </table:table-row>
        <table:table-row table:style-name="ro1">
          <table:table-cell office:value-type="float" office:value="578.869" calcext:value-type="float">
            <text:p>578.869</text:p>
          </table:table-cell>
          <table:table-cell office:value-type="float" office:value="120.075" calcext:value-type="float">
            <text:p>120.075</text:p>
          </table:table-cell>
          <table:table-cell/>
          <table:table-cell office:value-type="float" office:value="580.177" calcext:value-type="float">
            <text:p>580.177</text:p>
          </table:table-cell>
          <table:table-cell office:value-type="float" office:value="121.905" calcext:value-type="float">
            <text:p>121.905</text:p>
          </table:table-cell>
        </table:table-row>
        <table:table-row table:style-name="ro1">
          <table:table-cell office:value-type="float" office:value="579.998" calcext:value-type="float">
            <text:p>579.998</text:p>
          </table:table-cell>
          <table:table-cell office:value-type="float" office:value="119.02" calcext:value-type="float">
            <text:p>119.02</text:p>
          </table:table-cell>
          <table:table-cell/>
          <table:table-cell office:value-type="float" office:value="581.185" calcext:value-type="float">
            <text:p>581.185</text:p>
          </table:table-cell>
          <table:table-cell office:value-type="float" office:value="121.905" calcext:value-type="float">
            <text:p>121.905</text:p>
          </table:table-cell>
        </table:table-row>
        <table:table-row table:style-name="ro1">
          <table:table-cell office:value-type="float" office:value="581.042" calcext:value-type="float">
            <text:p>581.042</text:p>
          </table:table-cell>
          <table:table-cell office:value-type="float" office:value="119.335" calcext:value-type="float">
            <text:p>119.335</text:p>
          </table:table-cell>
          <table:table-cell/>
          <table:table-cell office:value-type="float" office:value="582.212" calcext:value-type="float">
            <text:p>582.212</text:p>
          </table:table-cell>
          <table:table-cell office:value-type="float" office:value="121.905" calcext:value-type="float">
            <text:p>121.905</text:p>
          </table:table-cell>
        </table:table-row>
        <table:table-row table:style-name="ro1">
          <table:table-cell office:value-type="float" office:value="582.077" calcext:value-type="float">
            <text:p>582.077</text:p>
          </table:table-cell>
          <table:table-cell office:value-type="float" office:value="119.99" calcext:value-type="float">
            <text:p>119.99</text:p>
          </table:table-cell>
          <table:table-cell/>
          <table:table-cell office:value-type="float" office:value="583.271" calcext:value-type="float">
            <text:p>583.271</text:p>
          </table:table-cell>
          <table:table-cell office:value-type="float" office:value="121.913" calcext:value-type="float">
            <text:p>121.913</text:p>
          </table:table-cell>
        </table:table-row>
        <table:table-row table:style-name="ro1">
          <table:table-cell office:value-type="float" office:value="582.965" calcext:value-type="float">
            <text:p>582.965</text:p>
          </table:table-cell>
          <table:table-cell office:value-type="float" office:value="120.657" calcext:value-type="float">
            <text:p>120.657</text:p>
          </table:table-cell>
          <table:table-cell/>
          <table:table-cell office:value-type="float" office:value="584.227" calcext:value-type="float">
            <text:p>584.227</text:p>
          </table:table-cell>
          <table:table-cell office:value-type="float" office:value="121.903" calcext:value-type="float">
            <text:p>121.903</text:p>
          </table:table-cell>
        </table:table-row>
        <table:table-row table:style-name="ro1">
          <table:table-cell office:value-type="float" office:value="584.194" calcext:value-type="float">
            <text:p>584.194</text:p>
          </table:table-cell>
          <table:table-cell office:value-type="float" office:value="120.963" calcext:value-type="float">
            <text:p>120.963</text:p>
          </table:table-cell>
          <table:table-cell/>
          <table:table-cell office:value-type="float" office:value="585.295" calcext:value-type="float">
            <text:p>585.295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>
          <table:table-cell office:value-type="float" office:value="585.056" calcext:value-type="float">
            <text:p>585.056</text:p>
          </table:table-cell>
          <table:table-cell office:value-type="float" office:value="120.9" calcext:value-type="float">
            <text:p>120.9</text:p>
          </table:table-cell>
          <table:table-cell/>
          <table:table-cell office:value-type="float" office:value="586.361" calcext:value-type="float">
            <text:p>586.361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>
          <table:table-cell office:value-type="float" office:value="586.114" calcext:value-type="float">
            <text:p>586.114</text:p>
          </table:table-cell>
          <table:table-cell office:value-type="float" office:value="120.87" calcext:value-type="float">
            <text:p>120.87</text:p>
          </table:table-cell>
          <table:table-cell/>
          <table:table-cell office:value-type="float" office:value="587.317" calcext:value-type="float">
            <text:p>587.317</text:p>
          </table:table-cell>
          <table:table-cell office:value-type="float" office:value="121.895" calcext:value-type="float">
            <text:p>121.895</text:p>
          </table:table-cell>
        </table:table-row>
        <table:table-row table:style-name="ro1">
          <table:table-cell office:value-type="float" office:value="587.168" calcext:value-type="float">
            <text:p>587.168</text:p>
          </table:table-cell>
          <table:table-cell office:value-type="float" office:value="120.5" calcext:value-type="float">
            <text:p>120.5</text:p>
          </table:table-cell>
          <table:table-cell/>
          <table:table-cell office:value-type="float" office:value="588.391" calcext:value-type="float">
            <text:p>588.391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>
          <table:table-cell office:value-type="float" office:value="588.215" calcext:value-type="float">
            <text:p>588.215</text:p>
          </table:table-cell>
          <table:table-cell office:value-type="float" office:value="120.888" calcext:value-type="float">
            <text:p>120.888</text:p>
          </table:table-cell>
          <table:table-cell/>
          <table:table-cell office:value-type="float" office:value="589.395" calcext:value-type="float">
            <text:p>589.395</text:p>
          </table:table-cell>
          <table:table-cell office:value-type="float" office:value="121.942" calcext:value-type="float">
            <text:p>121.942</text:p>
          </table:table-cell>
        </table:table-row>
        <table:table-row table:style-name="ro1">
          <table:table-cell office:value-type="float" office:value="588.921" calcext:value-type="float">
            <text:p>588.921</text:p>
          </table:table-cell>
          <table:table-cell office:value-type="float" office:value="120.91" calcext:value-type="float">
            <text:p>120.91</text:p>
          </table:table-cell>
          <table:table-cell/>
          <table:table-cell office:value-type="float" office:value="590.485" calcext:value-type="float">
            <text:p>590.485</text:p>
          </table:table-cell>
          <table:table-cell office:value-type="float" office:value="123.03" calcext:value-type="float">
            <text:p>123.03</text:p>
          </table:table-cell>
        </table:table-row>
        <table:table-row table:style-name="ro1">
          <table:table-cell office:value-type="float" office:value="590.112" calcext:value-type="float">
            <text:p>590.112</text:p>
          </table:table-cell>
          <table:table-cell office:value-type="float" office:value="120.987" calcext:value-type="float">
            <text:p>120.987</text:p>
          </table:table-cell>
          <table:table-cell/>
          <table:table-cell office:value-type="float" office:value="591.498" calcext:value-type="float">
            <text:p>591.498</text:p>
          </table:table-cell>
          <table:table-cell office:value-type="float" office:value="123.032" calcext:value-type="float">
            <text:p>123.032</text:p>
          </table:table-cell>
        </table:table-row>
        <table:table-row table:style-name="ro1">
          <table:table-cell office:value-type="float" office:value="590.947" calcext:value-type="float">
            <text:p>590.947</text:p>
          </table:table-cell>
          <table:table-cell office:value-type="float" office:value="121.028" calcext:value-type="float">
            <text:p>121.028</text:p>
          </table:table-cell>
          <table:table-cell/>
          <table:table-cell office:value-type="float" office:value="592.643" calcext:value-type="float">
            <text:p>592.643</text:p>
          </table:table-cell>
          <table:table-cell office:value-type="float" office:value="122.868" calcext:value-type="float">
            <text:p>122.868</text:p>
          </table:table-cell>
        </table:table-row>
        <table:table-row table:style-name="ro1">
          <table:table-cell office:value-type="float" office:value="591.949" calcext:value-type="float">
            <text:p>591.94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93.641" calcext:value-type="float">
            <text:p>593.641</text:p>
          </table:table-cell>
          <table:table-cell office:value-type="float" office:value="122.78" calcext:value-type="float">
            <text:p>122.78</text:p>
          </table:table-cell>
        </table:table-row>
        <table:table-row table:style-name="ro1">
          <table:table-cell office:value-type="float" office:value="592.942" calcext:value-type="float">
            <text:p>592.942</text:p>
          </table:table-cell>
          <table:table-cell office:value-type="float" office:value="121.023" calcext:value-type="float">
            <text:p>121.023</text:p>
          </table:table-cell>
          <table:table-cell/>
          <table:table-cell office:value-type="float" office:value="594.594" calcext:value-type="float">
            <text:p>594.594</text:p>
          </table:table-cell>
          <table:table-cell office:value-type="float" office:value="122.642" calcext:value-type="float">
            <text:p>122.642</text:p>
          </table:table-cell>
        </table:table-row>
        <table:table-row table:style-name="ro1">
          <table:table-cell office:value-type="float" office:value="593.985" calcext:value-type="float">
            <text:p>593.985</text:p>
          </table:table-cell>
          <table:table-cell office:value-type="float" office:value="121.03" calcext:value-type="float">
            <text:p>121.03</text:p>
          </table:table-cell>
          <table:table-cell/>
          <table:table-cell office:value-type="float" office:value="595.635" calcext:value-type="float">
            <text:p>595.635</text:p>
          </table:table-cell>
          <table:table-cell office:value-type="float" office:value="122.422" calcext:value-type="float">
            <text:p>122.422</text:p>
          </table:table-cell>
        </table:table-row>
        <table:table-row table:style-name="ro1">
          <table:table-cell office:value-type="float" office:value="594.98" calcext:value-type="float">
            <text:p>594.98</text:p>
          </table:table-cell>
          <table:table-cell office:value-type="float" office:value="121.043" calcext:value-type="float">
            <text:p>121.043</text:p>
          </table:table-cell>
          <table:table-cell/>
          <table:table-cell office:value-type="float" office:value="596.697" calcext:value-type="float">
            <text:p>596.697</text:p>
          </table:table-cell>
          <table:table-cell office:value-type="float" office:value="122.975" calcext:value-type="float">
            <text:p>122.975</text:p>
          </table:table-cell>
        </table:table-row>
        <table:table-row table:style-name="ro1">
          <table:table-cell office:value-type="float" office:value="596.01" calcext:value-type="float">
            <text:p>596.01</text:p>
          </table:table-cell>
          <table:table-cell office:value-type="float" office:value="121.028" calcext:value-type="float">
            <text:p>121.028</text:p>
          </table:table-cell>
          <table:table-cell/>
          <table:table-cell office:value-type="float" office:value="597.742" calcext:value-type="float">
            <text:p>597.742</text:p>
          </table:table-cell>
          <table:table-cell office:value-type="float" office:value="122.46" calcext:value-type="float">
            <text:p>122.46</text:p>
          </table:table-cell>
        </table:table-row>
        <table:table-row table:style-name="ro1">
          <table:table-cell office:value-type="float" office:value="596.986" calcext:value-type="float">
            <text:p>596.98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98.801" calcext:value-type="float">
            <text:p>598.801</text:p>
          </table:table-cell>
          <table:table-cell office:value-type="float" office:value="122.585" calcext:value-type="float">
            <text:p>122.585</text:p>
          </table:table-cell>
        </table:table-row>
        <table:table-row table:style-name="ro1">
          <table:table-cell office:value-type="float" office:value="598.004" calcext:value-type="float">
            <text:p>598.004</text:p>
          </table:table-cell>
          <table:table-cell office:value-type="float" office:value="120.99" calcext:value-type="float">
            <text:p>120.99</text:p>
          </table:table-cell>
          <table:table-cell/>
          <table:table-cell office:value-type="float" office:value="599.722" calcext:value-type="float">
            <text:p>599.722</text:p>
          </table:table-cell>
          <table:table-cell office:value-type="float" office:value="122.525" calcext:value-type="float">
            <text:p>122.525</text:p>
          </table:table-cell>
        </table:table-row>
        <table:table-row table:style-name="ro1">
          <table:table-cell office:value-type="float" office:value="599.06" calcext:value-type="float">
            <text:p>599.06</text:p>
          </table:table-cell>
          <table:table-cell office:value-type="float" office:value="120.978" calcext:value-type="float">
            <text:p>120.978</text:p>
          </table:table-cell>
          <table:table-cell/>
          <table:table-cell office:value-type="float" office:value="600.785" calcext:value-type="float">
            <text:p>600.785</text:p>
          </table:table-cell>
          <table:table-cell office:value-type="float" office:value="122.688" calcext:value-type="float">
            <text:p>122.688</text:p>
          </table:table-cell>
        </table:table-row>
        <table:table-row table:style-name="ro1">
          <table:table-cell office:value-type="float" office:value="600.073" calcext:value-type="float">
            <text:p>600.073</text:p>
          </table:table-cell>
          <table:table-cell office:value-type="float" office:value="120.963" calcext:value-type="float">
            <text:p>120.963</text:p>
          </table:table-cell>
          <table:table-cell/>
          <table:table-cell office:value-type="float" office:value="601.863" calcext:value-type="float">
            <text:p>601.863</text:p>
          </table:table-cell>
          <table:table-cell office:value-type="float" office:value="122.538" calcext:value-type="float">
            <text:p>122.538</text:p>
          </table:table-cell>
        </table:table-row>
        <table:table-row table:style-name="ro1">
          <table:table-cell office:value-type="float" office:value="601.076" calcext:value-type="float">
            <text:p>601.076</text:p>
          </table:table-cell>
          <table:table-cell office:value-type="float" office:value="120.987" calcext:value-type="float">
            <text:p>120.987</text:p>
          </table:table-cell>
          <table:table-cell/>
          <table:table-cell office:value-type="float" office:value="602.83" calcext:value-type="float">
            <text:p>602.83</text:p>
          </table:table-cell>
          <table:table-cell office:value-type="float" office:value="123.123" calcext:value-type="float">
            <text:p>123.123</text:p>
          </table:table-cell>
        </table:table-row>
        <table:table-row table:style-name="ro1">
          <table:table-cell office:value-type="float" office:value="602.059" calcext:value-type="float">
            <text:p>602.059</text:p>
          </table:table-cell>
          <table:table-cell office:value-type="float" office:value="121.023" calcext:value-type="float">
            <text:p>121.023</text:p>
          </table:table-cell>
          <table:table-cell/>
          <table:table-cell office:value-type="float" office:value="603.895" calcext:value-type="float">
            <text:p>603.895</text:p>
          </table:table-cell>
          <table:table-cell office:value-type="float" office:value="122.483" calcext:value-type="float">
            <text:p>122.483</text:p>
          </table:table-cell>
        </table:table-row>
        <table:table-row table:style-name="ro1">
          <table:table-cell office:value-type="float" office:value="603.051" calcext:value-type="float">
            <text:p>603.051</text:p>
          </table:table-cell>
          <table:table-cell office:value-type="float" office:value="124.26" calcext:value-type="float">
            <text:p>124.26</text:p>
          </table:table-cell>
          <table:table-cell/>
          <table:table-cell office:value-type="float" office:value="604.922" calcext:value-type="float">
            <text:p>604.922</text:p>
          </table:table-cell>
          <table:table-cell office:value-type="float" office:value="122.62" calcext:value-type="float">
            <text:p>122.62</text:p>
          </table:table-cell>
        </table:table-row>
        <table:table-row table:style-name="ro1">
          <table:table-cell office:value-type="float" office:value="604.186" calcext:value-type="float">
            <text:p>604.186</text:p>
          </table:table-cell>
          <table:table-cell office:value-type="float" office:value="124.108" calcext:value-type="float">
            <text:p>124.108</text:p>
          </table:table-cell>
          <table:table-cell/>
          <table:table-cell office:value-type="float" office:value="605.874" calcext:value-type="float">
            <text:p>605.874</text:p>
          </table:table-cell>
          <table:table-cell office:value-type="float" office:value="122.608" calcext:value-type="float">
            <text:p>122.608</text:p>
          </table:table-cell>
        </table:table-row>
        <table:table-row table:style-name="ro1">
          <table:table-cell office:value-type="float" office:value="605.275" calcext:value-type="float">
            <text:p>605.275</text:p>
          </table:table-cell>
          <table:table-cell office:value-type="float" office:value="124.535" calcext:value-type="float">
            <text:p>124.535</text:p>
          </table:table-cell>
          <table:table-cell/>
          <table:table-cell office:value-type="float" office:value="606.951" calcext:value-type="float">
            <text:p>606.951</text:p>
          </table:table-cell>
          <table:table-cell office:value-type="float" office:value="122.457" calcext:value-type="float">
            <text:p>122.457</text:p>
          </table:table-cell>
        </table:table-row>
        <table:table-row table:style-name="ro1">
          <table:table-cell office:value-type="float" office:value="606.282" calcext:value-type="float">
            <text:p>606.282</text:p>
          </table:table-cell>
          <table:table-cell office:value-type="float" office:value="124.562" calcext:value-type="float">
            <text:p>124.562</text:p>
          </table:table-cell>
          <table:table-cell/>
          <table:table-cell office:value-type="float" office:value="607.917" calcext:value-type="float">
            <text:p>607.917</text:p>
          </table:table-cell>
          <table:table-cell office:value-type="float" office:value="123.14" calcext:value-type="float">
            <text:p>123.14</text:p>
          </table:table-cell>
        </table:table-row>
        <table:table-row table:style-name="ro1">
          <table:table-cell office:value-type="float" office:value="607.256" calcext:value-type="float">
            <text:p>607.256</text:p>
          </table:table-cell>
          <table:table-cell office:value-type="float" office:value="124.648" calcext:value-type="float">
            <text:p>124.648</text:p>
          </table:table-cell>
          <table:table-cell/>
          <table:table-cell office:value-type="float" office:value="608.927" calcext:value-type="float">
            <text:p>608.927</text:p>
          </table:table-cell>
          <table:table-cell office:value-type="float" office:value="122.317" calcext:value-type="float">
            <text:p>122.317</text:p>
          </table:table-cell>
        </table:table-row>
        <table:table-row table:style-name="ro1">
          <table:table-cell office:value-type="float" office:value="608.23" calcext:value-type="float">
            <text:p>608.23</text:p>
          </table:table-cell>
          <table:table-cell office:value-type="float" office:value="124.645" calcext:value-type="float">
            <text:p>124.645</text:p>
          </table:table-cell>
          <table:table-cell/>
          <table:table-cell office:value-type="float" office:value="609.954" calcext:value-type="float">
            <text:p>609.954</text:p>
          </table:table-cell>
          <table:table-cell office:value-type="float" office:value="123.203" calcext:value-type="float">
            <text:p>123.203</text:p>
          </table:table-cell>
        </table:table-row>
        <table:table-row table:style-name="ro1">
          <table:table-cell office:value-type="float" office:value="609.364" calcext:value-type="float">
            <text:p>609.364</text:p>
          </table:table-cell>
          <table:table-cell office:value-type="float" office:value="124.115" calcext:value-type="float">
            <text:p>124.115</text:p>
          </table:table-cell>
          <table:table-cell/>
          <table:table-cell office:value-type="float" office:value="610.961" calcext:value-type="float">
            <text:p>610.961</text:p>
          </table:table-cell>
          <table:table-cell office:value-type="float" office:value="122.722" calcext:value-type="float">
            <text:p>122.722</text:p>
          </table:table-cell>
        </table:table-row>
        <table:table-row table:style-name="ro1">
          <table:table-cell office:value-type="float" office:value="610.325" calcext:value-type="float">
            <text:p>610.325</text:p>
          </table:table-cell>
          <table:table-cell office:value-type="float" office:value="124.112" calcext:value-type="float">
            <text:p>124.112</text:p>
          </table:table-cell>
          <table:table-cell/>
          <table:table-cell office:value-type="float" office:value="611.992" calcext:value-type="float">
            <text:p>611.992</text:p>
          </table:table-cell>
          <table:table-cell office:value-type="float" office:value="122.633" calcext:value-type="float">
            <text:p>122.633</text:p>
          </table:table-cell>
        </table:table-row>
        <table:table-row table:style-name="ro1">
          <table:table-cell office:value-type="float" office:value="611.234" calcext:value-type="float">
            <text:p>611.234</text:p>
          </table:table-cell>
          <table:table-cell office:value-type="float" office:value="124.075" calcext:value-type="float">
            <text:p>124.075</text:p>
          </table:table-cell>
          <table:table-cell/>
          <table:table-cell office:value-type="float" office:value="612.924" calcext:value-type="float">
            <text:p>612.924</text:p>
          </table:table-cell>
          <table:table-cell office:value-type="float" office:value="122.635" calcext:value-type="float">
            <text:p>122.635</text:p>
          </table:table-cell>
        </table:table-row>
        <table:table-row table:style-name="ro1">
          <table:table-cell office:value-type="float" office:value="612.31" calcext:value-type="float">
            <text:p>612.31</text:p>
          </table:table-cell>
          <table:table-cell office:value-type="float" office:value="124.097" calcext:value-type="float">
            <text:p>124.097</text:p>
          </table:table-cell>
          <table:table-cell/>
          <table:table-cell office:value-type="float" office:value="614.057" calcext:value-type="float">
            <text:p>614.057</text:p>
          </table:table-cell>
          <table:table-cell office:value-type="float" office:value="123.088" calcext:value-type="float">
            <text:p>123.088</text:p>
          </table:table-cell>
        </table:table-row>
        <table:table-row table:style-name="ro1">
          <table:table-cell office:value-type="float" office:value="613.262" calcext:value-type="float">
            <text:p>613.262</text:p>
          </table:table-cell>
          <table:table-cell office:value-type="float" office:value="124.115" calcext:value-type="float">
            <text:p>124.115</text:p>
          </table:table-cell>
          <table:table-cell/>
          <table:table-cell office:value-type="float" office:value="615.194" calcext:value-type="float">
            <text:p>615.194</text:p>
          </table:table-cell>
          <table:table-cell office:value-type="float" office:value="122.502" calcext:value-type="float">
            <text:p>122.502</text:p>
          </table:table-cell>
        </table:table-row>
        <table:table-row table:style-name="ro1">
          <table:table-cell office:value-type="float" office:value="614.409" calcext:value-type="float">
            <text:p>614.409</text:p>
          </table:table-cell>
          <table:table-cell office:value-type="float" office:value="123.218" calcext:value-type="float">
            <text:p>123.218</text:p>
          </table:table-cell>
          <table:table-cell/>
          <table:table-cell office:value-type="float" office:value="616.053" calcext:value-type="float">
            <text:p>616.053</text:p>
          </table:table-cell>
          <table:table-cell office:value-type="float" office:value="122.505" calcext:value-type="float">
            <text:p>122.505</text:p>
          </table:table-cell>
        </table:table-row>
        <table:table-row table:style-name="ro1">
          <table:table-cell office:value-type="float" office:value="615.461" calcext:value-type="float">
            <text:p>615.461</text:p>
          </table:table-cell>
          <table:table-cell office:value-type="float" office:value="122.93" calcext:value-type="float">
            <text:p>122.93</text:p>
          </table:table-cell>
          <table:table-cell/>
          <table:table-cell office:value-type="float" office:value="616.974" calcext:value-type="float">
            <text:p>616.974</text:p>
          </table:table-cell>
          <table:table-cell office:value-type="float" office:value="122.502" calcext:value-type="float">
            <text:p>122.502</text:p>
          </table:table-cell>
        </table:table-row>
        <table:table-row table:style-name="ro1">
          <table:table-cell office:value-type="float" office:value="616.354" calcext:value-type="float">
            <text:p>616.354</text:p>
          </table:table-cell>
          <table:table-cell office:value-type="float" office:value="123.13" calcext:value-type="float">
            <text:p>123.13</text:p>
          </table:table-cell>
          <table:table-cell/>
          <table:table-cell office:value-type="float" office:value="618.089" calcext:value-type="float">
            <text:p>618.089</text:p>
          </table:table-cell>
          <table:table-cell office:value-type="float" office:value="122.535" calcext:value-type="float">
            <text:p>122.535</text:p>
          </table:table-cell>
        </table:table-row>
        <table:table-row table:style-name="ro1">
          <table:table-cell office:value-type="float" office:value="617.422" calcext:value-type="float">
            <text:p>617.422</text:p>
          </table:table-cell>
          <table:table-cell office:value-type="float" office:value="122.743" calcext:value-type="float">
            <text:p>122.743</text:p>
          </table:table-cell>
          <table:table-cell/>
          <table:table-cell office:value-type="float" office:value="619.159" calcext:value-type="float">
            <text:p>619.159</text:p>
          </table:table-cell>
          <table:table-cell office:value-type="float" office:value="122.728" calcext:value-type="float">
            <text:p>122.728</text:p>
          </table:table-cell>
        </table:table-row>
        <table:table-row table:style-name="ro1">
          <table:table-cell office:value-type="float" office:value="618.458" calcext:value-type="float">
            <text:p>618.458</text:p>
          </table:table-cell>
          <table:table-cell office:value-type="float" office:value="123.055" calcext:value-type="float">
            <text:p>123.055</text:p>
          </table:table-cell>
          <table:table-cell/>
          <table:table-cell office:value-type="float" office:value="620.203" calcext:value-type="float">
            <text:p>620.203</text:p>
          </table:table-cell>
          <table:table-cell office:value-type="float" office:value="122.513" calcext:value-type="float">
            <text:p>122.513</text:p>
          </table:table-cell>
        </table:table-row>
        <table:table-row table:style-name="ro1">
          <table:table-cell office:value-type="float" office:value="619.425" calcext:value-type="float">
            <text:p>619.425</text:p>
          </table:table-cell>
          <table:table-cell office:value-type="float" office:value="123.023" calcext:value-type="float">
            <text:p>123.023</text:p>
          </table:table-cell>
          <table:table-cell/>
          <table:table-cell office:value-type="float" office:value="621.141" calcext:value-type="float">
            <text:p>621.141</text:p>
          </table:table-cell>
          <table:table-cell office:value-type="float" office:value="122.99" calcext:value-type="float">
            <text:p>122.99</text:p>
          </table:table-cell>
        </table:table-row>
        <table:table-row table:style-name="ro1">
          <table:table-cell office:value-type="float" office:value="620.44" calcext:value-type="float">
            <text:p>620.44</text:p>
          </table:table-cell>
          <table:table-cell office:value-type="float" office:value="122.64" calcext:value-type="float">
            <text:p>122.64</text:p>
          </table:table-cell>
          <table:table-cell/>
          <table:table-cell office:value-type="float" office:value="622.315" calcext:value-type="float">
            <text:p>622.315</text:p>
          </table:table-cell>
          <table:table-cell office:value-type="float" office:value="122.688" calcext:value-type="float">
            <text:p>122.688</text:p>
          </table:table-cell>
        </table:table-row>
        <table:table-row table:style-name="ro1">
          <table:table-cell office:value-type="float" office:value="621.474" calcext:value-type="float">
            <text:p>621.474</text:p>
          </table:table-cell>
          <table:table-cell office:value-type="float" office:value="122.713" calcext:value-type="float">
            <text:p>122.713</text:p>
          </table:table-cell>
          <table:table-cell/>
          <table:table-cell office:value-type="float" office:value="623.355" calcext:value-type="float">
            <text:p>623.355</text:p>
          </table:table-cell>
          <table:table-cell office:value-type="float" office:value="122.775" calcext:value-type="float">
            <text:p>122.775</text:p>
          </table:table-cell>
        </table:table-row>
        <table:table-row table:style-name="ro1">
          <table:table-cell office:value-type="float" office:value="622.559" calcext:value-type="float">
            <text:p>622.559</text:p>
          </table:table-cell>
          <table:table-cell office:value-type="float" office:value="122.765" calcext:value-type="float">
            <text:p>122.765</text:p>
          </table:table-cell>
          <table:table-cell/>
          <table:table-cell office:value-type="float" office:value="624.321" calcext:value-type="float">
            <text:p>624.321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float" office:value="623.607" calcext:value-type="float">
            <text:p>623.607</text:p>
          </table:table-cell>
          <table:table-cell office:value-type="float" office:value="122.95" calcext:value-type="float">
            <text:p>122.95</text:p>
          </table:table-cell>
          <table:table-cell/>
          <table:table-cell office:value-type="float" office:value="625.318" calcext:value-type="float">
            <text:p>625.318</text:p>
          </table:table-cell>
          <table:table-cell office:value-type="float" office:value="122.672" calcext:value-type="float">
            <text:p>122.672</text:p>
          </table:table-cell>
        </table:table-row>
        <table:table-row table:style-name="ro1">
          <table:table-cell office:value-type="float" office:value="624.561" calcext:value-type="float">
            <text:p>624.561</text:p>
          </table:table-cell>
          <table:table-cell office:value-type="float" office:value="123.01" calcext:value-type="float">
            <text:p>123.01</text:p>
          </table:table-cell>
          <table:table-cell/>
          <table:table-cell office:value-type="float" office:value="626.407" calcext:value-type="float">
            <text:p>626.407</text:p>
          </table:table-cell>
          <table:table-cell office:value-type="float" office:value="122.157" calcext:value-type="float">
            <text:p>122.157</text:p>
          </table:table-cell>
        </table:table-row>
        <table:table-row table:style-name="ro1">
          <table:table-cell office:value-type="float" office:value="625.578" calcext:value-type="float">
            <text:p>625.578</text:p>
          </table:table-cell>
          <table:table-cell office:value-type="float" office:value="122.96" calcext:value-type="float">
            <text:p>122.96</text:p>
          </table:table-cell>
          <table:table-cell/>
          <table:table-cell office:value-type="float" office:value="627.291" calcext:value-type="float">
            <text:p>627.291</text:p>
          </table:table-cell>
          <table:table-cell office:value-type="float" office:value="122.892" calcext:value-type="float">
            <text:p>122.892</text:p>
          </table:table-cell>
        </table:table-row>
        <table:table-row table:style-name="ro1">
          <table:table-cell office:value-type="float" office:value="626.502" calcext:value-type="float">
            <text:p>626.502</text:p>
          </table:table-cell>
          <table:table-cell office:value-type="float" office:value="122.99" calcext:value-type="float">
            <text:p>122.99</text:p>
          </table:table-cell>
          <table:table-cell/>
          <table:table-cell office:value-type="float" office:value="628.316" calcext:value-type="float">
            <text:p>628.316</text:p>
          </table:table-cell>
          <table:table-cell office:value-type="float" office:value="122.672" calcext:value-type="float">
            <text:p>122.672</text:p>
          </table:table-cell>
        </table:table-row>
        <table:table-row table:style-name="ro1">
          <table:table-cell office:value-type="float" office:value="627.412" calcext:value-type="float">
            <text:p>627.412</text:p>
          </table:table-cell>
          <table:table-cell office:value-type="float" office:value="122.985" calcext:value-type="float">
            <text:p>122.985</text:p>
          </table:table-cell>
          <table:table-cell/>
          <table:table-cell office:value-type="float" office:value="629.37" calcext:value-type="float">
            <text:p>629.37</text:p>
          </table:table-cell>
          <table:table-cell office:value-type="float" office:value="122.855" calcext:value-type="float">
            <text:p>122.855</text:p>
          </table:table-cell>
        </table:table-row>
        <table:table-row table:style-name="ro1">
          <table:table-cell office:value-type="float" office:value="628.411" calcext:value-type="float">
            <text:p>628.411</text:p>
          </table:table-cell>
          <table:table-cell office:value-type="float" office:value="122.985" calcext:value-type="float">
            <text:p>122.985</text:p>
          </table:table-cell>
          <table:table-cell/>
          <table:table-cell office:value-type="float" office:value="630.351" calcext:value-type="float">
            <text:p>630.351</text:p>
          </table:table-cell>
          <table:table-cell office:value-type="float" office:value="123.45" calcext:value-type="float">
            <text:p>123.45</text:p>
          </table:table-cell>
        </table:table-row>
        <table:table-row table:style-name="ro1">
          <table:table-cell office:value-type="float" office:value="629.447" calcext:value-type="float">
            <text:p>629.447</text:p>
          </table:table-cell>
          <table:table-cell office:value-type="float" office:value="122.987" calcext:value-type="float">
            <text:p>122.987</text:p>
          </table:table-cell>
          <table:table-cell/>
          <table:table-cell office:value-type="float" office:value="631.258" calcext:value-type="float">
            <text:p>631.258</text:p>
          </table:table-cell>
          <table:table-cell office:value-type="float" office:value="123.155" calcext:value-type="float">
            <text:p>123.155</text:p>
          </table:table-cell>
        </table:table-row>
        <table:table-row table:style-name="ro1">
          <table:table-cell office:value-type="float" office:value="630.449" calcext:value-type="float">
            <text:p>630.449</text:p>
          </table:table-cell>
          <table:table-cell office:value-type="float" office:value="122.972" calcext:value-type="float">
            <text:p>122.972</text:p>
          </table:table-cell>
          <table:table-cell/>
          <table:table-cell office:value-type="float" office:value="632.275" calcext:value-type="float">
            <text:p>632.275</text:p>
          </table:table-cell>
          <table:table-cell office:value-type="float" office:value="123.297" calcext:value-type="float">
            <text:p>123.297</text:p>
          </table:table-cell>
        </table:table-row>
        <table:table-row table:style-name="ro1">
          <table:table-cell office:value-type="float" office:value="631.498" calcext:value-type="float">
            <text:p>631.498</text:p>
          </table:table-cell>
          <table:table-cell office:value-type="float" office:value="122.995" calcext:value-type="float">
            <text:p>122.995</text:p>
          </table:table-cell>
          <table:table-cell/>
          <table:table-cell office:value-type="float" office:value="633.296" calcext:value-type="float">
            <text:p>633.296</text:p>
          </table:table-cell>
          <table:table-cell office:value-type="float" office:value="123.163" calcext:value-type="float">
            <text:p>123.163</text:p>
          </table:table-cell>
        </table:table-row>
        <table:table-row table:style-name="ro1">
          <table:table-cell office:value-type="float" office:value="632.488" calcext:value-type="float">
            <text:p>632.488</text:p>
          </table:table-cell>
          <table:table-cell office:value-type="float" office:value="122.985" calcext:value-type="float">
            <text:p>122.985</text:p>
          </table:table-cell>
          <table:table-cell/>
          <table:table-cell office:value-type="float" office:value="634.325" calcext:value-type="float">
            <text:p>634.325</text:p>
          </table:table-cell>
          <table:table-cell office:value-type="float" office:value="123.508" calcext:value-type="float">
            <text:p>123.508</text:p>
          </table:table-cell>
        </table:table-row>
        <table:table-row table:style-name="ro1">
          <table:table-cell office:value-type="float" office:value="633.521" calcext:value-type="float">
            <text:p>633.521</text:p>
          </table:table-cell>
          <table:table-cell office:value-type="float" office:value="122.99" calcext:value-type="float">
            <text:p>122.99</text:p>
          </table:table-cell>
          <table:table-cell/>
          <table:table-cell office:value-type="float" office:value="635.348" calcext:value-type="float">
            <text:p>635.348</text:p>
          </table:table-cell>
          <table:table-cell office:value-type="float" office:value="123.523" calcext:value-type="float">
            <text:p>123.523</text:p>
          </table:table-cell>
        </table:table-row>
        <table:table-row table:style-name="ro1">
          <table:table-cell office:value-type="float" office:value="634.537" calcext:value-type="float">
            <text:p>634.537</text:p>
          </table:table-cell>
          <table:table-cell office:value-type="float" office:value="122.985" calcext:value-type="float">
            <text:p>122.985</text:p>
          </table:table-cell>
          <table:table-cell/>
          <table:table-cell office:value-type="float" office:value="636.393" calcext:value-type="float">
            <text:p>636.393</text:p>
          </table:table-cell>
          <table:table-cell office:value-type="float" office:value="123.788" calcext:value-type="float">
            <text:p>123.788</text:p>
          </table:table-cell>
        </table:table-row>
        <table:table-row table:style-name="ro1">
          <table:table-cell table:number-columns-repeated="3"/>
          <table:table-cell office:value-type="float" office:value="637.367" calcext:value-type="float">
            <text:p>637.367</text:p>
          </table:table-cell>
          <table:table-cell office:value-type="float" office:value="124.002" calcext:value-type="float">
            <text:p>124.002</text:p>
          </table:table-cell>
        </table:table-row>
        <table:table-row table:style-name="ro1">
          <table:table-cell table:number-columns-repeated="3"/>
          <table:table-cell office:value-type="float" office:value="638.426" calcext:value-type="float">
            <text:p>638.426</text:p>
          </table:table-cell>
          <table:table-cell office:value-type="float" office:value="123.782" calcext:value-type="float">
            <text:p>123.782</text:p>
          </table:table-cell>
        </table:table-row>
        <table:table-row table:style-name="ro1">
          <table:table-cell table:number-columns-repeated="3"/>
          <table:table-cell office:value-type="float" office:value="639.275" calcext:value-type="float">
            <text:p>639.275</text:p>
          </table:table-cell>
          <table:table-cell office:value-type="float" office:value="123.825" calcext:value-type="float">
            <text:p>123.825</text:p>
          </table:table-cell>
        </table:table-row>
        <table:table-row table:style-name="ro1">
          <table:table-cell table:number-columns-repeated="3"/>
          <table:table-cell office:value-type="float" office:value="640.348" calcext:value-type="float">
            <text:p>640.348</text:p>
          </table:table-cell>
          <table:table-cell office:value-type="float" office:value="123.398" calcext:value-type="float">
            <text:p>123.398</text:p>
          </table:table-cell>
        </table:table-row>
        <table:table-row table:style-name="ro1">
          <table:table-cell table:number-columns-repeated="3"/>
          <table:table-cell office:value-type="float" office:value="641.411" calcext:value-type="float">
            <text:p>641.411</text:p>
          </table:table-cell>
          <table:table-cell office:value-type="float" office:value="123.703" calcext:value-type="float">
            <text:p>123.703</text:p>
          </table:table-cell>
        </table:table-row>
        <table:table-row table:style-name="ro1">
          <table:table-cell table:number-columns-repeated="3"/>
          <table:table-cell office:value-type="float" office:value="642.423" calcext:value-type="float">
            <text:p>642.423</text:p>
          </table:table-cell>
          <table:table-cell office:value-type="float" office:value="123.04" calcext:value-type="float">
            <text:p>123.04</text:p>
          </table:table-cell>
        </table:table-row>
        <table:table-row table:style-name="ro1">
          <table:table-cell table:number-columns-repeated="3"/>
          <table:table-cell office:value-type="float" office:value="643.444" calcext:value-type="float">
            <text:p>643.444</text:p>
          </table:table-cell>
          <table:table-cell office:value-type="float" office:value="123.015" calcext:value-type="float">
            <text:p>123.015</text:p>
          </table:table-cell>
        </table:table-row>
        <table:table-row table:style-name="ro1">
          <table:table-cell table:number-columns-repeated="3"/>
          <table:table-cell office:value-type="float" office:value="644.411" calcext:value-type="float">
            <text:p>644.411</text:p>
          </table:table-cell>
          <table:table-cell office:value-type="float" office:value="123.065" calcext:value-type="float">
            <text:p>123.065</text:p>
          </table:table-cell>
        </table:table-row>
        <table:table-row table:style-name="ro1">
          <table:table-cell table:number-columns-repeated="3"/>
          <table:table-cell office:value-type="float" office:value="645.5" calcext:value-type="float">
            <text:p>645.5</text:p>
          </table:table-cell>
          <table:table-cell office:value-type="float" office:value="123.203" calcext:value-type="float">
            <text:p>123.203</text:p>
          </table:table-cell>
        </table:table-row>
        <table:table-row table:style-name="ro1">
          <table:table-cell table:number-columns-repeated="3"/>
          <table:table-cell office:value-type="float" office:value="646.476" calcext:value-type="float">
            <text:p>646.476</text:p>
          </table:table-cell>
          <table:table-cell office:value-type="float" office:value="123.888" calcext:value-type="float">
            <text:p>123.888</text:p>
          </table:table-cell>
        </table:table-row>
        <table:table-row table:style-name="ro1">
          <table:table-cell table:number-columns-repeated="3"/>
          <table:table-cell office:value-type="float" office:value="647.505" calcext:value-type="float">
            <text:p>647.505</text:p>
          </table:table-cell>
          <table:table-cell office:value-type="float" office:value="123.255" calcext:value-type="float">
            <text:p>123.255</text:p>
          </table:table-cell>
        </table:table-row>
        <table:table-row table:style-name="ro1">
          <table:table-cell table:number-columns-repeated="3"/>
          <table:table-cell office:value-type="float" office:value="648.462" calcext:value-type="float">
            <text:p>648.462</text:p>
          </table:table-cell>
          <table:table-cell office:value-type="float" office:value="123.892" calcext:value-type="float">
            <text:p>123.892</text:p>
          </table:table-cell>
        </table:table-row>
        <table:table-row table:style-name="ro1">
          <table:table-cell table:number-columns-repeated="3"/>
          <table:table-cell office:value-type="float" office:value="649.487" calcext:value-type="float">
            <text:p>649.487</text:p>
          </table:table-cell>
          <table:table-cell office:value-type="float" office:value="123.415" calcext:value-type="float">
            <text:p>123.415</text:p>
          </table:table-cell>
        </table:table-row>
        <table:table-row table:style-name="ro1">
          <table:table-cell table:number-columns-repeated="3"/>
          <table:table-cell office:value-type="float" office:value="650.465" calcext:value-type="float">
            <text:p>650.465</text:p>
          </table:table-cell>
          <table:table-cell office:value-type="float" office:value="123.61" calcext:value-type="float">
            <text:p>123.61</text:p>
          </table:table-cell>
        </table:table-row>
        <table:table-row table:style-name="ro1">
          <table:table-cell table:number-columns-repeated="3"/>
          <table:table-cell office:value-type="float" office:value="651.648" calcext:value-type="float">
            <text:p>651.648</text:p>
          </table:table-cell>
          <table:table-cell office:value-type="float" office:value="123.83" calcext:value-type="float">
            <text:p>123.83</text:p>
          </table:table-cell>
        </table:table-row>
        <table:table-row table:style-name="ro1">
          <table:table-cell table:number-columns-repeated="3"/>
          <table:table-cell office:value-type="float" office:value="652.659" calcext:value-type="float">
            <text:p>652.659</text:p>
          </table:table-cell>
          <table:table-cell office:value-type="float" office:value="124.28" calcext:value-type="float">
            <text:p>124.28</text:p>
          </table:table-cell>
        </table:table-row>
        <table:table-row table:style-name="ro1">
          <table:table-cell table:number-columns-repeated="3"/>
          <table:table-cell office:value-type="float" office:value="653.545" calcext:value-type="float">
            <text:p>653.545</text:p>
          </table:table-cell>
          <table:table-cell office:value-type="float" office:value="123.703" calcext:value-type="float">
            <text:p>123.703</text:p>
          </table:table-cell>
        </table:table-row>
        <table:table-row table:style-name="ro1">
          <table:table-cell table:number-columns-repeated="3"/>
          <table:table-cell office:value-type="float" office:value="654.623" calcext:value-type="float">
            <text:p>654.623</text:p>
          </table:table-cell>
          <table:table-cell office:value-type="float" office:value="123.67" calcext:value-type="float">
            <text:p>123.67</text:p>
          </table:table-cell>
        </table:table-row>
        <table:table-row table:style-name="ro1">
          <table:table-cell table:number-columns-repeated="3"/>
          <table:table-cell office:value-type="float" office:value="655.564" calcext:value-type="float">
            <text:p>655.564</text:p>
          </table:table-cell>
          <table:table-cell office:value-type="float" office:value="124.295" calcext:value-type="float">
            <text:p>124.295</text:p>
          </table:table-cell>
        </table:table-row>
        <table:table-row table:style-name="ro1">
          <table:table-cell table:number-columns-repeated="3"/>
          <table:table-cell office:value-type="float" office:value="656.613" calcext:value-type="float">
            <text:p>656.613</text:p>
          </table:table-cell>
          <table:table-cell office:value-type="float" office:value="123.235" calcext:value-type="float">
            <text:p>123.235</text:p>
          </table:table-cell>
        </table:table-row>
        <table:table-row table:style-name="ro1">
          <table:table-cell table:number-columns-repeated="3"/>
          <table:table-cell office:value-type="float" office:value="657.633" calcext:value-type="float">
            <text:p>657.633</text:p>
          </table:table-cell>
          <table:table-cell office:value-type="float" office:value="123.843" calcext:value-type="float">
            <text:p>123.843</text:p>
          </table:table-cell>
        </table:table-row>
        <table:table-row table:style-name="ro1">
          <table:table-cell table:number-columns-repeated="3"/>
          <table:table-cell office:value-type="float" office:value="658.597" calcext:value-type="float">
            <text:p>658.597</text:p>
          </table:table-cell>
          <table:table-cell office:value-type="float" office:value="123.133" calcext:value-type="float">
            <text:p>123.133</text:p>
          </table:table-cell>
        </table:table-row>
        <table:table-row table:style-name="ro1">
          <table:table-cell table:number-columns-repeated="3"/>
          <table:table-cell office:value-type="float" office:value="659.632" calcext:value-type="float">
            <text:p>659.632</text:p>
          </table:table-cell>
          <table:table-cell office:value-type="float" office:value="124.058" calcext:value-type="float">
            <text:p>124.058</text:p>
          </table:table-cell>
        </table:table-row>
        <table:table-row table:style-name="ro1">
          <table:table-cell table:number-columns-repeated="3"/>
          <table:table-cell office:value-type="float" office:value="660.625" calcext:value-type="float">
            <text:p>660.625</text:p>
          </table:table-cell>
          <table:table-cell office:value-type="float" office:value="124.055" calcext:value-type="float">
            <text:p>124.055</text:p>
          </table:table-cell>
        </table:table-row>
        <table:table-row table:style-name="ro1">
          <table:table-cell table:number-columns-repeated="3"/>
          <table:table-cell office:value-type="float" office:value="661.645" calcext:value-type="float">
            <text:p>661.645</text:p>
          </table:table-cell>
          <table:table-cell office:value-type="float" office:value="123.55" calcext:value-type="float">
            <text:p>123.55</text:p>
          </table:table-cell>
        </table:table-row>
        <table:table-row table:style-name="ro1">
          <table:table-cell table:number-columns-repeated="3"/>
          <table:table-cell office:value-type="float" office:value="662.621" calcext:value-type="float">
            <text:p>662.621</text:p>
          </table:table-cell>
          <table:table-cell office:value-type="float" office:value="123.515" calcext:value-type="float">
            <text:p>123.515</text:p>
          </table:table-cell>
        </table:table-row>
        <table:table-row table:style-name="ro1">
          <table:table-cell table:number-columns-repeated="3"/>
          <table:table-cell office:value-type="float" office:value="663.665" calcext:value-type="float">
            <text:p>663.665</text:p>
          </table:table-cell>
          <table:table-cell office:value-type="float" office:value="123.475" calcext:value-type="float">
            <text:p>123.475</text:p>
          </table:table-cell>
        </table:table-row>
        <table:table-row table:style-name="ro1">
          <table:table-cell table:number-columns-repeated="3"/>
          <table:table-cell office:value-type="float" office:value="664.711" calcext:value-type="float">
            <text:p>664.711</text:p>
          </table:table-cell>
          <table:table-cell office:value-type="float" office:value="123.538" calcext:value-type="float">
            <text:p>123.538</text:p>
          </table:table-cell>
        </table:table-row>
        <table:table-row table:style-name="ro1">
          <table:table-cell table:number-columns-repeated="3"/>
          <table:table-cell office:value-type="float" office:value="665.709" calcext:value-type="float">
            <text:p>665.709</text:p>
          </table:table-cell>
          <table:table-cell office:value-type="float" office:value="123.433" calcext:value-type="float">
            <text:p>123.433</text:p>
          </table:table-cell>
        </table:table-row>
        <table:table-row table:style-name="ro1">
          <table:table-cell table:number-columns-repeated="3"/>
          <table:table-cell office:value-type="float" office:value="666.657" calcext:value-type="float">
            <text:p>666.657</text:p>
          </table:table-cell>
          <table:table-cell office:value-type="float" office:value="123.468" calcext:value-type="float">
            <text:p>123.468</text:p>
          </table:table-cell>
        </table:table-row>
        <table:table-row table:style-name="ro1">
          <table:table-cell table:number-columns-repeated="3"/>
          <table:table-cell office:value-type="float" office:value="667.645" calcext:value-type="float">
            <text:p>667.645</text:p>
          </table:table-cell>
          <table:table-cell office:value-type="float" office:value="122.853" calcext:value-type="float">
            <text:p>122.853</text:p>
          </table:table-cell>
        </table:table-row>
        <table:table-row table:style-name="ro1">
          <table:table-cell table:number-columns-repeated="3"/>
          <table:table-cell office:value-type="float" office:value="668.72" calcext:value-type="float">
            <text:p>668.72</text:p>
          </table:table-cell>
          <table:table-cell office:value-type="float" office:value="123.803" calcext:value-type="float">
            <text:p>123.803</text:p>
          </table:table-cell>
        </table:table-row>
        <table:table-row table:style-name="ro1">
          <table:table-cell table:number-columns-repeated="3"/>
          <table:table-cell office:value-type="float" office:value="669.701" calcext:value-type="float">
            <text:p>669.701</text:p>
          </table:table-cell>
          <table:table-cell office:value-type="float" office:value="123.267" calcext:value-type="float">
            <text:p>123.267</text:p>
          </table:table-cell>
        </table:table-row>
        <table:table-row table:style-name="ro1">
          <table:table-cell table:number-columns-repeated="3"/>
          <table:table-cell office:value-type="float" office:value="670.767" calcext:value-type="float">
            <text:p>670.767</text:p>
          </table:table-cell>
          <table:table-cell office:value-type="float" office:value="123.892" calcext:value-type="float">
            <text:p>123.892</text:p>
          </table:table-cell>
        </table:table-row>
        <table:table-row table:style-name="ro1">
          <table:table-cell table:number-columns-repeated="3"/>
          <table:table-cell office:value-type="float" office:value="671.727" calcext:value-type="float">
            <text:p>671.727</text:p>
          </table:table-cell>
          <table:table-cell office:value-type="float" office:value="123.933" calcext:value-type="float">
            <text:p>123.933</text:p>
          </table:table-cell>
        </table:table-row>
        <table:table-row table:style-name="ro1">
          <table:table-cell table:number-columns-repeated="3"/>
          <table:table-cell office:value-type="float" office:value="672.806" calcext:value-type="float">
            <text:p>672.806</text:p>
          </table:table-cell>
          <table:table-cell office:value-type="float" office:value="123.44" calcext:value-type="float">
            <text:p>123.44</text:p>
          </table:table-cell>
        </table:table-row>
        <table:table-row table:style-name="ro1">
          <table:table-cell table:number-columns-repeated="3"/>
          <table:table-cell office:value-type="float" office:value="673.821" calcext:value-type="float">
            <text:p>673.821</text:p>
          </table:table-cell>
          <table:table-cell office:value-type="float" office:value="123.805" calcext:value-type="float">
            <text:p>123.805</text:p>
          </table:table-cell>
        </table:table-row>
        <table:table-row table:style-name="ro1">
          <table:table-cell table:number-columns-repeated="3"/>
          <table:table-cell office:value-type="float" office:value="674.815" calcext:value-type="float">
            <text:p>674.815</text:p>
          </table:table-cell>
          <table:table-cell office:value-type="float" office:value="123.812" calcext:value-type="float">
            <text:p>123.812</text:p>
          </table:table-cell>
        </table:table-row>
        <table:table-row table:style-name="ro1">
          <table:table-cell table:number-columns-repeated="3"/>
          <table:table-cell office:value-type="float" office:value="675.977" calcext:value-type="float">
            <text:p>675.977</text:p>
          </table:table-cell>
          <table:table-cell office:value-type="float" office:value="123.553" calcext:value-type="float">
            <text:p>123.553</text:p>
          </table:table-cell>
        </table:table-row>
        <table:table-row table:style-name="ro1">
          <table:table-cell table:number-columns-repeated="3"/>
          <table:table-cell office:value-type="float" office:value="676.786" calcext:value-type="float">
            <text:p>676.786</text:p>
          </table:table-cell>
          <table:table-cell office:value-type="float" office:value="123.603" calcext:value-type="float">
            <text:p>123.603</text:p>
          </table:table-cell>
        </table:table-row>
        <table:table-row table:style-name="ro1">
          <table:table-cell table:number-columns-repeated="3"/>
          <table:table-cell office:value-type="float" office:value="677.809" calcext:value-type="float">
            <text:p>677.809</text:p>
          </table:table-cell>
          <table:table-cell office:value-type="float" office:value="123.558" calcext:value-type="float">
            <text:p>123.558</text:p>
          </table:table-cell>
        </table:table-row>
        <table:table-row table:style-name="ro1">
          <table:table-cell table:number-columns-repeated="3"/>
          <table:table-cell office:value-type="float" office:value="679.041" calcext:value-type="float">
            <text:p>679.041</text:p>
          </table:table-cell>
          <table:table-cell office:value-type="float" office:value="123.358" calcext:value-type="float">
            <text:p>123.358</text:p>
          </table:table-cell>
        </table:table-row>
        <table:table-row table:style-name="ro1">
          <table:table-cell table:number-columns-repeated="3"/>
          <table:table-cell office:value-type="float" office:value="679.897" calcext:value-type="float">
            <text:p>679.897</text:p>
          </table:table-cell>
          <table:table-cell office:value-type="float" office:value="123.41" calcext:value-type="float">
            <text:p>123.41</text:p>
          </table:table-cell>
        </table:table-row>
        <table:table-row table:style-name="ro1">
          <table:table-cell table:number-columns-repeated="3"/>
          <table:table-cell office:value-type="float" office:value="680.893" calcext:value-type="float">
            <text:p>680.893</text:p>
          </table:table-cell>
          <table:table-cell office:value-type="float" office:value="123.885" calcext:value-type="float">
            <text:p>123.885</text:p>
          </table:table-cell>
        </table:table-row>
        <table:table-row table:style-name="ro1">
          <table:table-cell table:number-columns-repeated="3"/>
          <table:table-cell office:value-type="float" office:value="682.008" calcext:value-type="float">
            <text:p>682.008</text:p>
          </table:table-cell>
          <table:table-cell office:value-type="float" office:value="123.207" calcext:value-type="float">
            <text:p>123.207</text:p>
          </table:table-cell>
        </table:table-row>
        <table:table-row table:style-name="ro1">
          <table:table-cell table:number-columns-repeated="3"/>
          <table:table-cell office:value-type="float" office:value="683.065" calcext:value-type="float">
            <text:p>683.065</text:p>
          </table:table-cell>
          <table:table-cell office:value-type="float" office:value="123.65" calcext:value-type="float">
            <text:p>123.65</text:p>
          </table:table-cell>
        </table:table-row>
        <table:table-row table:style-name="ro1">
          <table:table-cell table:number-columns-repeated="3"/>
          <table:table-cell office:value-type="float" office:value="683.949" calcext:value-type="float">
            <text:p>683.949</text:p>
          </table:table-cell>
          <table:table-cell office:value-type="float" office:value="123.08" calcext:value-type="float">
            <text:p>123.08</text:p>
          </table:table-cell>
        </table:table-row>
        <table:table-row table:style-name="ro1">
          <table:table-cell table:number-columns-repeated="3"/>
          <table:table-cell office:value-type="float" office:value="685.056" calcext:value-type="float">
            <text:p>685.056</text:p>
          </table:table-cell>
          <table:table-cell office:value-type="float" office:value="123.33" calcext:value-type="float">
            <text:p>123.33</text:p>
          </table:table-cell>
        </table:table-row>
        <table:table-row table:style-name="ro1">
          <table:table-cell table:number-columns-repeated="3"/>
          <table:table-cell office:value-type="float" office:value="686.143" calcext:value-type="float">
            <text:p>686.143</text:p>
          </table:table-cell>
          <table:table-cell office:value-type="float" office:value="123.547" calcext:value-type="float">
            <text:p>123.547</text:p>
          </table:table-cell>
        </table:table-row>
        <table:table-row table:style-name="ro1">
          <table:table-cell table:number-columns-repeated="3"/>
          <table:table-cell office:value-type="float" office:value="686.999" calcext:value-type="float">
            <text:p>686.999</text:p>
          </table:table-cell>
          <table:table-cell office:value-type="float" office:value="123.877" calcext:value-type="float">
            <text:p>123.877</text:p>
          </table:table-cell>
        </table:table-row>
        <table:table-row table:style-name="ro1">
          <table:table-cell table:number-columns-repeated="3"/>
          <table:table-cell office:value-type="float" office:value="688.188" calcext:value-type="float">
            <text:p>688.188</text:p>
          </table:table-cell>
          <table:table-cell office:value-type="float" office:value="123.517" calcext:value-type="float">
            <text:p>123.517</text:p>
          </table:table-cell>
        </table:table-row>
        <table:table-row table:style-name="ro1">
          <table:table-cell table:number-columns-repeated="3"/>
          <table:table-cell office:value-type="float" office:value="689.121" calcext:value-type="float">
            <text:p>689.121</text:p>
          </table:table-cell>
          <table:table-cell office:value-type="float" office:value="124.02" calcext:value-type="float">
            <text:p>124.02</text:p>
          </table:table-cell>
        </table:table-row>
        <table:table-row table:style-name="ro1">
          <table:table-cell table:number-columns-repeated="3"/>
          <table:table-cell office:value-type="float" office:value="690.172" calcext:value-type="float">
            <text:p>690.172</text:p>
          </table:table-cell>
          <table:table-cell office:value-type="float" office:value="123.383" calcext:value-type="float">
            <text:p>123.383</text:p>
          </table:table-cell>
        </table:table-row>
        <table:table-row table:style-name="ro1">
          <table:table-cell table:number-columns-repeated="3"/>
          <table:table-cell office:value-type="float" office:value="691.175" calcext:value-type="float">
            <text:p>691.175</text:p>
          </table:table-cell>
          <table:table-cell office:value-type="float" office:value="122.975" calcext:value-type="float">
            <text:p>122.975</text:p>
          </table:table-cell>
        </table:table-row>
        <table:table-row table:style-name="ro1">
          <table:table-cell table:number-columns-repeated="3"/>
          <table:table-cell office:value-type="float" office:value="692.205" calcext:value-type="float">
            <text:p>692.205</text:p>
          </table:table-cell>
          <table:table-cell office:value-type="float" office:value="123.64" calcext:value-type="float">
            <text:p>123.64</text:p>
          </table:table-cell>
        </table:table-row>
        <table:table-row table:style-name="ro1">
          <table:table-cell table:number-columns-repeated="3"/>
          <table:table-cell office:value-type="float" office:value="693.262" calcext:value-type="float">
            <text:p>693.262</text:p>
          </table:table-cell>
          <table:table-cell office:value-type="float" office:value="124.698" calcext:value-type="float">
            <text:p>124.698</text:p>
          </table:table-cell>
        </table:table-row>
        <table:table-row table:style-name="ro1">
          <table:table-cell table:number-columns-repeated="3"/>
          <table:table-cell office:value-type="float" office:value="694.219" calcext:value-type="float">
            <text:p>694.219</text:p>
          </table:table-cell>
          <table:table-cell office:value-type="float" office:value="125.127" calcext:value-type="float">
            <text:p>125.127</text:p>
          </table:table-cell>
        </table:table-row>
        <table:table-row table:style-name="ro1">
          <table:table-cell table:number-columns-repeated="3"/>
          <table:table-cell office:value-type="float" office:value="695.186" calcext:value-type="float">
            <text:p>695.186</text:p>
          </table:table-cell>
          <table:table-cell office:value-type="float" office:value="125.222" calcext:value-type="float">
            <text:p>125.222</text:p>
          </table:table-cell>
        </table:table-row>
        <table:table-row table:style-name="ro1">
          <table:table-cell table:number-columns-repeated="3"/>
          <table:table-cell office:value-type="float" office:value="696.304" calcext:value-type="float">
            <text:p>696.304</text:p>
          </table:table-cell>
          <table:table-cell office:value-type="float" office:value="125.383" calcext:value-type="float">
            <text:p>125.383</text:p>
          </table:table-cell>
        </table:table-row>
        <table:table-row table:style-name="ro1">
          <table:table-cell table:number-columns-repeated="3"/>
          <table:table-cell office:value-type="float" office:value="697.305" calcext:value-type="float">
            <text:p>697.305</text:p>
          </table:table-cell>
          <table:table-cell office:value-type="float" office:value="124.895" calcext:value-type="float">
            <text:p>124.895</text:p>
          </table:table-cell>
        </table:table-row>
        <table:table-row table:style-name="ro1">
          <table:table-cell table:number-columns-repeated="3"/>
          <table:table-cell office:value-type="float" office:value="698.301" calcext:value-type="float">
            <text:p>698.301</text:p>
          </table:table-cell>
          <table:table-cell office:value-type="float" office:value="125.13" calcext:value-type="float">
            <text:p>125.13</text:p>
          </table:table-cell>
        </table:table-row>
        <table:table-row table:style-name="ro1">
          <table:table-cell table:number-columns-repeated="3"/>
          <table:table-cell office:value-type="float" office:value="699.33" calcext:value-type="float">
            <text:p>699.33</text:p>
          </table:table-cell>
          <table:table-cell office:value-type="float" office:value="125.388" calcext:value-type="float">
            <text:p>125.388</text:p>
          </table:table-cell>
        </table:table-row>
        <table:table-row table:style-name="ro1">
          <table:table-cell table:number-columns-repeated="3"/>
          <table:table-cell office:value-type="float" office:value="700.237" calcext:value-type="float">
            <text:p>700.237</text:p>
          </table:table-cell>
          <table:table-cell office:value-type="float" office:value="125.64" calcext:value-type="float">
            <text:p>125.64</text:p>
          </table:table-cell>
        </table:table-row>
        <table:table-row table:style-name="ro1">
          <table:table-cell table:number-columns-repeated="3"/>
          <table:table-cell office:value-type="float" office:value="701.261" calcext:value-type="float">
            <text:p>701.261</text:p>
          </table:table-cell>
          <table:table-cell office:value-type="float" office:value="126.53" calcext:value-type="float">
            <text:p>126.53</text:p>
          </table:table-cell>
        </table:table-row>
        <table:table-row table:style-name="ro1">
          <table:table-cell table:number-columns-repeated="3"/>
          <table:table-cell office:value-type="float" office:value="702.341" calcext:value-type="float">
            <text:p>702.341</text:p>
          </table:table-cell>
          <table:table-cell office:value-type="float" office:value="125.888" calcext:value-type="float">
            <text:p>125.888</text:p>
          </table:table-cell>
        </table:table-row>
        <table:table-row table:style-name="ro1">
          <table:table-cell table:number-columns-repeated="3"/>
          <table:table-cell office:value-type="float" office:value="703.393" calcext:value-type="float">
            <text:p>703.393</text:p>
          </table:table-cell>
          <table:table-cell office:value-type="float" office:value="126.22" calcext:value-type="float">
            <text:p>126.22</text:p>
          </table:table-cell>
        </table:table-row>
        <table:table-row table:style-name="ro1">
          <table:table-cell table:number-columns-repeated="3"/>
          <table:table-cell office:value-type="float" office:value="704.399" calcext:value-type="float">
            <text:p>704.399</text:p>
          </table:table-cell>
          <table:table-cell office:value-type="float" office:value="125.103" calcext:value-type="float">
            <text:p>125.103</text:p>
          </table:table-cell>
        </table:table-row>
        <table:table-row table:style-name="ro1">
          <table:table-cell table:number-columns-repeated="3"/>
          <table:table-cell office:value-type="float" office:value="705.115" calcext:value-type="float">
            <text:p>705.115</text:p>
          </table:table-cell>
          <table:table-cell office:value-type="float" office:value="125.103" calcext:value-type="float">
            <text:p>125.103</text:p>
          </table:table-cell>
        </table:table-row>
        <table:table-row table:style-name="ro1">
          <table:table-cell table:number-columns-repeated="3"/>
          <table:table-cell office:value-type="float" office:value="706.418" calcext:value-type="float">
            <text:p>706.418</text:p>
          </table:table-cell>
          <table:table-cell office:value-type="float" office:value="125.843" calcext:value-type="float">
            <text:p>125.843</text:p>
          </table:table-cell>
        </table:table-row>
        <table:table-row table:style-name="ro1">
          <table:table-cell table:number-columns-repeated="3"/>
          <table:table-cell office:value-type="float" office:value="707.116" calcext:value-type="float">
            <text:p>707.116</text:p>
          </table:table-cell>
          <table:table-cell office:value-type="float" office:value="125.84" calcext:value-type="float">
            <text:p>125.84</text:p>
          </table:table-cell>
        </table:table-row>
        <table:table-row table:style-name="ro1">
          <table:table-cell table:number-columns-repeated="3"/>
          <table:table-cell office:value-type="float" office:value="708.39" calcext:value-type="float">
            <text:p>708.39</text:p>
          </table:table-cell>
          <table:table-cell office:value-type="float" office:value="125.263" calcext:value-type="float">
            <text:p>125.263</text:p>
          </table:table-cell>
        </table:table-row>
        <table:table-row table:style-name="ro1">
          <table:table-cell table:number-columns-repeated="3"/>
          <table:table-cell office:value-type="float" office:value="709.501" calcext:value-type="float">
            <text:p>709.501</text:p>
          </table:table-cell>
          <table:table-cell office:value-type="float" office:value="126.29" calcext:value-type="float">
            <text:p>126.29</text:p>
          </table:table-cell>
        </table:table-row>
        <table:table-row table:style-name="ro1">
          <table:table-cell table:number-columns-repeated="3"/>
          <table:table-cell office:value-type="float" office:value="710.38" calcext:value-type="float">
            <text:p>710.38</text:p>
          </table:table-cell>
          <table:table-cell office:value-type="float" office:value="125.795" calcext:value-type="float">
            <text:p>125.795</text:p>
          </table:table-cell>
        </table:table-row>
        <table:table-row table:style-name="ro1">
          <table:table-cell table:number-columns-repeated="3"/>
          <table:table-cell office:value-type="float" office:value="711.389" calcext:value-type="float">
            <text:p>711.389</text:p>
          </table:table-cell>
          <table:table-cell office:value-type="float" office:value="125.675" calcext:value-type="float">
            <text:p>125.675</text:p>
          </table:table-cell>
        </table:table-row>
        <table:table-row table:style-name="ro1">
          <table:table-cell table:number-columns-repeated="3"/>
          <table:table-cell office:value-type="float" office:value="712.439" calcext:value-type="float">
            <text:p>712.439</text:p>
          </table:table-cell>
          <table:table-cell office:value-type="float" office:value="126.618" calcext:value-type="float">
            <text:p>126.618</text:p>
          </table:table-cell>
        </table:table-row>
        <table:table-row table:style-name="ro1">
          <table:table-cell table:number-columns-repeated="3"/>
          <table:table-cell office:value-type="float" office:value="713.553" calcext:value-type="float">
            <text:p>713.553</text:p>
          </table:table-cell>
          <table:table-cell office:value-type="float" office:value="125.77" calcext:value-type="float">
            <text:p>125.77</text:p>
          </table:table-cell>
        </table:table-row>
        <table:table-row table:style-name="ro1">
          <table:table-cell table:number-columns-repeated="3"/>
          <table:table-cell office:value-type="float" office:value="714.633" calcext:value-type="float">
            <text:p>714.633</text:p>
          </table:table-cell>
          <table:table-cell office:value-type="float" office:value="125.94" calcext:value-type="float">
            <text:p>125.94</text:p>
          </table:table-cell>
        </table:table-row>
        <table:table-row table:style-name="ro1">
          <table:table-cell table:number-columns-repeated="3"/>
          <table:table-cell office:value-type="float" office:value="715.689" calcext:value-type="float">
            <text:p>715.689</text:p>
          </table:table-cell>
          <table:table-cell office:value-type="float" office:value="125.74" calcext:value-type="float">
            <text:p>125.74</text:p>
          </table:table-cell>
        </table:table-row>
        <table:table-row table:style-name="ro1">
          <table:table-cell table:number-columns-repeated="3"/>
          <table:table-cell office:value-type="float" office:value="716.77" calcext:value-type="float">
            <text:p>716.77</text:p>
          </table:table-cell>
          <table:table-cell office:value-type="float" office:value="125.735" calcext:value-type="float">
            <text:p>125.735</text:p>
          </table:table-cell>
        </table:table-row>
        <table:table-row table:style-name="ro1">
          <table:table-cell table:number-columns-repeated="3"/>
          <table:table-cell office:value-type="float" office:value="717.625" calcext:value-type="float">
            <text:p>717.625</text:p>
          </table:table-cell>
          <table:table-cell office:value-type="float" office:value="126.123" calcext:value-type="float">
            <text:p>126.123</text:p>
          </table:table-cell>
        </table:table-row>
        <table:table-row table:style-name="ro1">
          <table:table-cell table:number-columns-repeated="3"/>
          <table:table-cell office:value-type="float" office:value="718.656" calcext:value-type="float">
            <text:p>718.656</text:p>
          </table:table-cell>
          <table:table-cell office:value-type="float" office:value="125.63" calcext:value-type="float">
            <text:p>125.63</text:p>
          </table:table-cell>
        </table:table-row>
        <table:table-row table:style-name="ro1">
          <table:table-cell table:number-columns-repeated="3"/>
          <table:table-cell office:value-type="float" office:value="719.796" calcext:value-type="float">
            <text:p>719.796</text:p>
          </table:table-cell>
          <table:table-cell office:value-type="float" office:value="126.07" calcext:value-type="float">
            <text:p>126.07</text:p>
          </table:table-cell>
        </table:table-row>
        <table:table-row table:style-name="ro1">
          <table:table-cell table:number-columns-repeated="3"/>
          <table:table-cell office:value-type="float" office:value="720.738" calcext:value-type="float">
            <text:p>720.738</text:p>
          </table:table-cell>
          <table:table-cell office:value-type="float" office:value="125.96" calcext:value-type="float">
            <text:p>125.96</text:p>
          </table:table-cell>
        </table:table-row>
        <table:table-row table:style-name="ro1">
          <table:table-cell table:number-columns-repeated="3"/>
          <table:table-cell office:value-type="float" office:value="721.814" calcext:value-type="float">
            <text:p>721.814</text:p>
          </table:table-cell>
          <table:table-cell office:value-type="float" office:value="126.07" calcext:value-type="float">
            <text:p>126.07</text:p>
          </table:table-cell>
        </table:table-row>
        <table:table-row table:style-name="ro1">
          <table:table-cell table:number-columns-repeated="3"/>
          <table:table-cell office:value-type="float" office:value="722.875" calcext:value-type="float">
            <text:p>722.875</text:p>
          </table:table-cell>
          <table:table-cell office:value-type="float" office:value="125.185" calcext:value-type="float">
            <text:p>125.185</text:p>
          </table:table-cell>
        </table:table-row>
        <table:table-row table:style-name="ro1">
          <table:table-cell table:number-columns-repeated="3"/>
          <table:table-cell office:value-type="float" office:value="723.765" calcext:value-type="float">
            <text:p>723.765</text:p>
          </table:table-cell>
          <table:table-cell office:value-type="float" office:value="125.71" calcext:value-type="float">
            <text:p>125.71</text:p>
          </table:table-cell>
        </table:table-row>
        <table:table-row table:style-name="ro1">
          <table:table-cell table:number-columns-repeated="3"/>
          <table:table-cell office:value-type="float" office:value="724.752" calcext:value-type="float">
            <text:p>724.752</text:p>
          </table:table-cell>
          <table:table-cell office:value-type="float" office:value="125.615" calcext:value-type="float">
            <text:p>125.615</text:p>
          </table:table-cell>
        </table:table-row>
        <table:table-row table:style-name="ro1">
          <table:table-cell table:number-columns-repeated="3"/>
          <table:table-cell office:value-type="float" office:value="725.78" calcext:value-type="float">
            <text:p>725.78</text:p>
          </table:table-cell>
          <table:table-cell office:value-type="float" office:value="126.343" calcext:value-type="float">
            <text:p>126.343</text:p>
          </table:table-cell>
        </table:table-row>
        <table:table-row table:style-name="ro1">
          <table:table-cell table:number-columns-repeated="3"/>
          <table:table-cell office:value-type="float" office:value="726.812" calcext:value-type="float">
            <text:p>726.812</text:p>
          </table:table-cell>
          <table:table-cell office:value-type="float" office:value="125.388" calcext:value-type="float">
            <text:p>125.388</text:p>
          </table:table-cell>
        </table:table-row>
        <table:table-row table:style-name="ro1">
          <table:table-cell table:number-columns-repeated="3"/>
          <table:table-cell office:value-type="float" office:value="727.806" calcext:value-type="float">
            <text:p>727.806</text:p>
          </table:table-cell>
          <table:table-cell office:value-type="float" office:value="125.625" calcext:value-type="float">
            <text:p>125.625</text:p>
          </table:table-cell>
        </table:table-row>
        <table:table-row table:style-name="ro1">
          <table:table-cell table:number-columns-repeated="3"/>
          <table:table-cell office:value-type="float" office:value="728.958" calcext:value-type="float">
            <text:p>728.958</text:p>
          </table:table-cell>
          <table:table-cell office:value-type="float" office:value="126.368" calcext:value-type="float">
            <text:p>126.368</text:p>
          </table:table-cell>
        </table:table-row>
        <table:table-row table:style-name="ro1">
          <table:table-cell table:number-columns-repeated="3"/>
          <table:table-cell office:value-type="float" office:value="729.885" calcext:value-type="float">
            <text:p>729.885</text:p>
          </table:table-cell>
          <table:table-cell office:value-type="float" office:value="126.99" calcext:value-type="float">
            <text:p>126.99</text:p>
          </table:table-cell>
        </table:table-row>
        <table:table-row table:style-name="ro1">
          <table:table-cell table:number-columns-repeated="3"/>
          <table:table-cell office:value-type="float" office:value="730.866" calcext:value-type="float">
            <text:p>730.866</text:p>
          </table:table-cell>
          <table:table-cell office:value-type="float" office:value="126.483" calcext:value-type="float">
            <text:p>126.483</text:p>
          </table:table-cell>
        </table:table-row>
        <table:table-row table:style-name="ro1">
          <table:table-cell table:number-columns-repeated="3"/>
          <table:table-cell office:value-type="float" office:value="731.902" calcext:value-type="float">
            <text:p>731.902</text:p>
          </table:table-cell>
          <table:table-cell office:value-type="float" office:value="126.25" calcext:value-type="float">
            <text:p>126.25</text:p>
          </table:table-cell>
        </table:table-row>
        <table:table-row table:style-name="ro1">
          <table:table-cell table:number-columns-repeated="3"/>
          <table:table-cell office:value-type="float" office:value="732.862" calcext:value-type="float">
            <text:p>732.862</text:p>
          </table:table-cell>
          <table:table-cell office:value-type="float" office:value="126.885" calcext:value-type="float">
            <text:p>126.885</text:p>
          </table:table-cell>
        </table:table-row>
        <table:table-row table:style-name="ro1">
          <table:table-cell table:number-columns-repeated="3"/>
          <table:table-cell office:value-type="float" office:value="733.664" calcext:value-type="float">
            <text:p>733.664</text:p>
          </table:table-cell>
          <table:table-cell office:value-type="float" office:value="127.38" calcext:value-type="float">
            <text:p>127.38</text:p>
          </table:table-cell>
        </table:table-row>
        <table:table-row table:style-name="ro1">
          <table:table-cell table:number-columns-repeated="3"/>
          <table:table-cell office:value-type="float" office:value="734.701" calcext:value-type="float">
            <text:p>734.701</text:p>
          </table:table-cell>
          <table:table-cell office:value-type="float" office:value="127.282" calcext:value-type="float">
            <text:p>127.282</text:p>
          </table:table-cell>
        </table:table-row>
        <table:table-row table:style-name="ro1">
          <table:table-cell table:number-columns-repeated="3"/>
          <table:table-cell office:value-type="float" office:value="735.715" calcext:value-type="float">
            <text:p>735.715</text:p>
          </table:table-cell>
          <table:table-cell office:value-type="float" office:value="127.303" calcext:value-type="float">
            <text:p>127.303</text:p>
          </table:table-cell>
        </table:table-row>
        <table:table-row table:style-name="ro1">
          <table:table-cell table:number-columns-repeated="3"/>
          <table:table-cell office:value-type="float" office:value="736.685" calcext:value-type="float">
            <text:p>736.685</text:p>
          </table:table-cell>
          <table:table-cell office:value-type="float" office:value="127.293" calcext:value-type="float">
            <text:p>127.293</text:p>
          </table:table-cell>
        </table:table-row>
        <table:table-row table:style-name="ro1">
          <table:table-cell table:number-columns-repeated="3"/>
          <table:table-cell office:value-type="float" office:value="737.706" calcext:value-type="float">
            <text:p>737.706</text:p>
          </table:table-cell>
          <table:table-cell office:value-type="float" office:value="127.285" calcext:value-type="float">
            <text:p>127.285</text:p>
          </table:table-cell>
        </table:table-row>
        <table:table-row table:style-name="ro1">
          <table:table-cell table:number-columns-repeated="3"/>
          <table:table-cell office:value-type="float" office:value="738.994" calcext:value-type="float">
            <text:p>738.994</text:p>
          </table:table-cell>
          <table:table-cell office:value-type="float" office:value="127.178" calcext:value-type="float">
            <text:p>127.178</text:p>
          </table:table-cell>
        </table:table-row>
        <table:table-row table:style-name="ro1">
          <table:table-cell table:number-columns-repeated="3"/>
          <table:table-cell office:value-type="float" office:value="740.044" calcext:value-type="float">
            <text:p>740.044</text:p>
          </table:table-cell>
          <table:table-cell office:value-type="float" office:value="126.823" calcext:value-type="float">
            <text:p>126.823</text:p>
          </table:table-cell>
        </table:table-row>
        <table:table-row table:style-name="ro1">
          <table:table-cell table:number-columns-repeated="3"/>
          <table:table-cell office:value-type="float" office:value="741.006" calcext:value-type="float">
            <text:p>741.006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1">
          <table:table-cell table:number-columns-repeated="3"/>
          <table:table-cell office:value-type="float" office:value="742.034" calcext:value-type="float">
            <text:p>742.034</text:p>
          </table:table-cell>
          <table:table-cell office:value-type="float" office:value="126.858" calcext:value-type="float">
            <text:p>126.858</text:p>
          </table:table-cell>
        </table:table-row>
        <table:table-row table:style-name="ro1">
          <table:table-cell table:number-columns-repeated="3"/>
          <table:table-cell office:value-type="float" office:value="743.026" calcext:value-type="float">
            <text:p>743.026</text:p>
          </table:table-cell>
          <table:table-cell office:value-type="float" office:value="126.843" calcext:value-type="float">
            <text:p>126.843</text:p>
          </table:table-cell>
        </table:table-row>
        <table:table-row table:style-name="ro1">
          <table:table-cell table:number-columns-repeated="3"/>
          <table:table-cell office:value-type="float" office:value="744.014" calcext:value-type="float">
            <text:p>744.014</text:p>
          </table:table-cell>
          <table:table-cell office:value-type="float" office:value="126.633" calcext:value-type="float">
            <text:p>126.633</text:p>
          </table:table-cell>
        </table:table-row>
        <table:table-row table:style-name="ro1">
          <table:table-cell table:number-columns-repeated="3"/>
          <table:table-cell office:value-type="float" office:value="745.054" calcext:value-type="float">
            <text:p>745.054</text:p>
          </table:table-cell>
          <table:table-cell office:value-type="float" office:value="126.555" calcext:value-type="float">
            <text:p>126.555</text:p>
          </table:table-cell>
        </table:table-row>
        <table:table-row table:style-name="ro1">
          <table:table-cell table:number-columns-repeated="3"/>
          <table:table-cell office:value-type="float" office:value="746.037" calcext:value-type="float">
            <text:p>746.037</text:p>
          </table:table-cell>
          <table:table-cell office:value-type="float" office:value="126.588" calcext:value-type="float">
            <text:p>126.588</text:p>
          </table:table-cell>
        </table:table-row>
        <table:table-row table:style-name="ro1">
          <table:table-cell table:number-columns-repeated="3"/>
          <table:table-cell office:value-type="float" office:value="747.042" calcext:value-type="float">
            <text:p>747.042</text:p>
          </table:table-cell>
          <table:table-cell office:value-type="float" office:value="126.983" calcext:value-type="float">
            <text:p>126.983</text:p>
          </table:table-cell>
        </table:table-row>
        <table:table-row table:style-name="ro1">
          <table:table-cell table:number-columns-repeated="3"/>
          <table:table-cell office:value-type="float" office:value="748.061" calcext:value-type="float">
            <text:p>748.061</text:p>
          </table:table-cell>
          <table:table-cell office:value-type="float" office:value="126.913" calcext:value-type="float">
            <text:p>126.913</text:p>
          </table:table-cell>
        </table:table-row>
        <table:table-row table:style-name="ro1">
          <table:table-cell table:number-columns-repeated="3"/>
          <table:table-cell office:value-type="float" office:value="749.071" calcext:value-type="float">
            <text:p>749.071</text:p>
          </table:table-cell>
          <table:table-cell office:value-type="float" office:value="126.877" calcext:value-type="float">
            <text:p>126.877</text:p>
          </table:table-cell>
        </table:table-row>
        <table:table-row table:style-name="ro1">
          <table:table-cell table:number-columns-repeated="3"/>
          <table:table-cell office:value-type="float" office:value="750.067" calcext:value-type="float">
            <text:p>750.067</text:p>
          </table:table-cell>
          <table:table-cell office:value-type="float" office:value="126.553" calcext:value-type="float">
            <text:p>126.553</text:p>
          </table:table-cell>
        </table:table-row>
        <table:table-row table:style-name="ro1">
          <table:table-cell table:number-columns-repeated="3"/>
          <table:table-cell office:value-type="float" office:value="751.086" calcext:value-type="float">
            <text:p>751.086</text:p>
          </table:table-cell>
          <table:table-cell office:value-type="float" office:value="126.657" calcext:value-type="float">
            <text:p>126.657</text:p>
          </table:table-cell>
        </table:table-row>
        <table:table-row table:style-name="ro1">
          <table:table-cell table:number-columns-repeated="3"/>
          <table:table-cell office:value-type="float" office:value="752.114" calcext:value-type="float">
            <text:p>752.114</text:p>
          </table:table-cell>
          <table:table-cell office:value-type="float" office:value="127.228" calcext:value-type="float">
            <text:p>127.228</text:p>
          </table:table-cell>
        </table:table-row>
        <table:table-row table:style-name="ro1">
          <table:table-cell table:number-columns-repeated="3"/>
          <table:table-cell office:value-type="float" office:value="753.128" calcext:value-type="float">
            <text:p>753.128</text:p>
          </table:table-cell>
          <table:table-cell office:value-type="float" office:value="127.015" calcext:value-type="float">
            <text:p>127.015</text:p>
          </table:table-cell>
        </table:table-row>
        <table:table-row table:style-name="ro1">
          <table:table-cell table:number-columns-repeated="3"/>
          <table:table-cell office:value-type="float" office:value="754.121" calcext:value-type="float">
            <text:p>754.121</text:p>
          </table:table-cell>
          <table:table-cell office:value-type="float" office:value="127.248" calcext:value-type="float">
            <text:p>127.248</text:p>
          </table:table-cell>
        </table:table-row>
        <table:table-row table:style-name="ro1">
          <table:table-cell table:number-columns-repeated="3"/>
          <table:table-cell office:value-type="float" office:value="755.138" calcext:value-type="float">
            <text:p>755.138</text:p>
          </table:table-cell>
          <table:table-cell office:value-type="float" office:value="127.338" calcext:value-type="float">
            <text:p>127.338</text:p>
          </table:table-cell>
        </table:table-row>
        <table:table-row table:style-name="ro1">
          <table:table-cell table:number-columns-repeated="3"/>
          <table:table-cell office:value-type="float" office:value="756.116" calcext:value-type="float">
            <text:p>756.116</text:p>
          </table:table-cell>
          <table:table-cell office:value-type="float" office:value="127.273" calcext:value-type="float">
            <text:p>127.273</text:p>
          </table:table-cell>
        </table:table-row>
        <table:table-row table:style-name="ro1">
          <table:table-cell table:number-columns-repeated="3"/>
          <table:table-cell office:value-type="float" office:value="757.13" calcext:value-type="float">
            <text:p>757.13</text:p>
          </table:table-cell>
          <table:table-cell office:value-type="float" office:value="127.127" calcext:value-type="float">
            <text:p>127.127</text:p>
          </table:table-cell>
        </table:table-row>
        <table:table-row table:style-name="ro1">
          <table:table-cell table:number-columns-repeated="3"/>
          <table:table-cell office:value-type="float" office:value="758.126" calcext:value-type="float">
            <text:p>758.126</text:p>
          </table:table-cell>
          <table:table-cell office:value-type="float" office:value="127.062" calcext:value-type="float">
            <text:p>127.062</text:p>
          </table:table-cell>
        </table:table-row>
        <table:table-row table:style-name="ro1">
          <table:table-cell table:number-columns-repeated="3"/>
          <table:table-cell office:value-type="float" office:value="759.226" calcext:value-type="float">
            <text:p>759.226</text:p>
          </table:table-cell>
          <table:table-cell office:value-type="float" office:value="127.035" calcext:value-type="float">
            <text:p>127.035</text:p>
          </table:table-cell>
        </table:table-row>
        <table:table-row table:style-name="ro1">
          <table:table-cell table:number-columns-repeated="3"/>
          <table:table-cell office:value-type="float" office:value="759.976" calcext:value-type="float">
            <text:p>759.976</text:p>
          </table:table-cell>
          <table:table-cell office:value-type="float" office:value="127.03" calcext:value-type="float">
            <text:p>127.03</text:p>
          </table:table-cell>
        </table:table-row>
        <table:table-row table:style-name="ro1">
          <table:table-cell table:number-columns-repeated="3"/>
          <table:table-cell office:value-type="float" office:value="761.235" calcext:value-type="float">
            <text:p>761.235</text:p>
          </table:table-cell>
          <table:table-cell office:value-type="float" office:value="127.562" calcext:value-type="float">
            <text:p>127.562</text:p>
          </table:table-cell>
        </table:table-row>
        <table:table-row table:style-name="ro1">
          <table:table-cell table:number-columns-repeated="3"/>
          <table:table-cell office:value-type="float" office:value="762.291" calcext:value-type="float">
            <text:p>762.291</text:p>
          </table:table-cell>
          <table:table-cell office:value-type="float" office:value="127.068" calcext:value-type="float">
            <text:p>127.068</text:p>
          </table:table-cell>
        </table:table-row>
        <table:table-row table:style-name="ro1">
          <table:table-cell table:number-columns-repeated="3"/>
          <table:table-cell office:value-type="float" office:value="763.304" calcext:value-type="float">
            <text:p>763.304</text:p>
          </table:table-cell>
          <table:table-cell office:value-type="float" office:value="126.513" calcext:value-type="float">
            <text:p>126.513</text:p>
          </table:table-cell>
        </table:table-row>
        <table:table-row table:style-name="ro1">
          <table:table-cell table:number-columns-repeated="3"/>
          <table:table-cell office:value-type="float" office:value="764.28" calcext:value-type="float">
            <text:p>764.28</text:p>
          </table:table-cell>
          <table:table-cell office:value-type="float" office:value="127.508" calcext:value-type="float">
            <text:p>127.508</text:p>
          </table:table-cell>
        </table:table-row>
        <table:table-row table:style-name="ro1">
          <table:table-cell table:number-columns-repeated="3"/>
          <table:table-cell office:value-type="float" office:value="765.291" calcext:value-type="float">
            <text:p>765.291</text:p>
          </table:table-cell>
          <table:table-cell office:value-type="float" office:value="127.672" calcext:value-type="float">
            <text:p>127.672</text:p>
          </table:table-cell>
        </table:table-row>
        <table:table-row table:style-name="ro1">
          <table:table-cell table:number-columns-repeated="3"/>
          <table:table-cell office:value-type="float" office:value="766.447" calcext:value-type="float">
            <text:p>766.447</text:p>
          </table:table-cell>
          <table:table-cell office:value-type="float" office:value="127.168" calcext:value-type="float">
            <text:p>127.168</text:p>
          </table:table-cell>
        </table:table-row>
        <table:table-row table:style-name="ro1">
          <table:table-cell table:number-columns-repeated="3"/>
          <table:table-cell office:value-type="float" office:value="767.273" calcext:value-type="float">
            <text:p>767.273</text:p>
          </table:table-cell>
          <table:table-cell office:value-type="float" office:value="126.832" calcext:value-type="float">
            <text:p>126.832</text:p>
          </table:table-cell>
        </table:table-row>
        <table:table-row table:style-name="ro1">
          <table:table-cell table:number-columns-repeated="3"/>
          <table:table-cell office:value-type="float" office:value="768.397" calcext:value-type="float">
            <text:p>768.397</text:p>
          </table:table-cell>
          <table:table-cell office:value-type="float" office:value="126.843" calcext:value-type="float">
            <text:p>126.843</text:p>
          </table:table-cell>
        </table:table-row>
        <table:table-row table:style-name="ro1">
          <table:table-cell table:number-columns-repeated="3"/>
          <table:table-cell office:value-type="float" office:value="769.319" calcext:value-type="float">
            <text:p>769.319</text:p>
          </table:table-cell>
          <table:table-cell office:value-type="float" office:value="126.793" calcext:value-type="float">
            <text:p>126.793</text:p>
          </table:table-cell>
        </table:table-row>
        <table:table-row table:style-name="ro1">
          <table:table-cell table:number-columns-repeated="3"/>
          <table:table-cell office:value-type="float" office:value="770.358" calcext:value-type="float">
            <text:p>770.358</text:p>
          </table:table-cell>
          <table:table-cell office:value-type="float" office:value="126.858" calcext:value-type="float">
            <text:p>126.858</text:p>
          </table:table-cell>
        </table:table-row>
        <table:table-row table:style-name="ro1">
          <table:table-cell table:number-columns-repeated="3"/>
          <table:table-cell office:value-type="float" office:value="771.442" calcext:value-type="float">
            <text:p>771.442</text:p>
          </table:table-cell>
          <table:table-cell office:value-type="float" office:value="127.895" calcext:value-type="float">
            <text:p>127.895</text:p>
          </table:table-cell>
        </table:table-row>
        <table:table-row table:style-name="ro1">
          <table:table-cell table:number-columns-repeated="3"/>
          <table:table-cell office:value-type="float" office:value="772.414" calcext:value-type="float">
            <text:p>772.414</text:p>
          </table:table-cell>
          <table:table-cell office:value-type="float" office:value="127.395" calcext:value-type="float">
            <text:p>127.395</text:p>
          </table:table-cell>
        </table:table-row>
        <table:table-row table:style-name="ro1">
          <table:table-cell table:number-columns-repeated="3"/>
          <table:table-cell office:value-type="float" office:value="773.422" calcext:value-type="float">
            <text:p>773.422</text:p>
          </table:table-cell>
          <table:table-cell office:value-type="float" office:value="127.603" calcext:value-type="float">
            <text:p>127.603</text:p>
          </table:table-cell>
        </table:table-row>
        <table:table-row table:style-name="ro1">
          <table:table-cell table:number-columns-repeated="3"/>
          <table:table-cell office:value-type="float" office:value="774.348" calcext:value-type="float">
            <text:p>774.348</text:p>
          </table:table-cell>
          <table:table-cell office:value-type="float" office:value="127.568" calcext:value-type="float">
            <text:p>127.568</text:p>
          </table:table-cell>
        </table:table-row>
        <table:table-row table:style-name="ro1">
          <table:table-cell table:number-columns-repeated="3"/>
          <table:table-cell office:value-type="float" office:value="775.405" calcext:value-type="float">
            <text:p>775.405</text:p>
          </table:table-cell>
          <table:table-cell office:value-type="float" office:value="126.74" calcext:value-type="float">
            <text:p>126.74</text:p>
          </table:table-cell>
        </table:table-row>
        <table:table-row table:style-name="ro1">
          <table:table-cell table:number-columns-repeated="3"/>
          <table:table-cell office:value-type="float" office:value="776.395" calcext:value-type="float">
            <text:p>776.395</text:p>
          </table:table-cell>
          <table:table-cell office:value-type="float" office:value="127.15" calcext:value-type="float">
            <text:p>127.15</text:p>
          </table:table-cell>
        </table:table-row>
        <table:table-row table:style-name="ro1">
          <table:table-cell table:number-columns-repeated="3"/>
          <table:table-cell office:value-type="float" office:value="777.398" calcext:value-type="float">
            <text:p>777.398</text:p>
          </table:table-cell>
          <table:table-cell office:value-type="float" office:value="126.858" calcext:value-type="float">
            <text:p>126.858</text:p>
          </table:table-cell>
        </table:table-row>
        <table:table-row table:style-name="ro1">
          <table:table-cell table:number-columns-repeated="3"/>
          <table:table-cell office:value-type="float" office:value="778.409" calcext:value-type="float">
            <text:p>778.409</text:p>
          </table:table-cell>
          <table:table-cell office:value-type="float" office:value="126.555" calcext:value-type="float">
            <text:p>126.555</text:p>
          </table:table-cell>
        </table:table-row>
        <table:table-row table:style-name="ro1">
          <table:table-cell table:number-columns-repeated="3"/>
          <table:table-cell office:value-type="float" office:value="779.468" calcext:value-type="float">
            <text:p>779.468</text:p>
          </table:table-cell>
          <table:table-cell office:value-type="float" office:value="126.67" calcext:value-type="float">
            <text:p>126.67</text:p>
          </table:table-cell>
        </table:table-row>
        <table:table-row table:style-name="ro1">
          <table:table-cell table:number-columns-repeated="3"/>
          <table:table-cell office:value-type="float" office:value="780.511" calcext:value-type="float">
            <text:p>780.511</text:p>
          </table:table-cell>
          <table:table-cell office:value-type="float" office:value="126.515" calcext:value-type="float">
            <text:p>126.515</text:p>
          </table:table-cell>
        </table:table-row>
        <table:table-row table:style-name="ro1">
          <table:table-cell table:number-columns-repeated="3"/>
          <table:table-cell office:value-type="float" office:value="781.688" calcext:value-type="float">
            <text:p>781.688</text:p>
          </table:table-cell>
          <table:table-cell office:value-type="float" office:value="126.59" calcext:value-type="float">
            <text:p>126.59</text:p>
          </table:table-cell>
        </table:table-row>
        <table:table-row table:style-name="ro1">
          <table:table-cell table:number-columns-repeated="3"/>
          <table:table-cell office:value-type="float" office:value="782.618" calcext:value-type="float">
            <text:p>782.618</text:p>
          </table:table-cell>
          <table:table-cell office:value-type="float" office:value="126.615" calcext:value-type="float">
            <text:p>126.615</text:p>
          </table:table-cell>
        </table:table-row>
        <table:table-row table:style-name="ro1">
          <table:table-cell table:number-columns-repeated="3"/>
          <table:table-cell office:value-type="float" office:value="783.676" calcext:value-type="float">
            <text:p>783.676</text:p>
          </table:table-cell>
          <table:table-cell office:value-type="float" office:value="127.267" calcext:value-type="float">
            <text:p>127.267</text:p>
          </table:table-cell>
        </table:table-row>
        <table:table-row table:style-name="ro1">
          <table:table-cell table:number-columns-repeated="3"/>
          <table:table-cell office:value-type="float" office:value="784.535" calcext:value-type="float">
            <text:p>784.535</text:p>
          </table:table-cell>
          <table:table-cell office:value-type="float" office:value="126.678" calcext:value-type="float">
            <text:p>126.678</text:p>
          </table:table-cell>
        </table:table-row>
        <table:table-row table:style-name="ro1">
          <table:table-cell table:number-columns-repeated="3"/>
          <table:table-cell office:value-type="float" office:value="785.457" calcext:value-type="float">
            <text:p>785.457</text:p>
          </table:table-cell>
          <table:table-cell office:value-type="float" office:value="127.055" calcext:value-type="float">
            <text:p>127.055</text:p>
          </table:table-cell>
        </table:table-row>
        <table:table-row table:style-name="ro1">
          <table:table-cell table:number-columns-repeated="3"/>
          <table:table-cell office:value-type="float" office:value="786.521" calcext:value-type="float">
            <text:p>786.521</text:p>
          </table:table-cell>
          <table:table-cell office:value-type="float" office:value="126.797" calcext:value-type="float">
            <text:p>126.797</text:p>
          </table:table-cell>
        </table:table-row>
        <table:table-row table:style-name="ro1">
          <table:table-cell table:number-columns-repeated="3"/>
          <table:table-cell office:value-type="float" office:value="787.731" calcext:value-type="float">
            <text:p>787.731</text:p>
          </table:table-cell>
          <table:table-cell office:value-type="float" office:value="127.25" calcext:value-type="float">
            <text:p>127.25</text:p>
          </table:table-cell>
        </table:table-row>
        <table:table-row table:style-name="ro1">
          <table:table-cell table:number-columns-repeated="3"/>
          <table:table-cell office:value-type="float" office:value="788.674" calcext:value-type="float">
            <text:p>788.674</text:p>
          </table:table-cell>
          <table:table-cell office:value-type="float" office:value="126.45" calcext:value-type="float">
            <text:p>126.45</text:p>
          </table:table-cell>
        </table:table-row>
        <table:table-row table:style-name="ro1">
          <table:table-cell table:number-columns-repeated="3"/>
          <table:table-cell office:value-type="float" office:value="789.682" calcext:value-type="float">
            <text:p>789.682</text:p>
          </table:table-cell>
          <table:table-cell office:value-type="float" office:value="126.558" calcext:value-type="float">
            <text:p>126.558</text:p>
          </table:table-cell>
        </table:table-row>
        <table:table-row table:style-name="ro1">
          <table:table-cell table:number-columns-repeated="3"/>
          <table:table-cell office:value-type="float" office:value="790.632" calcext:value-type="float">
            <text:p>790.632</text:p>
          </table:table-cell>
          <table:table-cell office:value-type="float" office:value="126.558" calcext:value-type="float">
            <text:p>126.558</text:p>
          </table:table-cell>
        </table:table-row>
        <table:table-row table:style-name="ro1">
          <table:table-cell table:number-columns-repeated="3"/>
          <table:table-cell office:value-type="float" office:value="791.502" calcext:value-type="float">
            <text:p>791.502</text:p>
          </table:table-cell>
          <table:table-cell office:value-type="float" office:value="126.532" calcext:value-type="float">
            <text:p>126.532</text:p>
          </table:table-cell>
        </table:table-row>
        <table:table-row table:style-name="ro1">
          <table:table-cell table:number-columns-repeated="3"/>
          <table:table-cell office:value-type="float" office:value="792.472" calcext:value-type="float">
            <text:p>792.472</text:p>
          </table:table-cell>
          <table:table-cell office:value-type="float" office:value="126.53" calcext:value-type="float">
            <text:p>126.53</text:p>
          </table:table-cell>
        </table:table-row>
        <table:table-row table:style-name="ro1">
          <table:table-cell table:number-columns-repeated="3"/>
          <table:table-cell office:value-type="float" office:value="793.529" calcext:value-type="float">
            <text:p>793.529</text:p>
          </table:table-cell>
          <table:table-cell office:value-type="float" office:value="126.528" calcext:value-type="float">
            <text:p>126.528</text:p>
          </table:table-cell>
        </table:table-row>
        <table:table-row table:style-name="ro1">
          <table:table-cell table:number-columns-repeated="3"/>
          <table:table-cell office:value-type="float" office:value="794.506" calcext:value-type="float">
            <text:p>794.506</text:p>
          </table:table-cell>
          <table:table-cell office:value-type="float" office:value="126.53" calcext:value-type="float">
            <text:p>126.53</text:p>
          </table:table-cell>
        </table:table-row>
        <table:table-row table:style-name="ro1">
          <table:table-cell table:number-columns-repeated="3"/>
          <table:table-cell office:value-type="float" office:value="795.595" calcext:value-type="float">
            <text:p>795.595</text:p>
          </table:table-cell>
          <table:table-cell office:value-type="float" office:value="126.528" calcext:value-type="float">
            <text:p>126.528</text:p>
          </table:table-cell>
        </table:table-row>
        <table:table-row table:style-name="ro1">
          <table:table-cell table:number-columns-repeated="3"/>
          <table:table-cell office:value-type="float" office:value="796.549" calcext:value-type="float">
            <text:p>796.549</text:p>
          </table:table-cell>
          <table:table-cell office:value-type="float" office:value="126.555" calcext:value-type="float">
            <text:p>126.555</text:p>
          </table:table-cell>
        </table:table-row>
        <table:table-row table:style-name="ro1">
          <table:table-cell table:number-columns-repeated="3"/>
          <table:table-cell office:value-type="float" office:value="797.564" calcext:value-type="float">
            <text:p>797.564</text:p>
          </table:table-cell>
          <table:table-cell office:value-type="float" office:value="126.523" calcext:value-type="float">
            <text:p>126.523</text:p>
          </table:table-cell>
        </table:table-row>
        <table:table-row table:style-name="ro1">
          <table:table-cell table:number-columns-repeated="3"/>
          <table:table-cell office:value-type="float" office:value="798.621" calcext:value-type="float">
            <text:p>798.621</text:p>
          </table:table-cell>
          <table:table-cell office:value-type="float" office:value="126.773" calcext:value-type="float">
            <text:p>126.773</text:p>
          </table:table-cell>
        </table:table-row>
        <table:table-row table:style-name="ro1">
          <table:table-cell table:number-columns-repeated="3"/>
          <table:table-cell office:value-type="float" office:value="799.617" calcext:value-type="float">
            <text:p>799.617</text:p>
          </table:table-cell>
          <table:table-cell office:value-type="float" office:value="126.928" calcext:value-type="float">
            <text:p>126.928</text:p>
          </table:table-cell>
        </table:table-row>
        <table:table-row table:style-name="ro1">
          <table:table-cell table:number-columns-repeated="3"/>
          <table:table-cell office:value-type="float" office:value="800.633" calcext:value-type="float">
            <text:p>800.633</text:p>
          </table:table-cell>
          <table:table-cell office:value-type="float" office:value="127.135" calcext:value-type="float">
            <text:p>127.135</text:p>
          </table:table-cell>
        </table:table-row>
        <table:table-row table:style-name="ro1">
          <table:table-cell table:number-columns-repeated="3"/>
          <table:table-cell office:value-type="float" office:value="801.647" calcext:value-type="float">
            <text:p>801.647</text:p>
          </table:table-cell>
          <table:table-cell office:value-type="float" office:value="127.205" calcext:value-type="float">
            <text:p>127.205</text:p>
          </table:table-cell>
        </table:table-row>
        <table:table-row table:style-name="ro1">
          <table:table-cell table:number-columns-repeated="3"/>
          <table:table-cell office:value-type="float" office:value="802.625" calcext:value-type="float">
            <text:p>802.625</text:p>
          </table:table-cell>
          <table:table-cell office:value-type="float" office:value="127.568" calcext:value-type="float">
            <text:p>127.568</text:p>
          </table:table-cell>
        </table:table-row>
        <table:table-row table:style-name="ro1">
          <table:table-cell table:number-columns-repeated="3"/>
          <table:table-cell office:value-type="float" office:value="803.632" calcext:value-type="float">
            <text:p>803.632</text:p>
          </table:table-cell>
          <table:table-cell office:value-type="float" office:value="127.718" calcext:value-type="float">
            <text:p>127.718</text:p>
          </table:table-cell>
        </table:table-row>
        <table:table-row table:style-name="ro1">
          <table:table-cell table:number-columns-repeated="3"/>
          <table:table-cell office:value-type="float" office:value="804.609" calcext:value-type="float">
            <text:p>804.609</text:p>
          </table:table-cell>
          <table:table-cell office:value-type="float" office:value="127.963" calcext:value-type="float">
            <text:p>127.963</text:p>
          </table:table-cell>
        </table:table-row>
        <table:table-row table:style-name="ro1">
          <table:table-cell table:number-columns-repeated="3"/>
          <table:table-cell office:value-type="float" office:value="805.681" calcext:value-type="float">
            <text:p>805.681</text:p>
          </table:table-cell>
          <table:table-cell office:value-type="float" office:value="128.067" calcext:value-type="float">
            <text:p>128.067</text:p>
          </table:table-cell>
        </table:table-row>
        <table:table-row table:style-name="ro1">
          <table:table-cell table:number-columns-repeated="3"/>
          <table:table-cell office:value-type="float" office:value="806.752" calcext:value-type="float">
            <text:p>806.752</text:p>
          </table:table-cell>
          <table:table-cell office:value-type="float" office:value="128.148" calcext:value-type="float">
            <text:p>128.148</text:p>
          </table:table-cell>
        </table:table-row>
        <table:table-row table:style-name="ro1">
          <table:table-cell table:number-columns-repeated="3"/>
          <table:table-cell office:value-type="float" office:value="807.877" calcext:value-type="float">
            <text:p>807.877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table:number-columns-repeated="3"/>
          <table:table-cell office:value-type="float" office:value="808.822" calcext:value-type="float">
            <text:p>808.822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table:number-columns-repeated="3"/>
          <table:table-cell office:value-type="float" office:value="809.828" calcext:value-type="float">
            <text:p>809.828</text:p>
          </table:table-cell>
          <table:table-cell office:value-type="float" office:value="128.155" calcext:value-type="float">
            <text:p>128.155</text:p>
          </table:table-cell>
        </table:table-row>
        <table:table-row table:style-name="ro1">
          <table:table-cell table:number-columns-repeated="3"/>
          <table:table-cell office:value-type="float" office:value="810.756" calcext:value-type="float">
            <text:p>810.756</text:p>
          </table:table-cell>
          <table:table-cell office:value-type="float" office:value="128.203" calcext:value-type="float">
            <text:p>128.203</text:p>
          </table:table-cell>
        </table:table-row>
        <table:table-row table:style-name="ro1">
          <table:table-cell table:number-columns-repeated="3"/>
          <table:table-cell office:value-type="float" office:value="811.805" calcext:value-type="float">
            <text:p>811.805</text:p>
          </table:table-cell>
          <table:table-cell office:value-type="float" office:value="128.213" calcext:value-type="float">
            <text:p>128.213</text:p>
          </table:table-cell>
        </table:table-row>
        <table:table-row table:style-name="ro1">
          <table:table-cell table:number-columns-repeated="3"/>
          <table:table-cell office:value-type="float" office:value="812.806" calcext:value-type="float">
            <text:p>812.806</text:p>
          </table:table-cell>
          <table:table-cell office:value-type="float" office:value="128.453" calcext:value-type="float">
            <text:p>128.453</text:p>
          </table:table-cell>
        </table:table-row>
        <table:table-row table:style-name="ro1">
          <table:table-cell table:number-columns-repeated="3"/>
          <table:table-cell office:value-type="float" office:value="813.823" calcext:value-type="float">
            <text:p>813.823</text:p>
          </table:table-cell>
          <table:table-cell office:value-type="float" office:value="128.463" calcext:value-type="float">
            <text:p>128.463</text:p>
          </table:table-cell>
        </table:table-row>
        <table:table-row table:style-name="ro1">
          <table:table-cell table:number-columns-repeated="3"/>
          <table:table-cell office:value-type="float" office:value="814.908" calcext:value-type="float">
            <text:p>814.908</text:p>
          </table:table-cell>
          <table:table-cell office:value-type="float" office:value="128.525" calcext:value-type="float">
            <text:p>128.525</text:p>
          </table:table-cell>
        </table:table-row>
        <table:table-row table:style-name="ro1">
          <table:table-cell table:number-columns-repeated="3"/>
          <table:table-cell office:value-type="float" office:value="815.909" calcext:value-type="float">
            <text:p>815.909</text:p>
          </table:table-cell>
          <table:table-cell office:value-type="float" office:value="128.502" calcext:value-type="float">
            <text:p>128.502</text:p>
          </table:table-cell>
        </table:table-row>
        <table:table-row table:style-name="ro1">
          <table:table-cell table:number-columns-repeated="3"/>
          <table:table-cell office:value-type="float" office:value="816.92" calcext:value-type="float">
            <text:p>816.92</text:p>
          </table:table-cell>
          <table:table-cell office:value-type="float" office:value="128.502" calcext:value-type="float">
            <text:p>128.502</text:p>
          </table:table-cell>
        </table:table-row>
        <table:table-row table:style-name="ro1">
          <table:table-cell table:number-columns-repeated="3"/>
          <table:table-cell office:value-type="float" office:value="817.938" calcext:value-type="float">
            <text:p>817.938</text:p>
          </table:table-cell>
          <table:table-cell office:value-type="float" office:value="128.502" calcext:value-type="float">
            <text:p>128.502</text:p>
          </table:table-cell>
        </table:table-row>
        <table:table-row table:style-name="ro1">
          <table:table-cell table:number-columns-repeated="3"/>
          <table:table-cell office:value-type="float" office:value="819.034" calcext:value-type="float">
            <text:p>819.034</text:p>
          </table:table-cell>
          <table:table-cell office:value-type="float" office:value="128.502" calcext:value-type="float">
            <text:p>128.502</text:p>
          </table:table-cell>
        </table:table-row>
        <table:table-row table:style-name="ro1">
          <table:table-cell table:number-columns-repeated="3"/>
          <table:table-cell office:value-type="float" office:value="820.005" calcext:value-type="float">
            <text:p>820.005</text:p>
          </table:table-cell>
          <table:table-cell office:value-type="float" office:value="128.54" calcext:value-type="float">
            <text:p>128.54</text:p>
          </table:table-cell>
        </table:table-row>
        <table:table-row table:style-name="ro1">
          <table:table-cell table:number-columns-repeated="3"/>
          <table:table-cell office:value-type="float" office:value="821.038" calcext:value-type="float">
            <text:p>821.038</text:p>
          </table:table-cell>
          <table:table-cell office:value-type="float" office:value="128.972" calcext:value-type="float">
            <text:p>128.972</text:p>
          </table:table-cell>
        </table:table-row>
        <table:table-row table:style-name="ro1">
          <table:table-cell table:number-columns-repeated="3"/>
          <table:table-cell office:value-type="float" office:value="822.055" calcext:value-type="float">
            <text:p>822.055</text:p>
          </table:table-cell>
          <table:table-cell office:value-type="float" office:value="128.975" calcext:value-type="float">
            <text:p>128.975</text:p>
          </table:table-cell>
        </table:table-row>
        <table:table-row table:style-name="ro1">
          <table:table-cell table:number-columns-repeated="3"/>
          <table:table-cell office:value-type="float" office:value="823.097" calcext:value-type="float">
            <text:p>823.097</text:p>
          </table:table-cell>
          <table:table-cell office:value-type="float" office:value="128.983" calcext:value-type="float">
            <text:p>128.983</text:p>
          </table:table-cell>
        </table:table-row>
        <table:table-row table:style-name="ro1">
          <table:table-cell table:number-columns-repeated="3"/>
          <table:table-cell office:value-type="float" office:value="824.13" calcext:value-type="float">
            <text:p>824.13</text:p>
          </table:table-cell>
          <table:table-cell office:value-type="float" office:value="128.94" calcext:value-type="float">
            <text:p>128.94</text:p>
          </table:table-cell>
        </table:table-row>
        <table:table-row table:style-name="ro1">
          <table:table-cell table:number-columns-repeated="3"/>
          <table:table-cell office:value-type="float" office:value="825.13" calcext:value-type="float">
            <text:p>825.13</text:p>
          </table:table-cell>
          <table:table-cell office:value-type="float" office:value="128.977" calcext:value-type="float">
            <text:p>128.977</text:p>
          </table:table-cell>
        </table:table-row>
        <table:table-row table:style-name="ro1">
          <table:table-cell table:number-columns-repeated="3"/>
          <table:table-cell office:value-type="float" office:value="826.106" calcext:value-type="float">
            <text:p>826.106</text:p>
          </table:table-cell>
          <table:table-cell office:value-type="float" office:value="128.968" calcext:value-type="float">
            <text:p>128.968</text:p>
          </table:table-cell>
        </table:table-row>
        <table:table-row table:style-name="ro1">
          <table:table-cell table:number-columns-repeated="3"/>
          <table:table-cell office:value-type="float" office:value="827.125" calcext:value-type="float">
            <text:p>827.125</text:p>
          </table:table-cell>
          <table:table-cell office:value-type="float" office:value="128.955" calcext:value-type="float">
            <text:p>128.955</text:p>
          </table:table-cell>
        </table:table-row>
        <table:table-row table:style-name="ro1">
          <table:table-cell table:number-columns-repeated="3"/>
          <table:table-cell office:value-type="float" office:value="828.276" calcext:value-type="float">
            <text:p>828.276</text:p>
          </table:table-cell>
          <table:table-cell office:value-type="float" office:value="128.953" calcext:value-type="float">
            <text:p>128.953</text:p>
          </table:table-cell>
        </table:table-row>
        <table:table-row table:style-name="ro1">
          <table:table-cell table:number-columns-repeated="3"/>
          <table:table-cell office:value-type="float" office:value="829.256" calcext:value-type="float">
            <text:p>829.256</text:p>
          </table:table-cell>
          <table:table-cell office:value-type="float" office:value="128.953" calcext:value-type="float">
            <text:p>128.953</text:p>
          </table:table-cell>
        </table:table-row>
        <table:table-row table:style-name="ro1">
          <table:table-cell table:number-columns-repeated="3"/>
          <table:table-cell office:value-type="float" office:value="830.276" calcext:value-type="float">
            <text:p>830.276</text:p>
          </table:table-cell>
          <table:table-cell office:value-type="float" office:value="128.947" calcext:value-type="float">
            <text:p>128.947</text:p>
          </table:table-cell>
        </table:table-row>
        <table:table-row table:style-name="ro1">
          <table:table-cell table:number-columns-repeated="3"/>
          <table:table-cell office:value-type="float" office:value="831.346" calcext:value-type="float">
            <text:p>831.346</text:p>
          </table:table-cell>
          <table:table-cell office:value-type="float" office:value="128.928" calcext:value-type="float">
            <text:p>128.928</text:p>
          </table:table-cell>
        </table:table-row>
        <table:table-row table:style-name="ro1">
          <table:table-cell table:number-columns-repeated="3"/>
          <table:table-cell office:value-type="float" office:value="832.276" calcext:value-type="float">
            <text:p>832.276</text:p>
          </table:table-cell>
          <table:table-cell office:value-type="float" office:value="128.98" calcext:value-type="float">
            <text:p>128.98</text:p>
          </table:table-cell>
        </table:table-row>
        <table:table-row table:style-name="ro1">
          <table:table-cell table:number-columns-repeated="3"/>
          <table:table-cell office:value-type="float" office:value="833.339" calcext:value-type="float">
            <text:p>833.339</text:p>
          </table:table-cell>
          <table:table-cell office:value-type="float" office:value="128.942" calcext:value-type="float">
            <text:p>128.942</text:p>
          </table:table-cell>
        </table:table-row>
        <table:table-row table:style-name="ro1">
          <table:table-cell table:number-columns-repeated="3"/>
          <table:table-cell office:value-type="float" office:value="834.358" calcext:value-type="float">
            <text:p>834.358</text:p>
          </table:table-cell>
          <table:table-cell office:value-type="float" office:value="128.928" calcext:value-type="float">
            <text:p>128.928</text:p>
          </table:table-cell>
        </table:table-row>
        <table:table-row table:style-name="ro1">
          <table:table-cell table:number-columns-repeated="3"/>
          <table:table-cell office:value-type="float" office:value="835.293" calcext:value-type="float">
            <text:p>835.293</text:p>
          </table:table-cell>
          <table:table-cell office:value-type="float" office:value="128.93" calcext:value-type="float">
            <text:p>128.93</text:p>
          </table:table-cell>
        </table:table-row>
        <table:table-row table:style-name="ro1">
          <table:table-cell table:number-columns-repeated="3"/>
          <table:table-cell office:value-type="float" office:value="836.276" calcext:value-type="float">
            <text:p>836.276</text:p>
          </table:table-cell>
          <table:table-cell office:value-type="float" office:value="128.933" calcext:value-type="float">
            <text:p>128.933</text:p>
          </table:table-cell>
        </table:table-row>
        <table:table-row table:style-name="ro1">
          <table:table-cell table:number-columns-repeated="3"/>
          <table:table-cell office:value-type="float" office:value="837.298" calcext:value-type="float">
            <text:p>837.298</text:p>
          </table:table-cell>
          <table:table-cell office:value-type="float" office:value="128.93" calcext:value-type="float">
            <text:p>128.93</text:p>
          </table:table-cell>
        </table:table-row>
        <table:table-row table:style-name="ro1">
          <table:table-cell table:number-columns-repeated="3"/>
          <table:table-cell office:value-type="float" office:value="838.287" calcext:value-type="float">
            <text:p>838.287</text:p>
          </table:table-cell>
          <table:table-cell office:value-type="float" office:value="128.933" calcext:value-type="float">
            <text:p>128.933</text:p>
          </table:table-cell>
        </table:table-row>
        <table:table-row table:style-name="ro1">
          <table:table-cell table:number-columns-repeated="3"/>
          <table:table-cell office:value-type="float" office:value="839.297" calcext:value-type="float">
            <text:p>839.297</text:p>
          </table:table-cell>
          <table:table-cell office:value-type="float" office:value="128.93" calcext:value-type="float">
            <text:p>128.93</text:p>
          </table:table-cell>
        </table:table-row>
        <table:table-row table:style-name="ro1">
          <table:table-cell table:number-columns-repeated="3"/>
          <table:table-cell office:value-type="float" office:value="840.357" calcext:value-type="float">
            <text:p>840.357</text:p>
          </table:table-cell>
          <table:table-cell office:value-type="float" office:value="128.938" calcext:value-type="float">
            <text:p>128.938</text:p>
          </table:table-cell>
        </table:table-row>
        <table:table-row table:style-name="ro1">
          <table:table-cell table:number-columns-repeated="3"/>
          <table:table-cell office:value-type="float" office:value="841.492" calcext:value-type="float">
            <text:p>841.492</text:p>
          </table:table-cell>
          <table:table-cell office:value-type="float" office:value="128.93" calcext:value-type="float">
            <text:p>128.93</text:p>
          </table:table-cell>
        </table:table-row>
        <table:table-row table:style-name="ro1">
          <table:table-cell table:number-columns-repeated="3"/>
          <table:table-cell office:value-type="float" office:value="842.489" calcext:value-type="float">
            <text:p>842.489</text:p>
          </table:table-cell>
          <table:table-cell office:value-type="float" office:value="128.935" calcext:value-type="float">
            <text:p>128.935</text:p>
          </table:table-cell>
        </table:table-row>
        <table:table-row table:style-name="ro1">
          <table:table-cell table:number-columns-repeated="3"/>
          <table:table-cell office:value-type="float" office:value="843.413" calcext:value-type="float">
            <text:p>843.413</text:p>
          </table:table-cell>
          <table:table-cell office:value-type="float" office:value="128.977" calcext:value-type="float">
            <text:p>128.977</text:p>
          </table:table-cell>
        </table:table-row>
        <table:table-row table:style-name="ro1">
          <table:table-cell table:number-columns-repeated="3"/>
          <table:table-cell office:value-type="float" office:value="844.455" calcext:value-type="float">
            <text:p>844.455</text:p>
          </table:table-cell>
          <table:table-cell office:value-type="float" office:value="128.882" calcext:value-type="float">
            <text:p>128.882</text:p>
          </table:table-cell>
        </table:table-row>
        <table:table-row table:style-name="ro1">
          <table:table-cell table:number-columns-repeated="3"/>
          <table:table-cell office:value-type="float" office:value="845.547" calcext:value-type="float">
            <text:p>845.547</text:p>
          </table:table-cell>
          <table:table-cell office:value-type="float" office:value="128.893" calcext:value-type="float">
            <text:p>128.893</text:p>
          </table:table-cell>
        </table:table-row>
        <table:table-row table:style-name="ro1">
          <table:table-cell table:number-columns-repeated="3"/>
          <table:table-cell office:value-type="float" office:value="846.464" calcext:value-type="float">
            <text:p>846.464</text:p>
          </table:table-cell>
          <table:table-cell office:value-type="float" office:value="128.893" calcext:value-type="float">
            <text:p>128.893</text:p>
          </table:table-cell>
        </table:table-row>
        <table:table-row table:style-name="ro1">
          <table:table-cell table:number-columns-repeated="3"/>
          <table:table-cell office:value-type="float" office:value="847.496" calcext:value-type="float">
            <text:p>847.496</text:p>
          </table:table-cell>
          <table:table-cell office:value-type="float" office:value="128.903" calcext:value-type="float">
            <text:p>128.903</text:p>
          </table:table-cell>
        </table:table-row>
        <table:table-row table:style-name="ro1">
          <table:table-cell table:number-columns-repeated="3"/>
          <table:table-cell office:value-type="float" office:value="848.51" calcext:value-type="float">
            <text:p>848.51</text:p>
          </table:table-cell>
          <table:table-cell office:value-type="float" office:value="128.903" calcext:value-type="float">
            <text:p>128.903</text:p>
          </table:table-cell>
        </table:table-row>
        <table:table-row table:style-name="ro1">
          <table:table-cell table:number-columns-repeated="3"/>
          <table:table-cell office:value-type="float" office:value="849.505" calcext:value-type="float">
            <text:p>849.505</text:p>
          </table:table-cell>
          <table:table-cell office:value-type="float" office:value="128.898" calcext:value-type="float">
            <text:p>128.898</text:p>
          </table:table-cell>
        </table:table-row>
        <table:table-row table:style-name="ro1">
          <table:table-cell table:number-columns-repeated="3"/>
          <table:table-cell office:value-type="float" office:value="850.516" calcext:value-type="float">
            <text:p>850.516</text:p>
          </table:table-cell>
          <table:table-cell office:value-type="float" office:value="128.898" calcext:value-type="float">
            <text:p>128.898</text:p>
          </table:table-cell>
        </table:table-row>
        <table:table-row table:style-name="ro1">
          <table:table-cell table:number-columns-repeated="3"/>
          <table:table-cell office:value-type="float" office:value="851.527" calcext:value-type="float">
            <text:p>851.527</text:p>
          </table:table-cell>
          <table:table-cell office:value-type="float" office:value="128.895" calcext:value-type="float">
            <text:p>128.895</text:p>
          </table:table-cell>
        </table:table-row>
        <table:table-row table:style-name="ro1">
          <table:table-cell table:number-columns-repeated="3"/>
          <table:table-cell office:value-type="float" office:value="852.532" calcext:value-type="float">
            <text:p>852.532</text:p>
          </table:table-cell>
          <table:table-cell office:value-type="float" office:value="128.895" calcext:value-type="float">
            <text:p>128.895</text:p>
          </table:table-cell>
        </table:table-row>
        <table:table-row table:style-name="ro1">
          <table:table-cell table:number-columns-repeated="3"/>
          <table:table-cell office:value-type="float" office:value="853.585" calcext:value-type="float">
            <text:p>853.585</text:p>
          </table:table-cell>
          <table:table-cell office:value-type="float" office:value="128.898" calcext:value-type="float">
            <text:p>128.898</text:p>
          </table:table-cell>
        </table:table-row>
        <table:table-row table:style-name="ro1">
          <table:table-cell table:number-columns-repeated="3"/>
          <table:table-cell office:value-type="float" office:value="854.638" calcext:value-type="float">
            <text:p>854.638</text:p>
          </table:table-cell>
          <table:table-cell office:value-type="float" office:value="128.895" calcext:value-type="float">
            <text:p>128.895</text:p>
          </table:table-cell>
        </table:table-row>
        <table:table-row table:style-name="ro1">
          <table:table-cell table:number-columns-repeated="3"/>
          <table:table-cell office:value-type="float" office:value="855.599" calcext:value-type="float">
            <text:p>855.599</text:p>
          </table:table-cell>
          <table:table-cell office:value-type="float" office:value="128.942" calcext:value-type="float">
            <text:p>128.942</text:p>
          </table:table-cell>
        </table:table-row>
        <table:table-row table:style-name="ro1">
          <table:table-cell table:number-columns-repeated="3"/>
          <table:table-cell office:value-type="float" office:value="856.706" calcext:value-type="float">
            <text:p>856.706</text:p>
          </table:table-cell>
          <table:table-cell office:value-type="float" office:value="128.945" calcext:value-type="float">
            <text:p>128.945</text:p>
          </table:table-cell>
        </table:table-row>
        <table:table-row table:style-name="ro1">
          <table:table-cell table:number-columns-repeated="3"/>
          <table:table-cell office:value-type="float" office:value="857.72" calcext:value-type="float">
            <text:p>857.72</text:p>
          </table:table-cell>
          <table:table-cell office:value-type="float" office:value="128.945" calcext:value-type="float">
            <text:p>128.945</text:p>
          </table:table-cell>
        </table:table-row>
        <table:table-row table:style-name="ro1">
          <table:table-cell table:number-columns-repeated="3"/>
          <table:table-cell office:value-type="float" office:value="858.703" calcext:value-type="float">
            <text:p>858.703</text:p>
          </table:table-cell>
          <table:table-cell office:value-type="float" office:value="128.945" calcext:value-type="float">
            <text:p>128.945</text:p>
          </table:table-cell>
        </table:table-row>
        <table:table-row table:style-name="ro1">
          <table:table-cell table:number-columns-repeated="3"/>
          <table:table-cell office:value-type="float" office:value="859.701" calcext:value-type="float">
            <text:p>859.701</text:p>
          </table:table-cell>
          <table:table-cell office:value-type="float" office:value="128.945" calcext:value-type="float">
            <text:p>128.945</text:p>
          </table:table-cell>
        </table:table-row>
        <table:table-row table:style-name="ro1">
          <table:table-cell table:number-columns-repeated="3"/>
          <table:table-cell office:value-type="float" office:value="860.72" calcext:value-type="float">
            <text:p>860.72</text:p>
          </table:table-cell>
          <table:table-cell office:value-type="float" office:value="128.95" calcext:value-type="float">
            <text:p>128.95</text:p>
          </table:table-cell>
        </table:table-row>
        <table:table-row table:style-name="ro1">
          <table:table-cell table:number-columns-repeated="3"/>
          <table:table-cell office:value-type="float" office:value="861.733" calcext:value-type="float">
            <text:p>861.733</text:p>
          </table:table-cell>
          <table:table-cell office:value-type="float" office:value="128.953" calcext:value-type="float">
            <text:p>128.953</text:p>
          </table:table-cell>
        </table:table-row>
        <table:table-row table:style-name="ro1">
          <table:table-cell table:number-columns-repeated="3"/>
          <table:table-cell office:value-type="float" office:value="862.767" calcext:value-type="float">
            <text:p>862.767</text:p>
          </table:table-cell>
          <table:table-cell office:value-type="float" office:value="128.947" calcext:value-type="float">
            <text:p>128.947</text:p>
          </table:table-cell>
        </table:table-row>
        <table:table-row table:style-name="ro1">
          <table:table-cell table:number-columns-repeated="3"/>
          <table:table-cell office:value-type="float" office:value="863.743" calcext:value-type="float">
            <text:p>863.743</text:p>
          </table:table-cell>
          <table:table-cell office:value-type="float" office:value="128.947" calcext:value-type="float">
            <text:p>128.947</text:p>
          </table:table-cell>
        </table:table-row>
        <table:table-row table:style-name="ro1">
          <table:table-cell table:number-columns-repeated="3"/>
          <table:table-cell office:value-type="float" office:value="864.841" calcext:value-type="float">
            <text:p>864.841</text:p>
          </table:table-cell>
          <table:table-cell office:value-type="float" office:value="128.95" calcext:value-type="float">
            <text:p>128.95</text:p>
          </table:table-cell>
        </table:table-row>
        <table:table-row table:style-name="ro1">
          <table:table-cell table:number-columns-repeated="3"/>
          <table:table-cell office:value-type="float" office:value="865.818" calcext:value-type="float">
            <text:p>865.818</text:p>
          </table:table-cell>
          <table:table-cell office:value-type="float" office:value="128.945" calcext:value-type="float">
            <text:p>128.945</text:p>
          </table:table-cell>
        </table:table-row>
        <table:table-row table:style-name="ro1">
          <table:table-cell table:number-columns-repeated="3"/>
          <table:table-cell office:value-type="float" office:value="866.804" calcext:value-type="float">
            <text:p>866.804</text:p>
          </table:table-cell>
          <table:table-cell office:value-type="float" office:value="128.94" calcext:value-type="float">
            <text:p>128.94</text:p>
          </table:table-cell>
        </table:table-row>
        <table:table-row table:style-name="ro1">
          <table:table-cell table:number-columns-repeated="3"/>
          <table:table-cell office:value-type="float" office:value="867.857" calcext:value-type="float">
            <text:p>867.857</text:p>
          </table:table-cell>
          <table:table-cell office:value-type="float" office:value="128.93" calcext:value-type="float">
            <text:p>128.93</text:p>
          </table:table-cell>
        </table:table-row>
        <table:table-row table:style-name="ro1">
          <table:table-cell table:number-columns-repeated="3"/>
          <table:table-cell office:value-type="float" office:value="868.878" calcext:value-type="float">
            <text:p>868.878</text:p>
          </table:table-cell>
          <table:table-cell office:value-type="float" office:value="128.925" calcext:value-type="float">
            <text:p>128.925</text:p>
          </table:table-cell>
        </table:table-row>
        <table:table-row table:style-name="ro1">
          <table:table-cell table:number-columns-repeated="3"/>
          <table:table-cell office:value-type="float" office:value="869.939" calcext:value-type="float">
            <text:p>869.939</text:p>
          </table:table-cell>
          <table:table-cell office:value-type="float" office:value="128.928" calcext:value-type="float">
            <text:p>128.928</text:p>
          </table:table-cell>
        </table:table-row>
        <table:table-row table:style-name="ro1">
          <table:table-cell table:number-columns-repeated="3"/>
          <table:table-cell office:value-type="float" office:value="870.903" calcext:value-type="float">
            <text:p>870.903</text:p>
          </table:table-cell>
          <table:table-cell office:value-type="float" office:value="128.923" calcext:value-type="float">
            <text:p>128.923</text:p>
          </table:table-cell>
        </table:table-row>
        <table:table-row table:style-name="ro1">
          <table:table-cell table:number-columns-repeated="3"/>
          <table:table-cell office:value-type="float" office:value="871.889" calcext:value-type="float">
            <text:p>871.889</text:p>
          </table:table-cell>
          <table:table-cell office:value-type="float" office:value="128.895" calcext:value-type="float">
            <text:p>128.895</text:p>
          </table:table-cell>
        </table:table-row>
        <table:table-row table:style-name="ro1">
          <table:table-cell table:number-columns-repeated="3"/>
          <table:table-cell office:value-type="float" office:value="874.255" calcext:value-type="float">
            <text:p>874.255</text:p>
          </table:table-cell>
          <table:table-cell office:value-type="float" office:value="128.87" calcext:value-type="float">
            <text:p>128.87</text:p>
          </table:table-cell>
        </table:table-row>
        <table:table-row table:style-name="ro1">
          <table:table-cell table:number-columns-repeated="3"/>
          <table:table-cell office:value-type="float" office:value="874.436" calcext:value-type="float">
            <text:p>874.436</text:p>
          </table:table-cell>
          <table:table-cell office:value-type="float" office:value="128.85" calcext:value-type="float">
            <text:p>128.85</text:p>
          </table:table-cell>
        </table:table-row>
        <table:table-row table:style-name="ro1">
          <table:table-cell table:number-columns-repeated="3"/>
          <table:table-cell office:value-type="float" office:value="875.454" calcext:value-type="float">
            <text:p>875.454</text:p>
          </table:table-cell>
          <table:table-cell office:value-type="float" office:value="128.845" calcext:value-type="float">
            <text:p>128.845</text:p>
          </table:table-cell>
        </table:table-row>
        <table:table-row table:style-name="ro1">
          <table:table-cell table:number-columns-repeated="3"/>
          <table:table-cell office:value-type="float" office:value="876.506" calcext:value-type="float">
            <text:p>876.506</text:p>
          </table:table-cell>
          <table:table-cell office:value-type="float" office:value="129.257" calcext:value-type="float">
            <text:p>129.257</text:p>
          </table:table-cell>
        </table:table-row>
        <table:table-row table:style-name="ro1">
          <table:table-cell table:number-columns-repeated="3"/>
          <table:table-cell office:value-type="float" office:value="877.565" calcext:value-type="float">
            <text:p>877.565</text:p>
          </table:table-cell>
          <table:table-cell office:value-type="float" office:value="129.317" calcext:value-type="float">
            <text:p>129.317</text:p>
          </table:table-cell>
        </table:table-row>
        <table:table-row table:style-name="ro1">
          <table:table-cell table:number-columns-repeated="3"/>
          <table:table-cell office:value-type="float" office:value="878.767" calcext:value-type="float">
            <text:p>878.767</text:p>
          </table:table-cell>
          <table:table-cell office:value-type="float" office:value="129.653" calcext:value-type="float">
            <text:p>129.653</text:p>
          </table:table-cell>
        </table:table-row>
        <table:table-row table:style-name="ro1">
          <table:table-cell table:number-columns-repeated="3"/>
          <table:table-cell office:value-type="float" office:value="879.746" calcext:value-type="float">
            <text:p>879.746</text:p>
          </table:table-cell>
          <table:table-cell office:value-type="float" office:value="129.635" calcext:value-type="float">
            <text:p>129.635</text:p>
          </table:table-cell>
        </table:table-row>
        <table:table-row table:style-name="ro1">
          <table:table-cell table:number-columns-repeated="3"/>
          <table:table-cell office:value-type="float" office:value="880.841" calcext:value-type="float">
            <text:p>880.841</text:p>
          </table:table-cell>
          <table:table-cell office:value-type="float" office:value="129.66" calcext:value-type="float">
            <text:p>129.66</text:p>
          </table:table-cell>
        </table:table-row>
        <table:table-row table:style-name="ro1">
          <table:table-cell table:number-columns-repeated="3"/>
          <table:table-cell office:value-type="float" office:value="881.827" calcext:value-type="float">
            <text:p>881.827</text:p>
          </table:table-cell>
          <table:table-cell office:value-type="float" office:value="129.653" calcext:value-type="float">
            <text:p>129.653</text:p>
          </table:table-cell>
        </table:table-row>
        <table:table-row table:style-name="ro1">
          <table:table-cell table:number-columns-repeated="3"/>
          <table:table-cell office:value-type="float" office:value="882.865" calcext:value-type="float">
            <text:p>882.865</text:p>
          </table:table-cell>
          <table:table-cell office:value-type="float" office:value="129.885" calcext:value-type="float">
            <text:p>129.885</text:p>
          </table:table-cell>
        </table:table-row>
        <table:table-row table:style-name="ro1">
          <table:table-cell table:number-columns-repeated="3"/>
          <table:table-cell office:value-type="float" office:value="883.873" calcext:value-type="float">
            <text:p>883.873</text:p>
          </table:table-cell>
          <table:table-cell office:value-type="float" office:value="130.09" calcext:value-type="float">
            <text:p>130.09</text:p>
          </table:table-cell>
        </table:table-row>
        <table:table-row table:style-name="ro1">
          <table:table-cell table:number-columns-repeated="3"/>
          <table:table-cell office:value-type="float" office:value="884.915" calcext:value-type="float">
            <text:p>884.915</text:p>
          </table:table-cell>
          <table:table-cell office:value-type="float" office:value="129.92" calcext:value-type="float">
            <text:p>129.92</text:p>
          </table:table-cell>
        </table:table-row>
        <table:table-row table:style-name="ro1">
          <table:table-cell table:number-columns-repeated="3"/>
          <table:table-cell office:value-type="float" office:value="885.921" calcext:value-type="float">
            <text:p>885.921</text:p>
          </table:table-cell>
          <table:table-cell office:value-type="float" office:value="130.113" calcext:value-type="float">
            <text:p>130.113</text:p>
          </table:table-cell>
        </table:table-row>
        <table:table-row table:style-name="ro1">
          <table:table-cell table:number-columns-repeated="3"/>
          <table:table-cell office:value-type="float" office:value="886.924" calcext:value-type="float">
            <text:p>886.924</text:p>
          </table:table-cell>
          <table:table-cell office:value-type="float" office:value="130.18" calcext:value-type="float">
            <text:p>130.18</text:p>
          </table:table-cell>
        </table:table-row>
        <table:table-row table:style-name="ro1">
          <table:table-cell table:number-columns-repeated="3"/>
          <table:table-cell office:value-type="float" office:value="887.914" calcext:value-type="float">
            <text:p>887.914</text:p>
          </table:table-cell>
          <table:table-cell office:value-type="float" office:value="130.065" calcext:value-type="float">
            <text:p>130.065</text:p>
          </table:table-cell>
        </table:table-row>
        <table:table-row table:style-name="ro1">
          <table:table-cell table:number-columns-repeated="3"/>
          <table:table-cell office:value-type="float" office:value="888.997" calcext:value-type="float">
            <text:p>888.997</text:p>
          </table:table-cell>
          <table:table-cell office:value-type="float" office:value="129.713" calcext:value-type="float">
            <text:p>129.713</text:p>
          </table:table-cell>
        </table:table-row>
        <table:table-row table:style-name="ro1">
          <table:table-cell table:number-columns-repeated="3"/>
          <table:table-cell office:value-type="float" office:value="889.957" calcext:value-type="float">
            <text:p>889.957</text:p>
          </table:table-cell>
          <table:table-cell office:value-type="float" office:value="129.685" calcext:value-type="float">
            <text:p>129.685</text:p>
          </table:table-cell>
        </table:table-row>
        <table:table-row table:style-name="ro1">
          <table:table-cell table:number-columns-repeated="3"/>
          <table:table-cell office:value-type="float" office:value="891.054" calcext:value-type="float">
            <text:p>891.054</text:p>
          </table:table-cell>
          <table:table-cell office:value-type="float" office:value="128.847" calcext:value-type="float">
            <text:p>128.847</text:p>
          </table:table-cell>
        </table:table-row>
        <table:table-row table:style-name="ro1">
          <table:table-cell table:number-columns-repeated="3"/>
          <table:table-cell office:value-type="float" office:value="892.154" calcext:value-type="float">
            <text:p>892.154</text:p>
          </table:table-cell>
          <table:table-cell office:value-type="float" office:value="129.233" calcext:value-type="float">
            <text:p>129.233</text:p>
          </table:table-cell>
        </table:table-row>
        <table:table-row table:style-name="ro1">
          <table:table-cell table:number-columns-repeated="3"/>
          <table:table-cell office:value-type="float" office:value="893.216" calcext:value-type="float">
            <text:p>893.216</text:p>
          </table:table-cell>
          <table:table-cell office:value-type="float" office:value="129.072" calcext:value-type="float">
            <text:p>129.072</text:p>
          </table:table-cell>
        </table:table-row>
        <table:table-row table:style-name="ro1">
          <table:table-cell table:number-columns-repeated="3"/>
          <table:table-cell office:value-type="float" office:value="894.166" calcext:value-type="float">
            <text:p>894.166</text:p>
          </table:table-cell>
          <table:table-cell office:value-type="float" office:value="128.137" calcext:value-type="float">
            <text:p>128.137</text:p>
          </table:table-cell>
        </table:table-row>
        <table:table-row table:style-name="ro1">
          <table:table-cell table:number-columns-repeated="3"/>
          <table:table-cell office:value-type="float" office:value="895.216" calcext:value-type="float">
            <text:p>895.216</text:p>
          </table:table-cell>
          <table:table-cell office:value-type="float" office:value="129.148" calcext:value-type="float">
            <text:p>129.148</text:p>
          </table:table-cell>
        </table:table-row>
        <table:table-row table:style-name="ro1">
          <table:table-cell table:number-columns-repeated="3"/>
          <table:table-cell office:value-type="float" office:value="896.327" calcext:value-type="float">
            <text:p>896.327</text:p>
          </table:table-cell>
          <table:table-cell office:value-type="float" office:value="129.183" calcext:value-type="float">
            <text:p>129.183</text:p>
          </table:table-cell>
        </table:table-row>
        <table:table-row table:style-name="ro1">
          <table:table-cell table:number-columns-repeated="3"/>
          <table:table-cell office:value-type="float" office:value="897.204" calcext:value-type="float">
            <text:p>897.204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1">
          <table:table-cell table:number-columns-repeated="3"/>
          <table:table-cell office:value-type="float" office:value="898.214" calcext:value-type="float">
            <text:p>898.214</text:p>
          </table:table-cell>
          <table:table-cell office:value-type="float" office:value="128.923" calcext:value-type="float">
            <text:p>128.923</text:p>
          </table:table-cell>
        </table:table-row>
        <table:table-row table:style-name="ro1">
          <table:table-cell table:number-columns-repeated="3"/>
          <table:table-cell office:value-type="float" office:value="899.216" calcext:value-type="float">
            <text:p>899.216</text:p>
          </table:table-cell>
          <table:table-cell office:value-type="float" office:value="129.037" calcext:value-type="float">
            <text:p>129.037</text:p>
          </table:table-cell>
        </table:table-row>
        <table:table-row table:style-name="ro1">
          <table:table-cell table:number-columns-repeated="3"/>
          <table:table-cell office:value-type="float" office:value="900.265" calcext:value-type="float">
            <text:p>900.265</text:p>
          </table:table-cell>
          <table:table-cell office:value-type="float" office:value="129.01" calcext:value-type="float">
            <text:p>129.01</text:p>
          </table:table-cell>
        </table:table-row>
        <table:table-row table:style-name="ro1">
          <table:table-cell table:number-columns-repeated="3"/>
          <table:table-cell office:value-type="float" office:value="901.278" calcext:value-type="float">
            <text:p>901.278</text:p>
          </table:table-cell>
          <table:table-cell office:value-type="float" office:value="128.542" calcext:value-type="float">
            <text:p>128.542</text:p>
          </table:table-cell>
        </table:table-row>
        <table:table-row table:style-name="ro1">
          <table:table-cell table:number-columns-repeated="3"/>
          <table:table-cell office:value-type="float" office:value="902.206" calcext:value-type="float">
            <text:p>902.206</text:p>
          </table:table-cell>
          <table:table-cell office:value-type="float" office:value="128.278" calcext:value-type="float">
            <text:p>128.278</text:p>
          </table:table-cell>
        </table:table-row>
        <table:table-row table:style-name="ro1">
          <table:table-cell table:number-columns-repeated="3"/>
          <table:table-cell office:value-type="float" office:value="903.08" calcext:value-type="float">
            <text:p>903.08</text:p>
          </table:table-cell>
          <table:table-cell office:value-type="float" office:value="128.537" calcext:value-type="float">
            <text:p>128.537</text:p>
          </table:table-cell>
        </table:table-row>
        <table:table-row table:style-name="ro1">
          <table:table-cell table:number-columns-repeated="3"/>
          <table:table-cell office:value-type="float" office:value="904.155" calcext:value-type="float">
            <text:p>904.155</text:p>
          </table:table-cell>
          <table:table-cell office:value-type="float" office:value="128.713" calcext:value-type="float">
            <text:p>128.713</text:p>
          </table:table-cell>
        </table:table-row>
        <table:table-row table:style-name="ro1">
          <table:table-cell table:number-columns-repeated="3"/>
          <table:table-cell office:value-type="float" office:value="905.239" calcext:value-type="float">
            <text:p>905.239</text:p>
          </table:table-cell>
          <table:table-cell office:value-type="float" office:value="128.99" calcext:value-type="float">
            <text:p>128.99</text:p>
          </table:table-cell>
        </table:table-row>
        <table:table-row table:style-name="ro1">
          <table:table-cell table:number-columns-repeated="3"/>
          <table:table-cell office:value-type="float" office:value="906.443" calcext:value-type="float">
            <text:p>906.443</text:p>
          </table:table-cell>
          <table:table-cell office:value-type="float" office:value="129.015" calcext:value-type="float">
            <text:p>129.015</text:p>
          </table:table-cell>
        </table:table-row>
        <table:table-row table:style-name="ro1">
          <table:table-cell table:number-columns-repeated="3"/>
          <table:table-cell office:value-type="float" office:value="907.457" calcext:value-type="float">
            <text:p>907.457</text:p>
          </table:table-cell>
          <table:table-cell office:value-type="float" office:value="128.85" calcext:value-type="float">
            <text:p>128.85</text:p>
          </table:table-cell>
        </table:table-row>
        <table:table-row table:style-name="ro1">
          <table:table-cell table:number-columns-repeated="3"/>
          <table:table-cell office:value-type="float" office:value="908.423" calcext:value-type="float">
            <text:p>908.423</text:p>
          </table:table-cell>
          <table:table-cell office:value-type="float" office:value="128.532" calcext:value-type="float">
            <text:p>128.532</text:p>
          </table:table-cell>
        </table:table-row>
        <table:table-row table:style-name="ro1">
          <table:table-cell table:number-columns-repeated="3"/>
          <table:table-cell office:value-type="float" office:value="909.386" calcext:value-type="float">
            <text:p>909.386</text:p>
          </table:table-cell>
          <table:table-cell office:value-type="float" office:value="127.91" calcext:value-type="float">
            <text:p>127.91</text:p>
          </table:table-cell>
        </table:table-row>
        <table:table-row table:style-name="ro1">
          <table:table-cell table:number-columns-repeated="3"/>
          <table:table-cell office:value-type="float" office:value="910.374" calcext:value-type="float">
            <text:p>910.374</text:p>
          </table:table-cell>
          <table:table-cell office:value-type="float" office:value="128.688" calcext:value-type="float">
            <text:p>128.688</text:p>
          </table:table-cell>
        </table:table-row>
        <table:table-row table:style-name="ro1">
          <table:table-cell table:number-columns-repeated="3"/>
          <table:table-cell office:value-type="float" office:value="911.364" calcext:value-type="float">
            <text:p>911.364</text:p>
          </table:table-cell>
          <table:table-cell office:value-type="float" office:value="129.183" calcext:value-type="float">
            <text:p>129.183</text:p>
          </table:table-cell>
        </table:table-row>
        <table:table-row table:style-name="ro1">
          <table:table-cell table:number-columns-repeated="3"/>
          <table:table-cell office:value-type="float" office:value="912.339" calcext:value-type="float">
            <text:p>912.339</text:p>
          </table:table-cell>
          <table:table-cell office:value-type="float" office:value="128.65" calcext:value-type="float">
            <text:p>128.65</text:p>
          </table:table-cell>
        </table:table-row>
        <table:table-row table:style-name="ro1">
          <table:table-cell table:number-columns-repeated="3"/>
          <table:table-cell office:value-type="float" office:value="913.416" calcext:value-type="float">
            <text:p>913.416</text:p>
          </table:table-cell>
          <table:table-cell office:value-type="float" office:value="129.093" calcext:value-type="float">
            <text:p>129.093</text:p>
          </table:table-cell>
        </table:table-row>
        <table:table-row table:style-name="ro1">
          <table:table-cell table:number-columns-repeated="3"/>
          <table:table-cell office:value-type="float" office:value="914.341" calcext:value-type="float">
            <text:p>914.341</text:p>
          </table:table-cell>
          <table:table-cell office:value-type="float" office:value="128.245" calcext:value-type="float">
            <text:p>128.245</text:p>
          </table:table-cell>
        </table:table-row>
        <table:table-row table:style-name="ro1">
          <table:table-cell table:number-columns-repeated="3"/>
          <table:table-cell office:value-type="float" office:value="915.416" calcext:value-type="float">
            <text:p>915.416</text:p>
          </table:table-cell>
          <table:table-cell office:value-type="float" office:value="128.815" calcext:value-type="float">
            <text:p>128.815</text:p>
          </table:table-cell>
        </table:table-row>
        <table:table-row table:style-name="ro1">
          <table:table-cell table:number-columns-repeated="3"/>
          <table:table-cell office:value-type="float" office:value="916.537" calcext:value-type="float">
            <text:p>916.537</text:p>
          </table:table-cell>
          <table:table-cell office:value-type="float" office:value="127.948" calcext:value-type="float">
            <text:p>127.948</text:p>
          </table:table-cell>
        </table:table-row>
        <table:table-row table:style-name="ro1">
          <table:table-cell table:number-columns-repeated="3"/>
          <table:table-cell office:value-type="float" office:value="917.518" calcext:value-type="float">
            <text:p>917.518</text:p>
          </table:table-cell>
          <table:table-cell office:value-type="float" office:value="129.233" calcext:value-type="float">
            <text:p>129.233</text:p>
          </table:table-cell>
        </table:table-row>
        <table:table-row table:style-name="ro1">
          <table:table-cell table:number-columns-repeated="3"/>
          <table:table-cell office:value-type="float" office:value="918.535" calcext:value-type="float">
            <text:p>918.535</text:p>
          </table:table-cell>
          <table:table-cell office:value-type="float" office:value="129.067" calcext:value-type="float">
            <text:p>129.067</text:p>
          </table:table-cell>
        </table:table-row>
        <table:table-row table:style-name="ro1">
          <table:table-cell table:number-columns-repeated="3"/>
          <table:table-cell office:value-type="float" office:value="919.619" calcext:value-type="float">
            <text:p>919.619</text:p>
          </table:table-cell>
          <table:table-cell office:value-type="float" office:value="128.945" calcext:value-type="float">
            <text:p>128.945</text:p>
          </table:table-cell>
        </table:table-row>
        <table:table-row table:style-name="ro1">
          <table:table-cell table:number-columns-repeated="3"/>
          <table:table-cell office:value-type="float" office:value="920.558" calcext:value-type="float">
            <text:p>920.558</text:p>
          </table:table-cell>
          <table:table-cell office:value-type="float" office:value="129.118" calcext:value-type="float">
            <text:p>129.118</text:p>
          </table:table-cell>
        </table:table-row>
        <table:table-row table:style-name="ro1">
          <table:table-cell table:number-columns-repeated="3"/>
          <table:table-cell office:value-type="float" office:value="921.549" calcext:value-type="float">
            <text:p>921.549</text:p>
          </table:table-cell>
          <table:table-cell office:value-type="float" office:value="128.825" calcext:value-type="float">
            <text:p>128.825</text:p>
          </table:table-cell>
        </table:table-row>
        <table:table-row table:style-name="ro1">
          <table:table-cell table:number-columns-repeated="3"/>
          <table:table-cell office:value-type="float" office:value="922.469" calcext:value-type="float">
            <text:p>922.469</text:p>
          </table:table-cell>
          <table:table-cell office:value-type="float" office:value="129.55" calcext:value-type="float">
            <text:p>129.55</text:p>
          </table:table-cell>
        </table:table-row>
        <table:table-row table:style-name="ro1">
          <table:table-cell table:number-columns-repeated="3"/>
          <table:table-cell office:value-type="float" office:value="923.495" calcext:value-type="float">
            <text:p>923.495</text:p>
          </table:table-cell>
          <table:table-cell office:value-type="float" office:value="129.597" calcext:value-type="float">
            <text:p>129.597</text:p>
          </table:table-cell>
        </table:table-row>
        <table:table-row table:style-name="ro1">
          <table:table-cell table:number-columns-repeated="3"/>
          <table:table-cell office:value-type="float" office:value="924.594" calcext:value-type="float">
            <text:p>924.594</text:p>
          </table:table-cell>
          <table:table-cell office:value-type="float" office:value="129.433" calcext:value-type="float">
            <text:p>129.433</text:p>
          </table:table-cell>
        </table:table-row>
        <table:table-row table:style-name="ro1">
          <table:table-cell table:number-columns-repeated="3"/>
          <table:table-cell office:value-type="float" office:value="925.685" calcext:value-type="float">
            <text:p>925.685</text:p>
          </table:table-cell>
          <table:table-cell office:value-type="float" office:value="129.917" calcext:value-type="float">
            <text:p>129.917</text:p>
          </table:table-cell>
        </table:table-row>
        <table:table-row table:style-name="ro1">
          <table:table-cell table:number-columns-repeated="3"/>
          <table:table-cell office:value-type="float" office:value="926.727" calcext:value-type="float">
            <text:p>926.727</text:p>
          </table:table-cell>
          <table:table-cell office:value-type="float" office:value="129.53" calcext:value-type="float">
            <text:p>129.53</text:p>
          </table:table-cell>
        </table:table-row>
        <table:table-row table:style-name="ro1">
          <table:table-cell table:number-columns-repeated="3"/>
          <table:table-cell office:value-type="float" office:value="927.841" calcext:value-type="float">
            <text:p>927.841</text:p>
          </table:table-cell>
          <table:table-cell office:value-type="float" office:value="130.002" calcext:value-type="float">
            <text:p>130.002</text:p>
          </table:table-cell>
        </table:table-row>
        <table:table-row table:style-name="ro1">
          <table:table-cell table:number-columns-repeated="3"/>
          <table:table-cell office:value-type="float" office:value="928.822" calcext:value-type="float">
            <text:p>928.822</text:p>
          </table:table-cell>
          <table:table-cell office:value-type="float" office:value="129.912" calcext:value-type="float">
            <text:p>129.912</text:p>
          </table:table-cell>
        </table:table-row>
        <table:table-row table:style-name="ro1">
          <table:table-cell table:number-columns-repeated="3"/>
          <table:table-cell office:value-type="float" office:value="929.896" calcext:value-type="float">
            <text:p>929.896</text:p>
          </table:table-cell>
          <table:table-cell office:value-type="float" office:value="129.053" calcext:value-type="float">
            <text:p>129.053</text:p>
          </table:table-cell>
        </table:table-row>
        <table:table-row table:style-name="ro1">
          <table:table-cell table:number-columns-repeated="3"/>
          <table:table-cell office:value-type="float" office:value="930.81" calcext:value-type="float">
            <text:p>930.81</text:p>
          </table:table-cell>
          <table:table-cell office:value-type="float" office:value="129.36" calcext:value-type="float">
            <text:p>129.36</text:p>
          </table:table-cell>
        </table:table-row>
        <table:table-row table:style-name="ro1">
          <table:table-cell table:number-columns-repeated="3"/>
          <table:table-cell office:value-type="float" office:value="931.61" calcext:value-type="float">
            <text:p>931.61</text:p>
          </table:table-cell>
          <table:table-cell office:value-type="float" office:value="129.125" calcext:value-type="float">
            <text:p>129.125</text:p>
          </table:table-cell>
        </table:table-row>
        <table:table-row table:style-name="ro1">
          <table:table-cell table:number-columns-repeated="3"/>
          <table:table-cell office:value-type="float" office:value="932.675" calcext:value-type="float">
            <text:p>932.675</text:p>
          </table:table-cell>
          <table:table-cell office:value-type="float" office:value="129.688" calcext:value-type="float">
            <text:p>129.688</text:p>
          </table:table-cell>
        </table:table-row>
        <table:table-row table:style-name="ro1">
          <table:table-cell table:number-columns-repeated="3"/>
          <table:table-cell office:value-type="float" office:value="933.71" calcext:value-type="float">
            <text:p>933.71</text:p>
          </table:table-cell>
          <table:table-cell office:value-type="float" office:value="129.743" calcext:value-type="float">
            <text:p>129.743</text:p>
          </table:table-cell>
        </table:table-row>
        <table:table-row table:style-name="ro1">
          <table:table-cell table:number-columns-repeated="3"/>
          <table:table-cell office:value-type="float" office:value="934.757" calcext:value-type="float">
            <text:p>934.757</text:p>
          </table:table-cell>
          <table:table-cell office:value-type="float" office:value="130.078" calcext:value-type="float">
            <text:p>130.078</text:p>
          </table:table-cell>
        </table:table-row>
        <table:table-row table:style-name="ro1">
          <table:table-cell table:number-columns-repeated="3"/>
          <table:table-cell office:value-type="float" office:value="935.746" calcext:value-type="float">
            <text:p>935.746</text:p>
          </table:table-cell>
          <table:table-cell office:value-type="float" office:value="129.828" calcext:value-type="float">
            <text:p>129.828</text:p>
          </table:table-cell>
        </table:table-row>
        <table:table-row table:style-name="ro1">
          <table:table-cell table:number-columns-repeated="3"/>
          <table:table-cell office:value-type="float" office:value="936.865" calcext:value-type="float">
            <text:p>936.865</text:p>
          </table:table-cell>
          <table:table-cell office:value-type="float" office:value="130.042" calcext:value-type="float">
            <text:p>130.042</text:p>
          </table:table-cell>
        </table:table-row>
        <table:table-row table:style-name="ro1">
          <table:table-cell table:number-columns-repeated="3"/>
          <table:table-cell office:value-type="float" office:value="938.013" calcext:value-type="float">
            <text:p>938.013</text:p>
          </table:table-cell>
          <table:table-cell office:value-type="float" office:value="130.62" calcext:value-type="float">
            <text:p>130.62</text:p>
          </table:table-cell>
        </table:table-row>
        <table:table-row table:style-name="ro1">
          <table:table-cell table:number-columns-repeated="3"/>
          <table:table-cell office:value-type="float" office:value="938.819" calcext:value-type="float">
            <text:p>938.819</text:p>
          </table:table-cell>
          <table:table-cell office:value-type="float" office:value="130.352" calcext:value-type="float">
            <text:p>130.352</text:p>
          </table:table-cell>
        </table:table-row>
        <table:table-row table:style-name="ro1">
          <table:table-cell table:number-columns-repeated="3"/>
          <table:table-cell office:value-type="float" office:value="940.148" calcext:value-type="float">
            <text:p>940.148</text:p>
          </table:table-cell>
          <table:table-cell office:value-type="float" office:value="130.248" calcext:value-type="float">
            <text:p>130.248</text:p>
          </table:table-cell>
        </table:table-row>
        <table:table-row table:style-name="ro1">
          <table:table-cell table:number-columns-repeated="3"/>
          <table:table-cell office:value-type="float" office:value="941.138" calcext:value-type="float">
            <text:p>941.138</text:p>
          </table:table-cell>
          <table:table-cell office:value-type="float" office:value="130.303" calcext:value-type="float">
            <text:p>130.303</text:p>
          </table:table-cell>
        </table:table-row>
        <table:table-row table:style-name="ro1">
          <table:table-cell table:number-columns-repeated="3"/>
          <table:table-cell office:value-type="float" office:value="942.21" calcext:value-type="float">
            <text:p>942.21</text:p>
          </table:table-cell>
          <table:table-cell office:value-type="float" office:value="130.428" calcext:value-type="float">
            <text:p>130.428</text:p>
          </table:table-cell>
        </table:table-row>
        <table:table-row table:style-name="ro1">
          <table:table-cell table:number-columns-repeated="3"/>
          <table:table-cell office:value-type="float" office:value="943.133" calcext:value-type="float">
            <text:p>943.133</text:p>
          </table:table-cell>
          <table:table-cell office:value-type="float" office:value="130.425" calcext:value-type="float">
            <text:p>130.425</text:p>
          </table:table-cell>
        </table:table-row>
        <table:table-row table:style-name="ro1">
          <table:table-cell table:number-columns-repeated="3"/>
          <table:table-cell office:value-type="float" office:value="944.111" calcext:value-type="float">
            <text:p>944.111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table:number-columns-repeated="3"/>
          <table:table-cell office:value-type="float" office:value="945.152" calcext:value-type="float">
            <text:p>945.152</text:p>
          </table:table-cell>
          <table:table-cell office:value-type="float" office:value="130.608" calcext:value-type="float">
            <text:p>130.608</text:p>
          </table:table-cell>
        </table:table-row>
        <table:table-row table:style-name="ro1">
          <table:table-cell table:number-columns-repeated="3"/>
          <table:table-cell office:value-type="float" office:value="946.13" calcext:value-type="float">
            <text:p>946.13</text:p>
          </table:table-cell>
          <table:table-cell office:value-type="float" office:value="131.023" calcext:value-type="float">
            <text:p>131.023</text:p>
          </table:table-cell>
        </table:table-row>
        <table:table-row table:style-name="ro1">
          <table:table-cell table:number-columns-repeated="3"/>
          <table:table-cell office:value-type="float" office:value="947.276" calcext:value-type="float">
            <text:p>947.276</text:p>
          </table:table-cell>
          <table:table-cell office:value-type="float" office:value="130.11" calcext:value-type="float">
            <text:p>130.11</text:p>
          </table:table-cell>
        </table:table-row>
        <table:table-row table:style-name="ro1">
          <table:table-cell table:number-columns-repeated="3"/>
          <table:table-cell office:value-type="float" office:value="948.222" calcext:value-type="float">
            <text:p>948.222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 table:number-columns-repeated="3"/>
          <table:table-cell office:value-type="float" office:value="949.284" calcext:value-type="float">
            <text:p>949.284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1">
          <table:table-cell table:number-columns-repeated="3"/>
          <table:table-cell office:value-type="float" office:value="950.235" calcext:value-type="float">
            <text:p>950.235</text:p>
          </table:table-cell>
          <table:table-cell office:value-type="float" office:value="130.387" calcext:value-type="float">
            <text:p>130.387</text:p>
          </table:table-cell>
        </table:table-row>
        <table:table-row table:style-name="ro1">
          <table:table-cell table:number-columns-repeated="3"/>
          <table:table-cell office:value-type="float" office:value="951.194" calcext:value-type="float">
            <text:p>951.194</text:p>
          </table:table-cell>
          <table:table-cell office:value-type="float" office:value="130.662" calcext:value-type="float">
            <text:p>130.662</text:p>
          </table:table-cell>
        </table:table-row>
        <table:table-row table:style-name="ro1">
          <table:table-cell table:number-columns-repeated="3"/>
          <table:table-cell office:value-type="float" office:value="952.194" calcext:value-type="float">
            <text:p>952.194</text:p>
          </table:table-cell>
          <table:table-cell office:value-type="float" office:value="130.343" calcext:value-type="float">
            <text:p>130.343</text:p>
          </table:table-cell>
        </table:table-row>
        <table:table-row table:style-name="ro1">
          <table:table-cell table:number-columns-repeated="3"/>
          <table:table-cell office:value-type="float" office:value="953.254" calcext:value-type="float">
            <text:p>953.254</text:p>
          </table:table-cell>
          <table:table-cell office:value-type="float" office:value="130.375" calcext:value-type="float">
            <text:p>130.375</text:p>
          </table:table-cell>
        </table:table-row>
        <table:table-row table:style-name="ro1">
          <table:table-cell table:number-columns-repeated="3"/>
          <table:table-cell office:value-type="float" office:value="954.271" calcext:value-type="float">
            <text:p>954.271</text:p>
          </table:table-cell>
          <table:table-cell office:value-type="float" office:value="130.885" calcext:value-type="float">
            <text:p>130.885</text:p>
          </table:table-cell>
        </table:table-row>
        <table:table-row table:style-name="ro1">
          <table:table-cell table:number-columns-repeated="3"/>
          <table:table-cell office:value-type="float" office:value="955.254" calcext:value-type="float">
            <text:p>955.254</text:p>
          </table:table-cell>
          <table:table-cell office:value-type="float" office:value="130.912" calcext:value-type="float">
            <text:p>130.912</text:p>
          </table:table-cell>
        </table:table-row>
        <table:table-row table:style-name="ro1">
          <table:table-cell table:number-columns-repeated="3"/>
          <table:table-cell office:value-type="float" office:value="956.271" calcext:value-type="float">
            <text:p>956.271</text:p>
          </table:table-cell>
          <table:table-cell office:value-type="float" office:value="130.805" calcext:value-type="float">
            <text:p>130.805</text:p>
          </table:table-cell>
        </table:table-row>
        <table:table-row table:style-name="ro1">
          <table:table-cell table:number-columns-repeated="3"/>
          <table:table-cell office:value-type="float" office:value="957.388" calcext:value-type="float">
            <text:p>957.388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table:number-columns-repeated="3"/>
          <table:table-cell office:value-type="float" office:value="958.331" calcext:value-type="float">
            <text:p>958.331</text:p>
          </table:table-cell>
          <table:table-cell office:value-type="float" office:value="130.898" calcext:value-type="float">
            <text:p>130.898</text:p>
          </table:table-cell>
        </table:table-row>
        <table:table-row table:style-name="ro1">
          <table:table-cell table:number-columns-repeated="3"/>
          <table:table-cell office:value-type="float" office:value="959.339" calcext:value-type="float">
            <text:p>959.339</text:p>
          </table:table-cell>
          <table:table-cell office:value-type="float" office:value="130.893" calcext:value-type="float">
            <text:p>130.893</text:p>
          </table:table-cell>
        </table:table-row>
        <table:table-row table:style-name="ro1">
          <table:table-cell table:number-columns-repeated="3"/>
          <table:table-cell office:value-type="float" office:value="960.298" calcext:value-type="float">
            <text:p>960.298</text:p>
          </table:table-cell>
          <table:table-cell office:value-type="float" office:value="130.13" calcext:value-type="float">
            <text:p>130.13</text:p>
          </table:table-cell>
        </table:table-row>
        <table:table-row table:style-name="ro1">
          <table:table-cell table:number-columns-repeated="3"/>
          <table:table-cell office:value-type="float" office:value="961.312" calcext:value-type="float">
            <text:p>961.312</text:p>
          </table:table-cell>
          <table:table-cell office:value-type="float" office:value="130.657" calcext:value-type="float">
            <text:p>130.657</text:p>
          </table:table-cell>
        </table:table-row>
        <table:table-row table:style-name="ro1">
          <table:table-cell table:number-columns-repeated="3"/>
          <table:table-cell office:value-type="float" office:value="962.362" calcext:value-type="float">
            <text:p>962.362</text:p>
          </table:table-cell>
          <table:table-cell office:value-type="float" office:value="130.423" calcext:value-type="float">
            <text:p>130.423</text:p>
          </table:table-cell>
        </table:table-row>
        <table:table-row table:style-name="ro1">
          <table:table-cell table:number-columns-repeated="3"/>
          <table:table-cell office:value-type="float" office:value="963.374" calcext:value-type="float">
            <text:p>963.374</text:p>
          </table:table-cell>
          <table:table-cell office:value-type="float" office:value="130.815" calcext:value-type="float">
            <text:p>130.815</text:p>
          </table:table-cell>
        </table:table-row>
        <table:table-row table:style-name="ro1">
          <table:table-cell table:number-columns-repeated="3"/>
          <table:table-cell office:value-type="float" office:value="964.383" calcext:value-type="float">
            <text:p>964.383</text:p>
          </table:table-cell>
          <table:table-cell office:value-type="float" office:value="130.595" calcext:value-type="float">
            <text:p>130.595</text:p>
          </table:table-cell>
        </table:table-row>
        <table:table-row table:style-name="ro1">
          <table:table-cell table:number-columns-repeated="3"/>
          <table:table-cell office:value-type="float" office:value="965.466" calcext:value-type="float">
            <text:p>965.466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table:number-columns-repeated="3"/>
          <table:table-cell office:value-type="float" office:value="966.367" calcext:value-type="float">
            <text:p>966.367</text:p>
          </table:table-cell>
          <table:table-cell office:value-type="float" office:value="130.123" calcext:value-type="float">
            <text:p>130.123</text:p>
          </table:table-cell>
        </table:table-row>
        <table:table-row table:style-name="ro1">
          <table:table-cell table:number-columns-repeated="3"/>
          <table:table-cell office:value-type="float" office:value="967.504" calcext:value-type="float">
            <text:p>967.504</text:p>
          </table:table-cell>
          <table:table-cell office:value-type="float" office:value="130.45" calcext:value-type="float">
            <text:p>130.45</text:p>
          </table:table-cell>
        </table:table-row>
        <table:table-row table:style-name="ro1">
          <table:table-cell table:number-columns-repeated="3"/>
          <table:table-cell office:value-type="float" office:value="968.486" calcext:value-type="float">
            <text:p>968.486</text:p>
          </table:table-cell>
          <table:table-cell office:value-type="float" office:value="130.69" calcext:value-type="float">
            <text:p>130.69</text:p>
          </table:table-cell>
        </table:table-row>
        <table:table-row table:style-name="ro1">
          <table:table-cell table:number-columns-repeated="3"/>
          <table:table-cell office:value-type="float" office:value="969.502" calcext:value-type="float">
            <text:p>969.502</text:p>
          </table:table-cell>
          <table:table-cell office:value-type="float" office:value="130.685" calcext:value-type="float">
            <text:p>130.685</text:p>
          </table:table-cell>
        </table:table-row>
        <table:table-row table:style-name="ro1">
          <table:table-cell table:number-columns-repeated="3"/>
          <table:table-cell office:value-type="float" office:value="970.496" calcext:value-type="float">
            <text:p>970.496</text:p>
          </table:table-cell>
          <table:table-cell office:value-type="float" office:value="130.678" calcext:value-type="float">
            <text:p>130.678</text:p>
          </table:table-cell>
        </table:table-row>
        <table:table-row table:style-name="ro1">
          <table:table-cell table:number-columns-repeated="3"/>
          <table:table-cell office:value-type="float" office:value="971.509" calcext:value-type="float">
            <text:p>971.509</text:p>
          </table:table-cell>
          <table:table-cell office:value-type="float" office:value="130.667" calcext:value-type="float">
            <text:p>130.667</text:p>
          </table:table-cell>
        </table:table-row>
        <table:table-row table:style-name="ro1">
          <table:table-cell table:number-columns-repeated="3"/>
          <table:table-cell office:value-type="float" office:value="972.478" calcext:value-type="float">
            <text:p>972.478</text:p>
          </table:table-cell>
          <table:table-cell office:value-type="float" office:value="130.377" calcext:value-type="float">
            <text:p>130.377</text:p>
          </table:table-cell>
        </table:table-row>
        <table:table-row table:style-name="ro1">
          <table:table-cell table:number-columns-repeated="3"/>
          <table:table-cell office:value-type="float" office:value="973.488" calcext:value-type="float">
            <text:p>973.488</text:p>
          </table:table-cell>
          <table:table-cell office:value-type="float" office:value="130.67" calcext:value-type="float">
            <text:p>130.67</text:p>
          </table:table-cell>
        </table:table-row>
        <table:table-row table:style-name="ro1">
          <table:table-cell table:number-columns-repeated="3"/>
          <table:table-cell office:value-type="float" office:value="974.495" calcext:value-type="float">
            <text:p>974.495</text:p>
          </table:table-cell>
          <table:table-cell office:value-type="float" office:value="129.835" calcext:value-type="float">
            <text:p>129.835</text:p>
          </table:table-cell>
        </table:table-row>
        <table:table-row table:style-name="ro1">
          <table:table-cell table:number-columns-repeated="3"/>
          <table:table-cell office:value-type="float" office:value="975.617" calcext:value-type="float">
            <text:p>975.617</text:p>
          </table:table-cell>
          <table:table-cell office:value-type="float" office:value="130.257" calcext:value-type="float">
            <text:p>130.257</text:p>
          </table:table-cell>
        </table:table-row>
        <table:table-row table:style-name="ro1">
          <table:table-cell table:number-columns-repeated="3"/>
          <table:table-cell office:value-type="float" office:value="976.53" calcext:value-type="float">
            <text:p>976.53</text:p>
          </table:table-cell>
          <table:table-cell office:value-type="float" office:value="130.227" calcext:value-type="float">
            <text:p>130.227</text:p>
          </table:table-cell>
        </table:table-row>
        <table:table-row table:style-name="ro1">
          <table:table-cell table:number-columns-repeated="3"/>
          <table:table-cell office:value-type="float" office:value="977.63" calcext:value-type="float">
            <text:p>977.63</text:p>
          </table:table-cell>
          <table:table-cell office:value-type="float" office:value="130.798" calcext:value-type="float">
            <text:p>130.798</text:p>
          </table:table-cell>
        </table:table-row>
        <table:table-row table:style-name="ro1">
          <table:table-cell table:number-columns-repeated="3"/>
          <table:table-cell office:value-type="float" office:value="978.612" calcext:value-type="float">
            <text:p>978.612</text:p>
          </table:table-cell>
          <table:table-cell office:value-type="float" office:value="127.805" calcext:value-type="float">
            <text:p>127.805</text:p>
          </table:table-cell>
        </table:table-row>
        <table:table-row table:style-name="ro1">
          <table:table-cell table:number-columns-repeated="3"/>
          <table:table-cell office:value-type="float" office:value="979.721" calcext:value-type="float">
            <text:p>979.721</text:p>
          </table:table-cell>
          <table:table-cell office:value-type="float" office:value="127.332" calcext:value-type="float">
            <text:p>127.332</text:p>
          </table:table-cell>
        </table:table-row>
        <table:table-row table:style-name="ro1">
          <table:table-cell table:number-columns-repeated="3"/>
          <table:table-cell office:value-type="float" office:value="980.675" calcext:value-type="float">
            <text:p>980.675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>
          <table:table-cell table:number-columns-repeated="3"/>
          <table:table-cell office:value-type="float" office:value="981.751" calcext:value-type="float">
            <text:p>981.751</text:p>
          </table:table-cell>
          <table:table-cell office:value-type="float" office:value="127.297" calcext:value-type="float">
            <text:p>127.297</text:p>
          </table:table-cell>
        </table:table-row>
        <table:table-row table:style-name="ro1">
          <table:table-cell table:number-columns-repeated="3"/>
          <table:table-cell office:value-type="float" office:value="982.667" calcext:value-type="float">
            <text:p>982.667</text:p>
          </table:table-cell>
          <table:table-cell office:value-type="float" office:value="127.035" calcext:value-type="float">
            <text:p>127.035</text:p>
          </table:table-cell>
        </table:table-row>
        <table:table-row table:style-name="ro1">
          <table:table-cell table:number-columns-repeated="3"/>
          <table:table-cell office:value-type="float" office:value="983.662" calcext:value-type="float">
            <text:p>983.662</text:p>
          </table:table-cell>
          <table:table-cell office:value-type="float" office:value="127.097" calcext:value-type="float">
            <text:p>127.097</text:p>
          </table:table-cell>
        </table:table-row>
        <table:table-row table:style-name="ro1">
          <table:table-cell table:number-columns-repeated="3"/>
          <table:table-cell office:value-type="float" office:value="984.656" calcext:value-type="float">
            <text:p>984.656</text:p>
          </table:table-cell>
          <table:table-cell office:value-type="float" office:value="126.823" calcext:value-type="float">
            <text:p>126.823</text:p>
          </table:table-cell>
        </table:table-row>
        <table:table-row table:style-name="ro1">
          <table:table-cell table:number-columns-repeated="3"/>
          <table:table-cell office:value-type="float" office:value="985.75" calcext:value-type="float">
            <text:p>985.75</text:p>
          </table:table-cell>
          <table:table-cell office:value-type="float" office:value="127.17" calcext:value-type="float">
            <text:p>127.17</text:p>
          </table:table-cell>
        </table:table-row>
        <table:table-row table:style-name="ro1">
          <table:table-cell table:number-columns-repeated="3"/>
          <table:table-cell office:value-type="float" office:value="986.7" calcext:value-type="float">
            <text:p>986.7</text:p>
          </table:table-cell>
          <table:table-cell office:value-type="float" office:value="128.145" calcext:value-type="float">
            <text:p>128.145</text:p>
          </table:table-cell>
        </table:table-row>
        <table:table-row table:style-name="ro1">
          <table:table-cell table:number-columns-repeated="3"/>
          <table:table-cell office:value-type="float" office:value="987.697" calcext:value-type="float">
            <text:p>987.697</text:p>
          </table:table-cell>
          <table:table-cell office:value-type="float" office:value="128.025" calcext:value-type="float">
            <text:p>128.025</text:p>
          </table:table-cell>
        </table:table-row>
        <table:table-row table:style-name="ro1">
          <table:table-cell table:number-columns-repeated="3"/>
          <table:table-cell office:value-type="float" office:value="988.758" calcext:value-type="float">
            <text:p>988.758</text:p>
          </table:table-cell>
          <table:table-cell office:value-type="float" office:value="128.065" calcext:value-type="float">
            <text:p>128.065</text:p>
          </table:table-cell>
        </table:table-row>
        <table:table-row table:style-name="ro1">
          <table:table-cell table:number-columns-repeated="3"/>
          <table:table-cell office:value-type="float" office:value="989.772" calcext:value-type="float">
            <text:p>989.772</text:p>
          </table:table-cell>
          <table:table-cell office:value-type="float" office:value="128.25" calcext:value-type="float">
            <text:p>128.25</text:p>
          </table:table-cell>
        </table:table-row>
        <table:table-row table:style-name="ro1">
          <table:table-cell table:number-columns-repeated="3"/>
          <table:table-cell office:value-type="float" office:value="990.873" calcext:value-type="float">
            <text:p>990.873</text:p>
          </table:table-cell>
          <table:table-cell office:value-type="float" office:value="127.835" calcext:value-type="float">
            <text:p>127.835</text:p>
          </table:table-cell>
        </table:table-row>
        <table:table-row table:style-name="ro1">
          <table:table-cell table:number-columns-repeated="3"/>
          <table:table-cell office:value-type="float" office:value="991.825" calcext:value-type="float">
            <text:p>991.825</text:p>
          </table:table-cell>
          <table:table-cell office:value-type="float" office:value="127.918" calcext:value-type="float">
            <text:p>127.918</text:p>
          </table:table-cell>
        </table:table-row>
        <table:table-row table:style-name="ro1">
          <table:table-cell table:number-columns-repeated="3"/>
          <table:table-cell office:value-type="float" office:value="992.944" calcext:value-type="float">
            <text:p>992.944</text:p>
          </table:table-cell>
          <table:table-cell office:value-type="float" office:value="128.197" calcext:value-type="float">
            <text:p>128.197</text:p>
          </table:table-cell>
        </table:table-row>
        <table:table-row table:style-name="ro1">
          <table:table-cell table:number-columns-repeated="3"/>
          <table:table-cell office:value-type="float" office:value="993.83" calcext:value-type="float">
            <text:p>993.83</text:p>
          </table:table-cell>
          <table:table-cell office:value-type="float" office:value="127.993" calcext:value-type="float">
            <text:p>127.993</text:p>
          </table:table-cell>
        </table:table-row>
        <table:table-row table:style-name="ro1">
          <table:table-cell table:number-columns-repeated="3"/>
          <table:table-cell office:value-type="float" office:value="994.805" calcext:value-type="float">
            <text:p>994.805</text:p>
          </table:table-cell>
          <table:table-cell office:value-type="float" office:value="127.903" calcext:value-type="float">
            <text:p>127.903</text:p>
          </table:table-cell>
        </table:table-row>
        <table:table-row table:style-name="ro1">
          <table:table-cell table:number-columns-repeated="3"/>
          <table:table-cell office:value-type="float" office:value="995.857" calcext:value-type="float">
            <text:p>995.857</text:p>
          </table:table-cell>
          <table:table-cell office:value-type="float" office:value="127.955" calcext:value-type="float">
            <text:p>127.955</text:p>
          </table:table-cell>
        </table:table-row>
        <table:table-row table:style-name="ro1">
          <table:table-cell table:number-columns-repeated="3"/>
          <table:table-cell office:value-type="float" office:value="996.819" calcext:value-type="float">
            <text:p>996.819</text:p>
          </table:table-cell>
          <table:table-cell office:value-type="float" office:value="127.705" calcext:value-type="float">
            <text:p>127.705</text:p>
          </table:table-cell>
        </table:table-row>
        <table:table-row table:style-name="ro1">
          <table:table-cell table:number-columns-repeated="3"/>
          <table:table-cell office:value-type="float" office:value="997.91" calcext:value-type="float">
            <text:p>997.91</text:p>
          </table:table-cell>
          <table:table-cell office:value-type="float" office:value="127.222" calcext:value-type="float">
            <text:p>127.222</text:p>
          </table:table-cell>
        </table:table-row>
        <table:table-row table:style-name="ro1">
          <table:table-cell table:number-columns-repeated="3"/>
          <table:table-cell office:value-type="float" office:value="998.903" calcext:value-type="float">
            <text:p>998.903</text:p>
          </table:table-cell>
          <table:table-cell office:value-type="float" office:value="127.07" calcext:value-type="float">
            <text:p>127.07</text:p>
          </table:table-cell>
        </table:table-row>
        <table:table-row table:style-name="ro1">
          <table:table-cell table:number-columns-repeated="3"/>
          <table:table-cell office:value-type="float" office:value="1000.15" calcext:value-type="float">
            <text:p>1000.15</text:p>
          </table:table-cell>
          <table:table-cell office:value-type="float" office:value="127.142" calcext:value-type="float">
            <text:p>127.142</text:p>
          </table:table-cell>
        </table:table-row>
        <table:table-row table:style-name="ro1">
          <table:table-cell table:number-columns-repeated="3"/>
          <table:table-cell office:value-type="float" office:value="1000.94" calcext:value-type="float">
            <text:p>1000.94</text:p>
          </table:table-cell>
          <table:table-cell office:value-type="float" office:value="127.053" calcext:value-type="float">
            <text:p>127.053</text:p>
          </table:table-cell>
        </table:table-row>
        <table:table-row table:style-name="ro1">
          <table:table-cell table:number-columns-repeated="3"/>
          <table:table-cell office:value-type="float" office:value="1001.87" calcext:value-type="float">
            <text:p>1001.87</text:p>
          </table:table-cell>
          <table:table-cell office:value-type="float" office:value="127.178" calcext:value-type="float">
            <text:p>127.178</text:p>
          </table:table-cell>
        </table:table-row>
        <table:table-row table:style-name="ro1">
          <table:table-cell table:number-columns-repeated="3"/>
          <table:table-cell office:value-type="float" office:value="1002.9" calcext:value-type="float">
            <text:p>1002.9</text:p>
          </table:table-cell>
          <table:table-cell office:value-type="float" office:value="127.275" calcext:value-type="float">
            <text:p>127.275</text:p>
          </table:table-cell>
        </table:table-row>
        <table:table-row table:style-name="ro1">
          <table:table-cell table:number-columns-repeated="3"/>
          <table:table-cell office:value-type="float" office:value="1004.05" calcext:value-type="float">
            <text:p>1004.05</text:p>
          </table:table-cell>
          <table:table-cell office:value-type="float" office:value="126.98" calcext:value-type="float">
            <text:p>126.98</text:p>
          </table:table-cell>
        </table:table-row>
        <table:table-row table:style-name="ro1">
          <table:table-cell table:number-columns-repeated="3"/>
          <table:table-cell office:value-type="float" office:value="1005.06" calcext:value-type="float">
            <text:p>1005.06</text:p>
          </table:table-cell>
          <table:table-cell office:value-type="float" office:value="127.03" calcext:value-type="float">
            <text:p>127.03</text:p>
          </table:table-cell>
        </table:table-row>
        <table:table-row table:style-name="ro1">
          <table:table-cell table:number-columns-repeated="3"/>
          <table:table-cell office:value-type="float" office:value="1005.99" calcext:value-type="float">
            <text:p>1005.99</text:p>
          </table:table-cell>
          <table:table-cell office:value-type="float" office:value="127.255" calcext:value-type="float">
            <text:p>127.255</text:p>
          </table:table-cell>
        </table:table-row>
        <table:table-row table:style-name="ro1">
          <table:table-cell table:number-columns-repeated="3"/>
          <table:table-cell office:value-type="float" office:value="1006.91" calcext:value-type="float">
            <text:p>1006.91</text:p>
          </table:table-cell>
          <table:table-cell office:value-type="float" office:value="127.047" calcext:value-type="float">
            <text:p>127.047</text:p>
          </table:table-cell>
        </table:table-row>
        <table:table-row table:style-name="ro1">
          <table:table-cell table:number-columns-repeated="3"/>
          <table:table-cell office:value-type="float" office:value="1007.92" calcext:value-type="float">
            <text:p>1007.92</text:p>
          </table:table-cell>
          <table:table-cell office:value-type="float" office:value="126.535" calcext:value-type="float">
            <text:p>126.535</text:p>
          </table:table-cell>
        </table:table-row>
        <table:table-row table:style-name="ro1">
          <table:table-cell table:number-columns-repeated="3"/>
          <table:table-cell office:value-type="float" office:value="1008.92" calcext:value-type="float">
            <text:p>1008.92</text:p>
          </table:table-cell>
          <table:table-cell office:value-type="float" office:value="126.92" calcext:value-type="float">
            <text:p>126.92</text:p>
          </table:table-cell>
        </table:table-row>
        <table:table-row table:style-name="ro1">
          <table:table-cell table:number-columns-repeated="3"/>
          <table:table-cell office:value-type="float" office:value="1009.95" calcext:value-type="float">
            <text:p>1009.95</text:p>
          </table:table-cell>
          <table:table-cell office:value-type="float" office:value="126.972" calcext:value-type="float">
            <text:p>126.972</text:p>
          </table:table-cell>
        </table:table-row>
        <table:table-row table:style-name="ro1">
          <table:table-cell table:number-columns-repeated="3"/>
          <table:table-cell office:value-type="float" office:value="1011.05" calcext:value-type="float">
            <text:p>1011.05</text:p>
          </table:table-cell>
          <table:table-cell office:value-type="float" office:value="126.93" calcext:value-type="float">
            <text:p>126.93</text:p>
          </table:table-cell>
        </table:table-row>
        <table:table-row table:style-name="ro1">
          <table:table-cell table:number-columns-repeated="3"/>
          <table:table-cell office:value-type="float" office:value="1012" calcext:value-type="float">
            <text:p>1012</text:p>
          </table:table-cell>
          <table:table-cell office:value-type="float" office:value="127.36" calcext:value-type="float">
            <text:p>127.36</text:p>
          </table:table-cell>
        </table:table-row>
        <table:table-row table:style-name="ro1">
          <table:table-cell table:number-columns-repeated="3"/>
          <table:table-cell office:value-type="float" office:value="1012.99" calcext:value-type="float">
            <text:p>1012.99</text:p>
          </table:table-cell>
          <table:table-cell office:value-type="float" office:value="127.108" calcext:value-type="float">
            <text:p>127.108</text:p>
          </table:table-cell>
        </table:table-row>
        <table:table-row table:style-name="ro1">
          <table:table-cell table:number-columns-repeated="3"/>
          <table:table-cell office:value-type="float" office:value="1014.08" calcext:value-type="float">
            <text:p>1014.08</text:p>
          </table:table-cell>
          <table:table-cell office:value-type="float" office:value="126.885" calcext:value-type="float">
            <text:p>126.885</text:p>
          </table:table-cell>
        </table:table-row>
        <table:table-row table:style-name="ro1">
          <table:table-cell table:number-columns-repeated="3"/>
          <table:table-cell office:value-type="float" office:value="1015.11" calcext:value-type="float">
            <text:p>1015.11</text:p>
          </table:table-cell>
          <table:table-cell office:value-type="float" office:value="126.96" calcext:value-type="float">
            <text:p>126.96</text:p>
          </table:table-cell>
        </table:table-row>
        <table:table-row table:style-name="ro1">
          <table:table-cell table:number-columns-repeated="3"/>
          <table:table-cell office:value-type="float" office:value="1016.02" calcext:value-type="float">
            <text:p>1016.02</text:p>
          </table:table-cell>
          <table:table-cell office:value-type="float" office:value="127.23" calcext:value-type="float">
            <text:p>127.23</text:p>
          </table:table-cell>
        </table:table-row>
        <table:table-row table:style-name="ro1">
          <table:table-cell table:number-columns-repeated="3"/>
          <table:table-cell office:value-type="float" office:value="1016.93" calcext:value-type="float">
            <text:p>1016.93</text:p>
          </table:table-cell>
          <table:table-cell office:value-type="float" office:value="127.573" calcext:value-type="float">
            <text:p>127.573</text:p>
          </table:table-cell>
        </table:table-row>
        <table:table-row table:style-name="ro1">
          <table:table-cell table:number-columns-repeated="3"/>
          <table:table-cell office:value-type="float" office:value="1018.04" calcext:value-type="float">
            <text:p>1018.04</text:p>
          </table:table-cell>
          <table:table-cell office:value-type="float" office:value="127.543" calcext:value-type="float">
            <text:p>127.543</text:p>
          </table:table-cell>
        </table:table-row>
        <table:table-row table:style-name="ro1">
          <table:table-cell table:number-columns-repeated="3"/>
          <table:table-cell office:value-type="float" office:value="1018.99" calcext:value-type="float">
            <text:p>1018.99</text:p>
          </table:table-cell>
          <table:table-cell office:value-type="float" office:value="126.755" calcext:value-type="float">
            <text:p>126.755</text:p>
          </table:table-cell>
        </table:table-row>
        <table:table-row table:style-name="ro1">
          <table:table-cell table:number-columns-repeated="3"/>
          <table:table-cell office:value-type="float" office:value="1019.98" calcext:value-type="float">
            <text:p>1019.98</text:p>
          </table:table-cell>
          <table:table-cell office:value-type="float" office:value="127.133" calcext:value-type="float">
            <text:p>127.133</text:p>
          </table:table-cell>
        </table:table-row>
        <table:table-row table:style-name="ro1">
          <table:table-cell table:number-columns-repeated="3"/>
          <table:table-cell office:value-type="float" office:value="1021.03" calcext:value-type="float">
            <text:p>1021.03</text:p>
          </table:table-cell>
          <table:table-cell office:value-type="float" office:value="128.91" calcext:value-type="float">
            <text:p>128.91</text:p>
          </table:table-cell>
        </table:table-row>
        <table:table-row table:style-name="ro1">
          <table:table-cell table:number-columns-repeated="3"/>
          <table:table-cell office:value-type="float" office:value="1022" calcext:value-type="float">
            <text:p>1022</text:p>
          </table:table-cell>
          <table:table-cell office:value-type="float" office:value="127.185" calcext:value-type="float">
            <text:p>127.185</text:p>
          </table:table-cell>
        </table:table-row>
        <table:table-row table:style-name="ro1">
          <table:table-cell table:number-columns-repeated="3"/>
          <table:table-cell office:value-type="float" office:value="1023.09" calcext:value-type="float">
            <text:p>1023.09</text:p>
          </table:table-cell>
          <table:table-cell office:value-type="float" office:value="127.288" calcext:value-type="float">
            <text:p>127.288</text:p>
          </table:table-cell>
        </table:table-row>
        <table:table-row table:style-name="ro1">
          <table:table-cell table:number-columns-repeated="3"/>
          <table:table-cell office:value-type="float" office:value="1024.13" calcext:value-type="float">
            <text:p>1024.13</text:p>
          </table:table-cell>
          <table:table-cell office:value-type="float" office:value="126.735" calcext:value-type="float">
            <text:p>126.735</text:p>
          </table:table-cell>
        </table:table-row>
        <table:table-row table:style-name="ro1">
          <table:table-cell table:number-columns-repeated="3"/>
          <table:table-cell office:value-type="float" office:value="1025.11" calcext:value-type="float">
            <text:p>1025.11</text:p>
          </table:table-cell>
          <table:table-cell office:value-type="float" office:value="126.288" calcext:value-type="float">
            <text:p>126.288</text:p>
          </table:table-cell>
        </table:table-row>
        <table:table-row table:style-name="ro1">
          <table:table-cell table:number-columns-repeated="3"/>
          <table:table-cell office:value-type="float" office:value="1026.18" calcext:value-type="float">
            <text:p>1026.18</text:p>
          </table:table-cell>
          <table:table-cell office:value-type="float" office:value="132.227" calcext:value-type="float">
            <text:p>132.227</text:p>
          </table:table-cell>
        </table:table-row>
        <table:table-row table:style-name="ro1">
          <table:table-cell table:number-columns-repeated="3"/>
          <table:table-cell office:value-type="float" office:value="1027.13" calcext:value-type="float">
            <text:p>1027.13</text:p>
          </table:table-cell>
          <table:table-cell office:value-type="float" office:value="126.91" calcext:value-type="float">
            <text:p>126.91</text:p>
          </table:table-cell>
        </table:table-row>
        <table:table-row table:style-name="ro1">
          <table:table-cell table:number-columns-repeated="3"/>
          <table:table-cell office:value-type="float" office:value="1028.16" calcext:value-type="float">
            <text:p>1028.16</text:p>
          </table:table-cell>
          <table:table-cell office:value-type="float" office:value="126.203" calcext:value-type="float">
            <text:p>126.203</text:p>
          </table:table-cell>
        </table:table-row>
        <table:table-row table:style-name="ro1">
          <table:table-cell table:number-columns-repeated="3"/>
          <table:table-cell office:value-type="float" office:value="1029.18" calcext:value-type="float">
            <text:p>1029.18</text:p>
          </table:table-cell>
          <table:table-cell office:value-type="float" office:value="127.088" calcext:value-type="float">
            <text:p>127.088</text:p>
          </table:table-cell>
        </table:table-row>
        <table:table-row table:style-name="ro1">
          <table:table-cell table:number-columns-repeated="3"/>
          <table:table-cell office:value-type="float" office:value="1030.21" calcext:value-type="float">
            <text:p>1030.21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table:number-columns-repeated="3"/>
          <table:table-cell office:value-type="float" office:value="1031.09" calcext:value-type="float">
            <text:p>1031.09</text:p>
          </table:table-cell>
          <table:table-cell office:value-type="float" office:value="126.59" calcext:value-type="float">
            <text:p>126.59</text:p>
          </table:table-cell>
        </table:table-row>
        <table:table-row table:style-name="ro1">
          <table:table-cell table:number-columns-repeated="3"/>
          <table:table-cell office:value-type="float" office:value="1032.17" calcext:value-type="float">
            <text:p>1032.17</text:p>
          </table:table-cell>
          <table:table-cell office:value-type="float" office:value="126.463" calcext:value-type="float">
            <text:p>126.463</text:p>
          </table:table-cell>
        </table:table-row>
        <table:table-row table:style-name="ro1">
          <table:table-cell table:number-columns-repeated="3"/>
          <table:table-cell office:value-type="float" office:value="1033.17" calcext:value-type="float">
            <text:p>1033.17</text:p>
          </table:table-cell>
          <table:table-cell office:value-type="float" office:value="127.233" calcext:value-type="float">
            <text:p>127.233</text:p>
          </table:table-cell>
        </table:table-row>
        <table:table-row table:style-name="ro1">
          <table:table-cell table:number-columns-repeated="3"/>
          <table:table-cell office:value-type="float" office:value="1034.17" calcext:value-type="float">
            <text:p>1034.17</text:p>
          </table:table-cell>
          <table:table-cell office:value-type="float" office:value="126.907" calcext:value-type="float">
            <text:p>126.907</text:p>
          </table:table-cell>
        </table:table-row>
        <table:table-row table:style-name="ro1">
          <table:table-cell table:number-columns-repeated="3"/>
          <table:table-cell office:value-type="float" office:value="1035.14" calcext:value-type="float">
            <text:p>1035.14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table:number-columns-repeated="3"/>
          <table:table-cell office:value-type="float" office:value="1036.25" calcext:value-type="float">
            <text:p>1036.25</text:p>
          </table:table-cell>
          <table:table-cell office:value-type="float" office:value="127.347" calcext:value-type="float">
            <text:p>127.347</text:p>
          </table:table-cell>
        </table:table-row>
        <table:table-row table:style-name="ro1">
          <table:table-cell table:number-columns-repeated="3"/>
          <table:table-cell office:value-type="float" office:value="1037.29" calcext:value-type="float">
            <text:p>1037.29</text:p>
          </table:table-cell>
          <table:table-cell office:value-type="float" office:value="128.36" calcext:value-type="float">
            <text:p>128.36</text:p>
          </table:table-cell>
        </table:table-row>
        <table:table-row table:style-name="ro1">
          <table:table-cell table:number-columns-repeated="3"/>
          <table:table-cell office:value-type="float" office:value="1038.24" calcext:value-type="float">
            <text:p>1038.24</text:p>
          </table:table-cell>
          <table:table-cell office:value-type="float" office:value="127.285" calcext:value-type="float">
            <text:p>127.285</text:p>
          </table:table-cell>
        </table:table-row>
        <table:table-row table:style-name="ro1">
          <table:table-cell table:number-columns-repeated="3"/>
          <table:table-cell office:value-type="float" office:value="1039.32" calcext:value-type="float">
            <text:p>1039.32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table:number-columns-repeated="3"/>
          <table:table-cell office:value-type="float" office:value="1040.39" calcext:value-type="float">
            <text:p>1040.39</text:p>
          </table:table-cell>
          <table:table-cell office:value-type="float" office:value="126.862" calcext:value-type="float">
            <text:p>126.862</text:p>
          </table:table-cell>
        </table:table-row>
        <table:table-row table:style-name="ro1">
          <table:table-cell table:number-columns-repeated="3"/>
          <table:table-cell office:value-type="float" office:value="1041.39" calcext:value-type="float">
            <text:p>1041.39</text:p>
          </table:table-cell>
          <table:table-cell office:value-type="float" office:value="127.593" calcext:value-type="float">
            <text:p>127.593</text:p>
          </table:table-cell>
        </table:table-row>
        <table:table-row table:style-name="ro1">
          <table:table-cell table:number-columns-repeated="3"/>
          <table:table-cell office:value-type="float" office:value="1042.48" calcext:value-type="float">
            <text:p>1042.48</text:p>
          </table:table-cell>
          <table:table-cell office:value-type="float" office:value="127.295" calcext:value-type="float">
            <text:p>127.295</text:p>
          </table:table-cell>
        </table:table-row>
        <table:table-row table:style-name="ro1">
          <table:table-cell table:number-columns-repeated="3"/>
          <table:table-cell office:value-type="float" office:value="1043.4" calcext:value-type="float">
            <text:p>1043.4</text:p>
          </table:table-cell>
          <table:table-cell office:value-type="float" office:value="127.123" calcext:value-type="float">
            <text:p>127.123</text:p>
          </table:table-cell>
        </table:table-row>
        <table:table-row table:style-name="ro1">
          <table:table-cell table:number-columns-repeated="3"/>
          <table:table-cell office:value-type="float" office:value="1044.39" calcext:value-type="float">
            <text:p>1044.39</text:p>
          </table:table-cell>
          <table:table-cell office:value-type="float" office:value="126.858" calcext:value-type="float">
            <text:p>126.858</text:p>
          </table:table-cell>
        </table:table-row>
        <table:table-row table:style-name="ro1">
          <table:table-cell table:number-columns-repeated="3"/>
          <table:table-cell office:value-type="float" office:value="1045.48" calcext:value-type="float">
            <text:p>1045.48</text:p>
          </table:table-cell>
          <table:table-cell office:value-type="float" office:value="127.245" calcext:value-type="float">
            <text:p>127.245</text:p>
          </table:table-cell>
        </table:table-row>
        <table:table-row table:style-name="ro1">
          <table:table-cell table:number-columns-repeated="3"/>
          <table:table-cell office:value-type="float" office:value="1046.44" calcext:value-type="float">
            <text:p>1046.44</text:p>
          </table:table-cell>
          <table:table-cell office:value-type="float" office:value="127.275" calcext:value-type="float">
            <text:p>127.275</text:p>
          </table:table-cell>
        </table:table-row>
        <table:table-row table:style-name="ro1">
          <table:table-cell table:number-columns-repeated="3"/>
          <table:table-cell office:value-type="float" office:value="1047.45" calcext:value-type="float">
            <text:p>1047.45</text:p>
          </table:table-cell>
          <table:table-cell office:value-type="float" office:value="127.318" calcext:value-type="float">
            <text:p>127.318</text:p>
          </table:table-cell>
        </table:table-row>
        <table:table-row table:style-name="ro1">
          <table:table-cell table:number-columns-repeated="3"/>
          <table:table-cell office:value-type="float" office:value="1048.47" calcext:value-type="float">
            <text:p>1048.47</text:p>
          </table:table-cell>
          <table:table-cell office:value-type="float" office:value="127.195" calcext:value-type="float">
            <text:p>127.195</text:p>
          </table:table-cell>
        </table:table-row>
        <table:table-row table:style-name="ro1">
          <table:table-cell table:number-columns-repeated="3"/>
          <table:table-cell office:value-type="float" office:value="1049.51" calcext:value-type="float">
            <text:p>1049.51</text:p>
          </table:table-cell>
          <table:table-cell office:value-type="float" office:value="127.61" calcext:value-type="float">
            <text:p>127.61</text:p>
          </table:table-cell>
        </table:table-row>
        <table:table-row table:style-name="ro1">
          <table:table-cell table:number-columns-repeated="3"/>
          <table:table-cell office:value-type="float" office:value="1050.47" calcext:value-type="float">
            <text:p>1050.47</text:p>
          </table:table-cell>
          <table:table-cell office:value-type="float" office:value="127.12" calcext:value-type="float">
            <text:p>127.12</text:p>
          </table:table-cell>
        </table:table-row>
        <table:table-row table:style-name="ro1">
          <table:table-cell table:number-columns-repeated="3"/>
          <table:table-cell office:value-type="float" office:value="1051.45" calcext:value-type="float">
            <text:p>1051.45</text:p>
          </table:table-cell>
          <table:table-cell office:value-type="float" office:value="127.422" calcext:value-type="float">
            <text:p>127.422</text:p>
          </table:table-cell>
        </table:table-row>
        <table:table-row table:style-name="ro1">
          <table:table-cell table:number-columns-repeated="3"/>
          <table:table-cell office:value-type="float" office:value="1052.51" calcext:value-type="float">
            <text:p>1052.51</text:p>
          </table:table-cell>
          <table:table-cell office:value-type="float" office:value="127.823" calcext:value-type="float">
            <text:p>127.823</text:p>
          </table:table-cell>
        </table:table-row>
        <table:table-row table:style-name="ro1">
          <table:table-cell table:number-columns-repeated="3"/>
          <table:table-cell office:value-type="float" office:value="1053.45" calcext:value-type="float">
            <text:p>1053.45</text:p>
          </table:table-cell>
          <table:table-cell office:value-type="float" office:value="127.405" calcext:value-type="float">
            <text:p>127.405</text:p>
          </table:table-cell>
        </table:table-row>
        <table:table-row table:style-name="ro1">
          <table:table-cell table:number-columns-repeated="3"/>
          <table:table-cell office:value-type="float" office:value="1054.46" calcext:value-type="float">
            <text:p>1054.46</text:p>
          </table:table-cell>
          <table:table-cell office:value-type="float" office:value="127.88" calcext:value-type="float">
            <text:p>127.88</text:p>
          </table:table-cell>
        </table:table-row>
        <table:table-row table:style-name="ro1">
          <table:table-cell table:number-columns-repeated="3"/>
          <table:table-cell office:value-type="float" office:value="1055.47" calcext:value-type="float">
            <text:p>1055.47</text:p>
          </table:table-cell>
          <table:table-cell office:value-type="float" office:value="127.84" calcext:value-type="float">
            <text:p>127.84</text:p>
          </table:table-cell>
        </table:table-row>
        <table:table-row table:style-name="ro1">
          <table:table-cell table:number-columns-repeated="3"/>
          <table:table-cell office:value-type="float" office:value="1056.53" calcext:value-type="float">
            <text:p>1056.53</text:p>
          </table:table-cell>
          <table:table-cell office:value-type="float" office:value="127.183" calcext:value-type="float">
            <text:p>127.183</text:p>
          </table:table-cell>
        </table:table-row>
        <table:table-row table:style-name="ro1">
          <table:table-cell table:number-columns-repeated="3"/>
          <table:table-cell office:value-type="float" office:value="1057.51" calcext:value-type="float">
            <text:p>1057.51</text:p>
          </table:table-cell>
          <table:table-cell office:value-type="float" office:value="126.703" calcext:value-type="float">
            <text:p>126.703</text:p>
          </table:table-cell>
        </table:table-row>
        <table:table-row table:style-name="ro1">
          <table:table-cell table:number-columns-repeated="3"/>
          <table:table-cell office:value-type="float" office:value="1058.54" calcext:value-type="float">
            <text:p>1058.54</text:p>
          </table:table-cell>
          <table:table-cell office:value-type="float" office:value="127.35" calcext:value-type="float">
            <text:p>127.35</text:p>
          </table:table-cell>
        </table:table-row>
        <table:table-row table:style-name="ro1">
          <table:table-cell table:number-columns-repeated="3"/>
          <table:table-cell office:value-type="float" office:value="1059.28" calcext:value-type="float">
            <text:p>1059.28</text:p>
          </table:table-cell>
          <table:table-cell office:value-type="float" office:value="127.345" calcext:value-type="float">
            <text:p>127.345</text:p>
          </table:table-cell>
        </table:table-row>
        <table:table-row table:style-name="ro1">
          <table:table-cell table:number-columns-repeated="3"/>
          <table:table-cell office:value-type="float" office:value="1060.45" calcext:value-type="float">
            <text:p>1060.45</text:p>
          </table:table-cell>
          <table:table-cell office:value-type="float" office:value="127.35" calcext:value-type="float">
            <text:p>127.35</text:p>
          </table:table-cell>
        </table:table-row>
        <table:table-row table:style-name="ro1">
          <table:table-cell table:number-columns-repeated="3"/>
          <table:table-cell office:value-type="float" office:value="1061.26" calcext:value-type="float">
            <text:p>1061.26</text:p>
          </table:table-cell>
          <table:table-cell office:value-type="float" office:value="127.353" calcext:value-type="float">
            <text:p>127.353</text:p>
          </table:table-cell>
        </table:table-row>
        <table:table-row table:style-name="ro1">
          <table:table-cell table:number-columns-repeated="3"/>
          <table:table-cell office:value-type="float" office:value="1062.33" calcext:value-type="float">
            <text:p>1062.33</text:p>
          </table:table-cell>
          <table:table-cell office:value-type="float" office:value="127.385" calcext:value-type="float">
            <text:p>127.385</text:p>
          </table:table-cell>
        </table:table-row>
        <table:table-row table:style-name="ro1">
          <table:table-cell table:number-columns-repeated="3"/>
          <table:table-cell office:value-type="float" office:value="1063.49" calcext:value-type="float">
            <text:p>1063.49</text:p>
          </table:table-cell>
          <table:table-cell office:value-type="float" office:value="127.395" calcext:value-type="float">
            <text:p>127.395</text:p>
          </table:table-cell>
        </table:table-row>
        <table:table-row table:style-name="ro1">
          <table:table-cell table:number-columns-repeated="3"/>
          <table:table-cell office:value-type="float" office:value="1064.37" calcext:value-type="float">
            <text:p>1064.37</text:p>
          </table:table-cell>
          <table:table-cell office:value-type="float" office:value="127.395" calcext:value-type="float">
            <text:p>127.395</text:p>
          </table:table-cell>
        </table:table-row>
        <table:table-row table:style-name="ro1">
          <table:table-cell table:number-columns-repeated="3"/>
          <table:table-cell office:value-type="float" office:value="1065.34" calcext:value-type="float">
            <text:p>1065.34</text:p>
          </table:table-cell>
          <table:table-cell office:value-type="float" office:value="127.395" calcext:value-type="float">
            <text:p>127.395</text:p>
          </table:table-cell>
        </table:table-row>
        <table:table-row table:style-name="ro1">
          <table:table-cell table:number-columns-repeated="3"/>
          <table:table-cell office:value-type="float" office:value="1066.34" calcext:value-type="float">
            <text:p>1066.34</text:p>
          </table:table-cell>
          <table:table-cell office:value-type="float" office:value="127.392" calcext:value-type="float">
            <text:p>127.392</text:p>
          </table:table-cell>
        </table:table-row>
        <table:table-row table:style-name="ro1">
          <table:table-cell table:number-columns-repeated="3"/>
          <table:table-cell office:value-type="float" office:value="1067.48" calcext:value-type="float">
            <text:p>1067.48</text:p>
          </table:table-cell>
          <table:table-cell office:value-type="float" office:value="127.428" calcext:value-type="float">
            <text:p>127.428</text:p>
          </table:table-cell>
        </table:table-row>
        <table:table-row table:style-name="ro1">
          <table:table-cell table:number-columns-repeated="3"/>
          <table:table-cell office:value-type="float" office:value="1068.43" calcext:value-type="float">
            <text:p>1068.43</text:p>
          </table:table-cell>
          <table:table-cell office:value-type="float" office:value="127.595" calcext:value-type="float">
            <text:p>127.595</text:p>
          </table:table-cell>
        </table:table-row>
        <table:table-row table:style-name="ro1">
          <table:table-cell table:number-columns-repeated="3"/>
          <table:table-cell office:value-type="float" office:value="1069.48" calcext:value-type="float">
            <text:p>1069.48</text:p>
          </table:table-cell>
          <table:table-cell office:value-type="float" office:value="127.63" calcext:value-type="float">
            <text:p>127.63</text:p>
          </table:table-cell>
        </table:table-row>
        <table:table-row table:style-name="ro1">
          <table:table-cell table:number-columns-repeated="3"/>
          <table:table-cell office:value-type="float" office:value="1070.52" calcext:value-type="float">
            <text:p>1070.52</text:p>
          </table:table-cell>
          <table:table-cell office:value-type="float" office:value="127.638" calcext:value-type="float">
            <text:p>127.638</text:p>
          </table:table-cell>
        </table:table-row>
        <table:table-row table:style-name="ro1">
          <table:table-cell table:number-columns-repeated="3"/>
          <table:table-cell office:value-type="float" office:value="1071.66" calcext:value-type="float">
            <text:p>1071.66</text:p>
          </table:table-cell>
          <table:table-cell office:value-type="float" office:value="127.627" calcext:value-type="float">
            <text:p>127.627</text:p>
          </table:table-cell>
        </table:table-row>
        <table:table-row table:style-name="ro1">
          <table:table-cell table:number-columns-repeated="3"/>
          <table:table-cell office:value-type="float" office:value="1072.62" calcext:value-type="float">
            <text:p>1072.62</text:p>
          </table:table-cell>
          <table:table-cell office:value-type="float" office:value="127.638" calcext:value-type="float">
            <text:p>127.638</text:p>
          </table:table-cell>
        </table:table-row>
        <table:table-row table:style-name="ro1">
          <table:table-cell table:number-columns-repeated="3"/>
          <table:table-cell office:value-type="float" office:value="1073.58" calcext:value-type="float">
            <text:p>1073.58</text:p>
          </table:table-cell>
          <table:table-cell office:value-type="float" office:value="127.64" calcext:value-type="float">
            <text:p>127.64</text:p>
          </table:table-cell>
        </table:table-row>
        <table:table-row table:style-name="ro1">
          <table:table-cell table:number-columns-repeated="3"/>
          <table:table-cell office:value-type="float" office:value="1074.62" calcext:value-type="float">
            <text:p>1074.62</text:p>
          </table:table-cell>
          <table:table-cell office:value-type="float" office:value="127.642" calcext:value-type="float">
            <text:p>127.642</text:p>
          </table:table-cell>
        </table:table-row>
        <table:table-row table:style-name="ro1">
          <table:table-cell table:number-columns-repeated="3"/>
          <table:table-cell office:value-type="float" office:value="1075.66" calcext:value-type="float">
            <text:p>1075.66</text:p>
          </table:table-cell>
          <table:table-cell office:value-type="float" office:value="127.645" calcext:value-type="float">
            <text:p>127.645</text:p>
          </table:table-cell>
        </table:table-row>
        <table:table-row table:style-name="ro1">
          <table:table-cell table:number-columns-repeated="3"/>
          <table:table-cell office:value-type="float" office:value="1076.58" calcext:value-type="float">
            <text:p>1076.58</text:p>
          </table:table-cell>
          <table:table-cell office:value-type="float" office:value="127.64" calcext:value-type="float">
            <text:p>127.64</text:p>
          </table:table-cell>
        </table:table-row>
        <table:table-row table:style-name="ro1">
          <table:table-cell table:number-columns-repeated="3"/>
          <table:table-cell office:value-type="float" office:value="1077.62" calcext:value-type="float">
            <text:p>1077.62</text:p>
          </table:table-cell>
          <table:table-cell office:value-type="float" office:value="127.638" calcext:value-type="float">
            <text:p>127.638</text:p>
          </table:table-cell>
        </table:table-row>
        <table:table-row table:style-name="ro1">
          <table:table-cell table:number-columns-repeated="3"/>
          <table:table-cell office:value-type="float" office:value="1078.62" calcext:value-type="float">
            <text:p>1078.62</text:p>
          </table:table-cell>
          <table:table-cell office:value-type="float" office:value="127.642" calcext:value-type="float">
            <text:p>127.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3:16:21.412825184</meta:creation-date>
    <dc:date>2018-02-26T13:41:59.631804785</dc:date>
    <meta:editing-duration>PT10M28S</meta:editing-duration>
    <meta:editing-cycles>1</meta:editing-cycles>
    <meta:document-statistic meta:table-count="1" meta:cell-count="3370" meta:object-count="0"/>
    <meta:generator>LibreOffice/4.2.8.2$Linux_X86_64 LibreOffice_project/420m0$Build-2</meta:generator>
  </office:meta>
</office:document-meta>
</file>